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1693in"/>
    </style:style>
    <style:style style:name="co3" style:family="table-column">
      <style:table-column-properties fo:break-before="auto" style:column-width="0.7453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0.8528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7992in"/>
    </style:style>
    <style:style style:name="co11" style:family="table-column">
      <style:table-column-properties fo:break-before="auto" style:column-width="0.95in"/>
    </style:style>
    <style:style style:name="co12" style:family="table-column">
      <style:table-column-properties fo:break-before="auto" style:column-width="0.5728in"/>
    </style:style>
    <style:style style:name="co13" style:family="table-column">
      <style:table-column-properties fo:break-before="auto" style:column-width="0.7346in"/>
    </style:style>
    <style:style style:name="co14" style:family="table-column">
      <style:table-column-properties fo:break-before="auto" style:column-width="0.6807in"/>
    </style:style>
    <style:style style:name="co16" style:family="table-column">
      <style:table-column-properties fo:break-before="auto" style:column-width="0.7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start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0138in solid #000000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9" style:family="table-cell" style:parent-style-name="Default" style:data-style-name="N2">
      <style:table-cell-properties fo:border-bottom="none" fo:border-left="0.0008in solid #000000" fo:padding-bottom="0.0193in" fo:padding-left="0.0138in" fo:padding-right="0.0138in" fo:padding-top="0.0193in" fo:border-right="none" fo:border-top="none"/>
      <style:map style:condition="cell-content()&gt;5000" style:apply-style-name="white_5f_text" style:base-cell-address="Sheet1.F4"/>
      <style:map style:condition="cell-content()=MIN([$Sheet1.$F4:.$J4])" style:apply-style-name="bold" style:base-cell-address="Sheet1.F4"/>
    </style:style>
    <style:style style:name="ce30" style:family="table-cell" style:parent-style-name="Default" style:data-style-name="N2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  <style:map style:condition="cell-content()&gt;5000" style:apply-style-name="white_5f_text" style:base-cell-address="Sheet1.F4"/>
      <style:map style:condition="cell-content()=MIN([$Sheet1.$F4:.$J4])" style:apply-style-name="bold" style:base-cell-address="Sheet1.F4"/>
    </style:style>
    <style:style style:name="ce31" style:family="table-cell" style:parent-style-name="Default" style:data-style-name="N2">
      <style:table-cell-properties fo:border-bottom="none" fo:border-left="0.0008in solid #000000" fo:border-right="none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32" style:family="table-cell" style:parent-style-name="Default" style:data-style-name="N2">
      <style:table-cell-properties fo:border-bottom="0.0008in solid #000000" fo:border-left="0.0008in solid #000000" fo:border-right="none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33" style:family="table-cell" style:parent-style-name="Default" style:data-style-name="N2">
      <style:table-cell-properties fo:border-bottom="none" fo:border-left="0.0008in solid #000000" fo:border-right="none" fo:border-top="0.0008in solid #000000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34" style:family="table-cell" style:parent-style-name="Default">
      <style:table-cell-properties fo:border-bottom="none" fo:border-left="0.0008in solid #000000" fo:border-right="none" fo:border-top="none"/>
    </style:style>
    <style:style style:name="ce35" style:family="table-cell" style:parent-style-name="Default" style:data-style-name="N2">
      <style:table-cell-properties fo:border="none" fo:padding-bottom="0.0193in" fo:padding-left="0.0138in" fo:padding-right="0.0138in" fo:padding-top="0.0193in"/>
      <style:map style:condition="cell-content()&gt;5000" style:apply-style-name="white_5f_text" style:base-cell-address="Sheet1.F4"/>
      <style:map style:condition="cell-content()=MIN([$Sheet1.$F4:.$J4])" style:apply-style-name="bold" style:base-cell-address="Sheet1.F4"/>
    </style:style>
    <style:style style:name="ce36" style:family="table-cell" style:parent-style-name="Default" style:data-style-name="N2">
      <style:table-cell-properties fo:border-bottom="0.0008in solid #000000" fo:border-left="none" fo:padding-bottom="0.0193in" fo:padding-left="0.0138in" fo:padding-right="0.0138in" fo:padding-top="0.0193in" fo:border-right="none" fo:border-top="none"/>
      <style:map style:condition="cell-content()&gt;5000" style:apply-style-name="white_5f_text" style:base-cell-address="Sheet1.F4"/>
      <style:map style:condition="cell-content()=MIN([$Sheet1.$F4:.$J4])" style:apply-style-name="bold" style:base-cell-address="Sheet1.F4"/>
    </style:style>
    <style:style style:name="ce37" style:family="table-cell" style:parent-style-name="Default" style:data-style-name="N2"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38" style:family="table-cell" style:parent-style-name="Default" style:data-style-name="N2">
      <style:table-cell-properties fo:border-bottom="0.0008in solid #000000" fo:border-left="none" fo:border-right="none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39" style:family="table-cell" style:parent-style-name="Default" style:data-style-name="N2">
      <style:table-cell-properties fo:border-bottom="none" fo:border-left="none" fo:border-right="none" fo:border-top="0.0008in solid #000000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40" style:family="table-cell" style:parent-style-name="Default" style:data-style-name="N2">
      <style:table-cell-properties fo:border-bottom="none" fo:border-left="none" fo:padding-bottom="0.0193in" fo:padding-left="0.0138in" fo:padding-right="0.0138in" fo:padding-top="0.0193in" fo:border-right="0.0008in solid #000000" fo:border-top="none"/>
      <style:map style:condition="cell-content()&gt;5000" style:apply-style-name="white_5f_text" style:base-cell-address="Sheet1.F4"/>
      <style:map style:condition="cell-content()=MIN([$Sheet1.$F4:.$J4])" style:apply-style-name="bold" style:base-cell-address="Sheet1.F4"/>
    </style:style>
    <style:style style:name="ce41" style:family="table-cell" style:parent-style-name="Default" style:data-style-name="N2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  <style:map style:condition="cell-content()&gt;5000" style:apply-style-name="white_5f_text" style:base-cell-address="Sheet1.F4"/>
      <style:map style:condition="cell-content()=MIN([$Sheet1.$F4:.$J4])" style:apply-style-name="bold" style:base-cell-address="Sheet1.F4"/>
    </style:style>
    <style:style style:name="ce42" style:family="table-cell" style:parent-style-name="Default" style:data-style-name="N2">
      <style:table-cell-properties fo:border-bottom="none" fo:border-left="none" fo:border-right="0.0008in solid #000000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43" style:family="table-cell" style:parent-style-name="Default" style:data-style-name="N2">
      <style:table-cell-properties fo:border-bottom="0.0008in solid #000000" fo:border-left="none" fo:border-right="0.0008in solid #000000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44" style:family="table-cell" style:parent-style-name="Default" style:data-style-name="N2">
      <style:table-cell-properties fo:border-bottom="none" fo:border-left="none" fo:border-right="0.0008in solid #000000" fo:border-top="0.0008in solid #000000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45" style:family="table-cell" style:parent-style-name="Default" style:data-style-name="N2">
      <style:table-cell-properties fo:border-bottom="none" fo:border-left="none" fo:border-right="0.0008in solid #000000" fo:border-top="none"/>
      <style:map style:condition="cell-content()=MIN([$Sheet1.$F16:.$J16])" style:apply-style-name="bold" style:base-cell-address="Sheet1.I16"/>
      <style:map style:condition="cell-content()&gt;5000" style:apply-style-name="white_5f_text" style:base-cell-address="Sheet1.I16"/>
    </style:style>
    <style:style style:name="ce46" style:family="table-cell" style:parent-style-name="Default">
      <style:table-cell-properties fo:border-bottom="none" fo:border-left="none" fo:border-right="0.0008in solid #000000" fo:border-top="none"/>
    </style:style>
    <style:style style:name="ce47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  <style:map style:condition="is-true-formula([$Sheet1.F4]&gt;5000)" style:apply-style-name="white_5f_text" style:base-cell-address="Sheet1.K4"/>
      <style:map style:condition="cell-content()=MIN([$Sheet1.$K4:.$O4])" style:apply-style-name="bold" style:base-cell-address="Sheet1.K4"/>
    </style:style>
    <style:style style:name="ce48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  <style:map style:condition="is-true-formula([$Sheet1.F4]&gt;5000)" style:apply-style-name="white_5f_text" style:base-cell-address="Sheet1.K4"/>
      <style:map style:condition="cell-content()=MIN([$Sheet1.$K4:.$O4])" style:apply-style-name="bold" style:base-cell-address="Sheet1.K4"/>
    </style:style>
    <style:style style:name="ce49" style:family="table-cell" style:parent-style-name="Default">
      <style:table-cell-properties fo:border-bottom="none" fo:border-left="0.0008in solid #000000" fo:border-right="none" fo:border-top="none"/>
      <style:map style:condition="cell-content()=MIN([$Sheet1.$K4:.$O4])" style:apply-style-name="bold" style:base-cell-address="Sheet1.K4"/>
      <style:map style:condition="is-true-formula([$Sheet1.F4]&gt;5000)" style:apply-style-name="white_5f_text" style:base-cell-address="Sheet1.K4"/>
    </style:style>
    <style:style style:name="ce50" style:family="table-cell" style:parent-style-name="Default">
      <style:table-cell-properties fo:border-bottom="none" fo:border-left="0.0008in solid #000000" fo:border-right="none" fo:border-top="0.0008in solid #000000"/>
      <style:map style:condition="cell-content()=MIN([$Sheet1.$K4:.$O4])" style:apply-style-name="bold" style:base-cell-address="Sheet1.K4"/>
      <style:map style:condition="is-true-formula([$Sheet1.F4]&gt;5000)" style:apply-style-name="white_5f_text" style:base-cell-address="Sheet1.K4"/>
    </style:style>
    <style:style style:name="ce51" style:family="table-cell" style:parent-style-name="Default">
      <style:table-cell-properties fo:border-bottom="0.0008in solid #000000" fo:border-left="0.0008in solid #000000" fo:border-right="none" fo:border-top="none"/>
      <style:map style:condition="cell-content()=MIN([$Sheet1.$K4:.$O4])" style:apply-style-name="bold" style:base-cell-address="Sheet1.K4"/>
      <style:map style:condition="is-true-formula([$Sheet1.F4]&gt;5000)" style:apply-style-name="white_5f_text" style:base-cell-address="Sheet1.K4"/>
    </style:style>
    <style:style style:name="ce52" style:family="table-cell" style:parent-style-name="Default">
      <style:table-cell-properties fo:border="none" fo:padding-bottom="0.0193in" fo:padding-left="0.0138in" fo:padding-right="0.0138in" fo:padding-top="0.0193in"/>
      <style:map style:condition="is-true-formula([$Sheet1.F4]&gt;5000)" style:apply-style-name="white_5f_text" style:base-cell-address="Sheet1.K4"/>
      <style:map style:condition="cell-content()=MIN([$Sheet1.$K4:.$O4])" style:apply-style-name="bold" style:base-cell-address="Sheet1.K4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  <style:map style:condition="is-true-formula([$Sheet1.F4]&gt;5000)" style:apply-style-name="white_5f_text" style:base-cell-address="Sheet1.K4"/>
      <style:map style:condition="cell-content()=MIN([$Sheet1.$K4:.$O4])" style:apply-style-name="bold" style:base-cell-address="Sheet1.K4"/>
    </style:style>
    <style:style style:name="ce5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</style:style>
    <style:style style:name="ce56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</style:style>
    <style:style style:name="ce57" style:family="table-cell" style:parent-style-name="Default">
      <style:table-cell-properties fo:border-bottom="0.0008in solid #000000" fo:border-left="0.0008in solid #000000" fo:border-right="none" fo:border-top="none"/>
    </style:style>
    <style:style style:name="ce58" style:family="table-cell" style:parent-style-name="Default">
      <style:table-cell-properties fo:border-bottom="none" fo:border-left="0.0008in solid #000000" fo:border-right="none" fo:border-top="0.0008in solid #000000"/>
    </style:style>
    <style:style style:name="ce59" style:family="table-cell" style:parent-style-name="Default">
      <style:table-cell-properties fo:padding-bottom="0.0193in" fo:padding-left="0.0138in" fo:padding-right="0.0138in" fo:padding-top="0.0193in"/>
    </style:style>
    <style:style style:name="ce60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61" style:family="table-cell" style:parent-style-name="Default">
      <style:table-cell-properties fo:border="none" fo:padding-bottom="0.0193in" fo:padding-left="0.0138in" fo:padding-right="0.0138in" fo:padding-top="0.0193in"/>
    </style:style>
    <style:style style:name="ce62" style:family="table-cell" style:parent-style-name="Default">
      <style:table-cell-properties fo:border-bottom="0.0008in solid #000000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none" fo:border-top="0.0008in solid #000000"/>
    </style:style>
    <style:style style:name="ce64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65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</style:style>
    <style:style style:name="ce66" style:family="table-cell" style:parent-style-name="Default">
      <style:table-cell-properties fo:border-bottom="0.0008in solid #000000" fo:border-left="none" fo:border-right="0.0008in solid #000000" fo:border-top="none"/>
    </style:style>
    <style:style style:name="ce67" style:family="table-cell" style:parent-style-name="Default">
      <style:table-cell-properties fo:border-bottom="none" fo:border-left="none" fo:border-right="0.0008in solid #000000" fo:border-top="0.0008in solid #000000"/>
    </style:style>
    <style:style style:name="ce68" style:family="table-cell" style:parent-style-name="Default" style:data-style-name="N11">
      <style:table-cell-properties fo:border-bottom="none" fo:border-left="0.0008in solid #000000" fo:padding-bottom="0.0193in" fo:padding-left="0.0138in" fo:padding-right="0.0138in" fo:padding-top="0.0193in" fo:border-right="none" fo:border-top="none"/>
      <style:map style:condition="cell-content()=MAX([$Sheet1.$X4:.$Z4])" style:apply-style-name="bold" style:base-cell-address="Sheet1.X4"/>
    </style:style>
    <style:style style:name="ce69" style:family="table-cell" style:parent-style-name="Default" style:data-style-name="N11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  <style:map style:condition="cell-content()=MAX([$Sheet1.$X4:.$Z4])" style:apply-style-name="bold" style:base-cell-address="Sheet1.X4"/>
    </style:style>
    <style:style style:name="ce70" style:family="table-cell" style:parent-style-name="Default" style:data-style-name="N11">
      <style:table-cell-properties fo:border-bottom="none" fo:border-left="0.0008in solid #000000" fo:border-right="none" fo:border-top="none"/>
      <style:map style:condition="cell-content()=MAX([$Sheet1.$X4:.$Z4])" style:apply-style-name="bold" style:base-cell-address="Sheet1.X4"/>
    </style:style>
    <style:style style:name="ce71" style:family="table-cell" style:parent-style-name="Default" style:data-style-name="N11">
      <style:table-cell-properties fo:border-bottom="0.0008in solid #000000" fo:border-left="0.0008in solid #000000" fo:border-right="none" fo:border-top="none"/>
      <style:map style:condition="cell-content()=MAX([$Sheet1.$X4:.$Z4])" style:apply-style-name="bold" style:base-cell-address="Sheet1.X4"/>
    </style:style>
    <style:style style:name="ce72" style:family="table-cell" style:parent-style-name="Default" style:data-style-name="N11">
      <style:table-cell-properties fo:border-bottom="none" fo:border-left="0.0008in solid #000000" fo:border-right="none" fo:border-top="0.0008in solid #000000"/>
      <style:map style:condition="cell-content()=MAX([$Sheet1.$X4:.$Z4])" style:apply-style-name="bold" style:base-cell-address="Sheet1.X4"/>
    </style:style>
    <style:style style:name="ce73" style:family="table-cell" style:parent-style-name="Default" style:data-style-name="N11">
      <style:table-cell-properties fo:padding-bottom="0.0193in" fo:padding-left="0.0138in" fo:padding-right="0.0138in" fo:padding-top="0.0193in"/>
      <style:map style:condition="cell-content()=MAX([$Sheet1.$X4:.$Z4])" style:apply-style-name="bold" style:base-cell-address="Sheet1.X4"/>
    </style:style>
    <style:style style:name="ce74" style:family="table-cell" style:parent-style-name="Default" style:data-style-name="N11">
      <style:table-cell-properties fo:border-bottom="0.0008in solid #000000" fo:border-left="none" fo:padding-bottom="0.0193in" fo:padding-left="0.0138in" fo:padding-right="0.0138in" fo:padding-top="0.0193in" fo:border-right="none" fo:border-top="none"/>
      <style:map style:condition="cell-content()=MAX([$Sheet1.$X4:.$Z4])" style:apply-style-name="bold" style:base-cell-address="Sheet1.X4"/>
    </style:style>
    <style:style style:name="ce75" style:family="table-cell" style:parent-style-name="Default" style:data-style-name="N11">
      <style:map style:condition="cell-content()=MAX([$Sheet1.$X4:.$Z4])" style:apply-style-name="bold" style:base-cell-address="Sheet1.X4"/>
    </style:style>
    <style:style style:name="ce76" style:family="table-cell" style:parent-style-name="Default" style:data-style-name="N11">
      <style:table-cell-properties fo:border-bottom="0.0008in solid #000000" fo:border-left="none" fo:border-right="none" fo:border-top="none"/>
      <style:map style:condition="cell-content()=MAX([$Sheet1.$X4:.$Z4])" style:apply-style-name="bold" style:base-cell-address="Sheet1.X4"/>
    </style:style>
    <style:style style:name="ce77" style:family="table-cell" style:parent-style-name="Default" style:data-style-name="N11">
      <style:table-cell-properties fo:border-bottom="none" fo:border-left="none" fo:border-right="none" fo:border-top="0.0008in solid #000000"/>
      <style:map style:condition="cell-content()=MAX([$Sheet1.$X4:.$Z4])" style:apply-style-name="bold" style:base-cell-address="Sheet1.X4"/>
    </style:style>
    <style:style style:name="ce78" style:family="table-cell" style:parent-style-name="Default" style:data-style-name="N11">
      <style:table-cell-properties fo:border-bottom="none" fo:border-left="none" fo:padding-bottom="0.0193in" fo:padding-left="0.0138in" fo:padding-right="0.0138in" fo:padding-top="0.0193in" fo:border-right="0.0008in solid #000000" fo:border-top="none"/>
      <style:map style:condition="cell-content()=MAX([$Sheet1.$X4:.$Z4])" style:apply-style-name="bold" style:base-cell-address="Sheet1.X4"/>
    </style:style>
    <style:style style:name="ce79" style:family="table-cell" style:parent-style-name="Default" style:data-style-name="N11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  <style:map style:condition="cell-content()=MAX([$Sheet1.$X4:.$Z4])" style:apply-style-name="bold" style:base-cell-address="Sheet1.X4"/>
    </style:style>
    <style:style style:name="ce80" style:family="table-cell" style:parent-style-name="Default" style:data-style-name="N11">
      <style:table-cell-properties fo:border-bottom="none" fo:border-left="none" fo:border-right="0.0008in solid #000000" fo:border-top="none"/>
      <style:map style:condition="cell-content()=MAX([$Sheet1.$X4:.$Z4])" style:apply-style-name="bold" style:base-cell-address="Sheet1.X4"/>
    </style:style>
    <style:style style:name="ce81" style:family="table-cell" style:parent-style-name="Default" style:data-style-name="N11">
      <style:table-cell-properties fo:border-bottom="0.0008in solid #000000" fo:border-left="none" fo:border-right="0.0008in solid #000000" fo:border-top="none"/>
      <style:map style:condition="cell-content()=MAX([$Sheet1.$X4:.$Z4])" style:apply-style-name="bold" style:base-cell-address="Sheet1.X4"/>
    </style:style>
    <style:style style:name="ce82" style:family="table-cell" style:parent-style-name="Default" style:data-style-name="N11">
      <style:table-cell-properties fo:border-bottom="none" fo:border-left="none" fo:border-right="0.0008in solid #000000" fo:border-top="0.0008in solid #000000"/>
      <style:map style:condition="cell-content()=MAX([$Sheet1.$X4:.$Z4])" style:apply-style-name="bold" style:base-cell-address="Sheet1.X4"/>
    </style:style>
    <style:style style:name="ce83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fo:padding-bottom="0.0193in" fo:padding-left="0.0138in" fo:padding-right="0.0138in" fo:padding-top="0.0193in"/>
      <style:map style:condition="cell-content()=MIN([$Sheet1.$AB4:.$AF4])" style:apply-style-name="bold" style:base-cell-address="Sheet1.P4"/>
      <style:map style:condition="is-true-formula([$Sheet1.$F4]&gt;5000)" style:apply-style-name="white_5f_text" style:base-cell-address="Sheet1.P4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11"/>
        <table:table-column table:style-name="co4" table:default-cell-style-name="ce17"/>
        <table:table-column table:style-name="co5" table:default-cell-style-name="ce17"/>
        <table:table-column table:style-name="co5" table:default-cell-style-name="ce23"/>
        <table:table-column table:style-name="co6" table:default-cell-style-name="ce34"/>
        <table:table-column table:style-name="co7" table:number-columns-repeated="3" table:default-cell-style-name="Default"/>
        <table:table-column table:style-name="co8" table:default-cell-style-name="ce46"/>
        <table:table-column table:style-name="co9" table:default-cell-style-name="ce34"/>
        <table:table-column table:style-name="co10" table:number-columns-repeated="3" table:default-cell-style-name="Default"/>
        <table:table-column table:style-name="co9" table:default-cell-style-name="ce46"/>
        <table:table-column table:style-name="co11" table:default-cell-style-name="ce34"/>
        <table:table-column table:style-name="co11" table:number-columns-repeated="3" table:default-cell-style-name="Default"/>
        <table:table-column table:style-name="co11" table:default-cell-style-name="ce46"/>
        <table:table-column table:style-name="co7" table:default-cell-style-name="ce34"/>
        <table:table-column table:style-name="co7" table:default-cell-style-name="Default"/>
        <table:table-column table:style-name="co7" table:default-cell-style-name="ce46"/>
        <table:table-column table:style-name="co7" table:default-cell-style-name="ce34"/>
        <table:table-column table:style-name="co7" table:default-cell-style-name="Default"/>
        <table:table-column table:style-name="co7" table:default-cell-style-name="ce46"/>
        <table:table-column table:style-name="co15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12" table:visibility="collapse" table:default-cell-style-name="Default"/>
        <table:table-column table:style-name="co15" table:number-columns-repeated="992" table:default-cell-style-name="Default"/>
        <table:table-row table:style-name="ro1">
          <table:table-cell table:style-name="ce1" office:value-type="string">
            <text:p>DETECTION LIMIT: 1000s</text:p>
          </table:table-cell>
          <table:table-cell table:style-name="ce10" office:value-type="string" table:number-columns-spanned="4" table:number-rows-spanned="1">
            <text:p>Problem info</text:p>
          </table:table-cell>
          <table:covered-table-cell table:number-columns-repeated="3"/>
          <table:table-cell table:style-name="ce10" office:value-type="string" table:number-columns-spanned="5" table:number-rows-spanned="1">
            <text:p>Search time (s)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23"/>
          <table:table-cell table:style-name="ce10" office:value-type="string" table:number-columns-spanned="5" table:number-rows-spanned="1">
            <text:p>Decisio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23"/>
          <table:table-cell table:style-name="ce54" office:value-type="string" table:number-columns-spanned="5" table:number-rows-spanned="1">
            <text:p>Unit propagation</text:p>
          </table:table-cell>
          <table:covered-table-cell table:number-columns-repeated="4"/>
          <table:table-cell table:style-name="ce54" office:value-type="string" table:number-columns-spanned="3" table:number-rows-spanned="1">
            <text:p>Symmetry propagation</text:p>
          </table:table-cell>
          <table:covered-table-cell table:number-columns-repeated="2"/>
          <table:table-cell table:style-name="ce10" office:value-type="string" table:number-columns-spanned="3" table:number-rows-spanned="1">
            <text:p>Unit/Symmetry Propagation</text:p>
          </table:table-cell>
          <table:covered-table-cell table:style-name="ce17"/>
          <table:covered-table-cell table:style-name="ce23"/>
          <table:table-cell/>
          <table:table-cell table:style-name="ce84" office:value-type="string" table:number-columns-spanned="5" table:number-rows-spanned="1">
            <text:p>Total propagation</text:p>
          </table:table-cell>
          <table:covered-table-cell table:number-columns-repeated="4"/>
          <table:table-cell table:number-columns-repeated="992"/>
        </table:table-row>
        <table:table-row table:style-name="ro1">
          <table:table-cell table:style-name="ce2" office:value-type="string">
            <text:p>RUN TIME LIMIT: 5000s</text:p>
          </table:table-cell>
          <table:table-cell/>
          <table:table-cell office:value-type="string">
            <text:p>Detection</text:p>
          </table:table-cell>
          <table:table-cell office:value-type="string">
            <text:p>Total</text:p>
          </table:table-cell>
          <table:table-cell office:value-type="string">
            <text:p>Inverting</text:p>
          </table:table-cell>
          <table:table-cell table:style-name="ce11" office:value-type="string">
            <text:p>Minisat</text:p>
          </table:table-cell>
          <table:table-cell table:style-name="ce17" office:value-type="string">
            <text:p>+SP(SAT)</text:p>
          </table:table-cell>
          <table:table-cell table:style-name="ce17" office:value-type="string">
            <text:p>+SP(SAT)</text:p>
          </table:table-cell>
          <table:table-cell table:style-name="ce17" office:value-type="string">
            <text:p>+SP(SAT)</text:p>
          </table:table-cell>
          <table:table-cell table:style-name="ce23" office:value-type="string">
            <text:p>+Shatter</text:p>
          </table:table-cell>
          <table:table-cell table:style-name="ce11" office:value-type="string">
            <text:p>Minisat</text:p>
          </table:table-cell>
          <table:table-cell table:style-name="ce17" office:value-type="string">
            <text:p>+SP(SAT)</text:p>
          </table:table-cell>
          <table:table-cell table:style-name="ce17" office:value-type="string">
            <text:p>+SP(SAT)</text:p>
          </table:table-cell>
          <table:table-cell table:style-name="ce17" office:value-type="string">
            <text:p>+SP(SAT)</text:p>
          </table:table-cell>
          <table:table-cell table:style-name="ce23" office:value-type="string">
            <text:p>+Shatter</text:p>
          </table:table-cell>
          <table:table-cell table:style-name="ce11" office:value-type="string">
            <text:p>Minisat</text:p>
          </table:table-cell>
          <table:table-cell table:style-name="ce17" office:value-type="string">
            <text:p>+SP(SAT)</text:p>
          </table:table-cell>
          <table:table-cell table:style-name="ce17" office:value-type="string">
            <text:p>+SP(SAT)</text:p>
          </table:table-cell>
          <table:table-cell table:style-name="ce17" office:value-type="string">
            <text:p>+SP(SAT)</text:p>
          </table:table-cell>
          <table:table-cell table:style-name="ce23" office:value-type="string">
            <text:p>+Shatter</text:p>
          </table:table-cell>
          <table:table-cell table:style-name="ce11" office:value-type="string">
            <text:p>+SP(SAT)</text:p>
          </table:table-cell>
          <table:table-cell table:style-name="ce17" office:value-type="string">
            <text:p>+SP(SAT)</text:p>
          </table:table-cell>
          <table:table-cell table:style-name="ce23" office:value-type="string">
            <text:p>+SP(SAT)</text:p>
          </table:table-cell>
          <table:table-cell table:style-name="ce11" office:value-type="string">
            <text:p>+SP(SAT)</text:p>
          </table:table-cell>
          <table:table-cell table:style-name="ce17" office:value-type="string">
            <text:p>+SP(SAT)</text:p>
          </table:table-cell>
          <table:table-cell table:style-name="ce23" office:value-type="string">
            <text:p>+SP(SAT)</text:p>
          </table:table-cell>
          <table:table-cell table:style-name="ce7" table:number-columns-repeated="2"/>
          <table:table-cell table:style-name="ce7" office:value-type="string">
            <text:p>SP(SAT)</text:p>
          </table:table-cell>
          <table:table-cell table:style-name="ce7" office:value-type="string">
            <text:p>SP(SAT)</text:p>
          </table:table-cell>
          <table:table-cell table:style-name="ce7" office:value-type="string">
            <text:p>SP(SAT)</text:p>
          </table:table-cell>
          <table:table-cell table:style-name="ce7" table:number-columns-repeated="993"/>
        </table:table-row>
        <table:table-row table:style-name="ro2">
          <table:table-cell table:style-name="ce3" office:value-type="string">
            <text:p>Problem</text:p>
          </table:table-cell>
          <table:table-cell table:style-name="ce12" office:value-type="string">
            <text:p>Status</text:p>
          </table:table-cell>
          <table:table-cell table:style-name="ce3" office:value-type="string">
            <text:p>time (s)</text:p>
          </table:table-cell>
          <table:table-cell table:style-name="ce3" office:value-type="string">
            <text:p>symmetries</text:p>
          </table:table-cell>
          <table:table-cell table:style-name="ce24" office:value-type="string">
            <text:p>symmetries</text:p>
          </table:table-cell>
          <table:table-cell table:style-name="ce12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24"/>
          <table:table-cell table:style-name="ce12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24"/>
          <table:table-cell table:style-name="ce12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24"/>
          <table:table-cell table:style-name="ce12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24" office:value-type="string">
            <text:p>optimized</text:p>
          </table:table-cell>
          <table:table-cell table:style-name="ce12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24" office:value-type="string">
            <text:p>optimized</text:p>
          </table:table-cell>
          <table:table-cell table:style-name="ce83"/>
          <table:table-cell table:style-name="ce83" office:value-type="string">
            <text:p>Minisat</text:p>
          </table:table-cell>
          <table:table-cell table:style-name="ce83" office:value-type="string">
            <text:p>no storing</text:p>
          </table:table-cell>
          <table:table-cell table:style-name="ce83" office:value-type="string">
            <text:p>storing</text:p>
          </table:table-cell>
          <table:table-cell table:style-name="ce83" office:value-type="string">
            <text:p>optimized</text:p>
          </table:table-cell>
          <table:table-cell table:style-name="ce83" office:value-type="string">
            <text:p>Shatter</text:p>
          </table:table-cell>
          <table:table-cell table:style-name="ce83" table:number-columns-repeated="992"/>
        </table:table-row>
        <table:table-row table:style-name="ro3">
          <table:table-cell table:style-name="ce4" office:value-type="string">
            <text:p>GreenTao_2-4-4_512.cnf</text:p>
          </table:table-cell>
          <table:table-cell table:style-name="ce13" office:value-type="string">
            <text:p>NO DATA</text:p>
          </table:table-cell>
          <table:table-cell table:style-name="ce18" table:formula="of:=0.15+60*0" office:value-type="float" office:value="0.15">
            <text:p>0.15</text:p>
          </table:table-cell>
          <table:table-cell table:style-name="ce18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9" office:value-type="float" office:value="5083">
            <text:p>5083.00</text:p>
          </table:table-cell>
          <table:table-cell table:style-name="ce35" office:value-type="float" office:value="5083.29">
            <text:p>5083.29</text:p>
          </table:table-cell>
          <table:table-cell table:style-name="ce35" office:value-type="float" office:value="5082.97">
            <text:p>5082.97</text:p>
          </table:table-cell>
          <table:table-cell table:style-name="ce35" office:value-type="float" office:value="5082.66">
            <text:p>5082.66</text:p>
          </table:table-cell>
          <table:table-cell table:style-name="ce40" office:value-type="float" office:value="5082.83">
            <text:p>5082.83</text:p>
          </table:table-cell>
          <table:table-cell table:style-name="ce47" office:value-type="float" office:value="199638706">
            <text:p>199638706</text:p>
          </table:table-cell>
          <table:table-cell table:style-name="ce52" office:value-type="float" office:value="194724271">
            <text:p>194724271</text:p>
          </table:table-cell>
          <table:table-cell table:style-name="ce52" office:value-type="float" office:value="193125099">
            <text:p>193125099</text:p>
          </table:table-cell>
          <table:table-cell table:style-name="ce52" office:value-type="float" office:value="187831780">
            <text:p>187831780</text:p>
          </table:table-cell>
          <table:table-cell table:style-name="ce52" office:value-type="float" office:value="197281299">
            <text:p>197281299</text:p>
          </table:table-cell>
          <table:table-cell table:style-name="ce55" office:value-type="float" office:value="5664263651">
            <text:p>5664263651</text:p>
          </table:table-cell>
          <table:table-cell table:style-name="ce59" office:value-type="float" office:value="5525306662">
            <text:p>5525306662</text:p>
          </table:table-cell>
          <table:table-cell table:style-name="ce59" office:value-type="float" office:value="5478862823">
            <text:p>5478862823</text:p>
          </table:table-cell>
          <table:table-cell table:style-name="ce59" office:value-type="float" office:value="5324373468">
            <text:p>5324373468</text:p>
          </table:table-cell>
          <table:table-cell table:style-name="ce64" office:value-type="float" office:value="5603652826">
            <text:p>5603652826</text:p>
          </table:table-cell>
          <table:table-cell table:style-name="ce5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8" table:formula="of:=[.U4]/[.Q4]" office:value-type="percentage" office:value="0">
            <text:p>0.00%</text:p>
          </table:table-cell>
          <table:table-cell table:style-name="ce73" table:formula="of:=[.V4]/[.R4]" office:value-type="percentage" office:value="0">
            <text:p>0.00%</text:p>
          </table:table-cell>
          <table:table-cell table:style-name="ce78" table:formula="of:=[.W4]/[.S4]" office:value-type="percentage" office:value="0">
            <text:p>0.00%</text:p>
          </table:table-cell>
          <table:table-cell table:style-name="ce61" table:number-columns-repeated="18"/>
          <table:table-cell table:style-name="ce59" table:number-columns-repeated="980"/>
        </table:table-row>
        <table:table-row table:style-name="ro4">
          <table:table-cell table:style-name="ce4" office:value-type="string">
            <text:p>li-exam-61.shuffled-as.sat03-366.cnf</text:p>
          </table:table-cell>
          <table:table-cell table:style-name="ce13" office:value-type="string">
            <text:p>NO DATA</text:p>
          </table:table-cell>
          <table:table-cell table:style-name="ce18" table:formula="of:=11.49+60*1" office:value-type="float" office:value="71.49">
            <text:p>71.49</text:p>
          </table:table-cell>
          <table:table-cell table:style-name="ce18" office:value-type="float" office:value="104">
            <text:p>104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71.58">
            <text:p>5071.58</text:p>
          </table:table-cell>
          <table:table-cell table:style-name="ce35" office:value-type="float" office:value="5075.19">
            <text:p>5075.19</text:p>
          </table:table-cell>
          <table:table-cell table:style-name="ce35" office:value-type="float" office:value="5074.66">
            <text:p>5074.66</text:p>
          </table:table-cell>
          <table:table-cell table:style-name="ce35" office:value-type="float" office:value="5074.82">
            <text:p>5074.82</text:p>
          </table:table-cell>
          <table:table-cell table:style-name="ce40" office:value-type="float" office:value="5070.54">
            <text:p>5070.54</text:p>
          </table:table-cell>
          <table:table-cell table:style-name="ce47" office:value-type="float" office:value="100259711">
            <text:p>100259711</text:p>
          </table:table-cell>
          <table:table-cell table:style-name="ce52" office:value-type="float" office:value="118046710">
            <text:p>118046710</text:p>
          </table:table-cell>
          <table:table-cell table:style-name="ce52" office:value-type="float" office:value="139476126">
            <text:p>139476126</text:p>
          </table:table-cell>
          <table:table-cell table:style-name="ce52" office:value-type="float" office:value="132375314">
            <text:p>132375314</text:p>
          </table:table-cell>
          <table:table-cell table:style-name="ce52" office:value-type="float" office:value="84335228">
            <text:p>84335228</text:p>
          </table:table-cell>
          <table:table-cell table:style-name="ce55" office:value-type="float" office:value="6225443628">
            <text:p>6225443628</text:p>
          </table:table-cell>
          <table:table-cell table:style-name="ce59" office:value-type="float" office:value="7673035057">
            <text:p>7673035057</text:p>
          </table:table-cell>
          <table:table-cell table:style-name="ce59" office:value-type="float" office:value="9370175438">
            <text:p>9370175438</text:p>
          </table:table-cell>
          <table:table-cell table:style-name="ce59" office:value-type="float" office:value="9052752428">
            <text:p>9052752428</text:p>
          </table:table-cell>
          <table:table-cell table:style-name="ce64" office:value-type="float" office:value="5254351187">
            <text:p>5254351187</text:p>
          </table:table-cell>
          <table:table-cell table:style-name="ce55" office:value-type="float" office:value="308435">
            <text:p>308435</text:p>
          </table:table-cell>
          <table:table-cell table:style-name="ce59" office:value-type="float" office:value="2560">
            <text:p>2560</text:p>
          </table:table-cell>
          <table:table-cell table:style-name="ce64" office:value-type="float" office:value="3215">
            <text:p>3215</text:p>
          </table:table-cell>
          <table:table-cell table:style-name="ce68" table:formula="of:=[.U5]/[.Q5]" office:value-type="percentage" office:value="0.0000401972619320459">
            <text:p>0.00%</text:p>
          </table:table-cell>
          <table:table-cell table:style-name="ce73" table:formula="of:=[.V5]/[.R5]" office:value-type="percentage" office:value="0.000000273207264574591">
            <text:p>0.00%</text:p>
          </table:table-cell>
          <table:table-cell table:style-name="ce78" table:formula="of:=[.W5]/[.S5]" office:value-type="percentage" office:value="0.000000355140607850499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openstacks-sequencedstrips-nonadl-nonnegated-os-sequencedstrips-p30_1.035-NOTKNOWN.cnf</text:p>
          </table:table-cell>
          <table:table-cell table:style-name="ce13" office:value-type="string">
            <text:p>NO DATA</text:p>
          </table:table-cell>
          <table:table-cell table:style-name="ce18" table:formula="of:=40.52+60*5" office:value-type="float" office:value="340.52">
            <text:p>340.52</text:p>
          </table:table-cell>
          <table:table-cell table:style-name="ce18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71.39">
            <text:p>5071.39</text:p>
          </table:table-cell>
          <table:table-cell table:style-name="ce35" office:value-type="float" office:value="5070.81">
            <text:p>5070.81</text:p>
          </table:table-cell>
          <table:table-cell table:style-name="ce35" office:value-type="float" office:value="5071.76">
            <text:p>5071.76</text:p>
          </table:table-cell>
          <table:table-cell table:style-name="ce35" office:value-type="float" office:value="5071.98">
            <text:p>5071.98</text:p>
          </table:table-cell>
          <table:table-cell table:style-name="ce40" office:value-type="float" office:value="5068.26">
            <text:p>5068.26</text:p>
          </table:table-cell>
          <table:table-cell table:style-name="ce47" office:value-type="float" office:value="13010841">
            <text:p>13010841</text:p>
          </table:table-cell>
          <table:table-cell table:style-name="ce52" office:value-type="float" office:value="12720658">
            <text:p>12720658</text:p>
          </table:table-cell>
          <table:table-cell table:style-name="ce52" office:value-type="float" office:value="12427247">
            <text:p>12427247</text:p>
          </table:table-cell>
          <table:table-cell table:style-name="ce52" office:value-type="float" office:value="12572610">
            <text:p>12572610</text:p>
          </table:table-cell>
          <table:table-cell table:style-name="ce52" office:value-type="float" office:value="15639854">
            <text:p>15639854</text:p>
          </table:table-cell>
          <table:table-cell table:style-name="ce55" office:value-type="float" office:value="1930502484">
            <text:p>1930502484</text:p>
          </table:table-cell>
          <table:table-cell table:style-name="ce59" office:value-type="float" office:value="1838681594">
            <text:p>1838681594</text:p>
          </table:table-cell>
          <table:table-cell table:style-name="ce59" office:value-type="float" office:value="1734802421">
            <text:p>1734802421</text:p>
          </table:table-cell>
          <table:table-cell table:style-name="ce59" office:value-type="float" office:value="1759951689">
            <text:p>1759951689</text:p>
          </table:table-cell>
          <table:table-cell table:style-name="ce64" office:value-type="float" office:value="2381621595">
            <text:p>2381621595</text:p>
          </table:table-cell>
          <table:table-cell table:style-name="ce55" office:value-type="float" office:value="34519">
            <text:p>34519</text:p>
          </table:table-cell>
          <table:table-cell table:style-name="ce59" office:value-type="float" office:value="56">
            <text:p>56</text:p>
          </table:table-cell>
          <table:table-cell table:style-name="ce64" office:value-type="float" office:value="64">
            <text:p>64</text:p>
          </table:table-cell>
          <table:table-cell table:style-name="ce68" table:formula="of:=[.U6]/[.Q6]" office:value-type="percentage" office:value="0.0000187737779682152">
            <text:p>0.00%</text:p>
          </table:table-cell>
          <table:table-cell table:style-name="ce73" table:formula="of:=[.V6]/[.R6]" office:value-type="percentage" office:value="0.0000000322803330927563">
            <text:p>0.00%</text:p>
          </table:table-cell>
          <table:table-cell table:style-name="ce78" table:formula="of:=[.W6]/[.S6]" office:value-type="percentage" office:value="0.0000000363646345521931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openstacks-sequencedstrips-nonadl-nonnegated-os-sequencedstrips-p30_3.025-NOTKNOWN.cnf</text:p>
          </table:table-cell>
          <table:table-cell table:style-name="ce13" office:value-type="string">
            <text:p>NO DATA</text:p>
          </table:table-cell>
          <table:table-cell table:style-name="ce18" table:formula="of:=25.3+60*2" office:value-type="float" office:value="145.3">
            <text:p>145.3</text:p>
          </table:table-cell>
          <table:table-cell table:style-name="ce18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69.14">
            <text:p>5069.14</text:p>
          </table:table-cell>
          <table:table-cell table:style-name="ce35" office:value-type="float" office:value="5070.36">
            <text:p>5070.36</text:p>
          </table:table-cell>
          <table:table-cell table:style-name="ce35" office:value-type="float" office:value="5068.98">
            <text:p>5068.98</text:p>
          </table:table-cell>
          <table:table-cell table:style-name="ce35" office:value-type="float" office:value="5068.63">
            <text:p>5068.63</text:p>
          </table:table-cell>
          <table:table-cell table:style-name="ce40" office:value-type="float" office:value="5067.98">
            <text:p>5067.98</text:p>
          </table:table-cell>
          <table:table-cell table:style-name="ce47" office:value-type="float" office:value="20034054">
            <text:p>20034054</text:p>
          </table:table-cell>
          <table:table-cell table:style-name="ce52" office:value-type="float" office:value="19530986">
            <text:p>19530986</text:p>
          </table:table-cell>
          <table:table-cell table:style-name="ce52" office:value-type="float" office:value="19947198">
            <text:p>19947198</text:p>
          </table:table-cell>
          <table:table-cell table:style-name="ce52" office:value-type="float" office:value="19952487">
            <text:p>19952487</text:p>
          </table:table-cell>
          <table:table-cell table:style-name="ce52" office:value-type="float" office:value="19766913">
            <text:p>19766913</text:p>
          </table:table-cell>
          <table:table-cell table:style-name="ce55" office:value-type="float" office:value="3437148765">
            <text:p>3437148765</text:p>
          </table:table-cell>
          <table:table-cell table:style-name="ce59" office:value-type="float" office:value="3598047892">
            <text:p>3598047892</text:p>
          </table:table-cell>
          <table:table-cell table:style-name="ce59" office:value-type="float" office:value="3412885616">
            <text:p>3412885616</text:p>
          </table:table-cell>
          <table:table-cell table:style-name="ce59" office:value-type="float" office:value="3413777784">
            <text:p>3413777784</text:p>
          </table:table-cell>
          <table:table-cell table:style-name="ce64" office:value-type="float" office:value="3647673902">
            <text:p>3647673902</text:p>
          </table:table-cell>
          <table:table-cell table:style-name="ce55" office:value-type="float" office:value="2848">
            <text:p>2848</text:p>
          </table:table-cell>
          <table:table-cell table:style-name="ce59" office:value-type="float" office:value="20">
            <text:p>20</text:p>
          </table:table-cell>
          <table:table-cell table:style-name="ce64" office:value-type="float" office:value="20">
            <text:p>20</text:p>
          </table:table-cell>
          <table:table-cell table:style-name="ce68" table:formula="of:=[.U7]/[.Q7]" office:value-type="percentage" office:value="0.000000791540325611653">
            <text:p>0.00%</text:p>
          </table:table-cell>
          <table:table-cell table:style-name="ce73" table:formula="of:=[.V7]/[.R7]" office:value-type="percentage" office:value="0.00000000586014365856204">
            <text:p>0.00%</text:p>
          </table:table-cell>
          <table:table-cell table:style-name="ce78" table:formula="of:=[.W7]/[.S7]" office:value-type="percentage" office:value="0.00000000585861214919664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rbcl_xits_09_NO DATA.cnf</text:p>
          </table:table-cell>
          <table:table-cell table:style-name="ce13" office:value-type="string">
            <text:p>NO DATA</text:p>
          </table:table-cell>
          <table:table-cell table:style-name="ce18" table:formula="of:=2.66+60*0" office:value-type="float" office:value="2.66">
            <text:p>2.66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83.04">
            <text:p>5083.04</text:p>
          </table:table-cell>
          <table:table-cell table:style-name="ce35" office:value-type="float" office:value="5082.83">
            <text:p>5082.83</text:p>
          </table:table-cell>
          <table:table-cell table:style-name="ce35" office:value-type="float" office:value="5082.82">
            <text:p>5082.82</text:p>
          </table:table-cell>
          <table:table-cell table:style-name="ce35" office:value-type="float" office:value="5082.87">
            <text:p>5082.87</text:p>
          </table:table-cell>
          <table:table-cell table:style-name="ce40" office:value-type="float" office:value="5082.62">
            <text:p>5082.62</text:p>
          </table:table-cell>
          <table:table-cell table:style-name="ce47" office:value-type="float" office:value="11493725">
            <text:p>11493725</text:p>
          </table:table-cell>
          <table:table-cell table:style-name="ce52" office:value-type="float" office:value="6625654">
            <text:p>6625654</text:p>
          </table:table-cell>
          <table:table-cell table:style-name="ce52" office:value-type="float" office:value="7785005">
            <text:p>7785005</text:p>
          </table:table-cell>
          <table:table-cell table:style-name="ce52" office:value-type="float" office:value="8590686">
            <text:p>8590686</text:p>
          </table:table-cell>
          <table:table-cell table:style-name="ce52" office:value-type="float" office:value="9179082">
            <text:p>9179082</text:p>
          </table:table-cell>
          <table:table-cell table:style-name="ce55" office:value-type="float" office:value="885311105">
            <text:p>885311105</text:p>
          </table:table-cell>
          <table:table-cell table:style-name="ce59" office:value-type="float" office:value="357163178">
            <text:p>357163178</text:p>
          </table:table-cell>
          <table:table-cell table:style-name="ce59" office:value-type="float" office:value="377271147">
            <text:p>377271147</text:p>
          </table:table-cell>
          <table:table-cell table:style-name="ce59" office:value-type="float" office:value="552002829">
            <text:p>552002829</text:p>
          </table:table-cell>
          <table:table-cell table:style-name="ce64" office:value-type="float" office:value="467019472">
            <text:p>467019472</text:p>
          </table:table-cell>
          <table:table-cell table:style-name="ce55" office:value-type="float" office:value="111170">
            <text:p>111170</text:p>
          </table:table-cell>
          <table:table-cell table:style-name="ce59" office:value-type="float" office:value="6978">
            <text:p>6978</text:p>
          </table:table-cell>
          <table:table-cell table:style-name="ce64" office:value-type="float" office:value="19460">
            <text:p>19460</text:p>
          </table:table-cell>
          <table:table-cell table:style-name="ce68" table:formula="of:=[.U8]/[.Q8]" office:value-type="percentage" office:value="0.000311258289901318">
            <text:p>0.03%</text:p>
          </table:table-cell>
          <table:table-cell table:style-name="ce73" table:formula="of:=[.V8]/[.R8]" office:value-type="percentage" office:value="0.0000184959810881058">
            <text:p>0.00%</text:p>
          </table:table-cell>
          <table:table-cell table:style-name="ce78" table:formula="of:=[.W8]/[.S8]" office:value-type="percentage" office:value="0.0000352534425145129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rpoc_xits_09_UNSAT.cnf</text:p>
          </table:table-cell>
          <table:table-cell table:style-name="ce13" office:value-type="string">
            <text:p>NO DATA</text:p>
          </table:table-cell>
          <table:table-cell table:style-name="ce18" table:formula="of:=3.52+60*0" office:value-type="float" office:value="3.52">
            <text:p>3.52</text:p>
          </table:table-cell>
          <table:table-cell table:style-name="ce18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82.82">
            <text:p>5082.82</text:p>
          </table:table-cell>
          <table:table-cell table:style-name="ce35" office:value-type="float" office:value="5083.09">
            <text:p>5083.09</text:p>
          </table:table-cell>
          <table:table-cell table:style-name="ce35" office:value-type="float" office:value="5082.32">
            <text:p>5082.32</text:p>
          </table:table-cell>
          <table:table-cell table:style-name="ce35" office:value-type="float" office:value="5082.97">
            <text:p>5082.97</text:p>
          </table:table-cell>
          <table:table-cell table:style-name="ce40" office:value-type="float" office:value="5082.44">
            <text:p>5082.44</text:p>
          </table:table-cell>
          <table:table-cell table:style-name="ce47" office:value-type="float" office:value="16213326">
            <text:p>16213326</text:p>
          </table:table-cell>
          <table:table-cell table:style-name="ce52" office:value-type="float" office:value="10405485">
            <text:p>10405485</text:p>
          </table:table-cell>
          <table:table-cell table:style-name="ce52" office:value-type="float" office:value="18601184">
            <text:p>18601184</text:p>
          </table:table-cell>
          <table:table-cell table:style-name="ce52" office:value-type="float" office:value="10515683">
            <text:p>10515683</text:p>
          </table:table-cell>
          <table:table-cell table:style-name="ce52" office:value-type="float" office:value="18757185">
            <text:p>18757185</text:p>
          </table:table-cell>
          <table:table-cell table:style-name="ce55" office:value-type="float" office:value="1492732087">
            <text:p>1492732087</text:p>
          </table:table-cell>
          <table:table-cell table:style-name="ce59" office:value-type="float" office:value="916707883">
            <text:p>916707883</text:p>
          </table:table-cell>
          <table:table-cell table:style-name="ce59" office:value-type="float" office:value="1934613033">
            <text:p>1934613033</text:p>
          </table:table-cell>
          <table:table-cell table:style-name="ce59" office:value-type="float" office:value="850967286">
            <text:p>850967286</text:p>
          </table:table-cell>
          <table:table-cell table:style-name="ce64" office:value-type="float" office:value="1907759271">
            <text:p>1907759271</text:p>
          </table:table-cell>
          <table:table-cell table:style-name="ce55" office:value-type="float" office:value="418708">
            <text:p>418708</text:p>
          </table:table-cell>
          <table:table-cell table:style-name="ce59" office:value-type="float" office:value="285352">
            <text:p>285352</text:p>
          </table:table-cell>
          <table:table-cell table:style-name="ce64" office:value-type="float" office:value="165664">
            <text:p>165664</text:p>
          </table:table-cell>
          <table:table-cell table:style-name="ce68" table:formula="of:=[.U9]/[.Q9]" office:value-type="percentage" office:value="0.000456751826579417">
            <text:p>0.05%</text:p>
          </table:table-cell>
          <table:table-cell table:style-name="ce73" table:formula="of:=[.V9]/[.R9]" office:value-type="percentage" office:value="0.000147498230980852">
            <text:p>0.01%</text:p>
          </table:table-cell>
          <table:table-cell table:style-name="ce78" table:formula="of:=[.W9]/[.S9]" office:value-type="percentage" office:value="0.000194677283986684">
            <text:p>0.02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SGI_30_80_17_90_7-log.shuffled-as.sat03-190.cnf</text:p>
          </table:table-cell>
          <table:table-cell table:style-name="ce13" office:value-type="string">
            <text:p>NO DATA</text:p>
          </table:table-cell>
          <table:table-cell table:style-name="ce18" table:formula="of:=1.1+60*0" office:value-type="float" office:value="1.1">
            <text:p>1.1</text:p>
          </table:table-cell>
          <table:table-cell table:style-name="ce18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83.65">
            <text:p>5083.65</text:p>
          </table:table-cell>
          <table:table-cell table:style-name="ce35" office:value-type="float" office:value="5083.5">
            <text:p>5083.50</text:p>
          </table:table-cell>
          <table:table-cell table:style-name="ce35" office:value-type="float" office:value="5083.52">
            <text:p>5083.52</text:p>
          </table:table-cell>
          <table:table-cell table:style-name="ce35" office:value-type="float" office:value="5083.41">
            <text:p>5083.41</text:p>
          </table:table-cell>
          <table:table-cell table:style-name="ce40" office:value-type="float" office:value="5083.59">
            <text:p>5083.59</text:p>
          </table:table-cell>
          <table:table-cell table:style-name="ce47" office:value-type="float" office:value="122288084">
            <text:p>122288084</text:p>
          </table:table-cell>
          <table:table-cell table:style-name="ce52" office:value-type="float" office:value="122215884">
            <text:p>122215884</text:p>
          </table:table-cell>
          <table:table-cell table:style-name="ce52" office:value-type="float" office:value="130276427">
            <text:p>130276427</text:p>
          </table:table-cell>
          <table:table-cell table:style-name="ce52" office:value-type="float" office:value="122070617">
            <text:p>122070617</text:p>
          </table:table-cell>
          <table:table-cell table:style-name="ce52" office:value-type="float" office:value="131328951">
            <text:p>131328951</text:p>
          </table:table-cell>
          <table:table-cell table:style-name="ce55" office:value-type="float" office:value="685769332">
            <text:p>685769332</text:p>
          </table:table-cell>
          <table:table-cell table:style-name="ce59" office:value-type="float" office:value="645389113">
            <text:p>645389113</text:p>
          </table:table-cell>
          <table:table-cell table:style-name="ce59" office:value-type="float" office:value="693228150">
            <text:p>693228150</text:p>
          </table:table-cell>
          <table:table-cell table:style-name="ce59" office:value-type="float" office:value="649339322">
            <text:p>649339322</text:p>
          </table:table-cell>
          <table:table-cell table:style-name="ce64" office:value-type="float" office:value="794519090">
            <text:p>794519090</text:p>
          </table:table-cell>
          <table:table-cell table:style-name="ce55" office:value-type="float" office:value="7766210">
            <text:p>7766210</text:p>
          </table:table-cell>
          <table:table-cell table:style-name="ce59" office:value-type="float" office:value="5964965">
            <text:p>5964965</text:p>
          </table:table-cell>
          <table:table-cell table:style-name="ce64" office:value-type="float" office:value="6181909">
            <text:p>6181909</text:p>
          </table:table-cell>
          <table:table-cell table:style-name="ce68" table:formula="of:=[.U10]/[.Q10]" office:value-type="percentage" office:value="0.0120333762122201">
            <text:p>1.20%</text:p>
          </table:table-cell>
          <table:table-cell table:style-name="ce73" table:formula="of:=[.V10]/[.R10]" office:value-type="percentage" office:value="0.00860462028265875">
            <text:p>0.86%</text:p>
          </table:table-cell>
          <table:table-cell table:style-name="ce78" table:formula="of:=[.W10]/[.S10]" office:value-type="percentage" office:value="0.00952030593335914">
            <text:p>0.95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VanDerWaerden_2-3-15_218.cnf</text:p>
          </table:table-cell>
          <table:table-cell table:style-name="ce13" office:value-type="string">
            <text:p>NO DATA</text:p>
          </table:table-cell>
          <table:table-cell table:style-name="ce18" table:formula="of:=0.41+60*0" office:value-type="float" office:value="0.41">
            <text:p>0.41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83.81">
            <text:p>5083.81</text:p>
          </table:table-cell>
          <table:table-cell table:style-name="ce35" office:value-type="float" office:value="5083.74">
            <text:p>5083.74</text:p>
          </table:table-cell>
          <table:table-cell table:style-name="ce35" office:value-type="float" office:value="5083.7">
            <text:p>5083.70</text:p>
          </table:table-cell>
          <table:table-cell table:style-name="ce35" office:value-type="float" office:value="5083.7">
            <text:p>5083.70</text:p>
          </table:table-cell>
          <table:table-cell table:style-name="ce40" office:value-type="float" office:value="5083.82">
            <text:p>5083.82</text:p>
          </table:table-cell>
          <table:table-cell table:style-name="ce47" office:value-type="float" office:value="140574585">
            <text:p>140574585</text:p>
          </table:table-cell>
          <table:table-cell table:style-name="ce52" office:value-type="float" office:value="130397380">
            <text:p>130397380</text:p>
          </table:table-cell>
          <table:table-cell table:style-name="ce52" office:value-type="float" office:value="129016404">
            <text:p>129016404</text:p>
          </table:table-cell>
          <table:table-cell table:style-name="ce52" office:value-type="float" office:value="126437876">
            <text:p>126437876</text:p>
          </table:table-cell>
          <table:table-cell table:style-name="ce52" office:value-type="float" office:value="138684903">
            <text:p>138684903</text:p>
          </table:table-cell>
          <table:table-cell table:style-name="ce55" office:value-type="float" office:value="3606697986">
            <text:p>3606697986</text:p>
          </table:table-cell>
          <table:table-cell table:style-name="ce59" office:value-type="float" office:value="3349606145">
            <text:p>3349606145</text:p>
          </table:table-cell>
          <table:table-cell table:style-name="ce59" office:value-type="float" office:value="3304394792">
            <text:p>3304394792</text:p>
          </table:table-cell>
          <table:table-cell table:style-name="ce59" office:value-type="float" office:value="3238559931">
            <text:p>3238559931</text:p>
          </table:table-cell>
          <table:table-cell table:style-name="ce64" office:value-type="float" office:value="3843082762">
            <text:p>3843082762</text:p>
          </table:table-cell>
          <table:table-cell table:style-name="ce55" office:value-type="float" office:value="172">
            <text:p>172</text:p>
          </table:table-cell>
          <table:table-cell table:style-name="ce59" office:value-type="float" office:value="114">
            <text:p>114</text:p>
          </table:table-cell>
          <table:table-cell table:style-name="ce64" office:value-type="float" office:value="1264">
            <text:p>1264</text:p>
          </table:table-cell>
          <table:table-cell table:style-name="ce68" table:formula="of:=[.U11]/[.Q11]" office:value-type="percentage" office:value="0.000000051349320652742">
            <text:p>0.00%</text:p>
          </table:table-cell>
          <table:table-cell table:style-name="ce73" table:formula="of:=[.V11]/[.R11]" office:value-type="percentage" office:value="0.0000000344995096457591">
            <text:p>0.00%</text:p>
          </table:table-cell>
          <table:table-cell table:style-name="ce78" table:formula="of:=[.W11]/[.S11]" office:value-type="percentage" office:value="0.000000390296930404404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VanDerWaerden_2-3-16_238.cnf</text:p>
          </table:table-cell>
          <table:table-cell table:style-name="ce13" office:value-type="string">
            <text:p>NO DATA</text:p>
          </table:table-cell>
          <table:table-cell table:style-name="ce18" table:formula="of:=0.55+60*0" office:value-type="float" office:value="0.55">
            <text:p>0.55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83.49">
            <text:p>5083.49</text:p>
          </table:table-cell>
          <table:table-cell table:style-name="ce35" office:value-type="float" office:value="5083.67">
            <text:p>5083.67</text:p>
          </table:table-cell>
          <table:table-cell table:style-name="ce35" office:value-type="float" office:value="5083.59">
            <text:p>5083.59</text:p>
          </table:table-cell>
          <table:table-cell table:style-name="ce35" office:value-type="float" office:value="5083.71">
            <text:p>5083.71</text:p>
          </table:table-cell>
          <table:table-cell table:style-name="ce40" office:value-type="float" office:value="5083.58">
            <text:p>5083.58</text:p>
          </table:table-cell>
          <table:table-cell table:style-name="ce47" office:value-type="float" office:value="122000586">
            <text:p>122000586</text:p>
          </table:table-cell>
          <table:table-cell table:style-name="ce52" office:value-type="float" office:value="121788101">
            <text:p>121788101</text:p>
          </table:table-cell>
          <table:table-cell table:style-name="ce52" office:value-type="float" office:value="118394142">
            <text:p>118394142</text:p>
          </table:table-cell>
          <table:table-cell table:style-name="ce52" office:value-type="float" office:value="120044678">
            <text:p>120044678</text:p>
          </table:table-cell>
          <table:table-cell table:style-name="ce52" office:value-type="float" office:value="120359376">
            <text:p>120359376</text:p>
          </table:table-cell>
          <table:table-cell table:style-name="ce55" office:value-type="float" office:value="3288597429">
            <text:p>3288597429</text:p>
          </table:table-cell>
          <table:table-cell table:style-name="ce59" office:value-type="float" office:value="3280846881">
            <text:p>3280846881</text:p>
          </table:table-cell>
          <table:table-cell table:style-name="ce59" office:value-type="float" office:value="3188630731">
            <text:p>3188630731</text:p>
          </table:table-cell>
          <table:table-cell table:style-name="ce59" office:value-type="float" office:value="3245952235">
            <text:p>3245952235</text:p>
          </table:table-cell>
          <table:table-cell table:style-name="ce64" office:value-type="float" office:value="3517993534">
            <text:p>3517993534</text:p>
          </table:table-cell>
          <table:table-cell table:style-name="ce55" office:value-type="float" office:value="32">
            <text:p>32</text:p>
          </table:table-cell>
          <table:table-cell table:style-name="ce59" office:value-type="float" office:value="36">
            <text:p>36</text:p>
          </table:table-cell>
          <table:table-cell table:style-name="ce64" office:value-type="float" office:value="475">
            <text:p>475</text:p>
          </table:table-cell>
          <table:table-cell table:style-name="ce68" table:formula="of:=[.U12]/[.Q12]" office:value-type="percentage" office:value="0.00000000975357923142284">
            <text:p>0.00%</text:p>
          </table:table-cell>
          <table:table-cell table:style-name="ce73" table:formula="of:=[.V12]/[.R12]" office:value-type="percentage" office:value="0.0000000112901126022548">
            <text:p>0.00%</text:p>
          </table:table-cell>
          <table:table-cell table:style-name="ce78" table:formula="of:=[.W12]/[.S12]" office:value-type="percentage" office:value="0.00000014633610281699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VanDerWaerden_2-3-17_279.cnf</text:p>
          </table:table-cell>
          <table:table-cell table:style-name="ce13" office:value-type="string">
            <text:p>NO DATA</text:p>
          </table:table-cell>
          <table:table-cell table:style-name="ce18" table:formula="of:=0.97+60*0" office:value-type="float" office:value="0.97">
            <text:p>0.97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83.73">
            <text:p>5083.73</text:p>
          </table:table-cell>
          <table:table-cell table:style-name="ce35" office:value-type="float" office:value="5083.8">
            <text:p>5083.80</text:p>
          </table:table-cell>
          <table:table-cell table:style-name="ce35" office:value-type="float" office:value="5083.78">
            <text:p>5083.78</text:p>
          </table:table-cell>
          <table:table-cell table:style-name="ce35" office:value-type="float" office:value="5083.56">
            <text:p>5083.56</text:p>
          </table:table-cell>
          <table:table-cell table:style-name="ce40" office:value-type="float" office:value="5083.82">
            <text:p>5083.82</text:p>
          </table:table-cell>
          <table:table-cell table:style-name="ce47" office:value-type="float" office:value="109277058">
            <text:p>109277058</text:p>
          </table:table-cell>
          <table:table-cell table:style-name="ce52" office:value-type="float" office:value="106564240">
            <text:p>106564240</text:p>
          </table:table-cell>
          <table:table-cell table:style-name="ce52" office:value-type="float" office:value="106717402">
            <text:p>106717402</text:p>
          </table:table-cell>
          <table:table-cell table:style-name="ce52" office:value-type="float" office:value="95700724">
            <text:p>95700724</text:p>
          </table:table-cell>
          <table:table-cell table:style-name="ce52" office:value-type="float" office:value="109193981">
            <text:p>109193981</text:p>
          </table:table-cell>
          <table:table-cell table:style-name="ce55" office:value-type="float" office:value="3225961808">
            <text:p>3225961808</text:p>
          </table:table-cell>
          <table:table-cell table:style-name="ce59" office:value-type="float" office:value="3138619980">
            <text:p>3138619980</text:p>
          </table:table-cell>
          <table:table-cell table:style-name="ce59" office:value-type="float" office:value="3140293236">
            <text:p>3140293236</text:p>
          </table:table-cell>
          <table:table-cell table:style-name="ce59" office:value-type="float" office:value="2822101355">
            <text:p>2822101355</text:p>
          </table:table-cell>
          <table:table-cell table:style-name="ce64" office:value-type="float" office:value="3484126168">
            <text:p>3484126168</text:p>
          </table:table-cell>
          <table:table-cell table:style-name="ce55" office:value-type="float" office:value="7">
            <text:p>7</text:p>
          </table:table-cell>
          <table:table-cell table:style-name="ce59" office:value-type="float" office:value="3">
            <text:p>3</text:p>
          </table:table-cell>
          <table:table-cell table:style-name="ce64" office:value-type="float" office:value="258">
            <text:p>258</text:p>
          </table:table-cell>
          <table:table-cell table:style-name="ce68" table:formula="of:=[.U13]/[.Q13]" office:value-type="percentage" office:value="0.00000000223027956382282">
            <text:p>0.00%</text:p>
          </table:table-cell>
          <table:table-cell table:style-name="ce73" table:formula="of:=[.V13]/[.R13]" office:value-type="percentage" office:value="0.000000000955324797572503">
            <text:p>0.00%</text:p>
          </table:table-cell>
          <table:table-cell table:style-name="ce78" table:formula="of:=[.W13]/[.S13]" office:value-type="percentage" office:value="0.0000000914212381291316">
            <text:p>0.00%</text:p>
          </table:table-cell>
          <table:table-cell table:style-name="ce59" table:number-columns-repeated="41"/>
          <table:table-cell table:style-name="ce61" table:number-columns-repeated="957"/>
        </table:table-row>
        <table:table-row table:style-name="ro4">
          <table:table-cell table:style-name="ce5" office:value-type="string">
            <text:p>VanDerWaerden_2-3-18_312.cnf</text:p>
          </table:table-cell>
          <table:table-cell table:style-name="ce14" office:value-type="string">
            <text:p>NO DATA</text:p>
          </table:table-cell>
          <table:table-cell table:style-name="ce19" table:formula="of:=1.41+60*0" office:value-type="float" office:value="1.41">
            <text:p>1.41</text:p>
          </table:table-cell>
          <table:table-cell table:style-name="ce19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5083.25">
            <text:p>5083.25</text:p>
          </table:table-cell>
          <table:table-cell table:style-name="ce36" office:value-type="float" office:value="5083.29">
            <text:p>5083.29</text:p>
          </table:table-cell>
          <table:table-cell table:style-name="ce36" office:value-type="float" office:value="5083.27">
            <text:p>5083.27</text:p>
          </table:table-cell>
          <table:table-cell table:style-name="ce36" office:value-type="float" office:value="5083.38">
            <text:p>5083.38</text:p>
          </table:table-cell>
          <table:table-cell table:style-name="ce41" office:value-type="float" office:value="5083.24">
            <text:p>5083.24</text:p>
          </table:table-cell>
          <table:table-cell table:style-name="ce48" office:value-type="float" office:value="93127268">
            <text:p>93127268</text:p>
          </table:table-cell>
          <table:table-cell table:style-name="ce53" office:value-type="float" office:value="90347976">
            <text:p>90347976</text:p>
          </table:table-cell>
          <table:table-cell table:style-name="ce53" office:value-type="float" office:value="87755912">
            <text:p>87755912</text:p>
          </table:table-cell>
          <table:table-cell table:style-name="ce53" office:value-type="float" office:value="87829050">
            <text:p>87829050</text:p>
          </table:table-cell>
          <table:table-cell table:style-name="ce53" office:value-type="float" office:value="93542483">
            <text:p>93542483</text:p>
          </table:table-cell>
          <table:table-cell table:style-name="ce56" office:value-type="float" office:value="2934924737">
            <text:p>2934924737</text:p>
          </table:table-cell>
          <table:table-cell table:style-name="ce60" office:value-type="float" office:value="2852083824">
            <text:p>2852083824</text:p>
          </table:table-cell>
          <table:table-cell table:style-name="ce60" office:value-type="float" office:value="2760456408">
            <text:p>2760456408</text:p>
          </table:table-cell>
          <table:table-cell table:style-name="ce60" office:value-type="float" office:value="2774920094">
            <text:p>2774920094</text:p>
          </table:table-cell>
          <table:table-cell table:style-name="ce65" office:value-type="float" office:value="3184249378">
            <text:p>3184249378</text:p>
          </table:table-cell>
          <table:table-cell table:style-name="ce56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65" office:value-type="float" office:value="67">
            <text:p>67</text:p>
          </table:table-cell>
          <table:table-cell table:style-name="ce69" table:formula="of:=[.U14]/[.Q14]" office:value-type="percentage" office:value="0.000000000350620830841331">
            <text:p>0.00%</text:p>
          </table:table-cell>
          <table:table-cell table:style-name="ce74" table:formula="of:=[.V14]/[.R14]" office:value-type="percentage" office:value="0.000000000362258935552081">
            <text:p>0.00%</text:p>
          </table:table-cell>
          <table:table-cell table:style-name="ce79" table:formula="of:=[.W14]/[.S14]" office:value-type="percentage" office:value="0.0000000241448393937069">
            <text:p>0.00%</text:p>
          </table:table-cell>
          <table:table-cell table:style-name="ce60" table:number-columns-repeated="998"/>
        </table:table-row>
        <table:table-row table:style-name="ro4">
          <table:table-cell table:style-name="ce4" office:value-type="string">
            <text:p>289-sat-11x10.cnf</text:p>
          </table:table-cell>
          <table:table-cell table:style-name="ce13" office:value-type="string">
            <text:p>SAT</text:p>
          </table:table-cell>
          <table:table-cell table:style-name="ce18" office:value-type="float" office:value="1.88">
            <text:p>1.88</text:p>
          </table:table-cell>
          <table:table-cell table:style-name="ce18" office:value-type="float" office:value="22">
            <text:p>22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.01">
            <text:p>0.01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1830">
            <text:p>1830</text:p>
          </table:table-cell>
          <table:table-cell table:style-name="ce47" office:value-type="float" office:value="1263">
            <text:p>1263</text:p>
          </table:table-cell>
          <table:table-cell table:style-name="ce47" office:value-type="float" office:value="917">
            <text:p>917</text:p>
          </table:table-cell>
          <table:table-cell table:style-name="ce47" office:value-type="float" office:value="1473">
            <text:p>1473</text:p>
          </table:table-cell>
          <table:table-cell table:style-name="ce47" office:value-type="float" office:value="5018">
            <text:p>5018</text:p>
          </table:table-cell>
          <table:table-cell table:style-name="ce55" office:value-type="float" office:value="17949">
            <text:p>17949</text:p>
          </table:table-cell>
          <table:table-cell table:style-name="ce59" office:value-type="float" office:value="11079">
            <text:p>11079</text:p>
          </table:table-cell>
          <table:table-cell table:style-name="ce59" office:value-type="float" office:value="8316">
            <text:p>8316</text:p>
          </table:table-cell>
          <table:table-cell table:style-name="ce59" office:value-type="float" office:value="14035">
            <text:p>14035</text:p>
          </table:table-cell>
          <table:table-cell table:style-name="ce64" office:value-type="float" office:value="28833">
            <text:p>28833</text:p>
          </table:table-cell>
          <table:table-cell table:style-name="ce55" office:value-type="float" office:value="158">
            <text:p>158</text:p>
          </table:table-cell>
          <table:table-cell table:style-name="ce59" office:value-type="float" office:value="102">
            <text:p>102</text:p>
          </table:table-cell>
          <table:table-cell table:style-name="ce64" office:value-type="float" office:value="352">
            <text:p>352</text:p>
          </table:table-cell>
          <table:table-cell table:style-name="ce68" table:formula="of:=[.U15]/[.Q15]" office:value-type="percentage" office:value="0.0142612149110931">
            <text:p>1.43%</text:p>
          </table:table-cell>
          <table:table-cell table:style-name="ce73" table:formula="of:=[.V15]/[.R15]" office:value-type="percentage" office:value="0.0122655122655123">
            <text:p>1.23%</text:p>
          </table:table-cell>
          <table:table-cell table:style-name="ce78" table:formula="of:=[.W15]/[.S15]" office:value-type="percentage" office:value="0.0250801567509797">
            <text:p>2.51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289-sat-11x4.cnf</text:p>
          </table:table-cell>
          <table:table-cell table:style-name="ce13" office:value-type="string">
            <text:p>SAT</text:p>
          </table:table-cell>
          <table:table-cell table:style-name="ce18" office:value-type="float" office:value="0.07">
            <text:p>0.07</text:p>
          </table:table-cell>
          <table:table-cell table:style-name="ce18" office:value-type="float" office:value="16">
            <text:p>16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78">
            <text:p>78</text:p>
          </table:table-cell>
          <table:table-cell table:style-name="ce52" office:value-type="float" office:value="78">
            <text:p>78</text:p>
          </table:table-cell>
          <table:table-cell table:style-name="ce52" office:value-type="float" office:value="78">
            <text:p>78</text:p>
          </table:table-cell>
          <table:table-cell table:style-name="ce52" office:value-type="float" office:value="78">
            <text:p>78</text:p>
          </table:table-cell>
          <table:table-cell table:style-name="ce52" office:value-type="float" office:value="1241">
            <text:p>1241</text:p>
          </table:table-cell>
          <table:table-cell table:style-name="ce55" office:value-type="float" office:value="176">
            <text:p>176</text:p>
          </table:table-cell>
          <table:table-cell table:style-name="ce59" office:value-type="float" office:value="176">
            <text:p>176</text:p>
          </table:table-cell>
          <table:table-cell table:style-name="ce59" office:value-type="float" office:value="176">
            <text:p>176</text:p>
          </table:table-cell>
          <table:table-cell table:style-name="ce59" office:value-type="float" office:value="176">
            <text:p>176</text:p>
          </table:table-cell>
          <table:table-cell table:style-name="ce64" office:value-type="float" office:value="2132">
            <text:p>2132</text:p>
          </table:table-cell>
          <table:table-cell table:style-name="ce5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8" table:formula="of:=[.U16]/[.Q16]" office:value-type="percentage" office:value="0">
            <text:p>0.00%</text:p>
          </table:table-cell>
          <table:table-cell table:style-name="ce73" table:formula="of:=[.V16]/[.R16]" office:value-type="percentage" office:value="0">
            <text:p>0.00%</text:p>
          </table:table-cell>
          <table:table-cell table:style-name="ce78" table:formula="of:=[.W16]/[.S16]" office:value-type="percentage" office:value="0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289-sat-11x9.cnf</text:p>
          </table:table-cell>
          <table:table-cell table:style-name="ce13" office:value-type="string">
            <text:p>SAT</text:p>
          </table:table-cell>
          <table:table-cell table:style-name="ce18" office:value-type="float" office:value="1.26">
            <text:p>1.26</text:p>
          </table:table-cell>
          <table:table-cell table:style-name="ce18" office:value-type="float" office:value="21">
            <text:p>2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1437">
            <text:p>1437</text:p>
          </table:table-cell>
          <table:table-cell table:style-name="ce52" office:value-type="float" office:value="1600">
            <text:p>1600</text:p>
          </table:table-cell>
          <table:table-cell table:style-name="ce52" office:value-type="float" office:value="957">
            <text:p>957</text:p>
          </table:table-cell>
          <table:table-cell table:style-name="ce52" office:value-type="float" office:value="1009">
            <text:p>1009</text:p>
          </table:table-cell>
          <table:table-cell table:style-name="ce52" office:value-type="float" office:value="2118">
            <text:p>2118</text:p>
          </table:table-cell>
          <table:table-cell table:style-name="ce55" office:value-type="float" office:value="11339">
            <text:p>11339</text:p>
          </table:table-cell>
          <table:table-cell table:style-name="ce59" office:value-type="float" office:value="12777">
            <text:p>12777</text:p>
          </table:table-cell>
          <table:table-cell table:style-name="ce59" office:value-type="float" office:value="7547">
            <text:p>7547</text:p>
          </table:table-cell>
          <table:table-cell table:style-name="ce59" office:value-type="float" office:value="9116">
            <text:p>9116</text:p>
          </table:table-cell>
          <table:table-cell table:style-name="ce64" office:value-type="float" office:value="3897">
            <text:p>3897</text:p>
          </table:table-cell>
          <table:table-cell table:style-name="ce55" office:value-type="float" office:value="122">
            <text:p>122</text:p>
          </table:table-cell>
          <table:table-cell table:style-name="ce59" office:value-type="float" office:value="80">
            <text:p>80</text:p>
          </table:table-cell>
          <table:table-cell table:style-name="ce64" office:value-type="float" office:value="260">
            <text:p>260</text:p>
          </table:table-cell>
          <table:table-cell table:style-name="ce68" table:formula="of:=[.U17]/[.Q17]" office:value-type="percentage" office:value="0.00954840729435705">
            <text:p>0.95%</text:p>
          </table:table-cell>
          <table:table-cell table:style-name="ce73" table:formula="of:=[.V17]/[.R17]" office:value-type="percentage" office:value="0.0106002385053664">
            <text:p>1.06%</text:p>
          </table:table-cell>
          <table:table-cell table:style-name="ce78" table:formula="of:=[.W17]/[.S17]" office:value-type="percentage" office:value="0.0285212812637122">
            <text:p>2.85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289-sat-12x14.cnf</text:p>
          </table:table-cell>
          <table:table-cell table:style-name="ce13" office:value-type="string">
            <text:p>SAT</text:p>
          </table:table-cell>
          <table:table-cell table:style-name="ce18" office:value-type="float" office:value="8.52">
            <text:p>8.52</text:p>
          </table:table-cell>
          <table:table-cell table:style-name="ce18" office:value-type="float" office:value="27">
            <text:p>27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.01">
            <text:p>0.01</text:p>
          </table:table-cell>
          <table:table-cell table:style-name="ce40" office:value-type="float" office:value="0.01">
            <text:p>0.01</text:p>
          </table:table-cell>
          <table:table-cell table:style-name="ce47" office:value-type="float" office:value="2013">
            <text:p>2013</text:p>
          </table:table-cell>
          <table:table-cell table:style-name="ce52" office:value-type="float" office:value="1783">
            <text:p>1783</text:p>
          </table:table-cell>
          <table:table-cell table:style-name="ce52" office:value-type="float" office:value="1609">
            <text:p>1609</text:p>
          </table:table-cell>
          <table:table-cell table:style-name="ce52" office:value-type="float" office:value="1691">
            <text:p>1691</text:p>
          </table:table-cell>
          <table:table-cell table:style-name="ce52" office:value-type="float" office:value="17257">
            <text:p>17257</text:p>
          </table:table-cell>
          <table:table-cell table:style-name="ce55" office:value-type="float" office:value="19911">
            <text:p>19911</text:p>
          </table:table-cell>
          <table:table-cell table:style-name="ce59" office:value-type="float" office:value="19448">
            <text:p>19448</text:p>
          </table:table-cell>
          <table:table-cell table:style-name="ce59" office:value-type="float" office:value="13590">
            <text:p>13590</text:p>
          </table:table-cell>
          <table:table-cell table:style-name="ce59" office:value-type="float" office:value="16758">
            <text:p>16758</text:p>
          </table:table-cell>
          <table:table-cell table:style-name="ce64" office:value-type="float" office:value="104889">
            <text:p>104889</text:p>
          </table:table-cell>
          <table:table-cell table:style-name="ce55" office:value-type="float" office:value="309">
            <text:p>309</text:p>
          </table:table-cell>
          <table:table-cell table:style-name="ce59" office:value-type="float" office:value="245">
            <text:p>245</text:p>
          </table:table-cell>
          <table:table-cell table:style-name="ce64" office:value-type="float" office:value="798">
            <text:p>798</text:p>
          </table:table-cell>
          <table:table-cell table:style-name="ce68" table:formula="of:=[.U18]/[.Q18]" office:value-type="percentage" office:value="0.0158885232414644">
            <text:p>1.59%</text:p>
          </table:table-cell>
          <table:table-cell table:style-name="ce73" table:formula="of:=[.V18]/[.R18]" office:value-type="percentage" office:value="0.018027961736571">
            <text:p>1.80%</text:p>
          </table:table-cell>
          <table:table-cell table:style-name="ce78" table:formula="of:=[.W18]/[.S18]" office:value-type="percentage" office:value="0.0476190476190476">
            <text:p>4.76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289-sat-12x15.cnf</text:p>
          </table:table-cell>
          <table:table-cell table:style-name="ce13" office:value-type="string">
            <text:p>SAT</text:p>
          </table:table-cell>
          <table:table-cell table:style-name="ce18" office:value-type="float" office:value="10.68">
            <text:p>10.68</text:p>
          </table:table-cell>
          <table:table-cell table:style-name="ce18" office:value-type="float" office:value="28">
            <text:p>28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.01">
            <text:p>0.01</text:p>
          </table:table-cell>
          <table:table-cell table:style-name="ce35" office:value-type="float" office:value="0.01">
            <text:p>0.01</text:p>
          </table:table-cell>
          <table:table-cell table:style-name="ce35" office:value-type="float" office:value="0.05">
            <text:p>0.05</text:p>
          </table:table-cell>
          <table:table-cell table:style-name="ce40" office:value-type="float" office:value="0.14">
            <text:p>0.14</text:p>
          </table:table-cell>
          <table:table-cell table:style-name="ce47" office:value-type="float" office:value="2072">
            <text:p>2072</text:p>
          </table:table-cell>
          <table:table-cell table:style-name="ce52" office:value-type="float" office:value="2827">
            <text:p>2827</text:p>
          </table:table-cell>
          <table:table-cell table:style-name="ce52" office:value-type="float" office:value="2607">
            <text:p>2607</text:p>
          </table:table-cell>
          <table:table-cell table:style-name="ce52" office:value-type="float" office:value="2274">
            <text:p>2274</text:p>
          </table:table-cell>
          <table:table-cell table:style-name="ce52" office:value-type="float" office:value="38341">
            <text:p>38341</text:p>
          </table:table-cell>
          <table:table-cell table:style-name="ce55" office:value-type="float" office:value="17705">
            <text:p>17705</text:p>
          </table:table-cell>
          <table:table-cell table:style-name="ce59" office:value-type="float" office:value="23600">
            <text:p>23600</text:p>
          </table:table-cell>
          <table:table-cell table:style-name="ce59" office:value-type="float" office:value="27524">
            <text:p>27524</text:p>
          </table:table-cell>
          <table:table-cell table:style-name="ce59" office:value-type="float" office:value="26595">
            <text:p>26595</text:p>
          </table:table-cell>
          <table:table-cell table:style-name="ce64" office:value-type="float" office:value="884291">
            <text:p>884291</text:p>
          </table:table-cell>
          <table:table-cell table:style-name="ce55" office:value-type="float" office:value="386">
            <text:p>386</text:p>
          </table:table-cell>
          <table:table-cell table:style-name="ce59" office:value-type="float" office:value="206">
            <text:p>206</text:p>
          </table:table-cell>
          <table:table-cell table:style-name="ce64" office:value-type="float" office:value="748">
            <text:p>748</text:p>
          </table:table-cell>
          <table:table-cell table:style-name="ce68" table:formula="of:=[.U19]/[.Q19]" office:value-type="percentage" office:value="0.0163559322033898">
            <text:p>1.64%</text:p>
          </table:table-cell>
          <table:table-cell table:style-name="ce73" table:formula="of:=[.V19]/[.R19]" office:value-type="percentage" office:value="0.00748437727074553">
            <text:p>0.75%</text:p>
          </table:table-cell>
          <table:table-cell table:style-name="ce78" table:formula="of:=[.W19]/[.S19]" office:value-type="percentage" office:value="0.0281255875164505">
            <text:p>2.81%</text:p>
          </table:table-cell>
          <table:table-cell table:style-name="ce59" table:number-columns-repeated="18"/>
          <table:table-cell table:style-name="ce61" table:number-columns-repeated="23"/>
          <table:table-cell table:style-name="ce59" table:number-columns-repeated="957"/>
        </table:table-row>
        <table:table-row table:style-name="ro4">
          <table:table-cell table:style-name="ce4" office:value-type="string">
            <text:p>289-sat-14x8.cnf</text:p>
          </table:table-cell>
          <table:table-cell table:style-name="ce13" office:value-type="string">
            <text:p>SAT</text:p>
          </table:table-cell>
          <table:table-cell table:style-name="ce18" office:value-type="float" office:value="1.81">
            <text:p>1.81</text:p>
          </table:table-cell>
          <table:table-cell table:style-name="ce18" office:value-type="float" office:value="23">
            <text:p>23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1256">
            <text:p>1256</text:p>
          </table:table-cell>
          <table:table-cell table:style-name="ce52" office:value-type="float" office:value="1194">
            <text:p>1194</text:p>
          </table:table-cell>
          <table:table-cell table:style-name="ce52" office:value-type="float" office:value="1704">
            <text:p>1704</text:p>
          </table:table-cell>
          <table:table-cell table:style-name="ce52" office:value-type="float" office:value="1330">
            <text:p>1330</text:p>
          </table:table-cell>
          <table:table-cell table:style-name="ce52" office:value-type="float" office:value="3356">
            <text:p>3356</text:p>
          </table:table-cell>
          <table:table-cell table:style-name="ce55" office:value-type="float" office:value="9460">
            <text:p>9460</text:p>
          </table:table-cell>
          <table:table-cell table:style-name="ce59" office:value-type="float" office:value="8872">
            <text:p>8872</text:p>
          </table:table-cell>
          <table:table-cell table:style-name="ce59" office:value-type="float" office:value="13089">
            <text:p>13089</text:p>
          </table:table-cell>
          <table:table-cell table:style-name="ce59" office:value-type="float" office:value="10130">
            <text:p>10130</text:p>
          </table:table-cell>
          <table:table-cell table:style-name="ce64" office:value-type="float" office:value="10631">
            <text:p>10631</text:p>
          </table:table-cell>
          <table:table-cell table:style-name="ce55" office:value-type="float" office:value="74">
            <text:p>74</text:p>
          </table:table-cell>
          <table:table-cell table:style-name="ce59" office:value-type="float" office:value="133">
            <text:p>133</text:p>
          </table:table-cell>
          <table:table-cell table:style-name="ce64" office:value-type="float" office:value="336">
            <text:p>336</text:p>
          </table:table-cell>
          <table:table-cell table:style-name="ce68" table:formula="of:=[.U20]/[.Q20]" office:value-type="percentage" office:value="0.00834084761045987">
            <text:p>0.83%</text:p>
          </table:table-cell>
          <table:table-cell table:style-name="ce73" table:formula="of:=[.V20]/[.R20]" office:value-type="percentage" office:value="0.0101612040644816">
            <text:p>1.02%</text:p>
          </table:table-cell>
          <table:table-cell table:style-name="ce78" table:formula="of:=[.W20]/[.S20]" office:value-type="percentage" office:value="0.0331688055281343">
            <text:p>3.32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289-sat-4x35.cnf</text:p>
          </table:table-cell>
          <table:table-cell table:style-name="ce13" office:value-type="string">
            <text:p>SAT</text:p>
          </table:table-cell>
          <table:table-cell table:style-name="ce18" office:value-type="float" office:value="3.94">
            <text:p>3.94</text:p>
          </table:table-cell>
          <table:table-cell table:style-name="ce18" office:value-type="float" office:value="40">
            <text:p>40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222">
            <text:p>222</text:p>
          </table:table-cell>
          <table:table-cell table:style-name="ce52" office:value-type="float" office:value="222">
            <text:p>222</text:p>
          </table:table-cell>
          <table:table-cell table:style-name="ce52" office:value-type="float" office:value="222">
            <text:p>222</text:p>
          </table:table-cell>
          <table:table-cell table:style-name="ce52" office:value-type="float" office:value="222">
            <text:p>222</text:p>
          </table:table-cell>
          <table:table-cell table:style-name="ce52" office:value-type="float" office:value="1603">
            <text:p>1603</text:p>
          </table:table-cell>
          <table:table-cell table:style-name="ce55" office:value-type="float" office:value="560">
            <text:p>560</text:p>
          </table:table-cell>
          <table:table-cell table:style-name="ce59" office:value-type="float" office:value="560">
            <text:p>560</text:p>
          </table:table-cell>
          <table:table-cell table:style-name="ce59" office:value-type="float" office:value="560">
            <text:p>560</text:p>
          </table:table-cell>
          <table:table-cell table:style-name="ce59" office:value-type="float" office:value="560">
            <text:p>560</text:p>
          </table:table-cell>
          <table:table-cell table:style-name="ce64" office:value-type="float" office:value="3297">
            <text:p>3297</text:p>
          </table:table-cell>
          <table:table-cell table:style-name="ce5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8" table:formula="of:=[.U21]/[.Q21]" office:value-type="percentage" office:value="0">
            <text:p>0.00%</text:p>
          </table:table-cell>
          <table:table-cell table:style-name="ce73" table:formula="of:=[.V21]/[.R21]" office:value-type="percentage" office:value="0">
            <text:p>0.00%</text:p>
          </table:table-cell>
          <table:table-cell table:style-name="ce78" table:formula="of:=[.W21]/[.S21]" office:value-type="percentage" office:value="0">
            <text:p>0.00%</text:p>
          </table:table-cell>
          <table:table-cell table:style-name="ce59" table:number-columns-repeated="41"/>
          <table:table-cell table:style-name="ce61" table:number-columns-repeated="957"/>
        </table:table-row>
        <table:table-row table:style-name="ro4">
          <table:table-cell table:style-name="ce4" office:value-type="string">
            <text:p>289-sat-4x8.cnf</text:p>
          </table:table-cell>
          <table:table-cell table:style-name="ce13" office:value-type="string">
            <text:p>SAT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13">
            <text:p>13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60">
            <text:p>60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361">
            <text:p>361</text:p>
          </table:table-cell>
          <table:table-cell table:style-name="ce55" office:value-type="float" office:value="128">
            <text:p>128</text:p>
          </table:table-cell>
          <table:table-cell table:style-name="ce59" office:value-type="float" office:value="128">
            <text:p>128</text:p>
          </table:table-cell>
          <table:table-cell table:style-name="ce59" office:value-type="float" office:value="128">
            <text:p>128</text:p>
          </table:table-cell>
          <table:table-cell table:style-name="ce59" office:value-type="float" office:value="128">
            <text:p>128</text:p>
          </table:table-cell>
          <table:table-cell table:style-name="ce64" office:value-type="float" office:value="639">
            <text:p>639</text:p>
          </table:table-cell>
          <table:table-cell table:style-name="ce5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8" table:formula="of:=[.U22]/[.Q22]" office:value-type="percentage" office:value="0">
            <text:p>0.00%</text:p>
          </table:table-cell>
          <table:table-cell table:style-name="ce73" table:formula="of:=[.V22]/[.R22]" office:value-type="percentage" office:value="0">
            <text:p>0.00%</text:p>
          </table:table-cell>
          <table:table-cell table:style-name="ce78" table:formula="of:=[.W22]/[.S22]" office:value-type="percentage" office:value="0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289-sat-5x8.cnf</text:p>
          </table:table-cell>
          <table:table-cell table:style-name="ce13" office:value-type="string">
            <text:p>SAT</text:p>
          </table:table-cell>
          <table:table-cell table:style-name="ce18" office:value-type="float" office:value="0.05">
            <text:p>0.05</text:p>
          </table:table-cell>
          <table:table-cell table:style-name="ce18" office:value-type="float" office:value="14">
            <text:p>14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249">
            <text:p>249</text:p>
          </table:table-cell>
          <table:table-cell table:style-name="ce52" office:value-type="float" office:value="109">
            <text:p>109</text:p>
          </table:table-cell>
          <table:table-cell table:style-name="ce52" office:value-type="float" office:value="102">
            <text:p>102</text:p>
          </table:table-cell>
          <table:table-cell table:style-name="ce52" office:value-type="float" office:value="83">
            <text:p>83</text:p>
          </table:table-cell>
          <table:table-cell table:style-name="ce52" office:value-type="float" office:value="557">
            <text:p>557</text:p>
          </table:table-cell>
          <table:table-cell table:style-name="ce55" office:value-type="float" office:value="1650">
            <text:p>1650</text:p>
          </table:table-cell>
          <table:table-cell table:style-name="ce59" office:value-type="float" office:value="575">
            <text:p>575</text:p>
          </table:table-cell>
          <table:table-cell table:style-name="ce59" office:value-type="float" office:value="469">
            <text:p>469</text:p>
          </table:table-cell>
          <table:table-cell table:style-name="ce59" office:value-type="float" office:value="325">
            <text:p>325</text:p>
          </table:table-cell>
          <table:table-cell table:style-name="ce64" office:value-type="float" office:value="913">
            <text:p>913</text:p>
          </table:table-cell>
          <table:table-cell table:style-name="ce55" office:value-type="float" office:value="19">
            <text:p>19</text:p>
          </table:table-cell>
          <table:table-cell table:style-name="ce59" office:value-type="float" office:value="10">
            <text:p>10</text:p>
          </table:table-cell>
          <table:table-cell table:style-name="ce64" office:value-type="float" office:value="17">
            <text:p>17</text:p>
          </table:table-cell>
          <table:table-cell table:style-name="ce68" table:formula="of:=[.U23]/[.Q23]" office:value-type="percentage" office:value="0.0330434782608696">
            <text:p>3.30%</text:p>
          </table:table-cell>
          <table:table-cell table:style-name="ce73" table:formula="of:=[.V23]/[.R23]" office:value-type="percentage" office:value="0.0213219616204691">
            <text:p>2.13%</text:p>
          </table:table-cell>
          <table:table-cell table:style-name="ce78" table:formula="of:=[.W23]/[.S23]" office:value-type="percentage" office:value="0.0523076923076923">
            <text:p>5.23%</text:p>
          </table:table-cell>
          <table:table-cell table:style-name="ce59" table:number-columns-repeated="18"/>
          <table:table-cell table:style-name="ce61" table:number-columns-repeated="23"/>
          <table:table-cell table:style-name="ce59" table:number-columns-repeated="957"/>
        </table:table-row>
        <table:table-row table:style-name="ro4">
          <table:table-cell table:style-name="ce6" office:value-type="string">
            <text:p>289-sat-6x19.cnf</text:p>
          </table:table-cell>
          <table:table-cell table:style-name="ce13" office:value-type="string">
            <text:p>SAT</text:p>
          </table:table-cell>
          <table:table-cell table:style-name="ce20" office:value-type="float" office:value="1.82">
            <text:p>1.82</text:p>
          </table:table-cell>
          <table:table-cell table:style-name="ce20" office:value-type="float" office:value="26">
            <text:p>26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1118">
            <text:p>1118</text:p>
          </table:table-cell>
          <table:table-cell table:style-name="ce52" office:value-type="float" office:value="660">
            <text:p>660</text:p>
          </table:table-cell>
          <table:table-cell table:style-name="ce52" office:value-type="float" office:value="735">
            <text:p>735</text:p>
          </table:table-cell>
          <table:table-cell table:style-name="ce52" office:value-type="float" office:value="606">
            <text:p>606</text:p>
          </table:table-cell>
          <table:table-cell table:style-name="ce52" office:value-type="float" office:value="3612">
            <text:p>3612</text:p>
          </table:table-cell>
          <table:table-cell table:style-name="ce55" office:value-type="float" office:value="11538">
            <text:p>11538</text:p>
          </table:table-cell>
          <table:table-cell table:style-name="ce61" office:value-type="float" office:value="6317">
            <text:p>6317</text:p>
          </table:table-cell>
          <table:table-cell table:style-name="ce61" office:value-type="float" office:value="6432">
            <text:p>6432</text:p>
          </table:table-cell>
          <table:table-cell table:style-name="ce61" office:value-type="float" office:value="6583">
            <text:p>6583</text:p>
          </table:table-cell>
          <table:table-cell table:style-name="ce64" office:value-type="float" office:value="11322">
            <text:p>11322</text:p>
          </table:table-cell>
          <table:table-cell table:style-name="ce55" office:value-type="float" office:value="149">
            <text:p>149</text:p>
          </table:table-cell>
          <table:table-cell table:style-name="ce61" office:value-type="float" office:value="201">
            <text:p>201</text:p>
          </table:table-cell>
          <table:table-cell table:style-name="ce64" office:value-type="float" office:value="371">
            <text:p>371</text:p>
          </table:table-cell>
          <table:table-cell table:style-name="ce68" table:formula="of:=[.U24]/[.Q24]" office:value-type="percentage" office:value="0.0235871457970556">
            <text:p>2.36%</text:p>
          </table:table-cell>
          <table:table-cell table:style-name="ce73" table:formula="of:=[.V24]/[.R24]" office:value-type="percentage" office:value="0.03125">
            <text:p>3.13%</text:p>
          </table:table-cell>
          <table:table-cell table:style-name="ce78" table:formula="of:=[.W24]/[.S24]" office:value-type="percentage" office:value="0.0563572839131095">
            <text:p>5.64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289-sat-6x20.cnf</text:p>
          </table:table-cell>
          <table:table-cell table:style-name="ce13" office:value-type="string">
            <text:p>SAT</text:p>
          </table:table-cell>
          <table:table-cell table:style-name="ce18" office:value-type="float" office:value="2.18">
            <text:p>2.18</text:p>
          </table:table-cell>
          <table:table-cell table:style-name="ce18" office:value-type="float" office:value="27">
            <text:p>27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847">
            <text:p>847</text:p>
          </table:table-cell>
          <table:table-cell table:style-name="ce52" office:value-type="float" office:value="792">
            <text:p>792</text:p>
          </table:table-cell>
          <table:table-cell table:style-name="ce52" office:value-type="float" office:value="1112">
            <text:p>1112</text:p>
          </table:table-cell>
          <table:table-cell table:style-name="ce52" office:value-type="float" office:value="669">
            <text:p>669</text:p>
          </table:table-cell>
          <table:table-cell table:style-name="ce52" office:value-type="float" office:value="3810">
            <text:p>3810</text:p>
          </table:table-cell>
          <table:table-cell table:style-name="ce55" office:value-type="float" office:value="9494">
            <text:p>9494</text:p>
          </table:table-cell>
          <table:table-cell table:style-name="ce59" office:value-type="float" office:value="7495">
            <text:p>7495</text:p>
          </table:table-cell>
          <table:table-cell table:style-name="ce59" office:value-type="float" office:value="12327">
            <text:p>12327</text:p>
          </table:table-cell>
          <table:table-cell table:style-name="ce59" office:value-type="float" office:value="7737">
            <text:p>7737</text:p>
          </table:table-cell>
          <table:table-cell table:style-name="ce64" office:value-type="float" office:value="11607">
            <text:p>11607</text:p>
          </table:table-cell>
          <table:table-cell table:style-name="ce55" office:value-type="float" office:value="202">
            <text:p>202</text:p>
          </table:table-cell>
          <table:table-cell table:style-name="ce59" office:value-type="float" office:value="237">
            <text:p>237</text:p>
          </table:table-cell>
          <table:table-cell table:style-name="ce64" office:value-type="float" office:value="390">
            <text:p>390</text:p>
          </table:table-cell>
          <table:table-cell table:style-name="ce68" table:formula="of:=[.U25]/[.Q25]" office:value-type="percentage" office:value="0.0269513008672448">
            <text:p>2.70%</text:p>
          </table:table-cell>
          <table:table-cell table:style-name="ce73" table:formula="of:=[.V25]/[.R25]" office:value-type="percentage" office:value="0.0192260890727671">
            <text:p>1.92%</text:p>
          </table:table-cell>
          <table:table-cell table:style-name="ce78" table:formula="of:=[.W25]/[.S25]" office:value-type="percentage" office:value="0.0504071345482745">
            <text:p>5.04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289-sat-6x8.cnf</text:p>
          </table:table-cell>
          <table:table-cell table:style-name="ce13" office:value-type="string">
            <text:p>SAT</text:p>
          </table:table-cell>
          <table:table-cell table:style-name="ce18" office:value-type="float" office:value="0.09">
            <text:p>0.09</text:p>
          </table:table-cell>
          <table:table-cell table:style-name="ce18" office:value-type="float" office:value="15">
            <text:p>15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265">
            <text:p>265</text:p>
          </table:table-cell>
          <table:table-cell table:style-name="ce52" office:value-type="float" office:value="286">
            <text:p>286</text:p>
          </table:table-cell>
          <table:table-cell table:style-name="ce52" office:value-type="float" office:value="370">
            <text:p>370</text:p>
          </table:table-cell>
          <table:table-cell table:style-name="ce52" office:value-type="float" office:value="310">
            <text:p>310</text:p>
          </table:table-cell>
          <table:table-cell table:style-name="ce52" office:value-type="float" office:value="880">
            <text:p>880</text:p>
          </table:table-cell>
          <table:table-cell table:style-name="ce55" office:value-type="float" office:value="1711">
            <text:p>1711</text:p>
          </table:table-cell>
          <table:table-cell table:style-name="ce59" office:value-type="float" office:value="1857">
            <text:p>1857</text:p>
          </table:table-cell>
          <table:table-cell table:style-name="ce59" office:value-type="float" office:value="2344">
            <text:p>2344</text:p>
          </table:table-cell>
          <table:table-cell table:style-name="ce59" office:value-type="float" office:value="2215">
            <text:p>2215</text:p>
          </table:table-cell>
          <table:table-cell table:style-name="ce64" office:value-type="float" office:value="1388">
            <text:p>1388</text:p>
          </table:table-cell>
          <table:table-cell table:style-name="ce55" office:value-type="float" office:value="24">
            <text:p>24</text:p>
          </table:table-cell>
          <table:table-cell table:style-name="ce59" office:value-type="float" office:value="25">
            <text:p>25</text:p>
          </table:table-cell>
          <table:table-cell table:style-name="ce64" office:value-type="float" office:value="76">
            <text:p>76</text:p>
          </table:table-cell>
          <table:table-cell table:style-name="ce68" table:formula="of:=[.U26]/[.Q26]" office:value-type="percentage" office:value="0.012924071082391">
            <text:p>1.29%</text:p>
          </table:table-cell>
          <table:table-cell table:style-name="ce73" table:formula="of:=[.V26]/[.R26]" office:value-type="percentage" office:value="0.0106655290102389">
            <text:p>1.07%</text:p>
          </table:table-cell>
          <table:table-cell table:style-name="ce78" table:formula="of:=[.W26]/[.S26]" office:value-type="percentage" office:value="0.0343115124153499">
            <text:p>3.43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289-sat-6x9.cnf</text:p>
          </table:table-cell>
          <table:table-cell table:style-name="ce13" office:value-type="string">
            <text:p>SAT</text:p>
          </table:table-cell>
          <table:table-cell table:style-name="ce18" office:value-type="float" office:value="0.15">
            <text:p>0.15</text:p>
          </table:table-cell>
          <table:table-cell table:style-name="ce18" office:value-type="float" office:value="16">
            <text:p>16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305">
            <text:p>305</text:p>
          </table:table-cell>
          <table:table-cell table:style-name="ce52" office:value-type="float" office:value="341">
            <text:p>341</text:p>
          </table:table-cell>
          <table:table-cell table:style-name="ce52" office:value-type="float" office:value="334">
            <text:p>334</text:p>
          </table:table-cell>
          <table:table-cell table:style-name="ce52" office:value-type="float" office:value="282">
            <text:p>282</text:p>
          </table:table-cell>
          <table:table-cell table:style-name="ce52" office:value-type="float" office:value="1003">
            <text:p>1003</text:p>
          </table:table-cell>
          <table:table-cell table:style-name="ce55" office:value-type="float" office:value="2477">
            <text:p>2477</text:p>
          </table:table-cell>
          <table:table-cell table:style-name="ce59" office:value-type="float" office:value="2357">
            <text:p>2357</text:p>
          </table:table-cell>
          <table:table-cell table:style-name="ce59" office:value-type="float" office:value="2400">
            <text:p>2400</text:p>
          </table:table-cell>
          <table:table-cell table:style-name="ce59" office:value-type="float" office:value="1992">
            <text:p>1992</text:p>
          </table:table-cell>
          <table:table-cell table:style-name="ce64" office:value-type="float" office:value="1561">
            <text:p>1561</text:p>
          </table:table-cell>
          <table:table-cell table:style-name="ce55" office:value-type="float" office:value="59">
            <text:p>59</text:p>
          </table:table-cell>
          <table:table-cell table:style-name="ce59" office:value-type="float" office:value="60">
            <text:p>60</text:p>
          </table:table-cell>
          <table:table-cell table:style-name="ce64" office:value-type="float" office:value="91">
            <text:p>91</text:p>
          </table:table-cell>
          <table:table-cell table:style-name="ce68" table:formula="of:=[.U27]/[.Q27]" office:value-type="percentage" office:value="0.0250318201103097">
            <text:p>2.50%</text:p>
          </table:table-cell>
          <table:table-cell table:style-name="ce73" table:formula="of:=[.V27]/[.R27]" office:value-type="percentage" office:value="0.025">
            <text:p>2.50%</text:p>
          </table:table-cell>
          <table:table-cell table:style-name="ce78" table:formula="of:=[.W27]/[.S27]" office:value-type="percentage" office:value="0.0456827309236948">
            <text:p>4.57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289-sat-7x6.cnf</text:p>
          </table:table-cell>
          <table:table-cell table:style-name="ce13" office:value-type="string">
            <text:p>SAT</text:p>
          </table:table-cell>
          <table:table-cell table:style-name="ce18" office:value-type="float" office:value="0.07">
            <text:p>0.07</text:p>
          </table:table-cell>
          <table:table-cell table:style-name="ce18" office:value-type="float" office:value="14">
            <text:p>14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79">
            <text:p>79</text:p>
          </table:table-cell>
          <table:table-cell table:style-name="ce52" office:value-type="float" office:value="79">
            <text:p>79</text:p>
          </table:table-cell>
          <table:table-cell table:style-name="ce52" office:value-type="float" office:value="79">
            <text:p>79</text:p>
          </table:table-cell>
          <table:table-cell table:style-name="ce52" office:value-type="float" office:value="75">
            <text:p>75</text:p>
          </table:table-cell>
          <table:table-cell table:style-name="ce52" office:value-type="float" office:value="893">
            <text:p>893</text:p>
          </table:table-cell>
          <table:table-cell table:style-name="ce55" office:value-type="float" office:value="249">
            <text:p>249</text:p>
          </table:table-cell>
          <table:table-cell table:style-name="ce59" office:value-type="float" office:value="249">
            <text:p>249</text:p>
          </table:table-cell>
          <table:table-cell table:style-name="ce59" office:value-type="float" office:value="249">
            <text:p>249</text:p>
          </table:table-cell>
          <table:table-cell table:style-name="ce59" office:value-type="float" office:value="199">
            <text:p>199</text:p>
          </table:table-cell>
          <table:table-cell table:style-name="ce64" office:value-type="float" office:value="1549">
            <text:p>1549</text:p>
          </table:table-cell>
          <table:table-cell table:style-name="ce5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64" office:value-type="float" office:value="4">
            <text:p>4</text:p>
          </table:table-cell>
          <table:table-cell table:style-name="ce68" table:formula="of:=[.U28]/[.Q28]" office:value-type="percentage" office:value="0">
            <text:p>0.00%</text:p>
          </table:table-cell>
          <table:table-cell table:style-name="ce73" table:formula="of:=[.V28]/[.R28]" office:value-type="percentage" office:value="0">
            <text:p>0.00%</text:p>
          </table:table-cell>
          <table:table-cell table:style-name="ce78" table:formula="of:=[.W28]/[.S28]" office:value-type="percentage" office:value="0.0201005025125628">
            <text:p>2.01%</text:p>
          </table:table-cell>
          <table:table-cell table:style-name="ce59" table:number-columns-repeated="998"/>
        </table:table-row>
        <table:table-row table:style-name="ro4">
          <table:table-cell table:style-name="ce6" office:value-type="string">
            <text:p>289-sat-9x13.cnf</text:p>
          </table:table-cell>
          <table:table-cell table:style-name="ce13" office:value-type="string">
            <text:p>SAT</text:p>
          </table:table-cell>
          <table:table-cell table:style-name="ce20" office:value-type="float" office:value="2.2">
            <text:p>2.2</text:p>
          </table:table-cell>
          <table:table-cell table:style-name="ce20" office:value-type="float" office:value="23">
            <text:p>23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.01">
            <text:p>0.01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689">
            <text:p>689</text:p>
          </table:table-cell>
          <table:table-cell table:style-name="ce52" office:value-type="float" office:value="679">
            <text:p>679</text:p>
          </table:table-cell>
          <table:table-cell table:style-name="ce52" office:value-type="float" office:value="594">
            <text:p>594</text:p>
          </table:table-cell>
          <table:table-cell table:style-name="ce52" office:value-type="float" office:value="722">
            <text:p>722</text:p>
          </table:table-cell>
          <table:table-cell table:style-name="ce52" office:value-type="float" office:value="4877">
            <text:p>4877</text:p>
          </table:table-cell>
          <table:table-cell table:style-name="ce55" office:value-type="float" office:value="5664">
            <text:p>5664</text:p>
          </table:table-cell>
          <table:table-cell table:style-name="ce61" office:value-type="float" office:value="5737">
            <text:p>5737</text:p>
          </table:table-cell>
          <table:table-cell table:style-name="ce61" office:value-type="float" office:value="5274">
            <text:p>5274</text:p>
          </table:table-cell>
          <table:table-cell table:style-name="ce61" office:value-type="float" office:value="7574">
            <text:p>7574</text:p>
          </table:table-cell>
          <table:table-cell table:style-name="ce64" office:value-type="float" office:value="13607">
            <text:p>13607</text:p>
          </table:table-cell>
          <table:table-cell table:style-name="ce55" office:value-type="float" office:value="204">
            <text:p>204</text:p>
          </table:table-cell>
          <table:table-cell table:style-name="ce61" office:value-type="float" office:value="154">
            <text:p>154</text:p>
          </table:table-cell>
          <table:table-cell table:style-name="ce64" office:value-type="float" office:value="380">
            <text:p>380</text:p>
          </table:table-cell>
          <table:table-cell table:style-name="ce68" table:formula="of:=[.U29]/[.Q29]" office:value-type="percentage" office:value="0.0355586543489629">
            <text:p>3.56%</text:p>
          </table:table-cell>
          <table:table-cell table:style-name="ce73" table:formula="of:=[.V29]/[.R29]" office:value-type="percentage" office:value="0.0291998483124763">
            <text:p>2.92%</text:p>
          </table:table-cell>
          <table:table-cell table:style-name="ce78" table:formula="of:=[.W29]/[.S29]" office:value-type="percentage" office:value="0.0501716398204383">
            <text:p>5.02%</text:p>
          </table:table-cell>
          <table:table-cell table:style-name="ce61" table:number-columns-repeated="998"/>
        </table:table-row>
        <table:table-row table:style-name="ro4">
          <table:table-cell table:style-name="ce6" office:value-type="string">
            <text:p>abb313GPIA-9-tr.used-as.sat04-321.cnf</text:p>
          </table:table-cell>
          <table:table-cell table:style-name="ce13" office:value-type="string">
            <text:p>SAT</text:p>
          </table:table-cell>
          <table:table-cell table:style-name="ce20" office:value-type="float" office:value="121.74">
            <text:p>121.74</text:p>
          </table:table-cell>
          <table:table-cell table:style-name="ce20" office:value-type="float" office:value="137">
            <text:p>137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.09">
            <text:p>0.09</text:p>
          </table:table-cell>
          <table:table-cell table:style-name="ce35" office:value-type="float" office:value="0.26">
            <text:p>0.26</text:p>
          </table:table-cell>
          <table:table-cell table:style-name="ce35" office:value-type="float" office:value="0.14">
            <text:p>0.14</text:p>
          </table:table-cell>
          <table:table-cell table:style-name="ce35" office:value-type="float" office:value="0.6">
            <text:p>0.60</text:p>
          </table:table-cell>
          <table:table-cell table:style-name="ce40" office:value-type="float" office:value="0.24">
            <text:p>0.24</text:p>
          </table:table-cell>
          <table:table-cell table:style-name="ce47" office:value-type="float" office:value="15322">
            <text:p>15322</text:p>
          </table:table-cell>
          <table:table-cell table:style-name="ce52" office:value-type="float" office:value="29139">
            <text:p>29139</text:p>
          </table:table-cell>
          <table:table-cell table:style-name="ce52" office:value-type="float" office:value="13762">
            <text:p>13762</text:p>
          </table:table-cell>
          <table:table-cell table:style-name="ce52" office:value-type="float" office:value="15810">
            <text:p>15810</text:p>
          </table:table-cell>
          <table:table-cell table:style-name="ce52" office:value-type="float" office:value="144267">
            <text:p>144267</text:p>
          </table:table-cell>
          <table:table-cell table:style-name="ce55" office:value-type="float" office:value="526830">
            <text:p>526830</text:p>
          </table:table-cell>
          <table:table-cell table:style-name="ce61" office:value-type="float" office:value="1310627">
            <text:p>1310627</text:p>
          </table:table-cell>
          <table:table-cell table:style-name="ce61" office:value-type="float" office:value="691909">
            <text:p>691909</text:p>
          </table:table-cell>
          <table:table-cell table:style-name="ce61" office:value-type="float" office:value="649977">
            <text:p>649977</text:p>
          </table:table-cell>
          <table:table-cell table:style-name="ce64" office:value-type="float" office:value="2150319">
            <text:p>2150319</text:p>
          </table:table-cell>
          <table:table-cell table:style-name="ce55" office:value-type="float" office:value="836">
            <text:p>836</text:p>
          </table:table-cell>
          <table:table-cell table:style-name="ce61" office:value-type="float" office:value="252">
            <text:p>252</text:p>
          </table:table-cell>
          <table:table-cell table:style-name="ce64" office:value-type="float" office:value="510">
            <text:p>510</text:p>
          </table:table-cell>
          <table:table-cell table:style-name="ce68" table:formula="of:=[.U30]/[.Q30]" office:value-type="percentage" office:value="0.00063786264131595">
            <text:p>0.06%</text:p>
          </table:table-cell>
          <table:table-cell table:style-name="ce73" table:formula="of:=[.V30]/[.R30]" office:value-type="percentage" office:value="0.000364209744344993">
            <text:p>0.04%</text:p>
          </table:table-cell>
          <table:table-cell table:style-name="ce78" table:formula="of:=[.W30]/[.S30]" office:value-type="percentage" office:value="0.000784643148911423">
            <text:p>0.08%</text:p>
          </table:table-cell>
          <table:table-cell table:style-name="ce61" table:number-columns-repeated="998"/>
        </table:table-row>
        <table:table-row table:style-name="ro4">
          <table:table-cell table:style-name="ce4" office:value-type="string">
            <text:p>AProVE11-09.cnf</text:p>
          </table:table-cell>
          <table:table-cell table:style-name="ce13" office:value-type="string">
            <text:p>SAT</text:p>
          </table:table-cell>
          <table:table-cell table:style-name="ce18" office:value-type="float" office:value="244.97">
            <text:p>244.97</text:p>
          </table:table-cell>
          <table:table-cell table:style-name="ce18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.27">
            <text:p>0.27</text:p>
          </table:table-cell>
          <table:table-cell table:style-name="ce35" office:value-type="float" office:value="0.34">
            <text:p>0.34</text:p>
          </table:table-cell>
          <table:table-cell table:style-name="ce35" office:value-type="float" office:value="0.32">
            <text:p>0.32</text:p>
          </table:table-cell>
          <table:table-cell table:style-name="ce35" office:value-type="float" office:value="0.3">
            <text:p>0.30</text:p>
          </table:table-cell>
          <table:table-cell table:style-name="ce40" office:value-type="float" office:value="0.27">
            <text:p>0.27</text:p>
          </table:table-cell>
          <table:table-cell table:style-name="ce47" office:value-type="float" office:value="2483">
            <text:p>2483</text:p>
          </table:table-cell>
          <table:table-cell table:style-name="ce52" office:value-type="float" office:value="2483">
            <text:p>2483</text:p>
          </table:table-cell>
          <table:table-cell table:style-name="ce52" office:value-type="float" office:value="2483">
            <text:p>2483</text:p>
          </table:table-cell>
          <table:table-cell table:style-name="ce52" office:value-type="float" office:value="2483">
            <text:p>2483</text:p>
          </table:table-cell>
          <table:table-cell table:style-name="ce52" office:value-type="float" office:value="2483">
            <text:p>2483</text:p>
          </table:table-cell>
          <table:table-cell table:style-name="ce55" office:value-type="float" office:value="1606899">
            <text:p>1606899</text:p>
          </table:table-cell>
          <table:table-cell table:style-name="ce59" office:value-type="float" office:value="1606899">
            <text:p>1606899</text:p>
          </table:table-cell>
          <table:table-cell table:style-name="ce59" office:value-type="float" office:value="1606899">
            <text:p>1606899</text:p>
          </table:table-cell>
          <table:table-cell table:style-name="ce59" office:value-type="float" office:value="1606899">
            <text:p>1606899</text:p>
          </table:table-cell>
          <table:table-cell table:style-name="ce64" office:value-type="float" office:value="1607046">
            <text:p>1607046</text:p>
          </table:table-cell>
          <table:table-cell table:style-name="ce5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8" table:formula="of:=[.U31]/[.Q31]" office:value-type="percentage" office:value="0">
            <text:p>0.00%</text:p>
          </table:table-cell>
          <table:table-cell table:style-name="ce73" table:formula="of:=[.V31]/[.R31]" office:value-type="percentage" office:value="0">
            <text:p>0.00%</text:p>
          </table:table-cell>
          <table:table-cell table:style-name="ce78" table:formula="of:=[.W31]/[.S31]" office:value-type="percentage" office:value="0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6" office:value-type="string">
            <text:p>AProVE11-15.cnf</text:p>
          </table:table-cell>
          <table:table-cell table:style-name="ce13" office:value-type="string">
            <text:p>SAT</text:p>
          </table:table-cell>
          <table:table-cell table:style-name="ce20" office:value-type="float" office:value="951.56">
            <text:p>951.56</text:p>
          </table:table-cell>
          <table:table-cell table:style-name="ce20" office:value-type="float" office:value="55">
            <text:p>55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3.45">
            <text:p>3.45</text:p>
          </table:table-cell>
          <table:table-cell table:style-name="ce35" office:value-type="float" office:value="6.28">
            <text:p>6.28</text:p>
          </table:table-cell>
          <table:table-cell table:style-name="ce35" office:value-type="float" office:value="6.09">
            <text:p>6.09</text:p>
          </table:table-cell>
          <table:table-cell table:style-name="ce35" office:value-type="float" office:value="11.85">
            <text:p>11.85</text:p>
          </table:table-cell>
          <table:table-cell table:style-name="ce40" office:value-type="float" office:value="2.28">
            <text:p>2.28</text:p>
          </table:table-cell>
          <table:table-cell table:style-name="ce47" office:value-type="float" office:value="66741">
            <text:p>66741</text:p>
          </table:table-cell>
          <table:table-cell table:style-name="ce52" office:value-type="float" office:value="65796">
            <text:p>65796</text:p>
          </table:table-cell>
          <table:table-cell table:style-name="ce52" office:value-type="float" office:value="76477">
            <text:p>76477</text:p>
          </table:table-cell>
          <table:table-cell table:style-name="ce52" office:value-type="float" office:value="86532">
            <text:p>86532</text:p>
          </table:table-cell>
          <table:table-cell table:style-name="ce52" office:value-type="float" office:value="131695">
            <text:p>131695</text:p>
          </table:table-cell>
          <table:table-cell table:style-name="ce55" office:value-type="float" office:value="29168646">
            <text:p>29168646</text:p>
          </table:table-cell>
          <table:table-cell table:style-name="ce61" office:value-type="float" office:value="33967751">
            <text:p>33967751</text:p>
          </table:table-cell>
          <table:table-cell table:style-name="ce61" office:value-type="float" office:value="34755330">
            <text:p>34755330</text:p>
          </table:table-cell>
          <table:table-cell table:style-name="ce61" office:value-type="float" office:value="54251091">
            <text:p>54251091</text:p>
          </table:table-cell>
          <table:table-cell table:style-name="ce64" office:value-type="float" office:value="19075384">
            <text:p>19075384</text:p>
          </table:table-cell>
          <table:table-cell table:style-name="ce55" office:value-type="float" office:value="4665">
            <text:p>4665</text:p>
          </table:table-cell>
          <table:table-cell table:style-name="ce61" office:value-type="float" office:value="370">
            <text:p>370</text:p>
          </table:table-cell>
          <table:table-cell table:style-name="ce64" office:value-type="float" office:value="240">
            <text:p>240</text:p>
          </table:table-cell>
          <table:table-cell table:style-name="ce68" table:formula="of:=[.U32]/[.Q32]" office:value-type="percentage" office:value="0.000137336145687125">
            <text:p>0.01%</text:p>
          </table:table-cell>
          <table:table-cell table:style-name="ce73" table:formula="of:=[.V32]/[.R32]" office:value-type="percentage" office:value="0.0000106458491402614">
            <text:p>0.00%</text:p>
          </table:table-cell>
          <table:table-cell table:style-name="ce78" table:formula="of:=[.W32]/[.S32]" office:value-type="percentage" office:value="0.00000442387416688081">
            <text:p>0.00%</text:p>
          </table:table-cell>
          <table:table-cell table:style-name="ce61" table:number-columns-repeated="998"/>
        </table:table-row>
        <table:table-row table:style-name="ro4">
          <table:table-cell table:style-name="ce4" office:value-type="string">
            <text:p>bart17.shuffled.cnf</text:p>
          </table:table-cell>
          <table:table-cell table:style-name="ce13" office:value-type="string">
            <text:p>SAT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31">
            <text:p>3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1008">
            <text:p>1008</text:p>
          </table:table-cell>
          <table:table-cell table:style-name="ce52" office:value-type="float" office:value="162">
            <text:p>162</text:p>
          </table:table-cell>
          <table:table-cell table:style-name="ce52" office:value-type="float" office:value="448">
            <text:p>448</text:p>
          </table:table-cell>
          <table:table-cell table:style-name="ce52" office:value-type="float" office:value="129">
            <text:p>129</text:p>
          </table:table-cell>
          <table:table-cell table:style-name="ce52" office:value-type="float" office:value="1291">
            <text:p>1291</text:p>
          </table:table-cell>
          <table:table-cell table:style-name="ce55" office:value-type="float" office:value="11421">
            <text:p>11421</text:p>
          </table:table-cell>
          <table:table-cell table:style-name="ce59" office:value-type="float" office:value="2088">
            <text:p>2088</text:p>
          </table:table-cell>
          <table:table-cell table:style-name="ce59" office:value-type="float" office:value="4893">
            <text:p>4893</text:p>
          </table:table-cell>
          <table:table-cell table:style-name="ce59" office:value-type="float" office:value="1589">
            <text:p>1589</text:p>
          </table:table-cell>
          <table:table-cell table:style-name="ce64" office:value-type="float" office:value="8333">
            <text:p>8333</text:p>
          </table:table-cell>
          <table:table-cell table:style-name="ce55" office:value-type="float" office:value="18">
            <text:p>18</text:p>
          </table:table-cell>
          <table:table-cell table:style-name="ce59" office:value-type="float" office:value="34">
            <text:p>34</text:p>
          </table:table-cell>
          <table:table-cell table:style-name="ce64" office:value-type="float" office:value="43">
            <text:p>43</text:p>
          </table:table-cell>
          <table:table-cell table:style-name="ce68" table:formula="of:=[.U33]/[.Q33]" office:value-type="percentage" office:value="0.00862068965517241">
            <text:p>0.86%</text:p>
          </table:table-cell>
          <table:table-cell table:style-name="ce73" table:formula="of:=[.V33]/[.R33]" office:value-type="percentage" office:value="0.00694870222767219">
            <text:p>0.69%</text:p>
          </table:table-cell>
          <table:table-cell table:style-name="ce78" table:formula="of:=[.W33]/[.S33]" office:value-type="percentage" office:value="0.0270610446821901">
            <text:p>2.71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dp04s04.shuffled.cnf</text:p>
          </table:table-cell>
          <table:table-cell table:style-name="ce13" office:value-type="string">
            <text:p>SAT</text:p>
          </table:table-cell>
          <table:table-cell table:style-name="ce18" office:value-type="float" office:value="0.04">
            <text:p>0.04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124">
            <text:p>124</text:p>
          </table:table-cell>
          <table:table-cell table:style-name="ce52" office:value-type="float" office:value="132">
            <text:p>132</text:p>
          </table:table-cell>
          <table:table-cell table:style-name="ce52" office:value-type="float" office:value="132">
            <text:p>132</text:p>
          </table:table-cell>
          <table:table-cell table:style-name="ce52" office:value-type="float" office:value="132">
            <text:p>132</text:p>
          </table:table-cell>
          <table:table-cell table:style-name="ce52" office:value-type="float" office:value="171">
            <text:p>171</text:p>
          </table:table-cell>
          <table:table-cell table:style-name="ce55" office:value-type="float" office:value="7848">
            <text:p>7848</text:p>
          </table:table-cell>
          <table:table-cell table:style-name="ce59" office:value-type="float" office:value="8772">
            <text:p>8772</text:p>
          </table:table-cell>
          <table:table-cell table:style-name="ce59" office:value-type="float" office:value="8772">
            <text:p>8772</text:p>
          </table:table-cell>
          <table:table-cell table:style-name="ce59" office:value-type="float" office:value="8772">
            <text:p>8772</text:p>
          </table:table-cell>
          <table:table-cell table:style-name="ce64" office:value-type="float" office:value="6135">
            <text:p>6135</text:p>
          </table:table-cell>
          <table:table-cell table:style-name="ce55" office:value-type="float" office:value="2">
            <text:p>2</text:p>
          </table:table-cell>
          <table:table-cell table:style-name="ce59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8" table:formula="of:=[.U34]/[.Q34]" office:value-type="percentage" office:value="0.000227998176014592">
            <text:p>0.02%</text:p>
          </table:table-cell>
          <table:table-cell table:style-name="ce73" table:formula="of:=[.V34]/[.R34]" office:value-type="percentage" office:value="0.000113999088007296">
            <text:p>0.01%</text:p>
          </table:table-cell>
          <table:table-cell table:style-name="ce78" table:formula="of:=[.W34]/[.S34]" office:value-type="percentage" office:value="0.000113999088007296">
            <text:p>0.01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dp10s10.shuffled.cnf</text:p>
          </table:table-cell>
          <table:table-cell table:style-name="ce13" office:value-type="string">
            <text:p>SAT</text:p>
          </table:table-cell>
          <table:table-cell table:style-name="ce18" office:value-type="float" office:value="2.36">
            <text:p>2.36</text:p>
          </table:table-cell>
          <table:table-cell table:style-name="ce18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.08">
            <text:p>0.08</text:p>
          </table:table-cell>
          <table:table-cell table:style-name="ce35" office:value-type="float" office:value="0.13">
            <text:p>0.13</text:p>
          </table:table-cell>
          <table:table-cell table:style-name="ce35" office:value-type="float" office:value="0.09">
            <text:p>0.09</text:p>
          </table:table-cell>
          <table:table-cell table:style-name="ce35" office:value-type="float" office:value="0.09">
            <text:p>0.09</text:p>
          </table:table-cell>
          <table:table-cell table:style-name="ce40" office:value-type="float" office:value="1.69">
            <text:p>1.69</text:p>
          </table:table-cell>
          <table:table-cell table:style-name="ce47" office:value-type="float" office:value="4826">
            <text:p>4826</text:p>
          </table:table-cell>
          <table:table-cell table:style-name="ce52" office:value-type="float" office:value="6174">
            <text:p>6174</text:p>
          </table:table-cell>
          <table:table-cell table:style-name="ce52" office:value-type="float" office:value="5464">
            <text:p>5464</text:p>
          </table:table-cell>
          <table:table-cell table:style-name="ce52" office:value-type="float" office:value="5464">
            <text:p>5464</text:p>
          </table:table-cell>
          <table:table-cell table:style-name="ce52" office:value-type="float" office:value="34422">
            <text:p>34422</text:p>
          </table:table-cell>
          <table:table-cell table:style-name="ce55" office:value-type="float" office:value="1088256">
            <text:p>1088256</text:p>
          </table:table-cell>
          <table:table-cell table:style-name="ce59" office:value-type="float" office:value="1360326">
            <text:p>1360326</text:p>
          </table:table-cell>
          <table:table-cell table:style-name="ce59" office:value-type="float" office:value="1026432">
            <text:p>1026432</text:p>
          </table:table-cell>
          <table:table-cell table:style-name="ce59" office:value-type="float" office:value="1026432">
            <text:p>1026432</text:p>
          </table:table-cell>
          <table:table-cell table:style-name="ce64" office:value-type="float" office:value="16328287">
            <text:p>16328287</text:p>
          </table:table-cell>
          <table:table-cell table:style-name="ce55" office:value-type="float" office:value="46">
            <text:p>46</text:p>
          </table:table-cell>
          <table:table-cell table:style-name="ce59" office:value-type="float" office:value="18">
            <text:p>18</text:p>
          </table:table-cell>
          <table:table-cell table:style-name="ce64" office:value-type="float" office:value="18">
            <text:p>18</text:p>
          </table:table-cell>
          <table:table-cell table:style-name="ce68" table:formula="of:=[.U35]/[.Q35]" office:value-type="percentage" office:value="0.0000338154236558002">
            <text:p>0.00%</text:p>
          </table:table-cell>
          <table:table-cell table:style-name="ce73" table:formula="of:=[.V35]/[.R35]" office:value-type="percentage" office:value="0.0000175364758698092">
            <text:p>0.00%</text:p>
          </table:table-cell>
          <table:table-cell table:style-name="ce78" table:formula="of:=[.W35]/[.S35]" office:value-type="percentage" office:value="0.0000175364758698092">
            <text:p>0.00%</text:p>
          </table:table-cell>
          <table:table-cell table:style-name="ce59" table:number-columns-repeated="41"/>
          <table:table-cell table:style-name="ce61" table:number-columns-repeated="957"/>
        </table:table-row>
        <table:table-row table:style-name="ro4">
          <table:table-cell table:style-name="ce6" office:value-type="string">
            <text:p>driverlog1_ks99i.renamed-as.sat05-3951.cnf</text:p>
          </table:table-cell>
          <table:table-cell table:style-name="ce13" office:value-type="string">
            <text:p>SAT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49">
            <text:p>49</text:p>
          </table:table-cell>
          <table:table-cell table:style-name="ce52" office:value-type="float" office:value="49">
            <text:p>49</text:p>
          </table:table-cell>
          <table:table-cell table:style-name="ce52" office:value-type="float" office:value="49">
            <text:p>49</text:p>
          </table:table-cell>
          <table:table-cell table:style-name="ce52" office:value-type="float" office:value="49">
            <text:p>49</text:p>
          </table:table-cell>
          <table:table-cell table:style-name="ce52" office:value-type="float" office:value="93">
            <text:p>93</text:p>
          </table:table-cell>
          <table:table-cell table:style-name="ce55" office:value-type="float" office:value="207">
            <text:p>207</text:p>
          </table:table-cell>
          <table:table-cell table:style-name="ce61" office:value-type="float" office:value="207">
            <text:p>207</text:p>
          </table:table-cell>
          <table:table-cell table:style-name="ce61" office:value-type="float" office:value="207">
            <text:p>207</text:p>
          </table:table-cell>
          <table:table-cell table:style-name="ce61" office:value-type="float" office:value="207">
            <text:p>207</text:p>
          </table:table-cell>
          <table:table-cell table:style-name="ce64" office:value-type="float" office:value="258">
            <text:p>258</text:p>
          </table:table-cell>
          <table:table-cell table:style-name="ce55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8" table:formula="of:=[.U36]/[.Q36]" office:value-type="percentage" office:value="0">
            <text:p>0.00%</text:p>
          </table:table-cell>
          <table:table-cell table:style-name="ce73" table:formula="of:=[.V36]/[.R36]" office:value-type="percentage" office:value="0">
            <text:p>0.00%</text:p>
          </table:table-cell>
          <table:table-cell table:style-name="ce78" table:formula="of:=[.W36]/[.S36]" office:value-type="percentage" office:value="0">
            <text:p>0.00%</text:p>
          </table:table-cell>
          <table:table-cell table:style-name="ce61" table:number-columns-repeated="18"/>
          <table:table-cell table:style-name="ce59" table:number-columns-repeated="980"/>
        </table:table-row>
        <table:table-row table:style-name="ro4">
          <table:table-cell table:style-name="ce4" office:value-type="string">
            <text:p>em_7_3_6_cmp.cnf</text:p>
          </table:table-cell>
          <table:table-cell table:style-name="ce13" office:value-type="string">
            <text:p>SAT</text:p>
          </table:table-cell>
          <table:table-cell table:style-name="ce18" table:formula="of:=4.88+60*0" office:value-type="float" office:value="4.88">
            <text:p>4.88</text:p>
          </table:table-cell>
          <table:table-cell table:style-name="ce18" office:value-type="float" office:value="361">
            <text:p>36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218.63">
            <text:p>218.63</text:p>
          </table:table-cell>
          <table:table-cell table:style-name="ce35" office:value-type="float" office:value="1521.88">
            <text:p>1521.88</text:p>
          </table:table-cell>
          <table:table-cell table:style-name="ce35" office:value-type="float" office:value="2844.23">
            <text:p>2844.23</text:p>
          </table:table-cell>
          <table:table-cell table:style-name="ce35" office:value-type="float" office:value="990.71">
            <text:p>990.71</text:p>
          </table:table-cell>
          <table:table-cell table:style-name="ce40" office:value-type="float" office:value="2742.34">
            <text:p>2742.34</text:p>
          </table:table-cell>
          <table:table-cell table:style-name="ce47" office:value-type="float" office:value="7077749">
            <text:p>7077749</text:p>
          </table:table-cell>
          <table:table-cell table:style-name="ce52" office:value-type="float" office:value="24699095">
            <text:p>24699095</text:p>
          </table:table-cell>
          <table:table-cell table:style-name="ce52" office:value-type="float" office:value="37206782">
            <text:p>37206782</text:p>
          </table:table-cell>
          <table:table-cell table:style-name="ce52" office:value-type="float" office:value="11337663">
            <text:p>11337663</text:p>
          </table:table-cell>
          <table:table-cell table:style-name="ce52" office:value-type="float" office:value="26511072">
            <text:p>26511072</text:p>
          </table:table-cell>
          <table:table-cell table:style-name="ce55" office:value-type="float" office:value="318239177">
            <text:p>318239177</text:p>
          </table:table-cell>
          <table:table-cell table:style-name="ce59" office:value-type="float" office:value="1444163124">
            <text:p>1444163124</text:p>
          </table:table-cell>
          <table:table-cell table:style-name="ce59" office:value-type="float" office:value="2383020925">
            <text:p>2383020925</text:p>
          </table:table-cell>
          <table:table-cell table:style-name="ce59" office:value-type="float" office:value="710315183">
            <text:p>710315183</text:p>
          </table:table-cell>
          <table:table-cell table:style-name="ce64" office:value-type="float" office:value="2443220363">
            <text:p>2443220363</text:p>
          </table:table-cell>
          <table:table-cell table:style-name="ce55" office:value-type="float" office:value="749361">
            <text:p>749361</text:p>
          </table:table-cell>
          <table:table-cell table:style-name="ce59" office:value-type="float" office:value="195284">
            <text:p>195284</text:p>
          </table:table-cell>
          <table:table-cell table:style-name="ce64" office:value-type="float" office:value="209357">
            <text:p>209357</text:p>
          </table:table-cell>
          <table:table-cell table:style-name="ce68" table:formula="of:=[.U37]/[.Q37]" office:value-type="percentage" office:value="0.000518889443683095">
            <text:p>0.05%</text:p>
          </table:table-cell>
          <table:table-cell table:style-name="ce73" table:formula="of:=[.V37]/[.R37]" office:value-type="percentage" office:value="0.0000819480844466357">
            <text:p>0.01%</text:p>
          </table:table-cell>
          <table:table-cell table:style-name="ce78" table:formula="of:=[.W37]/[.S37]" office:value-type="percentage" office:value="0.000294738173997331">
            <text:p>0.03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ferry5_ks99i.renamed-as.sat05-3994.cnf</text:p>
          </table:table-cell>
          <table:table-cell table:style-name="ce13" office:value-type="string">
            <text:p>SAT</text:p>
          </table:table-cell>
          <table:table-cell table:style-name="ce18" table:formula="of:=0.08+60*0" office:value-type="float" office:value="0.08">
            <text:p>0.08</text:p>
          </table:table-cell>
          <table:table-cell table:style-name="ce18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.01">
            <text:p>0.01</text:p>
          </table:table-cell>
          <table:table-cell table:style-name="ce40" office:value-type="float" office:value="0.01">
            <text:p>0.01</text:p>
          </table:table-cell>
          <table:table-cell table:style-name="ce47" office:value-type="float" office:value="1195">
            <text:p>1195</text:p>
          </table:table-cell>
          <table:table-cell table:style-name="ce52" office:value-type="float" office:value="918">
            <text:p>918</text:p>
          </table:table-cell>
          <table:table-cell table:style-name="ce52" office:value-type="float" office:value="902">
            <text:p>902</text:p>
          </table:table-cell>
          <table:table-cell table:style-name="ce52" office:value-type="float" office:value="966">
            <text:p>966</text:p>
          </table:table-cell>
          <table:table-cell table:style-name="ce52" office:value-type="float" office:value="4107">
            <text:p>4107</text:p>
          </table:table-cell>
          <table:table-cell table:style-name="ce55" office:value-type="float" office:value="46744">
            <text:p>46744</text:p>
          </table:table-cell>
          <table:table-cell table:style-name="ce59" office:value-type="float" office:value="31785">
            <text:p>31785</text:p>
          </table:table-cell>
          <table:table-cell table:style-name="ce59" office:value-type="float" office:value="31264">
            <text:p>31264</text:p>
          </table:table-cell>
          <table:table-cell table:style-name="ce59" office:value-type="float" office:value="46425">
            <text:p>46425</text:p>
          </table:table-cell>
          <table:table-cell table:style-name="ce64" office:value-type="float" office:value="150063">
            <text:p>150063</text:p>
          </table:table-cell>
          <table:table-cell table:style-name="ce55" office:value-type="float" office:value="18">
            <text:p>18</text:p>
          </table:table-cell>
          <table:table-cell table:style-name="ce59" office:value-type="float" office:value="15">
            <text:p>15</text:p>
          </table:table-cell>
          <table:table-cell table:style-name="ce64" office:value-type="float" office:value="214">
            <text:p>214</text:p>
          </table:table-cell>
          <table:table-cell table:style-name="ce68" table:formula="of:=[.U38]/[.Q38]" office:value-type="percentage" office:value="0.000566304860783388">
            <text:p>0.06%</text:p>
          </table:table-cell>
          <table:table-cell table:style-name="ce73" table:formula="of:=[.V38]/[.R38]" office:value-type="percentage" office:value="0.00047978505629478">
            <text:p>0.05%</text:p>
          </table:table-cell>
          <table:table-cell table:style-name="ce78" table:formula="of:=[.W38]/[.S38]" office:value-type="percentage" office:value="0.00460958535271944">
            <text:p>0.46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GreenTao_2-4-4_511.cnf</text:p>
          </table:table-cell>
          <table:table-cell table:style-name="ce13" office:value-type="string">
            <text:p>SAT</text:p>
          </table:table-cell>
          <table:table-cell table:style-name="ce18" table:formula="of:=0.16+60*0" office:value-type="float" office:value="0.16">
            <text:p>0.16</text:p>
          </table:table-cell>
          <table:table-cell table:style-name="ce18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9" office:value-type="float" office:value="5083.22">
            <text:p>5083.22</text:p>
          </table:table-cell>
          <table:table-cell table:style-name="ce35" office:value-type="float" office:value="5083.12">
            <text:p>5083.12</text:p>
          </table:table-cell>
          <table:table-cell table:style-name="ce35" office:value-type="float" office:value="5083.03">
            <text:p>5083.03</text:p>
          </table:table-cell>
          <table:table-cell table:style-name="ce35" office:value-type="float" office:value="5083.64">
            <text:p>5083.64</text:p>
          </table:table-cell>
          <table:table-cell table:style-name="ce40" office:value-type="float" office:value="92.96">
            <text:p>92.96</text:p>
          </table:table-cell>
          <table:table-cell table:style-name="ce47" office:value-type="float" office:value="201154680">
            <text:p>201154680</text:p>
          </table:table-cell>
          <table:table-cell table:style-name="ce52" office:value-type="float" office:value="190994077">
            <text:p>190994077</text:p>
          </table:table-cell>
          <table:table-cell table:style-name="ce52" office:value-type="float" office:value="194147880">
            <text:p>194147880</text:p>
          </table:table-cell>
          <table:table-cell table:style-name="ce52" office:value-type="float" office:value="194918889">
            <text:p>194918889</text:p>
          </table:table-cell>
          <table:table-cell table:style-name="ce52" office:value-type="float" office:value="5995470">
            <text:p>5995470</text:p>
          </table:table-cell>
          <table:table-cell table:style-name="ce55" office:value-type="float" office:value="5699943784">
            <text:p>5699943784</text:p>
          </table:table-cell>
          <table:table-cell table:style-name="ce59" office:value-type="float" office:value="5410270318">
            <text:p>5410270318</text:p>
          </table:table-cell>
          <table:table-cell table:style-name="ce59" office:value-type="float" office:value="5502170958">
            <text:p>5502170958</text:p>
          </table:table-cell>
          <table:table-cell table:style-name="ce59" office:value-type="float" office:value="5524729717">
            <text:p>5524729717</text:p>
          </table:table-cell>
          <table:table-cell table:style-name="ce64" office:value-type="float" office:value="170609787">
            <text:p>170609787</text:p>
          </table:table-cell>
          <table:table-cell table:style-name="ce5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8" table:formula="of:=[.U39]/[.Q39]" office:value-type="percentage" office:value="0">
            <text:p>0.00%</text:p>
          </table:table-cell>
          <table:table-cell table:style-name="ce73" table:formula="of:=[.V39]/[.R39]" office:value-type="percentage" office:value="0">
            <text:p>0.00%</text:p>
          </table:table-cell>
          <table:table-cell table:style-name="ce78" table:formula="of:=[.W39]/[.S39]" office:value-type="percentage" office:value="0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lksat-n900-m6174-k4-l4-s819398222.used-as.sat04-929.cnf</text:p>
          </table:table-cell>
          <table:table-cell table:style-name="ce13" office:value-type="string">
            <text:p>SAT</text:p>
          </table:table-cell>
          <table:table-cell table:style-name="ce18" table:formula="of:=0.22+60*0" office:value-type="float" office:value="0.22">
            <text:p>0.22</text:p>
          </table:table-cell>
          <table:table-cell table:style-name="ce18" office:value-type="float" office:value="87">
            <text:p>87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.41">
            <text:p>0.41</text:p>
          </table:table-cell>
          <table:table-cell table:style-name="ce35" office:value-type="float" office:value="0.44">
            <text:p>0.44</text:p>
          </table:table-cell>
          <table:table-cell table:style-name="ce35" office:value-type="float" office:value="0.47">
            <text:p>0.47</text:p>
          </table:table-cell>
          <table:table-cell table:style-name="ce35" office:value-type="float" office:value="0.47">
            <text:p>0.47</text:p>
          </table:table-cell>
          <table:table-cell table:style-name="ce40" office:value-type="float" office:value="0.91">
            <text:p>0.91</text:p>
          </table:table-cell>
          <table:table-cell table:style-name="ce47" office:value-type="float" office:value="61475">
            <text:p>61475</text:p>
          </table:table-cell>
          <table:table-cell table:style-name="ce52" office:value-type="float" office:value="61475">
            <text:p>61475</text:p>
          </table:table-cell>
          <table:table-cell table:style-name="ce52" office:value-type="float" office:value="61475">
            <text:p>61475</text:p>
          </table:table-cell>
          <table:table-cell table:style-name="ce52" office:value-type="float" office:value="61475">
            <text:p>61475</text:p>
          </table:table-cell>
          <table:table-cell table:style-name="ce52" office:value-type="float" office:value="93723">
            <text:p>93723</text:p>
          </table:table-cell>
          <table:table-cell table:style-name="ce55" office:value-type="float" office:value="2408805">
            <text:p>2408805</text:p>
          </table:table-cell>
          <table:table-cell table:style-name="ce59" office:value-type="float" office:value="2408805">
            <text:p>2408805</text:p>
          </table:table-cell>
          <table:table-cell table:style-name="ce59" office:value-type="float" office:value="2408805">
            <text:p>2408805</text:p>
          </table:table-cell>
          <table:table-cell table:style-name="ce59" office:value-type="float" office:value="2408805">
            <text:p>2408805</text:p>
          </table:table-cell>
          <table:table-cell table:style-name="ce64" office:value-type="float" office:value="5231540">
            <text:p>5231540</text:p>
          </table:table-cell>
          <table:table-cell table:style-name="ce5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8" table:formula="of:=[.U40]/[.Q40]" office:value-type="percentage" office:value="0">
            <text:p>0.00%</text:p>
          </table:table-cell>
          <table:table-cell table:style-name="ce73" table:formula="of:=[.V40]/[.R40]" office:value-type="percentage" office:value="0">
            <text:p>0.00%</text:p>
          </table:table-cell>
          <table:table-cell table:style-name="ce78" table:formula="of:=[.W40]/[.S40]" office:value-type="percentage" office:value="0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mod2c-rand3bip-sat-220-3.shuffled-as.sat05-2490.cnf</text:p>
          </table:table-cell>
          <table:table-cell table:style-name="ce13" office:value-type="string">
            <text:p>SAT</text:p>
          </table:table-cell>
          <table:table-cell table:style-name="ce18" table:formula="of:=0.2+60*0" office:value-type="float" office:value="0.2">
            <text:p>0.2</text:p>
          </table:table-cell>
          <table:table-cell table:style-name="ce18" office:value-type="float" office:value="91">
            <text:p>9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3698.5">
            <text:p>3698.50</text:p>
          </table:table-cell>
          <table:table-cell table:style-name="ce35" office:value-type="float" office:value="5083.06">
            <text:p>5083.06</text:p>
          </table:table-cell>
          <table:table-cell table:style-name="ce35" office:value-type="float" office:value="5082.14">
            <text:p>5082.14</text:p>
          </table:table-cell>
          <table:table-cell table:style-name="ce35" office:value-type="float" office:value="4330.95">
            <text:p>4330.95</text:p>
          </table:table-cell>
          <table:table-cell table:style-name="ce40" office:value-type="float" office:value="326.92">
            <text:p>326.92</text:p>
          </table:table-cell>
          <table:table-cell table:style-name="ce47" office:value-type="float" office:value="137443308">
            <text:p>137443308</text:p>
          </table:table-cell>
          <table:table-cell table:style-name="ce52" office:value-type="float" office:value="165956541">
            <text:p>165956541</text:p>
          </table:table-cell>
          <table:table-cell table:style-name="ce52" office:value-type="float" office:value="165045484">
            <text:p>165045484</text:p>
          </table:table-cell>
          <table:table-cell table:style-name="ce52" office:value-type="float" office:value="153694601">
            <text:p>153694601</text:p>
          </table:table-cell>
          <table:table-cell table:style-name="ce52" office:value-type="float" office:value="11093980">
            <text:p>11093980</text:p>
          </table:table-cell>
          <table:table-cell table:style-name="ce55" office:value-type="float" office:value="5590610806">
            <text:p>5590610806</text:p>
          </table:table-cell>
          <table:table-cell table:style-name="ce59" office:value-type="float" office:value="6783878564">
            <text:p>6783878564</text:p>
          </table:table-cell>
          <table:table-cell table:style-name="ce59" office:value-type="float" office:value="6710668727">
            <text:p>6710668727</text:p>
          </table:table-cell>
          <table:table-cell table:style-name="ce59" office:value-type="float" office:value="6249339590">
            <text:p>6249339590</text:p>
          </table:table-cell>
          <table:table-cell table:style-name="ce64" office:value-type="float" office:value="778599423">
            <text:p>778599423</text:p>
          </table:table-cell>
          <table:table-cell table:style-name="ce55" office:value-type="float" office:value="7005350">
            <text:p>7005350</text:p>
          </table:table-cell>
          <table:table-cell table:style-name="ce59" office:value-type="float" office:value="290662">
            <text:p>290662</text:p>
          </table:table-cell>
          <table:table-cell table:style-name="ce64" office:value-type="float" office:value="276447">
            <text:p>276447</text:p>
          </table:table-cell>
          <table:table-cell table:style-name="ce68" table:formula="of:=[.U41]/[.Q41]" office:value-type="percentage" office:value="0.00103264672766628">
            <text:p>0.10%</text:p>
          </table:table-cell>
          <table:table-cell table:style-name="ce73" table:formula="of:=[.V41]/[.R41]" office:value-type="percentage" office:value="0.0000433134180548263">
            <text:p>0.00%</text:p>
          </table:table-cell>
          <table:table-cell table:style-name="ce78" table:formula="of:=[.W41]/[.S41]" office:value-type="percentage" office:value="0.0000442361942440065">
            <text:p>0.00%</text:p>
          </table:table-cell>
          <table:table-cell table:style-name="ce59" table:number-columns-repeated="18"/>
          <table:table-cell table:style-name="ce61" table:number-columns-repeated="23"/>
          <table:table-cell table:style-name="ce59" table:number-columns-repeated="957"/>
        </table:table-row>
        <table:table-row table:style-name="ro4">
          <table:table-cell table:style-name="ce4" office:value-type="string">
            <text:p>mod2c-rand3bip-sat-230-3.shuffled-as.sat05-2505.cnf</text:p>
          </table:table-cell>
          <table:table-cell table:style-name="ce13" office:value-type="string">
            <text:p>SAT</text:p>
          </table:table-cell>
          <table:table-cell table:style-name="ce18" table:formula="of:=0.24+60*0" office:value-type="float" office:value="0.24">
            <text:p>0.24</text:p>
          </table:table-cell>
          <table:table-cell table:style-name="ce18" office:value-type="float" office:value="96">
            <text:p>96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83.03">
            <text:p>5083.03</text:p>
          </table:table-cell>
          <table:table-cell table:style-name="ce35" office:value-type="float" office:value="5082.55">
            <text:p>5082.55</text:p>
          </table:table-cell>
          <table:table-cell table:style-name="ce35" office:value-type="float" office:value="5082.17">
            <text:p>5082.17</text:p>
          </table:table-cell>
          <table:table-cell table:style-name="ce35" office:value-type="float" office:value="5081.88">
            <text:p>5081.88</text:p>
          </table:table-cell>
          <table:table-cell table:style-name="ce40" office:value-type="float" office:value="500.61">
            <text:p>500.61</text:p>
          </table:table-cell>
          <table:table-cell table:style-name="ce47" office:value-type="float" office:value="257428983">
            <text:p>257428983</text:p>
          </table:table-cell>
          <table:table-cell table:style-name="ce52" office:value-type="float" office:value="204591762">
            <text:p>204591762</text:p>
          </table:table-cell>
          <table:table-cell table:style-name="ce52" office:value-type="float" office:value="222914127">
            <text:p>222914127</text:p>
          </table:table-cell>
          <table:table-cell table:style-name="ce52" office:value-type="float" office:value="161093312">
            <text:p>161093312</text:p>
          </table:table-cell>
          <table:table-cell table:style-name="ce52" office:value-type="float" office:value="22986542">
            <text:p>22986542</text:p>
          </table:table-cell>
          <table:table-cell table:style-name="ce55" office:value-type="float" office:value="10880559734">
            <text:p>10880559734</text:p>
          </table:table-cell>
          <table:table-cell table:style-name="ce59" office:value-type="float" office:value="8574844759">
            <text:p>8574844759</text:p>
          </table:table-cell>
          <table:table-cell table:style-name="ce59" office:value-type="float" office:value="9316145046">
            <text:p>9316145046</text:p>
          </table:table-cell>
          <table:table-cell table:style-name="ce59" office:value-type="float" office:value="6625970353">
            <text:p>6625970353</text:p>
          </table:table-cell>
          <table:table-cell table:style-name="ce64" office:value-type="float" office:value="1602865449">
            <text:p>1602865449</text:p>
          </table:table-cell>
          <table:table-cell table:style-name="ce55" office:value-type="float" office:value="8892313">
            <text:p>8892313</text:p>
          </table:table-cell>
          <table:table-cell table:style-name="ce59" office:value-type="float" office:value="476787">
            <text:p>476787</text:p>
          </table:table-cell>
          <table:table-cell table:style-name="ce64" office:value-type="float" office:value="371121">
            <text:p>371121</text:p>
          </table:table-cell>
          <table:table-cell table:style-name="ce68" table:formula="of:=[.U42]/[.Q42]" office:value-type="percentage" office:value="0.00103702320565825">
            <text:p>0.10%</text:p>
          </table:table-cell>
          <table:table-cell table:style-name="ce73" table:formula="of:=[.V42]/[.R42]" office:value-type="percentage" office:value="0.0000511785720000908">
            <text:p>0.01%</text:p>
          </table:table-cell>
          <table:table-cell table:style-name="ce78" table:formula="of:=[.W42]/[.S42]" office:value-type="percentage" office:value="0.0000560100604482738">
            <text:p>0.01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mod2c-rand3bip-sat-240-2.shuffled-as.sat05-2519.cnf</text:p>
          </table:table-cell>
          <table:table-cell table:style-name="ce13" office:value-type="string">
            <text:p>SAT</text:p>
          </table:table-cell>
          <table:table-cell table:style-name="ce18" table:formula="of:=0.25+60*0" office:value-type="float" office:value="0.25">
            <text:p>0.25</text:p>
          </table:table-cell>
          <table:table-cell table:style-name="ce18" office:value-type="float" office:value="98">
            <text:p>98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84.42">
            <text:p>5084.42</text:p>
          </table:table-cell>
          <table:table-cell table:style-name="ce35" office:value-type="float" office:value="5083.29">
            <text:p>5083.29</text:p>
          </table:table-cell>
          <table:table-cell table:style-name="ce35" office:value-type="float" office:value="5083.9">
            <text:p>5083.90</text:p>
          </table:table-cell>
          <table:table-cell table:style-name="ce35" office:value-type="float" office:value="5083.08">
            <text:p>5083.08</text:p>
          </table:table-cell>
          <table:table-cell table:style-name="ce40" office:value-type="float" office:value="726.31">
            <text:p>726.31</text:p>
          </table:table-cell>
          <table:table-cell table:style-name="ce47" office:value-type="float" office:value="273960886">
            <text:p>273960886</text:p>
          </table:table-cell>
          <table:table-cell table:style-name="ce52" office:value-type="float" office:value="231574024">
            <text:p>231574024</text:p>
          </table:table-cell>
          <table:table-cell table:style-name="ce52" office:value-type="float" office:value="251664138">
            <text:p>251664138</text:p>
          </table:table-cell>
          <table:table-cell table:style-name="ce52" office:value-type="float" office:value="232874707">
            <text:p>232874707</text:p>
          </table:table-cell>
          <table:table-cell table:style-name="ce52" office:value-type="float" office:value="37861272">
            <text:p>37861272</text:p>
          </table:table-cell>
          <table:table-cell table:style-name="ce55" office:value-type="float" office:value="12052035807">
            <text:p>12052035807</text:p>
          </table:table-cell>
          <table:table-cell table:style-name="ce59" office:value-type="float" office:value="10056993748">
            <text:p>10056993748</text:p>
          </table:table-cell>
          <table:table-cell table:style-name="ce59" office:value-type="float" office:value="10922531058">
            <text:p>10922531058</text:p>
          </table:table-cell>
          <table:table-cell table:style-name="ce59" office:value-type="float" office:value="10091769987">
            <text:p>10091769987</text:p>
          </table:table-cell>
          <table:table-cell table:style-name="ce64" office:value-type="float" office:value="2515001071">
            <text:p>2515001071</text:p>
          </table:table-cell>
          <table:table-cell table:style-name="ce55" office:value-type="float" office:value="8142646">
            <text:p>8142646</text:p>
          </table:table-cell>
          <table:table-cell table:style-name="ce59" office:value-type="float" office:value="450757">
            <text:p>450757</text:p>
          </table:table-cell>
          <table:table-cell table:style-name="ce64" office:value-type="float" office:value="431618">
            <text:p>431618</text:p>
          </table:table-cell>
          <table:table-cell table:style-name="ce68" table:formula="of:=[.U43]/[.Q43]" office:value-type="percentage" office:value="0.000809650100619711">
            <text:p>0.08%</text:p>
          </table:table-cell>
          <table:table-cell table:style-name="ce73" table:formula="of:=[.V43]/[.R43]" office:value-type="percentage" office:value="0.0000412685482519046">
            <text:p>0.00%</text:p>
          </table:table-cell>
          <table:table-cell table:style-name="ce78" table:formula="of:=[.W43]/[.S43]" office:value-type="percentage" office:value="0.0000427693061332156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mod3block_2vars_11gates_u2_autoenc.cnf</text:p>
          </table:table-cell>
          <table:table-cell table:style-name="ce13" office:value-type="string">
            <text:p>SAT</text:p>
          </table:table-cell>
          <table:table-cell table:style-name="ce18" table:formula="of:=14.2+60*0" office:value-type="float" office:value="14.2">
            <text:p>14.2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76.12">
            <text:p>5076.12</text:p>
          </table:table-cell>
          <table:table-cell table:style-name="ce35" office:value-type="float" office:value="3302.42">
            <text:p>3302.42</text:p>
          </table:table-cell>
          <table:table-cell table:style-name="ce35" office:value-type="float" office:value="5075.03">
            <text:p>5075.03</text:p>
          </table:table-cell>
          <table:table-cell table:style-name="ce35" office:value-type="float" office:value="5075.73">
            <text:p>5075.73</text:p>
          </table:table-cell>
          <table:table-cell table:style-name="ce40" office:value-type="float" office:value="5076.07">
            <text:p>5076.07</text:p>
          </table:table-cell>
          <table:table-cell table:style-name="ce47" office:value-type="float" office:value="106889636">
            <text:p>106889636</text:p>
          </table:table-cell>
          <table:table-cell table:style-name="ce52" office:value-type="float" office:value="65379290">
            <text:p>65379290</text:p>
          </table:table-cell>
          <table:table-cell table:style-name="ce52" office:value-type="float" office:value="98971565">
            <text:p>98971565</text:p>
          </table:table-cell>
          <table:table-cell table:style-name="ce52" office:value-type="float" office:value="65326734">
            <text:p>65326734</text:p>
          </table:table-cell>
          <table:table-cell table:style-name="ce52" office:value-type="float" office:value="102414460">
            <text:p>102414460</text:p>
          </table:table-cell>
          <table:table-cell table:style-name="ce55" office:value-type="float" office:value="1334005378">
            <text:p>1334005378</text:p>
          </table:table-cell>
          <table:table-cell table:style-name="ce59" office:value-type="float" office:value="772419317">
            <text:p>772419317</text:p>
          </table:table-cell>
          <table:table-cell table:style-name="ce59" office:value-type="float" office:value="1228934372">
            <text:p>1228934372</text:p>
          </table:table-cell>
          <table:table-cell table:style-name="ce59" office:value-type="float" office:value="783493074">
            <text:p>783493074</text:p>
          </table:table-cell>
          <table:table-cell table:style-name="ce64" office:value-type="float" office:value="1394138280">
            <text:p>1394138280</text:p>
          </table:table-cell>
          <table:table-cell table:style-name="ce55" office:value-type="float" office:value="333656">
            <text:p>333656</text:p>
          </table:table-cell>
          <table:table-cell table:style-name="ce59" office:value-type="float" office:value="383680">
            <text:p>383680</text:p>
          </table:table-cell>
          <table:table-cell table:style-name="ce64" office:value-type="float" office:value="328548">
            <text:p>328548</text:p>
          </table:table-cell>
          <table:table-cell table:style-name="ce68" table:formula="of:=[.U44]/[.Q44]" office:value-type="percentage" office:value="0.000431962267976268">
            <text:p>0.04%</text:p>
          </table:table-cell>
          <table:table-cell table:style-name="ce73" table:formula="of:=[.V44]/[.R44]" office:value-type="percentage" office:value="0.000312205442977064">
            <text:p>0.03%</text:p>
          </table:table-cell>
          <table:table-cell table:style-name="ce78" table:formula="of:=[.W44]/[.S44]" office:value-type="percentage" office:value="0.000419337465642996">
            <text:p>0.04%</text:p>
          </table:table-cell>
          <table:table-cell table:style-name="ce61" table:number-columns-repeated="18"/>
          <table:table-cell table:style-name="ce59" table:number-columns-repeated="23"/>
          <table:table-cell table:style-name="ce61" table:number-columns-repeated="957"/>
        </table:table-row>
        <table:table-row table:style-name="ro4">
          <table:table-cell table:style-name="ce6" office:value-type="string">
            <text:p>rbcl_xits_15_SAT.cnf</text:p>
          </table:table-cell>
          <table:table-cell table:style-name="ce13" office:value-type="string">
            <text:p>SAT</text:p>
          </table:table-cell>
          <table:table-cell table:style-name="ce20" table:formula="of:=9.17+60*0" office:value-type="float" office:value="9.17">
            <text:p>9.17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.02">
            <text:p>0.02</text:p>
          </table:table-cell>
          <table:table-cell table:style-name="ce35" office:value-type="float" office:value="0.01">
            <text:p>0.01</text:p>
          </table:table-cell>
          <table:table-cell table:style-name="ce35" office:value-type="float" office:value="0.01">
            <text:p>0.01</text:p>
          </table:table-cell>
          <table:table-cell table:style-name="ce35" office:value-type="float" office:value="0.04">
            <text:p>0.04</text:p>
          </table:table-cell>
          <table:table-cell table:style-name="ce40" office:value-type="float" office:value="0.12">
            <text:p>0.12</text:p>
          </table:table-cell>
          <table:table-cell table:style-name="ce47" office:value-type="float" office:value="1760">
            <text:p>1760</text:p>
          </table:table-cell>
          <table:table-cell table:style-name="ce52" office:value-type="float" office:value="1385">
            <text:p>1385</text:p>
          </table:table-cell>
          <table:table-cell table:style-name="ce52" office:value-type="float" office:value="1385">
            <text:p>1385</text:p>
          </table:table-cell>
          <table:table-cell table:style-name="ce52" office:value-type="float" office:value="2763">
            <text:p>2763</text:p>
          </table:table-cell>
          <table:table-cell table:style-name="ce52" office:value-type="float" office:value="10679">
            <text:p>10679</text:p>
          </table:table-cell>
          <table:table-cell table:style-name="ce55" office:value-type="float" office:value="41752">
            <text:p>41752</text:p>
          </table:table-cell>
          <table:table-cell table:style-name="ce61" office:value-type="float" office:value="60431">
            <text:p>60431</text:p>
          </table:table-cell>
          <table:table-cell table:style-name="ce61" office:value-type="float" office:value="60438">
            <text:p>60438</text:p>
          </table:table-cell>
          <table:table-cell table:style-name="ce61" office:value-type="float" office:value="138632">
            <text:p>138632</text:p>
          </table:table-cell>
          <table:table-cell table:style-name="ce64" office:value-type="float" office:value="380057">
            <text:p>380057</text:p>
          </table:table-cell>
          <table:table-cell table:style-name="ce55" office:value-type="float" office:value="8">
            <text:p>8</text:p>
          </table:table-cell>
          <table:table-cell table:style-name="ce61" office:value-type="float" office:value="6">
            <text:p>6</text:p>
          </table:table-cell>
          <table:table-cell table:style-name="ce64" office:value-type="float" office:value="55">
            <text:p>55</text:p>
          </table:table-cell>
          <table:table-cell table:style-name="ce68" table:formula="of:=[.U45]/[.Q45]" office:value-type="percentage" office:value="0.000132382386523473">
            <text:p>0.01%</text:p>
          </table:table-cell>
          <table:table-cell table:style-name="ce73" table:formula="of:=[.V45]/[.R45]" office:value-type="percentage" office:value="0.0000992752903802244">
            <text:p>0.01%</text:p>
          </table:table-cell>
          <table:table-cell table:style-name="ce78" table:formula="of:=[.W45]/[.S45]" office:value-type="percentage" office:value="0.000396733798834324">
            <text:p>0.04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rbcl_xits_18_SAT.cnf</text:p>
          </table:table-cell>
          <table:table-cell table:style-name="ce13" office:value-type="string">
            <text:p>SAT</text:p>
          </table:table-cell>
          <table:table-cell table:style-name="ce18" table:formula="of:=15+60*0" office:value-type="float" office:value="15">
            <text:p>15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.02">
            <text:p>0.02</text:p>
          </table:table-cell>
          <table:table-cell table:style-name="ce35" office:value-type="float" office:value="0.02">
            <text:p>0.02</text:p>
          </table:table-cell>
          <table:table-cell table:style-name="ce35" office:value-type="float" office:value="0.02">
            <text:p>0.02</text:p>
          </table:table-cell>
          <table:table-cell table:style-name="ce35" office:value-type="float" office:value="0.02">
            <text:p>0.02</text:p>
          </table:table-cell>
          <table:table-cell table:style-name="ce40" office:value-type="float" office:value="0.02">
            <text:p>0.02</text:p>
          </table:table-cell>
          <table:table-cell table:style-name="ce47" office:value-type="float" office:value="1141">
            <text:p>1141</text:p>
          </table:table-cell>
          <table:table-cell table:style-name="ce52" office:value-type="float" office:value="1141">
            <text:p>1141</text:p>
          </table:table-cell>
          <table:table-cell table:style-name="ce52" office:value-type="float" office:value="1141">
            <text:p>1141</text:p>
          </table:table-cell>
          <table:table-cell table:style-name="ce52" office:value-type="float" office:value="1141">
            <text:p>1141</text:p>
          </table:table-cell>
          <table:table-cell table:style-name="ce52" office:value-type="float" office:value="1290">
            <text:p>1290</text:p>
          </table:table-cell>
          <table:table-cell table:style-name="ce55" office:value-type="float" office:value="9781">
            <text:p>9781</text:p>
          </table:table-cell>
          <table:table-cell table:style-name="ce59" office:value-type="float" office:value="9745">
            <text:p>9745</text:p>
          </table:table-cell>
          <table:table-cell table:style-name="ce59" office:value-type="float" office:value="9745">
            <text:p>9745</text:p>
          </table:table-cell>
          <table:table-cell table:style-name="ce59" office:value-type="float" office:value="9745">
            <text:p>9745</text:p>
          </table:table-cell>
          <table:table-cell table:style-name="ce64" office:value-type="float" office:value="18154">
            <text:p>18154</text:p>
          </table:table-cell>
          <table:table-cell table:style-name="ce55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8" table:formula="of:=[.U46]/[.Q46]" office:value-type="percentage" office:value="0.000102616726526424">
            <text:p>0.01%</text:p>
          </table:table-cell>
          <table:table-cell table:style-name="ce73" table:formula="of:=[.V46]/[.R46]" office:value-type="percentage" office:value="0.000102616726526424">
            <text:p>0.01%</text:p>
          </table:table-cell>
          <table:table-cell table:style-name="ce78" table:formula="of:=[.W46]/[.S46]" office:value-type="percentage" office:value="0.000102616726526424">
            <text:p>0.01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rovers1_ks99i.renamed-as.sat05-3971.cnf</text:p>
          </table:table-cell>
          <table:table-cell table:style-name="ce13" office:value-type="string">
            <text:p>SAT</text:p>
          </table:table-cell>
          <table:table-cell table:style-name="ce18" table:formula="of:=0.01+60*0" office:value-type="float" office:value="0.01">
            <text:p>0.01</text:p>
          </table:table-cell>
          <table:table-cell table:style-name="ce18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106">
            <text:p>106</text:p>
          </table:table-cell>
          <table:table-cell table:style-name="ce52" office:value-type="float" office:value="106">
            <text:p>106</text:p>
          </table:table-cell>
          <table:table-cell table:style-name="ce52" office:value-type="float" office:value="106">
            <text:p>106</text:p>
          </table:table-cell>
          <table:table-cell table:style-name="ce52" office:value-type="float" office:value="106">
            <text:p>106</text:p>
          </table:table-cell>
          <table:table-cell table:style-name="ce52" office:value-type="float" office:value="235">
            <text:p>235</text:p>
          </table:table-cell>
          <table:table-cell table:style-name="ce55" office:value-type="float" office:value="1423">
            <text:p>1423</text:p>
          </table:table-cell>
          <table:table-cell table:style-name="ce59" office:value-type="float" office:value="1423">
            <text:p>1423</text:p>
          </table:table-cell>
          <table:table-cell table:style-name="ce59" office:value-type="float" office:value="1423">
            <text:p>1423</text:p>
          </table:table-cell>
          <table:table-cell table:style-name="ce59" office:value-type="float" office:value="1423">
            <text:p>1423</text:p>
          </table:table-cell>
          <table:table-cell table:style-name="ce64" office:value-type="float" office:value="1772">
            <text:p>1772</text:p>
          </table:table-cell>
          <table:table-cell table:style-name="ce5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8" table:formula="of:=[.U47]/[.Q47]" office:value-type="percentage" office:value="0">
            <text:p>0.00%</text:p>
          </table:table-cell>
          <table:table-cell table:style-name="ce73" table:formula="of:=[.V47]/[.R47]" office:value-type="percentage" office:value="0">
            <text:p>0.00%</text:p>
          </table:table-cell>
          <table:table-cell table:style-name="ce78" table:formula="of:=[.W47]/[.S47]" office:value-type="percentage" office:value="0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satsgi-n26himBHm28-p0-q293.cnf</text:p>
          </table:table-cell>
          <table:table-cell table:style-name="ce13" office:value-type="string">
            <text:p>SAT</text:p>
          </table:table-cell>
          <table:table-cell table:style-name="ce18" table:formula="of:=0.44+60*0" office:value-type="float" office:value="0.44">
            <text:p>0.44</text:p>
          </table:table-cell>
          <table:table-cell table:style-name="ce18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.01">
            <text:p>0.01</text:p>
          </table:table-cell>
          <table:table-cell table:style-name="ce47" office:value-type="float" office:value="379">
            <text:p>379</text:p>
          </table:table-cell>
          <table:table-cell table:style-name="ce52" office:value-type="float" office:value="379">
            <text:p>379</text:p>
          </table:table-cell>
          <table:table-cell table:style-name="ce52" office:value-type="float" office:value="379">
            <text:p>379</text:p>
          </table:table-cell>
          <table:table-cell table:style-name="ce52" office:value-type="float" office:value="379">
            <text:p>379</text:p>
          </table:table-cell>
          <table:table-cell table:style-name="ce52" office:value-type="float" office:value="7659">
            <text:p>7659</text:p>
          </table:table-cell>
          <table:table-cell table:style-name="ce55" office:value-type="float" office:value="728">
            <text:p>728</text:p>
          </table:table-cell>
          <table:table-cell table:style-name="ce59" office:value-type="float" office:value="728">
            <text:p>728</text:p>
          </table:table-cell>
          <table:table-cell table:style-name="ce59" office:value-type="float" office:value="728">
            <text:p>728</text:p>
          </table:table-cell>
          <table:table-cell table:style-name="ce59" office:value-type="float" office:value="728">
            <text:p>728</text:p>
          </table:table-cell>
          <table:table-cell table:style-name="ce64" office:value-type="float" office:value="74893">
            <text:p>74893</text:p>
          </table:table-cell>
          <table:table-cell table:style-name="ce5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8" table:formula="of:=[.U48]/[.Q48]" office:value-type="percentage" office:value="0">
            <text:p>0.00%</text:p>
          </table:table-cell>
          <table:table-cell table:style-name="ce73" table:formula="of:=[.V48]/[.R48]" office:value-type="percentage" office:value="0">
            <text:p>0.00%</text:p>
          </table:table-cell>
          <table:table-cell table:style-name="ce78" table:formula="of:=[.W48]/[.S48]" office:value-type="percentage" office:value="0">
            <text:p>0.00%</text:p>
          </table:table-cell>
          <table:table-cell table:style-name="ce61" table:number-columns-repeated="18"/>
          <table:table-cell table:style-name="ce59" table:number-columns-repeated="980"/>
        </table:table-row>
        <table:table-row table:style-name="ro4">
          <table:table-cell table:style-name="ce4" office:value-type="string">
            <text:p>SGI_30_80_15_90_4-dir.shuffled-as.sat03-6.cnf</text:p>
          </table:table-cell>
          <table:table-cell table:style-name="ce13" office:value-type="string">
            <text:p>SAT</text:p>
          </table:table-cell>
          <table:table-cell table:style-name="ce18" table:formula="of:=0.06+60*0" office:value-type="float" office:value="0.06">
            <text:p>0.06</text:p>
          </table:table-cell>
          <table:table-cell table:style-name="ce18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79.58">
            <text:p>5079.58</text:p>
          </table:table-cell>
          <table:table-cell table:style-name="ce35" office:value-type="float" office:value="5078.19">
            <text:p>5078.19</text:p>
          </table:table-cell>
          <table:table-cell table:style-name="ce35" office:value-type="float" office:value="5078.73">
            <text:p>5078.73</text:p>
          </table:table-cell>
          <table:table-cell table:style-name="ce35" office:value-type="float" office:value="3407.39">
            <text:p>3407.39</text:p>
          </table:table-cell>
          <table:table-cell table:style-name="ce40" office:value-type="float" office:value="1866.5">
            <text:p>1866.50</text:p>
          </table:table-cell>
          <table:table-cell table:style-name="ce47" office:value-type="float" office:value="9395434">
            <text:p>9395434</text:p>
          </table:table-cell>
          <table:table-cell table:style-name="ce52" office:value-type="float" office:value="8644113">
            <text:p>8644113</text:p>
          </table:table-cell>
          <table:table-cell table:style-name="ce52" office:value-type="float" office:value="8429565">
            <text:p>8429565</text:p>
          </table:table-cell>
          <table:table-cell table:style-name="ce52" office:value-type="float" office:value="7507211">
            <text:p>7507211</text:p>
          </table:table-cell>
          <table:table-cell table:style-name="ce52" office:value-type="float" office:value="7069264">
            <text:p>7069264</text:p>
          </table:table-cell>
          <table:table-cell table:style-name="ce55" office:value-type="float" office:value="219783223">
            <text:p>219783223</text:p>
          </table:table-cell>
          <table:table-cell table:style-name="ce59" office:value-type="float" office:value="196273947">
            <text:p>196273947</text:p>
          </table:table-cell>
          <table:table-cell table:style-name="ce59" office:value-type="float" office:value="186244447">
            <text:p>186244447</text:p>
          </table:table-cell>
          <table:table-cell table:style-name="ce59" office:value-type="float" office:value="180080109">
            <text:p>180080109</text:p>
          </table:table-cell>
          <table:table-cell table:style-name="ce64" office:value-type="float" office:value="213047685">
            <text:p>213047685</text:p>
          </table:table-cell>
          <table:table-cell table:style-name="ce55" office:value-type="float" office:value="771405">
            <text:p>771405</text:p>
          </table:table-cell>
          <table:table-cell table:style-name="ce59" office:value-type="float" office:value="357922">
            <text:p>357922</text:p>
          </table:table-cell>
          <table:table-cell table:style-name="ce64" office:value-type="float" office:value="445468">
            <text:p>445468</text:p>
          </table:table-cell>
          <table:table-cell table:style-name="ce68" table:formula="of:=[.U49]/[.Q49]" office:value-type="percentage" office:value="0.00393024653445218">
            <text:p>0.39%</text:p>
          </table:table-cell>
          <table:table-cell table:style-name="ce73" table:formula="of:=[.V49]/[.R49]" office:value-type="percentage" office:value="0.00192178615666324">
            <text:p>0.19%</text:p>
          </table:table-cell>
          <table:table-cell table:style-name="ce78" table:formula="of:=[.W49]/[.S49]" office:value-type="percentage" office:value="0.00247372129256097">
            <text:p>0.25%</text:p>
          </table:table-cell>
          <table:table-cell table:style-name="ce59" table:number-columns-repeated="998"/>
        </table:table-row>
        <table:table-row table:style-name="ro4">
          <table:table-cell table:style-name="ce5" office:value-type="string">
            <text:p>vda_gr_rcs_w9.shuffled.cnf</text:p>
          </table:table-cell>
          <table:table-cell table:style-name="ce14" office:value-type="string">
            <text:p>SAT</text:p>
          </table:table-cell>
          <table:table-cell table:style-name="ce19" table:formula="of:=42.94+60*0" office:value-type="float" office:value="42.94">
            <text:p>42.94</text:p>
          </table:table-cell>
          <table:table-cell table:style-name="ce19" office:value-type="float" office:value="79">
            <text:p>79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0">
            <text:p>0.00</text:p>
          </table:table-cell>
          <table:table-cell table:style-name="ce36" office:value-type="float" office:value="0.03">
            <text:p>0.03</text:p>
          </table:table-cell>
          <table:table-cell table:style-name="ce36" office:value-type="float" office:value="0.03">
            <text:p>0.03</text:p>
          </table:table-cell>
          <table:table-cell table:style-name="ce36" office:value-type="float" office:value="0.22">
            <text:p>0.22</text:p>
          </table:table-cell>
          <table:table-cell table:style-name="ce41" office:value-type="float" office:value="0.03">
            <text:p>0.03</text:p>
          </table:table-cell>
          <table:table-cell table:style-name="ce48" office:value-type="float" office:value="1767">
            <text:p>1767</text:p>
          </table:table-cell>
          <table:table-cell table:style-name="ce53" office:value-type="float" office:value="1767">
            <text:p>1767</text:p>
          </table:table-cell>
          <table:table-cell table:style-name="ce53" office:value-type="float" office:value="1767">
            <text:p>1767</text:p>
          </table:table-cell>
          <table:table-cell table:style-name="ce53" office:value-type="float" office:value="1767">
            <text:p>1767</text:p>
          </table:table-cell>
          <table:table-cell table:style-name="ce53" office:value-type="float" office:value="7591">
            <text:p>7591</text:p>
          </table:table-cell>
          <table:table-cell table:style-name="ce56" office:value-type="float" office:value="62377">
            <text:p>62377</text:p>
          </table:table-cell>
          <table:table-cell table:style-name="ce60" office:value-type="float" office:value="62377">
            <text:p>62377</text:p>
          </table:table-cell>
          <table:table-cell table:style-name="ce60" office:value-type="float" office:value="62377">
            <text:p>62377</text:p>
          </table:table-cell>
          <table:table-cell table:style-name="ce60" office:value-type="float" office:value="62377">
            <text:p>62377</text:p>
          </table:table-cell>
          <table:table-cell table:style-name="ce65" office:value-type="float" office:value="81430">
            <text:p>81430</text:p>
          </table:table-cell>
          <table:table-cell table:style-name="ce56" office:value-type="float" office:value="3">
            <text:p>3</text:p>
          </table:table-cell>
          <table:table-cell table:style-name="ce60" office:value-type="float" office:value="3">
            <text:p>3</text:p>
          </table:table-cell>
          <table:table-cell table:style-name="ce65" office:value-type="float" office:value="5">
            <text:p>5</text:p>
          </table:table-cell>
          <table:table-cell table:style-name="ce69" table:formula="of:=[.U50]/[.Q50]" office:value-type="percentage" office:value="0.0000480946502717348">
            <text:p>0.00%</text:p>
          </table:table-cell>
          <table:table-cell table:style-name="ce74" table:formula="of:=[.V50]/[.R50]" office:value-type="percentage" office:value="0.0000480946502717348">
            <text:p>0.00%</text:p>
          </table:table-cell>
          <table:table-cell table:style-name="ce79" table:formula="of:=[.W50]/[.S50]" office:value-type="percentage" office:value="0.0000801577504528913">
            <text:p>0.01%</text:p>
          </table:table-cell>
          <table:table-cell table:style-name="ce60" table:number-columns-repeated="998"/>
        </table:table-row>
        <table:table-row table:style-name="ro4">
          <table:table-cell table:style-name="ce4" office:value-type="string">
            <text:p>289-unsat-13x32.cnf</text:p>
          </table:table-cell>
          <table:table-cell table:style-name="ce13" office:value-type="string">
            <text:p>UNSAT</text:p>
          </table:table-cell>
          <table:table-cell table:style-name="ce18" office:value-type="float" office:value="215.4">
            <text:p>215.4</text:p>
          </table:table-cell>
          <table:table-cell table:style-name="ce18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69.02">
            <text:p>5069.02</text:p>
          </table:table-cell>
          <table:table-cell table:style-name="ce35" office:value-type="float" office:value="5070.12">
            <text:p>5070.12</text:p>
          </table:table-cell>
          <table:table-cell table:style-name="ce35" office:value-type="float" office:value="5069.96">
            <text:p>5069.96</text:p>
          </table:table-cell>
          <table:table-cell table:style-name="ce35" office:value-type="float" office:value="5075.49">
            <text:p>5075.49</text:p>
          </table:table-cell>
          <table:table-cell table:style-name="ce40" office:value-type="float" office:value="5075.15">
            <text:p>5075.15</text:p>
          </table:table-cell>
          <table:table-cell table:style-name="ce47" office:value-type="float" office:value="90676636">
            <text:p>90676636</text:p>
          </table:table-cell>
          <table:table-cell table:style-name="ce52" office:value-type="float" office:value="83890661">
            <text:p>83890661</text:p>
          </table:table-cell>
          <table:table-cell table:style-name="ce52" office:value-type="float" office:value="86644249">
            <text:p>86644249</text:p>
          </table:table-cell>
          <table:table-cell table:style-name="ce52" office:value-type="float" office:value="55221824">
            <text:p>55221824</text:p>
          </table:table-cell>
          <table:table-cell table:style-name="ce52" office:value-type="float" office:value="50559087">
            <text:p>50559087</text:p>
          </table:table-cell>
          <table:table-cell table:style-name="ce55" office:value-type="float" office:value="2386268402">
            <text:p>2386268402</text:p>
          </table:table-cell>
          <table:table-cell table:style-name="ce59" office:value-type="float" office:value="2210520387">
            <text:p>2210520387</text:p>
          </table:table-cell>
          <table:table-cell table:style-name="ce59" office:value-type="float" office:value="2267341458">
            <text:p>2267341458</text:p>
          </table:table-cell>
          <table:table-cell table:style-name="ce59" office:value-type="float" office:value="1387573689">
            <text:p>1387573689</text:p>
          </table:table-cell>
          <table:table-cell table:style-name="ce64" office:value-type="float" office:value="2865440755">
            <text:p>2865440755</text:p>
          </table:table-cell>
          <table:table-cell table:style-name="ce55" office:value-type="float" office:value="2077181">
            <text:p>2077181</text:p>
          </table:table-cell>
          <table:table-cell table:style-name="ce59" office:value-type="float" office:value="1459600">
            <text:p>1459600</text:p>
          </table:table-cell>
          <table:table-cell table:style-name="ce64" office:value-type="float" office:value="1209861">
            <text:p>1209861</text:p>
          </table:table-cell>
          <table:table-cell table:style-name="ce68" table:formula="of:=[.U51]/[.Q51]" office:value-type="percentage" office:value="0.000939679639335532">
            <text:p>0.09%</text:p>
          </table:table-cell>
          <table:table-cell table:style-name="ce73" table:formula="of:=[.V51]/[.R51]" office:value-type="percentage" office:value="0.00064374953090987">
            <text:p>0.06%</text:p>
          </table:table-cell>
          <table:table-cell table:style-name="ce78" table:formula="of:=[.W51]/[.S51]" office:value-type="percentage" office:value="0.000871925584631059">
            <text:p>0.09%</text:p>
          </table:table-cell>
          <table:table-cell table:style-name="ce61" table:number-columns-repeated="18"/>
          <table:table-cell table:style-name="ce59" table:number-columns-repeated="980"/>
        </table:table-row>
        <table:table-row table:style-name="ro4">
          <table:table-cell table:style-name="ce4" office:value-type="string">
            <text:p>289-unsat-14x34.cnf</text:p>
          </table:table-cell>
          <table:table-cell table:style-name="ce13" office:value-type="string">
            <text:p>UNSAT</text:p>
          </table:table-cell>
          <table:table-cell table:style-name="ce18" office:value-type="float" office:value="359.82">
            <text:p>359.82</text:p>
          </table:table-cell>
          <table:table-cell table:style-name="ce18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69.65">
            <text:p>5069.65</text:p>
          </table:table-cell>
          <table:table-cell table:style-name="ce35" office:value-type="float" office:value="5070.28">
            <text:p>5070.28</text:p>
          </table:table-cell>
          <table:table-cell table:style-name="ce35" office:value-type="float" office:value="5069.39">
            <text:p>5069.39</text:p>
          </table:table-cell>
          <table:table-cell table:style-name="ce35" office:value-type="float" office:value="5074.5">
            <text:p>5074.50</text:p>
          </table:table-cell>
          <table:table-cell table:style-name="ce40" office:value-type="float" office:value="5075.89">
            <text:p>5075.89</text:p>
          </table:table-cell>
          <table:table-cell table:style-name="ce47" office:value-type="float" office:value="77326667">
            <text:p>77326667</text:p>
          </table:table-cell>
          <table:table-cell table:style-name="ce52" office:value-type="float" office:value="81294515">
            <text:p>81294515</text:p>
          </table:table-cell>
          <table:table-cell table:style-name="ce52" office:value-type="float" office:value="81989788">
            <text:p>81989788</text:p>
          </table:table-cell>
          <table:table-cell table:style-name="ce52" office:value-type="float" office:value="49074762">
            <text:p>49074762</text:p>
          </table:table-cell>
          <table:table-cell table:style-name="ce52" office:value-type="float" office:value="57412245">
            <text:p>57412245</text:p>
          </table:table-cell>
          <table:table-cell table:style-name="ce55" office:value-type="float" office:value="2052520182">
            <text:p>2052520182</text:p>
          </table:table-cell>
          <table:table-cell table:style-name="ce59" office:value-type="float" office:value="2139483340">
            <text:p>2139483340</text:p>
          </table:table-cell>
          <table:table-cell table:style-name="ce59" office:value-type="float" office:value="2105877465">
            <text:p>2105877465</text:p>
          </table:table-cell>
          <table:table-cell table:style-name="ce59" office:value-type="float" office:value="1249843464">
            <text:p>1249843464</text:p>
          </table:table-cell>
          <table:table-cell table:style-name="ce64" office:value-type="float" office:value="3015377102">
            <text:p>3015377102</text:p>
          </table:table-cell>
          <table:table-cell table:style-name="ce55" office:value-type="float" office:value="2165785">
            <text:p>2165785</text:p>
          </table:table-cell>
          <table:table-cell table:style-name="ce59" office:value-type="float" office:value="2056802">
            <text:p>2056802</text:p>
          </table:table-cell>
          <table:table-cell table:style-name="ce64" office:value-type="float" office:value="1188292">
            <text:p>1188292</text:p>
          </table:table-cell>
          <table:table-cell table:style-name="ce68" table:formula="of:=[.U52]/[.Q52]" office:value-type="percentage" office:value="0.00101229346333681">
            <text:p>0.10%</text:p>
          </table:table-cell>
          <table:table-cell table:style-name="ce73" table:formula="of:=[.V52]/[.R52]" office:value-type="percentage" office:value="0.00097669595414945">
            <text:p>0.10%</text:p>
          </table:table-cell>
          <table:table-cell table:style-name="ce78" table:formula="of:=[.W52]/[.S52]" office:value-type="percentage" office:value="0.000950752661614911">
            <text:p>0.10%</text:p>
          </table:table-cell>
          <table:table-cell table:style-name="ce59" table:number-columns-repeated="998"/>
        </table:table-row>
        <table:table-row table:style-name="ro4">
          <table:table-cell table:style-name="ce6" office:value-type="string">
            <text:p>289-unsat-14x38.cnf</text:p>
          </table:table-cell>
          <table:table-cell table:style-name="ce13" office:value-type="string">
            <text:p>UNSAT</text:p>
          </table:table-cell>
          <table:table-cell table:style-name="ce20" office:value-type="float" office:value="540.51">
            <text:p>540.51</text:p>
          </table:table-cell>
          <table:table-cell table:style-name="ce20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70.14">
            <text:p>5070.14</text:p>
          </table:table-cell>
          <table:table-cell table:style-name="ce35" office:value-type="float" office:value="5071.09">
            <text:p>5071.09</text:p>
          </table:table-cell>
          <table:table-cell table:style-name="ce35" office:value-type="float" office:value="5070.4">
            <text:p>5070.40</text:p>
          </table:table-cell>
          <table:table-cell table:style-name="ce35" office:value-type="float" office:value="5075.23">
            <text:p>5075.23</text:p>
          </table:table-cell>
          <table:table-cell table:style-name="ce40" office:value-type="float" office:value="5077.99">
            <text:p>5077.99</text:p>
          </table:table-cell>
          <table:table-cell table:style-name="ce47" office:value-type="float" office:value="78684144">
            <text:p>78684144</text:p>
          </table:table-cell>
          <table:table-cell table:style-name="ce52" office:value-type="float" office:value="80665382">
            <text:p>80665382</text:p>
          </table:table-cell>
          <table:table-cell table:style-name="ce52" office:value-type="float" office:value="82259909">
            <text:p>82259909</text:p>
          </table:table-cell>
          <table:table-cell table:style-name="ce52" office:value-type="float" office:value="50166467">
            <text:p>50166467</text:p>
          </table:table-cell>
          <table:table-cell table:style-name="ce52" office:value-type="float" office:value="40450201">
            <text:p>40450201</text:p>
          </table:table-cell>
          <table:table-cell table:style-name="ce55" office:value-type="float" office:value="2048302475">
            <text:p>2048302475</text:p>
          </table:table-cell>
          <table:table-cell table:style-name="ce61" office:value-type="float" office:value="2130675495">
            <text:p>2130675495</text:p>
          </table:table-cell>
          <table:table-cell table:style-name="ce61" office:value-type="float" office:value="1992029051">
            <text:p>1992029051</text:p>
          </table:table-cell>
          <table:table-cell table:style-name="ce61" office:value-type="float" office:value="1248958821">
            <text:p>1248958821</text:p>
          </table:table-cell>
          <table:table-cell table:style-name="ce64" office:value-type="float" office:value="2137648442">
            <text:p>2137648442</text:p>
          </table:table-cell>
          <table:table-cell table:style-name="ce55" office:value-type="float" office:value="4611997">
            <text:p>4611997</text:p>
          </table:table-cell>
          <table:table-cell table:style-name="ce61" office:value-type="float" office:value="2294948">
            <text:p>2294948</text:p>
          </table:table-cell>
          <table:table-cell table:style-name="ce64" office:value-type="float" office:value="1555510">
            <text:p>1555510</text:p>
          </table:table-cell>
          <table:table-cell table:style-name="ce68" table:formula="of:=[.U53]/[.Q53]" office:value-type="percentage" office:value="0.00216457034908547">
            <text:p>0.22%</text:p>
          </table:table-cell>
          <table:table-cell table:style-name="ce73" table:formula="of:=[.V53]/[.R53]" office:value-type="percentage" office:value="0.00115206552778331">
            <text:p>0.12%</text:p>
          </table:table-cell>
          <table:table-cell table:style-name="ce78" table:formula="of:=[.W53]/[.S53]" office:value-type="percentage" office:value="0.00124544538526463">
            <text:p>0.12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dead-dnd003.shuffled-as.sat05-3109.cnf</text:p>
          </table:table-cell>
          <table:table-cell table:style-name="ce13" office:value-type="string">
            <text:p>UNSAT</text:p>
          </table:table-cell>
          <table:table-cell table:style-name="ce18" office:value-type="float" office:value="0.63">
            <text:p>0.63</text:p>
          </table:table-cell>
          <table:table-cell table:style-name="ce18" office:value-type="float" office:value="45">
            <text:p>45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3053.83">
            <text:p>3053.83</text:p>
          </table:table-cell>
          <table:table-cell table:style-name="ce35" office:value-type="float" office:value="2299.99">
            <text:p>2299.99</text:p>
          </table:table-cell>
          <table:table-cell table:style-name="ce35" office:value-type="float" office:value="536.84">
            <text:p>536.84</text:p>
          </table:table-cell>
          <table:table-cell table:style-name="ce35" office:value-type="float" office:value="1062.66">
            <text:p>1062.66</text:p>
          </table:table-cell>
          <table:table-cell table:style-name="ce40" office:value-type="float" office:value="1765.92">
            <text:p>1765.92</text:p>
          </table:table-cell>
          <table:table-cell table:style-name="ce47" office:value-type="float" office:value="29698933">
            <text:p>29698933</text:p>
          </table:table-cell>
          <table:table-cell table:style-name="ce52" office:value-type="float" office:value="21615427">
            <text:p>21615427</text:p>
          </table:table-cell>
          <table:table-cell table:style-name="ce52" office:value-type="float" office:value="5302996">
            <text:p>5302996</text:p>
          </table:table-cell>
          <table:table-cell table:style-name="ce52" office:value-type="float" office:value="10578106">
            <text:p>10578106</text:p>
          </table:table-cell>
          <table:table-cell table:style-name="ce52" office:value-type="float" office:value="17571172">
            <text:p>17571172</text:p>
          </table:table-cell>
          <table:table-cell table:style-name="ce55" office:value-type="float" office:value="1724940825">
            <text:p>1724940825</text:p>
          </table:table-cell>
          <table:table-cell table:style-name="ce59" office:value-type="float" office:value="1277712107">
            <text:p>1277712107</text:p>
          </table:table-cell>
          <table:table-cell table:style-name="ce59" office:value-type="float" office:value="332025418">
            <text:p>332025418</text:p>
          </table:table-cell>
          <table:table-cell table:style-name="ce59" office:value-type="float" office:value="637573481">
            <text:p>637573481</text:p>
          </table:table-cell>
          <table:table-cell table:style-name="ce64" office:value-type="float" office:value="1060827224">
            <text:p>1060827224</text:p>
          </table:table-cell>
          <table:table-cell table:style-name="ce55" office:value-type="float" office:value="7823">
            <text:p>7823</text:p>
          </table:table-cell>
          <table:table-cell table:style-name="ce59" office:value-type="float" office:value="8045">
            <text:p>8045</text:p>
          </table:table-cell>
          <table:table-cell table:style-name="ce64" office:value-type="float" office:value="21000">
            <text:p>21000</text:p>
          </table:table-cell>
          <table:table-cell table:style-name="ce68" table:formula="of:=[.U54]/[.Q54]" office:value-type="percentage" office:value="0.00000612266249739778">
            <text:p>0.00%</text:p>
          </table:table-cell>
          <table:table-cell table:style-name="ce73" table:formula="of:=[.V54]/[.R54]" office:value-type="percentage" office:value="0.0000242300726506427">
            <text:p>0.00%</text:p>
          </table:table-cell>
          <table:table-cell table:style-name="ce78" table:formula="of:=[.W54]/[.S54]" office:value-type="percentage" office:value="0.0000329373799660905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eulcbip-7-UNSAT.shuffled-as.sat05-3936.cnf</text:p>
          </table:table-cell>
          <table:table-cell table:style-name="ce13" office:value-type="string">
            <text:p>UNSAT</text:p>
          </table:table-cell>
          <table:table-cell table:style-name="ce18" table:formula="of:=0+60*0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5083.6">
            <text:p>5083.60</text:p>
          </table:table-cell>
          <table:table-cell table:style-name="ce35" office:value-type="float" office:value="5083.02">
            <text:p>5083.02</text:p>
          </table:table-cell>
          <table:table-cell table:style-name="ce35" office:value-type="float" office:value="5083.59">
            <text:p>5083.59</text:p>
          </table:table-cell>
          <table:table-cell table:style-name="ce35" office:value-type="float" office:value="5083.12">
            <text:p>5083.12</text:p>
          </table:table-cell>
          <table:table-cell table:style-name="ce40" office:value-type="float" office:value="5083.65">
            <text:p>5083.65</text:p>
          </table:table-cell>
          <table:table-cell table:style-name="ce47" office:value-type="float" office:value="605415706">
            <text:p>605415706</text:p>
          </table:table-cell>
          <table:table-cell table:style-name="ce52" office:value-type="float" office:value="395744535">
            <text:p>395744535</text:p>
          </table:table-cell>
          <table:table-cell table:style-name="ce52" office:value-type="float" office:value="568403416">
            <text:p>568403416</text:p>
          </table:table-cell>
          <table:table-cell table:style-name="ce52" office:value-type="float" office:value="382204035">
            <text:p>382204035</text:p>
          </table:table-cell>
          <table:table-cell table:style-name="ce52" office:value-type="float" office:value="603373891">
            <text:p>603373891</text:p>
          </table:table-cell>
          <table:table-cell table:style-name="ce55" office:value-type="float" office:value="15276843549">
            <text:p>15276843549</text:p>
          </table:table-cell>
          <table:table-cell table:style-name="ce59" office:value-type="float" office:value="10007916645">
            <text:p>10007916645</text:p>
          </table:table-cell>
          <table:table-cell table:style-name="ce59" office:value-type="float" office:value="14362581676">
            <text:p>14362581676</text:p>
          </table:table-cell>
          <table:table-cell table:style-name="ce59" office:value-type="float" office:value="9671291502">
            <text:p>9671291502</text:p>
          </table:table-cell>
          <table:table-cell table:style-name="ce64" office:value-type="float" office:value="15399754190">
            <text:p>15399754190</text:p>
          </table:table-cell>
          <table:table-cell table:style-name="ce5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8" table:formula="of:=[.U55]/[.Q55]" office:value-type="percentage" office:value="0">
            <text:p>0.00%</text:p>
          </table:table-cell>
          <table:table-cell table:style-name="ce73" table:formula="of:=[.V55]/[.R55]" office:value-type="percentage" office:value="0">
            <text:p>0.00%</text:p>
          </table:table-cell>
          <table:table-cell table:style-name="ce78" table:formula="of:=[.W55]/[.S55]" office:value-type="percentage" office:value="0">
            <text:p>0.00%</text:p>
          </table:table-cell>
          <table:table-cell table:style-name="ce59" table:number-columns-repeated="18"/>
          <table:table-cell table:style-name="ce61" table:number-columns-repeated="23"/>
          <table:table-cell table:style-name="ce59" table:number-columns-repeated="957"/>
        </table:table-row>
        <table:table-row table:style-name="ro4">
          <table:table-cell table:style-name="ce4" office:value-type="string">
            <text:p>fphp-020-019.shuffled-as.sat05-1232.cnf</text:p>
          </table:table-cell>
          <table:table-cell table:style-name="ce13" office:value-type="string">
            <text:p>UNSAT</text:p>
          </table:table-cell>
          <table:table-cell table:style-name="ce18" table:formula="of:=0.14+60*0" office:value-type="float" office:value="0.14">
            <text:p>0.14</text:p>
          </table:table-cell>
          <table:table-cell table:style-name="ce18" office:value-type="float" office:value="37">
            <text:p>37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80.62">
            <text:p>5080.62</text:p>
          </table:table-cell>
          <table:table-cell table:style-name="ce35" office:value-type="float" office:value="5078.03">
            <text:p>5078.03</text:p>
          </table:table-cell>
          <table:table-cell table:style-name="ce35" office:value-type="float" office:value="5080.62">
            <text:p>5080.62</text:p>
          </table:table-cell>
          <table:table-cell table:style-name="ce35" office:value-type="float" office:value="3838.8">
            <text:p>3838.80</text:p>
          </table:table-cell>
          <table:table-cell table:style-name="ce40" office:value-type="float" office:value="5080.6">
            <text:p>5080.60</text:p>
          </table:table-cell>
          <table:table-cell table:style-name="ce47" office:value-type="float" office:value="24953837">
            <text:p>24953837</text:p>
          </table:table-cell>
          <table:table-cell table:style-name="ce52" office:value-type="float" office:value="18562422">
            <text:p>18562422</text:p>
          </table:table-cell>
          <table:table-cell table:style-name="ce52" office:value-type="float" office:value="32312761">
            <text:p>32312761</text:p>
          </table:table-cell>
          <table:table-cell table:style-name="ce52" office:value-type="float" office:value="21036564">
            <text:p>21036564</text:p>
          </table:table-cell>
          <table:table-cell table:style-name="ce52" office:value-type="float" office:value="34790843">
            <text:p>34790843</text:p>
          </table:table-cell>
          <table:table-cell table:style-name="ce55" office:value-type="float" office:value="392643072">
            <text:p>392643072</text:p>
          </table:table-cell>
          <table:table-cell table:style-name="ce59" office:value-type="float" office:value="275368232">
            <text:p>275368232</text:p>
          </table:table-cell>
          <table:table-cell table:style-name="ce59" office:value-type="float" office:value="465525156">
            <text:p>465525156</text:p>
          </table:table-cell>
          <table:table-cell table:style-name="ce59" office:value-type="float" office:value="320489654">
            <text:p>320489654</text:p>
          </table:table-cell>
          <table:table-cell table:style-name="ce64" office:value-type="float" office:value="1848141927">
            <text:p>1848141927</text:p>
          </table:table-cell>
          <table:table-cell table:style-name="ce55" office:value-type="float" office:value="4450599">
            <text:p>4450599</text:p>
          </table:table-cell>
          <table:table-cell table:style-name="ce59" office:value-type="float" office:value="4985403">
            <text:p>4985403</text:p>
          </table:table-cell>
          <table:table-cell table:style-name="ce64" office:value-type="float" office:value="5285353">
            <text:p>5285353</text:p>
          </table:table-cell>
          <table:table-cell table:style-name="ce68" table:formula="of:=[.U56]/[.Q56]" office:value-type="percentage" office:value="0.0161623545594758">
            <text:p>1.62%</text:p>
          </table:table-cell>
          <table:table-cell table:style-name="ce73" table:formula="of:=[.V56]/[.R56]" office:value-type="percentage" office:value="0.0107092021467471">
            <text:p>1.07%</text:p>
          </table:table-cell>
          <table:table-cell table:style-name="ce78" table:formula="of:=[.W56]/[.S56]" office:value-type="percentage" office:value="0.0164914933572239">
            <text:p>1.65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fphp-030-029.shuffled-as.sat05-1234.cnf</text:p>
          </table:table-cell>
          <table:table-cell table:style-name="ce13" office:value-type="string">
            <text:p>UNSAT</text:p>
          </table:table-cell>
          <table:table-cell table:style-name="ce18" table:formula="of:=0.91+60*0" office:value-type="float" office:value="0.91">
            <text:p>0.91</text:p>
          </table:table-cell>
          <table:table-cell table:style-name="ce18" office:value-type="float" office:value="57">
            <text:p>57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76.18">
            <text:p>5076.18</text:p>
          </table:table-cell>
          <table:table-cell table:style-name="ce35" office:value-type="float" office:value="5071.66">
            <text:p>5071.66</text:p>
          </table:table-cell>
          <table:table-cell table:style-name="ce35" office:value-type="float" office:value="5075.07">
            <text:p>5075.07</text:p>
          </table:table-cell>
          <table:table-cell table:style-name="ce35" office:value-type="float" office:value="5071.88">
            <text:p>5071.88</text:p>
          </table:table-cell>
          <table:table-cell table:style-name="ce40" office:value-type="float" office:value="5073.81">
            <text:p>5073.81</text:p>
          </table:table-cell>
          <table:table-cell table:style-name="ce47" office:value-type="float" office:value="18754080">
            <text:p>18754080</text:p>
          </table:table-cell>
          <table:table-cell table:style-name="ce52" office:value-type="float" office:value="15798858">
            <text:p>15798858</text:p>
          </table:table-cell>
          <table:table-cell table:style-name="ce52" office:value-type="float" office:value="15150062">
            <text:p>15150062</text:p>
          </table:table-cell>
          <table:table-cell table:style-name="ce52" office:value-type="float" office:value="13062092">
            <text:p>13062092</text:p>
          </table:table-cell>
          <table:table-cell table:style-name="ce52" office:value-type="float" office:value="23015065">
            <text:p>23015065</text:p>
          </table:table-cell>
          <table:table-cell table:style-name="ce55" office:value-type="float" office:value="178370647">
            <text:p>178370647</text:p>
          </table:table-cell>
          <table:table-cell table:style-name="ce59" office:value-type="float" office:value="160018003">
            <text:p>160018003</text:p>
          </table:table-cell>
          <table:table-cell table:style-name="ce59" office:value-type="float" office:value="175344606">
            <text:p>175344606</text:p>
          </table:table-cell>
          <table:table-cell table:style-name="ce59" office:value-type="float" office:value="164021769">
            <text:p>164021769</text:p>
          </table:table-cell>
          <table:table-cell table:style-name="ce64" office:value-type="float" office:value="1718696349">
            <text:p>1718696349</text:p>
          </table:table-cell>
          <table:table-cell table:style-name="ce55" office:value-type="float" office:value="1976548">
            <text:p>1976548</text:p>
          </table:table-cell>
          <table:table-cell table:style-name="ce59" office:value-type="float" office:value="1164932">
            <text:p>1164932</text:p>
          </table:table-cell>
          <table:table-cell table:style-name="ce64" office:value-type="float" office:value="1468619">
            <text:p>1468619</text:p>
          </table:table-cell>
          <table:table-cell table:style-name="ce68" table:formula="of:=[.U57]/[.Q57]" office:value-type="percentage" office:value="0.0123520351644433">
            <text:p>1.24%</text:p>
          </table:table-cell>
          <table:table-cell table:style-name="ce73" table:formula="of:=[.V57]/[.R57]" office:value-type="percentage" office:value="0.00664367171922015">
            <text:p>0.66%</text:p>
          </table:table-cell>
          <table:table-cell table:style-name="ce78" table:formula="of:=[.W57]/[.S57]" office:value-type="percentage" office:value="0.00895380539396572">
            <text:p>0.90%</text:p>
          </table:table-cell>
          <table:table-cell table:style-name="ce59" table:number-columns-repeated="998"/>
        </table:table-row>
        <table:table-row table:style-name="ro4">
          <table:table-cell table:style-name="ce6" office:value-type="string">
            <text:p>gensys-icl005.shuffled-as.sat05-3826.cnf</text:p>
          </table:table-cell>
          <table:table-cell table:style-name="ce13" office:value-type="string">
            <text:p>UNSAT</text:p>
          </table:table-cell>
          <table:table-cell table:style-name="ce20" table:formula="of:=15.73+60*0" office:value-type="float" office:value="15.73">
            <text:p>15.73</text:p>
          </table:table-cell>
          <table:table-cell table:style-name="ce20" office:value-type="float" office:value="521">
            <text:p>521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5084.07">
            <text:p>5084.07</text:p>
          </table:table-cell>
          <table:table-cell table:style-name="ce35" office:value-type="float" office:value="5084.16">
            <text:p>5084.16</text:p>
          </table:table-cell>
          <table:table-cell table:style-name="ce35" office:value-type="float" office:value="5084.13">
            <text:p>5084.13</text:p>
          </table:table-cell>
          <table:table-cell table:style-name="ce35" office:value-type="float" office:value="5084.13">
            <text:p>5084.13</text:p>
          </table:table-cell>
          <table:table-cell table:style-name="ce40" office:value-type="float" office:value="5084.07">
            <text:p>5084.07</text:p>
          </table:table-cell>
          <table:table-cell table:style-name="ce47" office:value-type="float" office:value="68407423">
            <text:p>68407423</text:p>
          </table:table-cell>
          <table:table-cell table:style-name="ce52" office:value-type="float" office:value="66844992">
            <text:p>66844992</text:p>
          </table:table-cell>
          <table:table-cell table:style-name="ce52" office:value-type="float" office:value="64653135">
            <text:p>64653135</text:p>
          </table:table-cell>
          <table:table-cell table:style-name="ce52" office:value-type="float" office:value="57443870">
            <text:p>57443870</text:p>
          </table:table-cell>
          <table:table-cell table:style-name="ce52" office:value-type="float" office:value="72403126">
            <text:p>72403126</text:p>
          </table:table-cell>
          <table:table-cell table:style-name="ce55" office:value-type="float" office:value="3268490421">
            <text:p>3268490421</text:p>
          </table:table-cell>
          <table:table-cell table:style-name="ce61" office:value-type="float" office:value="2803977228">
            <text:p>2803977228</text:p>
          </table:table-cell>
          <table:table-cell table:style-name="ce61" office:value-type="float" office:value="2917247151">
            <text:p>2917247151</text:p>
          </table:table-cell>
          <table:table-cell table:style-name="ce61" office:value-type="float" office:value="2639618753">
            <text:p>2639618753</text:p>
          </table:table-cell>
          <table:table-cell table:style-name="ce64" office:value-type="float" office:value="3036039481">
            <text:p>3036039481</text:p>
          </table:table-cell>
          <table:table-cell table:style-name="ce55" office:value-type="float" office:value="9745">
            <text:p>9745</text:p>
          </table:table-cell>
          <table:table-cell table:style-name="ce61" office:value-type="float" office:value="1439">
            <text:p>1439</text:p>
          </table:table-cell>
          <table:table-cell table:style-name="ce64" office:value-type="float" office:value="205311">
            <text:p>205311</text:p>
          </table:table-cell>
          <table:table-cell table:style-name="ce68" table:formula="of:=[.U58]/[.Q58]" office:value-type="percentage" office:value="0.00000347542052149647">
            <text:p>0.00%</text:p>
          </table:table-cell>
          <table:table-cell table:style-name="ce73" table:formula="of:=[.V58]/[.R58]" office:value-type="percentage" office:value="0.000000493273255749595">
            <text:p>0.00%</text:p>
          </table:table-cell>
          <table:table-cell table:style-name="ce78" table:formula="of:=[.W58]/[.S58]" office:value-type="percentage" office:value="0.000077780550606658">
            <text:p>0.01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gensys-ukn006.shuffled-as.sat05-3846.cnf</text:p>
          </table:table-cell>
          <table:table-cell table:style-name="ce13" office:value-type="string">
            <text:p>UNSAT</text:p>
          </table:table-cell>
          <table:table-cell table:style-name="ce18" table:formula="of:=10.06+60*0" office:value-type="float" office:value="10.06">
            <text:p>10.06</text:p>
          </table:table-cell>
          <table:table-cell table:style-name="ce18" office:value-type="float" office:value="341">
            <text:p>341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5084.05">
            <text:p>5084.05</text:p>
          </table:table-cell>
          <table:table-cell table:style-name="ce35" office:value-type="float" office:value="5084.11">
            <text:p>5084.11</text:p>
          </table:table-cell>
          <table:table-cell table:style-name="ce35" office:value-type="float" office:value="5084.18">
            <text:p>5084.18</text:p>
          </table:table-cell>
          <table:table-cell table:style-name="ce35" office:value-type="float" office:value="5083.99">
            <text:p>5083.99</text:p>
          </table:table-cell>
          <table:table-cell table:style-name="ce40" office:value-type="float" office:value="5084.16">
            <text:p>5084.16</text:p>
          </table:table-cell>
          <table:table-cell table:style-name="ce47" office:value-type="float" office:value="109002342">
            <text:p>109002342</text:p>
          </table:table-cell>
          <table:table-cell table:style-name="ce52" office:value-type="float" office:value="101799670">
            <text:p>101799670</text:p>
          </table:table-cell>
          <table:table-cell table:style-name="ce52" office:value-type="float" office:value="96588113">
            <text:p>96588113</text:p>
          </table:table-cell>
          <table:table-cell table:style-name="ce52" office:value-type="float" office:value="89856937">
            <text:p>89856937</text:p>
          </table:table-cell>
          <table:table-cell table:style-name="ce52" office:value-type="float" office:value="111762155">
            <text:p>111762155</text:p>
          </table:table-cell>
          <table:table-cell table:style-name="ce55" office:value-type="float" office:value="3443800188">
            <text:p>3443800188</text:p>
          </table:table-cell>
          <table:table-cell table:style-name="ce59" office:value-type="float" office:value="3248639129">
            <text:p>3248639129</text:p>
          </table:table-cell>
          <table:table-cell table:style-name="ce59" office:value-type="float" office:value="3172421663">
            <text:p>3172421663</text:p>
          </table:table-cell>
          <table:table-cell table:style-name="ce59" office:value-type="float" office:value="3025583892">
            <text:p>3025583892</text:p>
          </table:table-cell>
          <table:table-cell table:style-name="ce64" office:value-type="float" office:value="3478884921">
            <text:p>3478884921</text:p>
          </table:table-cell>
          <table:table-cell table:style-name="ce55" office:value-type="float" office:value="22395">
            <text:p>22395</text:p>
          </table:table-cell>
          <table:table-cell table:style-name="ce59" office:value-type="float" office:value="7075">
            <text:p>7075</text:p>
          </table:table-cell>
          <table:table-cell table:style-name="ce64" office:value-type="float" office:value="202936">
            <text:p>202936</text:p>
          </table:table-cell>
          <table:table-cell table:style-name="ce68" table:formula="of:=[.U59]/[.Q59]" office:value-type="percentage" office:value="0.00000689365580808406">
            <text:p>0.00%</text:p>
          </table:table-cell>
          <table:table-cell table:style-name="ce73" table:formula="of:=[.V59]/[.R59]" office:value-type="percentage" office:value="0.0000022301575110635">
            <text:p>0.00%</text:p>
          </table:table-cell>
          <table:table-cell table:style-name="ce78" table:formula="of:=[.W59]/[.S59]" office:value-type="percentage" office:value="0.0000670733343526143">
            <text:p>0.01%</text:p>
          </table:table-cell>
          <table:table-cell table:style-name="ce59" table:number-columns-repeated="18"/>
          <table:table-cell table:style-name="ce61" table:number-columns-repeated="23"/>
          <table:table-cell table:style-name="ce59" table:number-columns-repeated="957"/>
        </table:table-row>
        <table:table-row table:style-name="ro4">
          <table:table-cell table:style-name="ce4" office:value-type="string">
            <text:p>gripper13u.shuffled-as.sat03-395.cnf</text:p>
          </table:table-cell>
          <table:table-cell table:style-name="ce13" office:value-type="string">
            <text:p>UNSAT</text:p>
          </table:table-cell>
          <table:table-cell table:style-name="ce18" table:formula="of:=3.12+60*0" office:value-type="float" office:value="3.12">
            <text:p>3.12</text:p>
          </table:table-cell>
          <table:table-cell table:style-name="ce18" office:value-type="float" office:value="13">
            <text:p>13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78.18">
            <text:p>5078.18</text:p>
          </table:table-cell>
          <table:table-cell table:style-name="ce35" office:value-type="float" office:value="5076.35">
            <text:p>5076.35</text:p>
          </table:table-cell>
          <table:table-cell table:style-name="ce35" office:value-type="float" office:value="351.38">
            <text:p>351.38</text:p>
          </table:table-cell>
          <table:table-cell table:style-name="ce35" office:value-type="float" office:value="36.27">
            <text:p>36.27</text:p>
          </table:table-cell>
          <table:table-cell table:style-name="ce40" office:value-type="float" office:value="5076.41">
            <text:p>5076.41</text:p>
          </table:table-cell>
          <table:table-cell table:style-name="ce47" office:value-type="float" office:value="54750086">
            <text:p>54750086</text:p>
          </table:table-cell>
          <table:table-cell table:style-name="ce52" office:value-type="float" office:value="51413698">
            <text:p>51413698</text:p>
          </table:table-cell>
          <table:table-cell table:style-name="ce52" office:value-type="float" office:value="4019888">
            <text:p>4019888</text:p>
          </table:table-cell>
          <table:table-cell table:style-name="ce52" office:value-type="float" office:value="441392">
            <text:p>441392</text:p>
          </table:table-cell>
          <table:table-cell table:style-name="ce52" office:value-type="float" office:value="34452698">
            <text:p>34452698</text:p>
          </table:table-cell>
          <table:table-cell table:style-name="ce55" office:value-type="float" office:value="8903840917">
            <text:p>8903840917</text:p>
          </table:table-cell>
          <table:table-cell table:style-name="ce59" office:value-type="float" office:value="7657631563">
            <text:p>7657631563</text:p>
          </table:table-cell>
          <table:table-cell table:style-name="ce59" office:value-type="float" office:value="619931250">
            <text:p>619931250</text:p>
          </table:table-cell>
          <table:table-cell table:style-name="ce59" office:value-type="float" office:value="59041923">
            <text:p>59041923</text:p>
          </table:table-cell>
          <table:table-cell table:style-name="ce64" office:value-type="float" office:value="6652401914">
            <text:p>6652401914</text:p>
          </table:table-cell>
          <table:table-cell table:style-name="ce55" office:value-type="float" office:value="17796574">
            <text:p>17796574</text:p>
          </table:table-cell>
          <table:table-cell table:style-name="ce59" office:value-type="float" office:value="467882">
            <text:p>467882</text:p>
          </table:table-cell>
          <table:table-cell table:style-name="ce64" office:value-type="float" office:value="244032">
            <text:p>244032</text:p>
          </table:table-cell>
          <table:table-cell table:style-name="ce68" table:formula="of:=[.U60]/[.Q60]" office:value-type="percentage" office:value="0.0023240311124381">
            <text:p>0.23%</text:p>
          </table:table-cell>
          <table:table-cell table:style-name="ce73" table:formula="of:=[.V60]/[.R60]" office:value-type="percentage" office:value="0.000754732077145651">
            <text:p>0.08%</text:p>
          </table:table-cell>
          <table:table-cell table:style-name="ce78" table:formula="of:=[.W60]/[.S60]" office:value-type="percentage" office:value="0.00413319871034688">
            <text:p>0.41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gt-030.shuffled-as.sat05-1295.cnf</text:p>
          </table:table-cell>
          <table:table-cell table:style-name="ce13" office:value-type="string">
            <text:p>UNSAT</text:p>
          </table:table-cell>
          <table:table-cell table:style-name="ce18" table:formula="of:=11.55+60*0" office:value-type="float" office:value="11.55">
            <text:p>11.55</text:p>
          </table:table-cell>
          <table:table-cell table:style-name="ce18" office:value-type="float" office:value="26">
            <text:p>26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98.99">
            <text:p>5098.99</text:p>
          </table:table-cell>
          <table:table-cell table:style-name="ce35" office:value-type="float" office:value="947.47">
            <text:p>947.47</text:p>
          </table:table-cell>
          <table:table-cell table:style-name="ce35" office:value-type="float" office:value="21.8">
            <text:p>21.80</text:p>
          </table:table-cell>
          <table:table-cell table:style-name="ce35" office:value-type="float" office:value="42.57">
            <text:p>42.57</text:p>
          </table:table-cell>
          <table:table-cell table:style-name="ce40" office:value-type="float" office:value="2061.52">
            <text:p>2061.52</text:p>
          </table:table-cell>
          <table:table-cell table:style-name="ce47" office:value-type="float" office:value="221008569">
            <text:p>221008569</text:p>
          </table:table-cell>
          <table:table-cell table:style-name="ce52" office:value-type="float" office:value="39511506">
            <text:p>39511506</text:p>
          </table:table-cell>
          <table:table-cell table:style-name="ce52" office:value-type="float" office:value="1256897">
            <text:p>1256897</text:p>
          </table:table-cell>
          <table:table-cell table:style-name="ce52" office:value-type="float" office:value="1059666">
            <text:p>1059666</text:p>
          </table:table-cell>
          <table:table-cell table:style-name="ce52" office:value-type="float" office:value="75477551">
            <text:p>75477551</text:p>
          </table:table-cell>
          <table:table-cell table:style-name="ce55" office:value-type="float" office:value="3133782172">
            <text:p>3133782172</text:p>
          </table:table-cell>
          <table:table-cell table:style-name="ce59" office:value-type="float" office:value="534988077">
            <text:p>534988077</text:p>
          </table:table-cell>
          <table:table-cell table:style-name="ce59" office:value-type="float" office:value="14861917">
            <text:p>14861917</text:p>
          </table:table-cell>
          <table:table-cell table:style-name="ce59" office:value-type="float" office:value="16498298">
            <text:p>16498298</text:p>
          </table:table-cell>
          <table:table-cell table:style-name="ce64" office:value-type="float" office:value="1197183502">
            <text:p>1197183502</text:p>
          </table:table-cell>
          <table:table-cell table:style-name="ce55" office:value-type="float" office:value="2435374">
            <text:p>2435374</text:p>
          </table:table-cell>
          <table:table-cell table:style-name="ce59" office:value-type="float" office:value="72439">
            <text:p>72439</text:p>
          </table:table-cell>
          <table:table-cell table:style-name="ce64" office:value-type="float" office:value="218074">
            <text:p>218074</text:p>
          </table:table-cell>
          <table:table-cell table:style-name="ce68" table:formula="of:=[.U61]/[.Q61]" office:value-type="percentage" office:value="0.0045522023848767">
            <text:p>0.46%</text:p>
          </table:table-cell>
          <table:table-cell table:style-name="ce73" table:formula="of:=[.V61]/[.R61]" office:value-type="percentage" office:value="0.00487413568518785">
            <text:p>0.49%</text:p>
          </table:table-cell>
          <table:table-cell table:style-name="ce78" table:formula="of:=[.W61]/[.S61]" office:value-type="percentage" office:value="0.0132179695141887">
            <text:p>1.32%</text:p>
          </table:table-cell>
          <table:table-cell table:style-name="ce59" table:number-columns-repeated="18"/>
          <table:table-cell table:style-name="ce61" table:number-columns-repeated="23"/>
          <table:table-cell table:style-name="ce59" table:number-columns-repeated="957"/>
        </table:table-row>
        <table:table-row table:style-name="ro4">
          <table:table-cell table:style-name="ce4" office:value-type="string">
            <text:p>homer14.shuffled.cnf</text:p>
          </table:table-cell>
          <table:table-cell table:style-name="ce13" office:value-type="string">
            <text:p>UNSAT</text:p>
          </table:table-cell>
          <table:table-cell table:style-name="ce18" table:formula="of:=0.06+60*0" office:value-type="float" office:value="0.06">
            <text:p>0.06</text:p>
          </table:table-cell>
          <table:table-cell table:style-name="ce18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1919.47">
            <text:p>1919.47</text:p>
          </table:table-cell>
          <table:table-cell table:style-name="ce35" office:value-type="float" office:value="0.74">
            <text:p>0.74</text:p>
          </table:table-cell>
          <table:table-cell table:style-name="ce35" office:value-type="float" office:value="0.1">
            <text:p>0.10</text:p>
          </table:table-cell>
          <table:table-cell table:style-name="ce35" office:value-type="float" office:value="0.07">
            <text:p>0.07</text:p>
          </table:table-cell>
          <table:table-cell table:style-name="ce40" office:value-type="float" office:value="0.04">
            <text:p>0.04</text:p>
          </table:table-cell>
          <table:table-cell table:style-name="ce47" office:value-type="float" office:value="58481045">
            <text:p>58481045</text:p>
          </table:table-cell>
          <table:table-cell table:style-name="ce52" office:value-type="float" office:value="73836">
            <text:p>73836</text:p>
          </table:table-cell>
          <table:table-cell table:style-name="ce52" office:value-type="float" office:value="12291">
            <text:p>12291</text:p>
          </table:table-cell>
          <table:table-cell table:style-name="ce52" office:value-type="float" office:value="6113">
            <text:p>6113</text:p>
          </table:table-cell>
          <table:table-cell table:style-name="ce52" office:value-type="float" office:value="5824">
            <text:p>5824</text:p>
          </table:table-cell>
          <table:table-cell table:style-name="ce55" office:value-type="float" office:value="827773719">
            <text:p>827773719</text:p>
          </table:table-cell>
          <table:table-cell table:style-name="ce59" office:value-type="float" office:value="1044557">
            <text:p>1044557</text:p>
          </table:table-cell>
          <table:table-cell table:style-name="ce59" office:value-type="float" office:value="192043">
            <text:p>192043</text:p>
          </table:table-cell>
          <table:table-cell table:style-name="ce59" office:value-type="float" office:value="94269">
            <text:p>94269</text:p>
          </table:table-cell>
          <table:table-cell table:style-name="ce64" office:value-type="float" office:value="216806">
            <text:p>216806</text:p>
          </table:table-cell>
          <table:table-cell table:style-name="ce55" office:value-type="float" office:value="32685">
            <text:p>32685</text:p>
          </table:table-cell>
          <table:table-cell table:style-name="ce59" office:value-type="float" office:value="4013">
            <text:p>4013</text:p>
          </table:table-cell>
          <table:table-cell table:style-name="ce64" office:value-type="float" office:value="3556">
            <text:p>3556</text:p>
          </table:table-cell>
          <table:table-cell table:style-name="ce68" table:formula="of:=[.U62]/[.Q62]" office:value-type="percentage" office:value="0.0312907768556431">
            <text:p>3.13%</text:p>
          </table:table-cell>
          <table:table-cell table:style-name="ce73" table:formula="of:=[.V62]/[.R62]" office:value-type="percentage" office:value="0.0208963617523159">
            <text:p>2.09%</text:p>
          </table:table-cell>
          <table:table-cell table:style-name="ce78" table:formula="of:=[.W62]/[.S62]" office:value-type="percentage" office:value="0.0377218385683523">
            <text:p>3.77%</text:p>
          </table:table-cell>
          <table:table-cell table:style-name="ce61" table:number-columns-repeated="18"/>
          <table:table-cell table:style-name="ce59" table:number-columns-repeated="980"/>
        </table:table-row>
        <table:table-row table:style-name="ro4">
          <table:table-cell table:style-name="ce4" office:value-type="string">
            <text:p>homer16.shuffled.cnf</text:p>
          </table:table-cell>
          <table:table-cell table:style-name="ce13" office:value-type="string">
            <text:p>UNSAT</text:p>
          </table:table-cell>
          <table:table-cell table:style-name="ce18" table:formula="of:=0.04+60*0" office:value-type="float" office:value="0.04">
            <text:p>0.04</text:p>
          </table:table-cell>
          <table:table-cell table:style-name="ce18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1626.65">
            <text:p>1626.65</text:p>
          </table:table-cell>
          <table:table-cell table:style-name="ce35" office:value-type="float" office:value="3.46">
            <text:p>3.46</text:p>
          </table:table-cell>
          <table:table-cell table:style-name="ce35" office:value-type="float" office:value="0.56">
            <text:p>0.56</text:p>
          </table:table-cell>
          <table:table-cell table:style-name="ce35" office:value-type="float" office:value="0.25">
            <text:p>0.25</text:p>
          </table:table-cell>
          <table:table-cell table:style-name="ce40" office:value-type="float" office:value="0.48">
            <text:p>0.48</text:p>
          </table:table-cell>
          <table:table-cell table:style-name="ce47" office:value-type="float" office:value="65738455">
            <text:p>65738455</text:p>
          </table:table-cell>
          <table:table-cell table:style-name="ce52" office:value-type="float" office:value="326114">
            <text:p>326114</text:p>
          </table:table-cell>
          <table:table-cell table:style-name="ce52" office:value-type="float" office:value="64852">
            <text:p>64852</text:p>
          </table:table-cell>
          <table:table-cell table:style-name="ce52" office:value-type="float" office:value="21558">
            <text:p>21558</text:p>
          </table:table-cell>
          <table:table-cell table:style-name="ce52" office:value-type="float" office:value="37617">
            <text:p>37617</text:p>
          </table:table-cell>
          <table:table-cell table:style-name="ce55" office:value-type="float" office:value="743315411">
            <text:p>743315411</text:p>
          </table:table-cell>
          <table:table-cell table:style-name="ce59" office:value-type="float" office:value="3595578">
            <text:p>3595578</text:p>
          </table:table-cell>
          <table:table-cell table:style-name="ce59" office:value-type="float" office:value="743838">
            <text:p>743838</text:p>
          </table:table-cell>
          <table:table-cell table:style-name="ce59" office:value-type="float" office:value="257839">
            <text:p>257839</text:p>
          </table:table-cell>
          <table:table-cell table:style-name="ce64" office:value-type="float" office:value="1331890">
            <text:p>1331890</text:p>
          </table:table-cell>
          <table:table-cell table:style-name="ce55" office:value-type="float" office:value="146678">
            <text:p>146678</text:p>
          </table:table-cell>
          <table:table-cell table:style-name="ce59" office:value-type="float" office:value="14826">
            <text:p>14826</text:p>
          </table:table-cell>
          <table:table-cell table:style-name="ce64" office:value-type="float" office:value="10130">
            <text:p>10130</text:p>
          </table:table-cell>
          <table:table-cell table:style-name="ce68" table:formula="of:=[.U63]/[.Q63]" office:value-type="percentage" office:value="0.0407939975158375">
            <text:p>4.08%</text:p>
          </table:table-cell>
          <table:table-cell table:style-name="ce73" table:formula="of:=[.V63]/[.R63]" office:value-type="percentage" office:value="0.0199317593346938">
            <text:p>1.99%</text:p>
          </table:table-cell>
          <table:table-cell table:style-name="ce78" table:formula="of:=[.W63]/[.S63]" office:value-type="percentage" office:value="0.039288082873421">
            <text:p>3.93%</text:p>
          </table:table-cell>
          <table:table-cell table:style-name="ce59" table:number-columns-repeated="41"/>
          <table:table-cell table:style-name="ce61" table:number-columns-repeated="957"/>
        </table:table-row>
        <table:table-row table:style-name="ro4">
          <table:table-cell table:style-name="ce4" office:value-type="string">
            <text:p>homer17.shuffled.cnf</text:p>
          </table:table-cell>
          <table:table-cell table:style-name="ce13" office:value-type="string">
            <text:p>UNSAT</text:p>
          </table:table-cell>
          <table:table-cell table:style-name="ce18" table:formula="of:=0.05+60*0" office:value-type="float" office:value="0.05">
            <text:p>0.05</text:p>
          </table:table-cell>
          <table:table-cell table:style-name="ce18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79.06">
            <text:p>5079.06</text:p>
          </table:table-cell>
          <table:table-cell table:style-name="ce35" office:value-type="float" office:value="10.38">
            <text:p>10.38</text:p>
          </table:table-cell>
          <table:table-cell table:style-name="ce35" office:value-type="float" office:value="0.47">
            <text:p>0.47</text:p>
          </table:table-cell>
          <table:table-cell table:style-name="ce35" office:value-type="float" office:value="0.24">
            <text:p>0.24</text:p>
          </table:table-cell>
          <table:table-cell table:style-name="ce40" office:value-type="float" office:value="0.32">
            <text:p>0.32</text:p>
          </table:table-cell>
          <table:table-cell table:style-name="ce47" office:value-type="float" office:value="136389012">
            <text:p>136389012</text:p>
          </table:table-cell>
          <table:table-cell table:style-name="ce52" office:value-type="float" office:value="779404">
            <text:p>779404</text:p>
          </table:table-cell>
          <table:table-cell table:style-name="ce52" office:value-type="float" office:value="46615">
            <text:p>46615</text:p>
          </table:table-cell>
          <table:table-cell table:style-name="ce52" office:value-type="float" office:value="18486">
            <text:p>18486</text:p>
          </table:table-cell>
          <table:table-cell table:style-name="ce52" office:value-type="float" office:value="25222">
            <text:p>25222</text:p>
          </table:table-cell>
          <table:table-cell table:style-name="ce55" office:value-type="float" office:value="1634059903">
            <text:p>1634059903</text:p>
          </table:table-cell>
          <table:table-cell table:style-name="ce59" office:value-type="float" office:value="9092495">
            <text:p>9092495</text:p>
          </table:table-cell>
          <table:table-cell table:style-name="ce59" office:value-type="float" office:value="581629">
            <text:p>581629</text:p>
          </table:table-cell>
          <table:table-cell table:style-name="ce59" office:value-type="float" office:value="251599">
            <text:p>251599</text:p>
          </table:table-cell>
          <table:table-cell table:style-name="ce64" office:value-type="float" office:value="959151">
            <text:p>959151</text:p>
          </table:table-cell>
          <table:table-cell table:style-name="ce55" office:value-type="float" office:value="294030">
            <text:p>294030</text:p>
          </table:table-cell>
          <table:table-cell table:style-name="ce59" office:value-type="float" office:value="11428">
            <text:p>11428</text:p>
          </table:table-cell>
          <table:table-cell table:style-name="ce64" office:value-type="float" office:value="9896">
            <text:p>9896</text:p>
          </table:table-cell>
          <table:table-cell table:style-name="ce68" table:formula="of:=[.U64]/[.Q64]" office:value-type="percentage" office:value="0.0323376586954406">
            <text:p>3.23%</text:p>
          </table:table-cell>
          <table:table-cell table:style-name="ce73" table:formula="of:=[.V64]/[.R64]" office:value-type="percentage" office:value="0.0196482637557618">
            <text:p>1.96%</text:p>
          </table:table-cell>
          <table:table-cell table:style-name="ce78" table:formula="of:=[.W64]/[.S64]" office:value-type="percentage" office:value="0.0393324297791327">
            <text:p>3.93%</text:p>
          </table:table-cell>
          <table:table-cell table:style-name="ce59" table:number-columns-repeated="998"/>
        </table:table-row>
        <table:table-row table:style-name="ro4">
          <table:table-cell table:style-name="ce6" office:value-type="string">
            <text:p>hwmcc10-timeframe-expansion-k45-bobsm5378d2-tseitin.cnf</text:p>
          </table:table-cell>
          <table:table-cell table:style-name="ce13" office:value-type="string">
            <text:p>UNSAT</text:p>
          </table:table-cell>
          <table:table-cell table:style-name="ce20" table:formula="of:=53.45+60*3" office:value-type="float" office:value="233.45">
            <text:p>233.45</text:p>
          </table:table-cell>
          <table:table-cell table:style-name="ce20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320.32">
            <text:p>320.32</text:p>
          </table:table-cell>
          <table:table-cell table:style-name="ce35" office:value-type="float" office:value="360.22">
            <text:p>360.22</text:p>
          </table:table-cell>
          <table:table-cell table:style-name="ce35" office:value-type="float" office:value="360.26">
            <text:p>360.26</text:p>
          </table:table-cell>
          <table:table-cell table:style-name="ce35" office:value-type="float" office:value="344.64">
            <text:p>344.64</text:p>
          </table:table-cell>
          <table:table-cell table:style-name="ce40" office:value-type="float" office:value="354.47">
            <text:p>354.47</text:p>
          </table:table-cell>
          <table:table-cell table:style-name="ce47" office:value-type="float" office:value="10890992">
            <text:p>10890992</text:p>
          </table:table-cell>
          <table:table-cell table:style-name="ce52" office:value-type="float" office:value="10890992">
            <text:p>10890992</text:p>
          </table:table-cell>
          <table:table-cell table:style-name="ce52" office:value-type="float" office:value="10890992">
            <text:p>10890992</text:p>
          </table:table-cell>
          <table:table-cell table:style-name="ce52" office:value-type="float" office:value="10890992">
            <text:p>10890992</text:p>
          </table:table-cell>
          <table:table-cell table:style-name="ce52" office:value-type="float" office:value="10519792">
            <text:p>10519792</text:p>
          </table:table-cell>
          <table:table-cell table:style-name="ce55" office:value-type="float" office:value="1667533759">
            <text:p>1667533759</text:p>
          </table:table-cell>
          <table:table-cell table:style-name="ce61" office:value-type="float" office:value="1667533759">
            <text:p>1667533759</text:p>
          </table:table-cell>
          <table:table-cell table:style-name="ce61" office:value-type="float" office:value="1667533759">
            <text:p>1667533759</text:p>
          </table:table-cell>
          <table:table-cell table:style-name="ce61" office:value-type="float" office:value="1667533759">
            <text:p>1667533759</text:p>
          </table:table-cell>
          <table:table-cell table:style-name="ce64" office:value-type="float" office:value="1632374110">
            <text:p>1632374110</text:p>
          </table:table-cell>
          <table:table-cell table:style-name="ce55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8" table:formula="of:=[.U65]/[.Q65]" office:value-type="percentage" office:value="0">
            <text:p>0.00%</text:p>
          </table:table-cell>
          <table:table-cell table:style-name="ce73" table:formula="of:=[.V65]/[.R65]" office:value-type="percentage" office:value="0">
            <text:p>0.00%</text:p>
          </table:table-cell>
          <table:table-cell table:style-name="ce78" table:formula="of:=[.W65]/[.S65]" office:value-type="percentage" office:value="0">
            <text:p>0.00%</text:p>
          </table:table-cell>
          <table:table-cell table:style-name="ce59" table:number-columns-repeated="18"/>
          <table:table-cell table:style-name="ce61" table:number-columns-repeated="23"/>
          <table:table-cell table:style-name="ce59" table:number-columns-repeated="957"/>
        </table:table-row>
        <table:table-row table:style-name="ro4">
          <table:table-cell table:style-name="ce4" office:value-type="string">
            <text:p>hwmcc10-timeframe-expansion-k45-bobsmhdlc2-tseitin.cnf</text:p>
          </table:table-cell>
          <table:table-cell table:style-name="ce13" office:value-type="string">
            <text:p>UNSAT</text:p>
          </table:table-cell>
          <table:table-cell table:style-name="ce18" table:formula="of:=1.36+60*1" office:value-type="float" office:value="61.36">
            <text:p>61.36</text:p>
          </table:table-cell>
          <table:table-cell table:style-name="ce18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77.96">
            <text:p>5077.96</text:p>
          </table:table-cell>
          <table:table-cell table:style-name="ce35" office:value-type="float" office:value="5077.83">
            <text:p>5077.83</text:p>
          </table:table-cell>
          <table:table-cell table:style-name="ce35" office:value-type="float" office:value="5078.51">
            <text:p>5078.51</text:p>
          </table:table-cell>
          <table:table-cell table:style-name="ce35" office:value-type="float" office:value="5077.11">
            <text:p>5077.11</text:p>
          </table:table-cell>
          <table:table-cell table:style-name="ce40" office:value-type="float" office:value="5078.11">
            <text:p>5078.11</text:p>
          </table:table-cell>
          <table:table-cell table:style-name="ce47" office:value-type="float" office:value="26845459">
            <text:p>26845459</text:p>
          </table:table-cell>
          <table:table-cell table:style-name="ce52" office:value-type="float" office:value="22096911">
            <text:p>22096911</text:p>
          </table:table-cell>
          <table:table-cell table:style-name="ce52" office:value-type="float" office:value="25189519">
            <text:p>25189519</text:p>
          </table:table-cell>
          <table:table-cell table:style-name="ce52" office:value-type="float" office:value="21504923">
            <text:p>21504923</text:p>
          </table:table-cell>
          <table:table-cell table:style-name="ce52" office:value-type="float" office:value="27304159">
            <text:p>27304159</text:p>
          </table:table-cell>
          <table:table-cell table:style-name="ce55" office:value-type="float" office:value="20223366234">
            <text:p>20223366234</text:p>
          </table:table-cell>
          <table:table-cell table:style-name="ce59" office:value-type="float" office:value="16295098119">
            <text:p>16295098119</text:p>
          </table:table-cell>
          <table:table-cell table:style-name="ce59" office:value-type="float" office:value="18837884777">
            <text:p>18837884777</text:p>
          </table:table-cell>
          <table:table-cell table:style-name="ce59" office:value-type="float" office:value="15808489988">
            <text:p>15808489988</text:p>
          </table:table-cell>
          <table:table-cell table:style-name="ce64" office:value-type="float" office:value="19676606456">
            <text:p>19676606456</text:p>
          </table:table-cell>
          <table:table-cell table:style-name="ce5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8" table:formula="of:=[.U66]/[.Q66]" office:value-type="percentage" office:value="0">
            <text:p>0.00%</text:p>
          </table:table-cell>
          <table:table-cell table:style-name="ce73" table:formula="of:=[.V66]/[.R66]" office:value-type="percentage" office:value="0">
            <text:p>0.00%</text:p>
          </table:table-cell>
          <table:table-cell table:style-name="ce78" table:formula="of:=[.W66]/[.S66]" office:value-type="percentage" office:value="0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hwmcc10-timeframe-expansion-k45-pdtpmsgoodbakery-tseitin.cnf</text:p>
          </table:table-cell>
          <table:table-cell table:style-name="ce13" office:value-type="string">
            <text:p>UNSAT</text:p>
          </table:table-cell>
          <table:table-cell table:style-name="ce18" table:formula="of:=7.78+60*5" office:value-type="float" office:value="307.78">
            <text:p>307.78</text:p>
          </table:table-cell>
          <table:table-cell table:style-name="ce18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2994.11">
            <text:p>2994.11</text:p>
          </table:table-cell>
          <table:table-cell table:style-name="ce35" office:value-type="float" office:value="3364.99">
            <text:p>3364.99</text:p>
          </table:table-cell>
          <table:table-cell table:style-name="ce35" office:value-type="float" office:value="3374.31">
            <text:p>3374.31</text:p>
          </table:table-cell>
          <table:table-cell table:style-name="ce35" office:value-type="float" office:value="3357.14">
            <text:p>3357.14</text:p>
          </table:table-cell>
          <table:table-cell table:style-name="ce40" office:value-type="float" office:value="1960.94">
            <text:p>1960.94</text:p>
          </table:table-cell>
          <table:table-cell table:style-name="ce47" office:value-type="float" office:value="8956109">
            <text:p>8956109</text:p>
          </table:table-cell>
          <table:table-cell table:style-name="ce52" office:value-type="float" office:value="8956109">
            <text:p>8956109</text:p>
          </table:table-cell>
          <table:table-cell table:style-name="ce52" office:value-type="float" office:value="8956109">
            <text:p>8956109</text:p>
          </table:table-cell>
          <table:table-cell table:style-name="ce52" office:value-type="float" office:value="8956109">
            <text:p>8956109</text:p>
          </table:table-cell>
          <table:table-cell table:style-name="ce52" office:value-type="float" office:value="6461034">
            <text:p>6461034</text:p>
          </table:table-cell>
          <table:table-cell table:style-name="ce55" office:value-type="float" office:value="15475664275">
            <text:p>15475664275</text:p>
          </table:table-cell>
          <table:table-cell table:style-name="ce59" office:value-type="float" office:value="15475664275">
            <text:p>15475664275</text:p>
          </table:table-cell>
          <table:table-cell table:style-name="ce59" office:value-type="float" office:value="15475664275">
            <text:p>15475664275</text:p>
          </table:table-cell>
          <table:table-cell table:style-name="ce59" office:value-type="float" office:value="15475664275">
            <text:p>15475664275</text:p>
          </table:table-cell>
          <table:table-cell table:style-name="ce64" office:value-type="float" office:value="11285710169">
            <text:p>11285710169</text:p>
          </table:table-cell>
          <table:table-cell table:style-name="ce5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8" table:formula="of:=[.U67]/[.Q67]" office:value-type="percentage" office:value="0">
            <text:p>0.00%</text:p>
          </table:table-cell>
          <table:table-cell table:style-name="ce73" table:formula="of:=[.V67]/[.R67]" office:value-type="percentage" office:value="0">
            <text:p>0.00%</text:p>
          </table:table-cell>
          <table:table-cell table:style-name="ce78" table:formula="of:=[.W67]/[.S67]" office:value-type="percentage" office:value="0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logistics-rotate-07t5.shuffled-as.sat05-1137.cnf</text:p>
          </table:table-cell>
          <table:table-cell table:style-name="ce13" office:value-type="string">
            <text:p>UNSAT</text:p>
          </table:table-cell>
          <table:table-cell table:style-name="ce18" table:formula="of:=3.15+60*0" office:value-type="float" office:value="3.15">
            <text:p>3.15</text:p>
          </table:table-cell>
          <table:table-cell table:style-name="ce18" office:value-type="float" office:value="21">
            <text:p>2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.92">
            <text:p>0.92</text:p>
          </table:table-cell>
          <table:table-cell table:style-name="ce35" office:value-type="float" office:value="0.27">
            <text:p>0.27</text:p>
          </table:table-cell>
          <table:table-cell table:style-name="ce35" office:value-type="float" office:value="0.09">
            <text:p>0.09</text:p>
          </table:table-cell>
          <table:table-cell table:style-name="ce35" office:value-type="float" office:value="0.1">
            <text:p>0.10</text:p>
          </table:table-cell>
          <table:table-cell table:style-name="ce40" office:value-type="float" office:value="0.53">
            <text:p>0.53</text:p>
          </table:table-cell>
          <table:table-cell table:style-name="ce47" office:value-type="float" office:value="24085">
            <text:p>24085</text:p>
          </table:table-cell>
          <table:table-cell table:style-name="ce52" office:value-type="float" office:value="9796">
            <text:p>9796</text:p>
          </table:table-cell>
          <table:table-cell table:style-name="ce52" office:value-type="float" office:value="5441">
            <text:p>5441</text:p>
          </table:table-cell>
          <table:table-cell table:style-name="ce52" office:value-type="float" office:value="1792">
            <text:p>1792</text:p>
          </table:table-cell>
          <table:table-cell table:style-name="ce52" office:value-type="float" office:value="20635">
            <text:p>20635</text:p>
          </table:table-cell>
          <table:table-cell table:style-name="ce55" office:value-type="float" office:value="2129218">
            <text:p>2129218</text:p>
          </table:table-cell>
          <table:table-cell table:style-name="ce59" office:value-type="float" office:value="701870">
            <text:p>701870</text:p>
          </table:table-cell>
          <table:table-cell table:style-name="ce59" office:value-type="float" office:value="320469">
            <text:p>320469</text:p>
          </table:table-cell>
          <table:table-cell table:style-name="ce59" office:value-type="float" office:value="123646">
            <text:p>123646</text:p>
          </table:table-cell>
          <table:table-cell table:style-name="ce64" office:value-type="float" office:value="1596158">
            <text:p>1596158</text:p>
          </table:table-cell>
          <table:table-cell table:style-name="ce55" office:value-type="float" office:value="755">
            <text:p>755</text:p>
          </table:table-cell>
          <table:table-cell table:style-name="ce59" office:value-type="float" office:value="170">
            <text:p>170</text:p>
          </table:table-cell>
          <table:table-cell table:style-name="ce64" office:value-type="float" office:value="312">
            <text:p>312</text:p>
          </table:table-cell>
          <table:table-cell table:style-name="ce68" table:formula="of:=[.U68]/[.Q68]" office:value-type="percentage" office:value="0.00107569777879094">
            <text:p>0.11%</text:p>
          </table:table-cell>
          <table:table-cell table:style-name="ce73" table:formula="of:=[.V68]/[.R68]" office:value-type="percentage" office:value="0.000530472526203783">
            <text:p>0.05%</text:p>
          </table:table-cell>
          <table:table-cell table:style-name="ce78" table:formula="of:=[.W68]/[.S68]" office:value-type="percentage" office:value="0.0025233327402423">
            <text:p>0.25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marg3x3add8.shuffled-as.sat03-1449.cnf</text:p>
          </table:table-cell>
          <table:table-cell table:style-name="ce13" office:value-type="string">
            <text:p>UNSAT</text:p>
          </table:table-cell>
          <table:table-cell table:style-name="ce18" table:formula="of:=0.01+60*0" office:value-type="float" office:value="0.01">
            <text:p>0.01</text:p>
          </table:table-cell>
          <table:table-cell table:style-name="ce18" office:value-type="float" office:value="26">
            <text:p>26</text:p>
          </table:table-cell>
          <table:table-cell table:style-name="ce25" office:value-type="float" office:value="23">
            <text:p>23</text:p>
          </table:table-cell>
          <table:table-cell table:style-name="ce29" office:value-type="float" office:value="1.07">
            <text:p>1.07</text:p>
          </table:table-cell>
          <table:table-cell table:style-name="ce35" office:value-type="float" office:value="0.01">
            <text:p>0.01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911049">
            <text:p>911049</text:p>
          </table:table-cell>
          <table:table-cell table:style-name="ce52" office:value-type="float" office:value="7346">
            <text:p>7346</text:p>
          </table:table-cell>
          <table:table-cell table:style-name="ce52" office:value-type="float" office:value="1635">
            <text:p>1635</text:p>
          </table:table-cell>
          <table:table-cell table:style-name="ce52" office:value-type="float" office:value="119">
            <text:p>119</text:p>
          </table:table-cell>
          <table:table-cell table:style-name="ce52" office:value-type="float" office:value="3109">
            <text:p>3109</text:p>
          </table:table-cell>
          <table:table-cell table:style-name="ce55" office:value-type="float" office:value="3860050">
            <text:p>3860050</text:p>
          </table:table-cell>
          <table:table-cell table:style-name="ce59" office:value-type="float" office:value="28702">
            <text:p>28702</text:p>
          </table:table-cell>
          <table:table-cell table:style-name="ce59" office:value-type="float" office:value="6380">
            <text:p>6380</text:p>
          </table:table-cell>
          <table:table-cell table:style-name="ce59" office:value-type="float" office:value="474">
            <text:p>474</text:p>
          </table:table-cell>
          <table:table-cell table:style-name="ce64" office:value-type="float" office:value="17069">
            <text:p>17069</text:p>
          </table:table-cell>
          <table:table-cell table:style-name="ce55" office:value-type="float" office:value="971">
            <text:p>971</text:p>
          </table:table-cell>
          <table:table-cell table:style-name="ce59" office:value-type="float" office:value="214">
            <text:p>214</text:p>
          </table:table-cell>
          <table:table-cell table:style-name="ce64" office:value-type="float" office:value="83">
            <text:p>83</text:p>
          </table:table-cell>
          <table:table-cell table:style-name="ce68" table:formula="of:=[.U69]/[.Q69]" office:value-type="percentage" office:value="0.0338303950944185">
            <text:p>3.38%</text:p>
          </table:table-cell>
          <table:table-cell table:style-name="ce73" table:formula="of:=[.V69]/[.R69]" office:value-type="percentage" office:value="0.0335423197492163">
            <text:p>3.35%</text:p>
          </table:table-cell>
          <table:table-cell table:style-name="ce78" table:formula="of:=[.W69]/[.S69]" office:value-type="percentage" office:value="0.175105485232068">
            <text:p>17.51%</text:p>
          </table:table-cell>
          <table:table-cell table:style-name="ce59" table:number-columns-repeated="41"/>
          <table:table-cell table:style-name="ce61" table:number-columns-repeated="957"/>
        </table:table-row>
        <table:table-row table:style-name="ro4">
          <table:table-cell table:style-name="ce4" office:value-type="string">
            <text:p>marg3x3add8ch.shuffled-as.sat03-1448.cnf</text:p>
          </table:table-cell>
          <table:table-cell table:style-name="ce13" office:value-type="string">
            <text:p>UNSAT</text:p>
          </table:table-cell>
          <table:table-cell table:style-name="ce18" table:formula="of:=0.01+60*0" office:value-type="float" office:value="0.01">
            <text:p>0.01</text:p>
          </table:table-cell>
          <table:table-cell table:style-name="ce18" office:value-type="float" office:value="24">
            <text:p>24</text:p>
          </table:table-cell>
          <table:table-cell table:style-name="ce25" office:value-type="float" office:value="24">
            <text:p>24</text:p>
          </table:table-cell>
          <table:table-cell table:style-name="ce29" office:value-type="float" office:value="4.32">
            <text:p>4.32</text:p>
          </table:table-cell>
          <table:table-cell table:style-name="ce35" office:value-type="float" office:value="0.02">
            <text:p>0.02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.04">
            <text:p>0.04</text:p>
          </table:table-cell>
          <table:table-cell table:style-name="ce47" office:value-type="float" office:value="3229317">
            <text:p>3229317</text:p>
          </table:table-cell>
          <table:table-cell table:style-name="ce52" office:value-type="float" office:value="12075">
            <text:p>12075</text:p>
          </table:table-cell>
          <table:table-cell table:style-name="ce52" office:value-type="float" office:value="1412">
            <text:p>1412</text:p>
          </table:table-cell>
          <table:table-cell table:style-name="ce52" office:value-type="float" office:value="24">
            <text:p>24</text:p>
          </table:table-cell>
          <table:table-cell table:style-name="ce52" office:value-type="float" office:value="29846">
            <text:p>29846</text:p>
          </table:table-cell>
          <table:table-cell table:style-name="ce55" office:value-type="float" office:value="14696661">
            <text:p>14696661</text:p>
          </table:table-cell>
          <table:table-cell table:style-name="ce59" office:value-type="float" office:value="50561">
            <text:p>50561</text:p>
          </table:table-cell>
          <table:table-cell table:style-name="ce59" office:value-type="float" office:value="6617">
            <text:p>6617</text:p>
          </table:table-cell>
          <table:table-cell table:style-name="ce59" office:value-type="float" office:value="80">
            <text:p>80</text:p>
          </table:table-cell>
          <table:table-cell table:style-name="ce64" office:value-type="float" office:value="185600">
            <text:p>185600</text:p>
          </table:table-cell>
          <table:table-cell table:style-name="ce55" office:value-type="float" office:value="1405">
            <text:p>1405</text:p>
          </table:table-cell>
          <table:table-cell table:style-name="ce59" office:value-type="float" office:value="138">
            <text:p>138</text:p>
          </table:table-cell>
          <table:table-cell table:style-name="ce64" office:value-type="float" office:value="23">
            <text:p>23</text:p>
          </table:table-cell>
          <table:table-cell table:style-name="ce68" table:formula="of:=[.U70]/[.Q70]" office:value-type="percentage" office:value="0.027788216214078">
            <text:p>2.78%</text:p>
          </table:table-cell>
          <table:table-cell table:style-name="ce73" table:formula="of:=[.V70]/[.R70]" office:value-type="percentage" office:value="0.0208553725253136">
            <text:p>2.09%</text:p>
          </table:table-cell>
          <table:table-cell table:style-name="ce78" table:formula="of:=[.W70]/[.S70]" office:value-type="percentage" office:value="0.2875">
            <text:p>28.75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mod4block_2vars_8gates_u2.cnf</text:p>
          </table:table-cell>
          <table:table-cell table:style-name="ce13" office:value-type="string">
            <text:p>UNSAT</text:p>
          </table:table-cell>
          <table:table-cell table:style-name="ce18" table:formula="of:=7.61+60*0" office:value-type="float" office:value="7.61">
            <text:p>7.61</text:p>
          </table:table-cell>
          <table:table-cell table:style-name="ce18" office:value-type="float" office:value="221">
            <text:p>22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4414.79">
            <text:p>4414.79</text:p>
          </table:table-cell>
          <table:table-cell table:style-name="ce35" office:value-type="float" office:value="4971.08">
            <text:p>4971.08</text:p>
          </table:table-cell>
          <table:table-cell table:style-name="ce35" office:value-type="float" office:value="4960.91">
            <text:p>4960.91</text:p>
          </table:table-cell>
          <table:table-cell table:style-name="ce35" office:value-type="float" office:value="5035.53">
            <text:p>5035.53</text:p>
          </table:table-cell>
          <table:table-cell table:style-name="ce40" office:value-type="float" office:value="5084.22">
            <text:p>5084.22</text:p>
          </table:table-cell>
          <table:table-cell table:style-name="ce47" office:value-type="float" office:value="121635101">
            <text:p>121635101</text:p>
          </table:table-cell>
          <table:table-cell table:style-name="ce52" office:value-type="float" office:value="121635101">
            <text:p>121635101</text:p>
          </table:table-cell>
          <table:table-cell table:style-name="ce52" office:value-type="float" office:value="121635101">
            <text:p>121635101</text:p>
          </table:table-cell>
          <table:table-cell table:style-name="ce52" office:value-type="float" office:value="121635101">
            <text:p>121635101</text:p>
          </table:table-cell>
          <table:table-cell table:style-name="ce52" office:value-type="float" office:value="143475124">
            <text:p>143475124</text:p>
          </table:table-cell>
          <table:table-cell table:style-name="ce55" office:value-type="float" office:value="2413455799">
            <text:p>2413455799</text:p>
          </table:table-cell>
          <table:table-cell table:style-name="ce59" office:value-type="float" office:value="2413455799">
            <text:p>2413455799</text:p>
          </table:table-cell>
          <table:table-cell table:style-name="ce59" office:value-type="float" office:value="2413455799">
            <text:p>2413455799</text:p>
          </table:table-cell>
          <table:table-cell table:style-name="ce59" office:value-type="float" office:value="2413455799">
            <text:p>2413455799</text:p>
          </table:table-cell>
          <table:table-cell table:style-name="ce64" office:value-type="float" office:value="2881950702">
            <text:p>2881950702</text:p>
          </table:table-cell>
          <table:table-cell table:style-name="ce5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8" table:formula="of:=[.U71]/[.Q71]" office:value-type="percentage" office:value="0">
            <text:p>0.00%</text:p>
          </table:table-cell>
          <table:table-cell table:style-name="ce73" table:formula="of:=[.V71]/[.R71]" office:value-type="percentage" office:value="0">
            <text:p>0.00%</text:p>
          </table:table-cell>
          <table:table-cell table:style-name="ce78" table:formula="of:=[.W71]/[.S71]" office:value-type="percentage" office:value="0">
            <text:p>0.00%</text:p>
          </table:table-cell>
          <table:table-cell table:style-name="ce59" table:number-columns-repeated="41"/>
          <table:table-cell table:style-name="ce61" table:number-columns-repeated="957"/>
        </table:table-row>
        <table:table-row table:style-name="ro4">
          <table:table-cell table:style-name="ce4" office:value-type="string">
            <text:p>myciel6-tr.used-as.sat04-320.cnf</text:p>
          </table:table-cell>
          <table:table-cell table:style-name="ce13" office:value-type="string">
            <text:p>UNSAT</text:p>
          </table:table-cell>
          <table:table-cell table:style-name="ce18" table:formula="of:=0.02+60*0" office:value-type="float" office:value="0.02">
            <text:p>0.02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84.2">
            <text:p>5084.20</text:p>
          </table:table-cell>
          <table:table-cell table:style-name="ce35" office:value-type="float" office:value="5084.09">
            <text:p>5084.09</text:p>
          </table:table-cell>
          <table:table-cell table:style-name="ce35" office:value-type="float" office:value="5084.06">
            <text:p>5084.06</text:p>
          </table:table-cell>
          <table:table-cell table:style-name="ce35" office:value-type="float" office:value="5084.16">
            <text:p>5084.16</text:p>
          </table:table-cell>
          <table:table-cell table:style-name="ce40" office:value-type="float" office:value="1442.69">
            <text:p>1442.69</text:p>
          </table:table-cell>
          <table:table-cell table:style-name="ce47" office:value-type="float" office:value="184633748">
            <text:p>184633748</text:p>
          </table:table-cell>
          <table:table-cell table:style-name="ce52" office:value-type="float" office:value="172531953">
            <text:p>172531953</text:p>
          </table:table-cell>
          <table:table-cell table:style-name="ce52" office:value-type="float" office:value="174428359">
            <text:p>174428359</text:p>
          </table:table-cell>
          <table:table-cell table:style-name="ce52" office:value-type="float" office:value="167132033">
            <text:p>167132033</text:p>
          </table:table-cell>
          <table:table-cell table:style-name="ce52" office:value-type="float" office:value="55357736">
            <text:p>55357736</text:p>
          </table:table-cell>
          <table:table-cell table:style-name="ce55" office:value-type="float" office:value="7178802229">
            <text:p>7178802229</text:p>
          </table:table-cell>
          <table:table-cell table:style-name="ce59" office:value-type="float" office:value="6714305166">
            <text:p>6714305166</text:p>
          </table:table-cell>
          <table:table-cell table:style-name="ce59" office:value-type="float" office:value="6756866116">
            <text:p>6756866116</text:p>
          </table:table-cell>
          <table:table-cell table:style-name="ce59" office:value-type="float" office:value="6559528971">
            <text:p>6559528971</text:p>
          </table:table-cell>
          <table:table-cell table:style-name="ce64" office:value-type="float" office:value="2340780028">
            <text:p>2340780028</text:p>
          </table:table-cell>
          <table:table-cell table:style-name="ce55" office:value-type="float" office:value="26898">
            <text:p>26898</text:p>
          </table:table-cell>
          <table:table-cell table:style-name="ce59" office:value-type="float" office:value="16458">
            <text:p>16458</text:p>
          </table:table-cell>
          <table:table-cell table:style-name="ce64" office:value-type="float" office:value="423648">
            <text:p>423648</text:p>
          </table:table-cell>
          <table:table-cell table:style-name="ce68" table:formula="of:=[.U72]/[.Q72]" office:value-type="percentage" office:value="0.00000400607350053234">
            <text:p>0.00%</text:p>
          </table:table-cell>
          <table:table-cell table:style-name="ce73" table:formula="of:=[.V72]/[.R72]" office:value-type="percentage" office:value="0.00000243574457706482">
            <text:p>0.00%</text:p>
          </table:table-cell>
          <table:table-cell table:style-name="ce78" table:formula="of:=[.W72]/[.S72]" office:value-type="percentage" office:value="0.0000645851252236203">
            <text:p>0.01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openstacks-sequencedstrips-nonadl-nonnegated-os-sequencedstrips-p30_1.025-NOTKNOWN.cnf</text:p>
          </table:table-cell>
          <table:table-cell table:style-name="ce13" office:value-type="string">
            <text:p>UNSAT</text:p>
          </table:table-cell>
          <table:table-cell table:style-name="ce18" table:formula="of:=41.8+60*2" office:value-type="float" office:value="161.8">
            <text:p>161.8</text:p>
          </table:table-cell>
          <table:table-cell table:style-name="ce18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65.95">
            <text:p>5065.95</text:p>
          </table:table-cell>
          <table:table-cell table:style-name="ce35" office:value-type="float" office:value="5067.44">
            <text:p>5067.44</text:p>
          </table:table-cell>
          <table:table-cell table:style-name="ce35" office:value-type="float" office:value="5067.32">
            <text:p>5067.32</text:p>
          </table:table-cell>
          <table:table-cell table:style-name="ce35" office:value-type="float" office:value="5068.47">
            <text:p>5068.47</text:p>
          </table:table-cell>
          <table:table-cell table:style-name="ce40" office:value-type="float" office:value="5067.47">
            <text:p>5067.47</text:p>
          </table:table-cell>
          <table:table-cell table:style-name="ce47" office:value-type="float" office:value="19190958">
            <text:p>19190958</text:p>
          </table:table-cell>
          <table:table-cell table:style-name="ce52" office:value-type="float" office:value="17630069">
            <text:p>17630069</text:p>
          </table:table-cell>
          <table:table-cell table:style-name="ce52" office:value-type="float" office:value="18080786">
            <text:p>18080786</text:p>
          </table:table-cell>
          <table:table-cell table:style-name="ce52" office:value-type="float" office:value="17672331">
            <text:p>17672331</text:p>
          </table:table-cell>
          <table:table-cell table:style-name="ce52" office:value-type="float" office:value="19125436">
            <text:p>19125436</text:p>
          </table:table-cell>
          <table:table-cell table:style-name="ce55" office:value-type="float" office:value="3792885423">
            <text:p>3792885423</text:p>
          </table:table-cell>
          <table:table-cell table:style-name="ce59" office:value-type="float" office:value="2910465351">
            <text:p>2910465351</text:p>
          </table:table-cell>
          <table:table-cell table:style-name="ce59" office:value-type="float" office:value="3005210296">
            <text:p>3005210296</text:p>
          </table:table-cell>
          <table:table-cell table:style-name="ce59" office:value-type="float" office:value="3271873064">
            <text:p>3271873064</text:p>
          </table:table-cell>
          <table:table-cell table:style-name="ce64" office:value-type="float" office:value="3511211075">
            <text:p>3511211075</text:p>
          </table:table-cell>
          <table:table-cell table:style-name="ce55" office:value-type="float" office:value="16397">
            <text:p>16397</text:p>
          </table:table-cell>
          <table:table-cell table:style-name="ce59" office:value-type="float" office:value="27">
            <text:p>27</text:p>
          </table:table-cell>
          <table:table-cell table:style-name="ce64" office:value-type="float" office:value="35">
            <text:p>35</text:p>
          </table:table-cell>
          <table:table-cell table:style-name="ce68" table:formula="of:=[.U73]/[.Q73]" office:value-type="percentage" office:value="0.00000563380697673181">
            <text:p>0.00%</text:p>
          </table:table-cell>
          <table:table-cell table:style-name="ce73" table:formula="of:=[.V73]/[.R73]" office:value-type="percentage" office:value="0.00000000898439621211786">
            <text:p>0.00%</text:p>
          </table:table-cell>
          <table:table-cell table:style-name="ce78" table:formula="of:=[.W73]/[.S73]" office:value-type="percentage" office:value="0.0000000106972365111289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php-010-008.shuffled-as.sat05-1171.cnf</text:p>
          </table:table-cell>
          <table:table-cell table:style-name="ce13" office:value-type="string">
            <text:p>UNSAT</text:p>
          </table:table-cell>
          <table:table-cell table:style-name="ce18" table:formula="of:=0+60*0" office:value-type="float" office:value="0">
            <text:p>0</text:p>
          </table:table-cell>
          <table:table-cell table:style-name="ce18" office:value-type="float" office:value="16">
            <text:p>16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.28">
            <text:p>0.28</text:p>
          </table:table-cell>
          <table:table-cell table:style-name="ce35" office:value-type="float" office:value="0.01">
            <text:p>0.01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40" office:value-type="float" office:value="0">
            <text:p>0.00</text:p>
          </table:table-cell>
          <table:table-cell table:style-name="ce47" office:value-type="float" office:value="50935">
            <text:p>50935</text:p>
          </table:table-cell>
          <table:table-cell table:style-name="ce52" office:value-type="float" office:value="3742">
            <text:p>3742</text:p>
          </table:table-cell>
          <table:table-cell table:style-name="ce52" office:value-type="float" office:value="1656">
            <text:p>1656</text:p>
          </table:table-cell>
          <table:table-cell table:style-name="ce52" office:value-type="float" office:value="1093">
            <text:p>1093</text:p>
          </table:table-cell>
          <table:table-cell table:style-name="ce52" office:value-type="float" office:value="724">
            <text:p>724</text:p>
          </table:table-cell>
          <table:table-cell table:style-name="ce55" office:value-type="float" office:value="580161">
            <text:p>580161</text:p>
          </table:table-cell>
          <table:table-cell table:style-name="ce59" office:value-type="float" office:value="39663">
            <text:p>39663</text:p>
          </table:table-cell>
          <table:table-cell table:style-name="ce59" office:value-type="float" office:value="19362">
            <text:p>19362</text:p>
          </table:table-cell>
          <table:table-cell table:style-name="ce59" office:value-type="float" office:value="15011">
            <text:p>15011</text:p>
          </table:table-cell>
          <table:table-cell table:style-name="ce64" office:value-type="float" office:value="11808">
            <text:p>11808</text:p>
          </table:table-cell>
          <table:table-cell table:style-name="ce55" office:value-type="float" office:value="1522">
            <text:p>1522</text:p>
          </table:table-cell>
          <table:table-cell table:style-name="ce59" office:value-type="float" office:value="729">
            <text:p>729</text:p>
          </table:table-cell>
          <table:table-cell table:style-name="ce64" office:value-type="float" office:value="722">
            <text:p>722</text:p>
          </table:table-cell>
          <table:table-cell table:style-name="ce68" table:formula="of:=[.U74]/[.Q74]" office:value-type="percentage" office:value="0.0383732950104631">
            <text:p>3.84%</text:p>
          </table:table-cell>
          <table:table-cell table:style-name="ce73" table:formula="of:=[.V74]/[.R74]" office:value-type="percentage" office:value="0.0376510691044314">
            <text:p>3.77%</text:p>
          </table:table-cell>
          <table:table-cell table:style-name="ce78" table:formula="of:=[.W74]/[.S74]" office:value-type="percentage" office:value="0.0480980614216241">
            <text:p>4.81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php-020-019.shuffled-as.sat05-1190.cnf</text:p>
          </table:table-cell>
          <table:table-cell table:style-name="ce13" office:value-type="string">
            <text:p>UNSAT</text:p>
          </table:table-cell>
          <table:table-cell table:style-name="ce18" table:formula="of:=0.12+60*0" office:value-type="float" office:value="0.12">
            <text:p>0.12</text:p>
          </table:table-cell>
          <table:table-cell table:style-name="ce18" office:value-type="float" office:value="37">
            <text:p>37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83.6">
            <text:p>5083.60</text:p>
          </table:table-cell>
          <table:table-cell table:style-name="ce35" office:value-type="float" office:value="5087.96">
            <text:p>5087.96</text:p>
          </table:table-cell>
          <table:table-cell table:style-name="ce35" office:value-type="float" office:value="5083.68">
            <text:p>5083.68</text:p>
          </table:table-cell>
          <table:table-cell table:style-name="ce35" office:value-type="float" office:value="5088.35">
            <text:p>5088.35</text:p>
          </table:table-cell>
          <table:table-cell table:style-name="ce40" office:value-type="float" office:value="5083.67">
            <text:p>5083.67</text:p>
          </table:table-cell>
          <table:table-cell table:style-name="ce47" office:value-type="float" office:value="52512306">
            <text:p>52512306</text:p>
          </table:table-cell>
          <table:table-cell table:style-name="ce52" office:value-type="float" office:value="45496203">
            <text:p>45496203</text:p>
          </table:table-cell>
          <table:table-cell table:style-name="ce52" office:value-type="float" office:value="64941230">
            <text:p>64941230</text:p>
          </table:table-cell>
          <table:table-cell table:style-name="ce52" office:value-type="float" office:value="33631645">
            <text:p>33631645</text:p>
          </table:table-cell>
          <table:table-cell table:style-name="ce52" office:value-type="float" office:value="45722501">
            <text:p>45722501</text:p>
          </table:table-cell>
          <table:table-cell table:style-name="ce55" office:value-type="float" office:value="527809500">
            <text:p>527809500</text:p>
          </table:table-cell>
          <table:table-cell table:style-name="ce59" office:value-type="float" office:value="505506561">
            <text:p>505506561</text:p>
          </table:table-cell>
          <table:table-cell table:style-name="ce59" office:value-type="float" office:value="745200620">
            <text:p>745200620</text:p>
          </table:table-cell>
          <table:table-cell table:style-name="ce59" office:value-type="float" office:value="421724858">
            <text:p>421724858</text:p>
          </table:table-cell>
          <table:table-cell table:style-name="ce64" office:value-type="float" office:value="2694460283">
            <text:p>2694460283</text:p>
          </table:table-cell>
          <table:table-cell table:style-name="ce55" office:value-type="float" office:value="9755413">
            <text:p>9755413</text:p>
          </table:table-cell>
          <table:table-cell table:style-name="ce59" office:value-type="float" office:value="7998994">
            <text:p>7998994</text:p>
          </table:table-cell>
          <table:table-cell table:style-name="ce64" office:value-type="float" office:value="8399224">
            <text:p>8399224</text:p>
          </table:table-cell>
          <table:table-cell table:style-name="ce68" table:formula="of:=[.U75]/[.Q75]" office:value-type="percentage" office:value="0.019298291560651">
            <text:p>1.93%</text:p>
          </table:table-cell>
          <table:table-cell table:style-name="ce73" table:formula="of:=[.V75]/[.R75]" office:value-type="percentage" office:value="0.0107340141504445">
            <text:p>1.07%</text:p>
          </table:table-cell>
          <table:table-cell table:style-name="ce78" table:formula="of:=[.W75]/[.S75]" office:value-type="percentage" office:value="0.019916359779769">
            <text:p>1.99%</text:p>
          </table:table-cell>
          <table:table-cell table:style-name="ce61" table:number-columns-repeated="18"/>
          <table:table-cell table:style-name="ce59" table:number-columns-repeated="980"/>
        </table:table-row>
        <table:table-row table:style-name="ro4">
          <table:table-cell table:style-name="ce6" office:value-type="string">
            <text:p>php-040-039.shuffled-as.sat05-1194.cnf</text:p>
          </table:table-cell>
          <table:table-cell table:style-name="ce13" office:value-type="string">
            <text:p>UNSAT</text:p>
          </table:table-cell>
          <table:table-cell table:style-name="ce20" table:formula="of:=3.24+60*0" office:value-type="float" office:value="3.24">
            <text:p>3.24</text:p>
          </table:table-cell>
          <table:table-cell table:style-name="ce20" office:value-type="float" office:value="77">
            <text:p>77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61.89">
            <text:p>5061.89</text:p>
          </table:table-cell>
          <table:table-cell table:style-name="ce35" office:value-type="float" office:value="5058.82">
            <text:p>5058.82</text:p>
          </table:table-cell>
          <table:table-cell table:style-name="ce35" office:value-type="float" office:value="5068.19">
            <text:p>5068.19</text:p>
          </table:table-cell>
          <table:table-cell table:style-name="ce35" office:value-type="float" office:value="5062.87">
            <text:p>5062.87</text:p>
          </table:table-cell>
          <table:table-cell table:style-name="ce40" office:value-type="float" office:value="5071.27">
            <text:p>5071.27</text:p>
          </table:table-cell>
          <table:table-cell table:style-name="ce47" office:value-type="float" office:value="69389966">
            <text:p>69389966</text:p>
          </table:table-cell>
          <table:table-cell table:style-name="ce52" office:value-type="float" office:value="60484603">
            <text:p>60484603</text:p>
          </table:table-cell>
          <table:table-cell table:style-name="ce52" office:value-type="float" office:value="40980624">
            <text:p>40980624</text:p>
          </table:table-cell>
          <table:table-cell table:style-name="ce52" office:value-type="float" office:value="43171309">
            <text:p>43171309</text:p>
          </table:table-cell>
          <table:table-cell table:style-name="ce52" office:value-type="float" office:value="51884013">
            <text:p>51884013</text:p>
          </table:table-cell>
          <table:table-cell table:style-name="ce55" office:value-type="float" office:value="667362640">
            <text:p>667362640</text:p>
          </table:table-cell>
          <table:table-cell table:style-name="ce61" office:value-type="float" office:value="613613163">
            <text:p>613613163</text:p>
          </table:table-cell>
          <table:table-cell table:style-name="ce61" office:value-type="float" office:value="415764007">
            <text:p>415764007</text:p>
          </table:table-cell>
          <table:table-cell table:style-name="ce61" office:value-type="float" office:value="486343781">
            <text:p>486343781</text:p>
          </table:table-cell>
          <table:table-cell table:style-name="ce64" office:value-type="float" office:value="3910069184">
            <text:p>3910069184</text:p>
          </table:table-cell>
          <table:table-cell table:style-name="ce55" office:value-type="float" office:value="3609782">
            <text:p>3609782</text:p>
          </table:table-cell>
          <table:table-cell table:style-name="ce61" office:value-type="float" office:value="1574729">
            <text:p>1574729</text:p>
          </table:table-cell>
          <table:table-cell table:style-name="ce64" office:value-type="float" office:value="5056443">
            <text:p>5056443</text:p>
          </table:table-cell>
          <table:table-cell table:style-name="ce68" table:formula="of:=[.U76]/[.Q76]" office:value-type="percentage" office:value="0.00588283012435964">
            <text:p>0.59%</text:p>
          </table:table-cell>
          <table:table-cell table:style-name="ce73" table:formula="of:=[.V76]/[.R76]" office:value-type="percentage" office:value="0.00378755489529424">
            <text:p>0.38%</text:p>
          </table:table-cell>
          <table:table-cell table:style-name="ce78" table:formula="of:=[.W76]/[.S76]" office:value-type="percentage" office:value="0.010396849301955">
            <text:p>1.04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php-045-035.shuffled-as.sat05-1181.cnf</text:p>
          </table:table-cell>
          <table:table-cell table:style-name="ce13" office:value-type="string">
            <text:p>UNSAT</text:p>
          </table:table-cell>
          <table:table-cell table:style-name="ce18" table:formula="of:=3.22+60*0" office:value-type="float" office:value="3.22">
            <text:p>3.22</text:p>
          </table:table-cell>
          <table:table-cell table:style-name="ce18" office:value-type="float" office:value="78">
            <text:p>78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60.85">
            <text:p>5060.85</text:p>
          </table:table-cell>
          <table:table-cell table:style-name="ce35" office:value-type="float" office:value="5058.4">
            <text:p>5058.40</text:p>
          </table:table-cell>
          <table:table-cell table:style-name="ce35" office:value-type="float" office:value="5059.24">
            <text:p>5059.24</text:p>
          </table:table-cell>
          <table:table-cell table:style-name="ce35" office:value-type="float" office:value="5059.18">
            <text:p>5059.18</text:p>
          </table:table-cell>
          <table:table-cell table:style-name="ce40" office:value-type="float" office:value="5074.97">
            <text:p>5074.97</text:p>
          </table:table-cell>
          <table:table-cell table:style-name="ce47" office:value-type="float" office:value="49332713">
            <text:p>49332713</text:p>
          </table:table-cell>
          <table:table-cell table:style-name="ce52" office:value-type="float" office:value="34673620">
            <text:p>34673620</text:p>
          </table:table-cell>
          <table:table-cell table:style-name="ce52" office:value-type="float" office:value="34340691">
            <text:p>34340691</text:p>
          </table:table-cell>
          <table:table-cell table:style-name="ce52" office:value-type="float" office:value="24845076">
            <text:p>24845076</text:p>
          </table:table-cell>
          <table:table-cell table:style-name="ce52" office:value-type="float" office:value="30589686">
            <text:p>30589686</text:p>
          </table:table-cell>
          <table:table-cell table:style-name="ce55" office:value-type="float" office:value="657764784">
            <text:p>657764784</text:p>
          </table:table-cell>
          <table:table-cell table:style-name="ce59" office:value-type="float" office:value="518870318">
            <text:p>518870318</text:p>
          </table:table-cell>
          <table:table-cell table:style-name="ce59" office:value-type="float" office:value="546998197">
            <text:p>546998197</text:p>
          </table:table-cell>
          <table:table-cell table:style-name="ce59" office:value-type="float" office:value="468412959">
            <text:p>468412959</text:p>
          </table:table-cell>
          <table:table-cell table:style-name="ce64" office:value-type="float" office:value="2631667126">
            <text:p>2631667126</text:p>
          </table:table-cell>
          <table:table-cell table:style-name="ce55" office:value-type="float" office:value="6182442">
            <text:p>6182442</text:p>
          </table:table-cell>
          <table:table-cell table:style-name="ce59" office:value-type="float" office:value="3562053">
            <text:p>3562053</text:p>
          </table:table-cell>
          <table:table-cell table:style-name="ce64" office:value-type="float" office:value="8066472">
            <text:p>8066472</text:p>
          </table:table-cell>
          <table:table-cell table:style-name="ce68" table:formula="of:=[.U77]/[.Q77]" office:value-type="percentage" office:value="0.0119151968912587">
            <text:p>1.19%</text:p>
          </table:table-cell>
          <table:table-cell table:style-name="ce73" table:formula="of:=[.V77]/[.R77]" office:value-type="percentage" office:value="0.00651200135491489">
            <text:p>0.65%</text:p>
          </table:table-cell>
          <table:table-cell table:style-name="ce78" table:formula="of:=[.W77]/[.S77]" office:value-type="percentage" office:value="0.0172208557534806">
            <text:p>1.72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rand_net60-25-10.shuffled.cnf</text:p>
          </table:table-cell>
          <table:table-cell table:style-name="ce13" office:value-type="string">
            <text:p>UNSAT</text:p>
          </table:table-cell>
          <table:table-cell table:style-name="ce18" table:formula="of:=0.68+60*0" office:value-type="float" office:value="0.68">
            <text:p>0.68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3.97">
            <text:p>3.97</text:p>
          </table:table-cell>
          <table:table-cell table:style-name="ce35" office:value-type="float" office:value="16.83">
            <text:p>16.83</text:p>
          </table:table-cell>
          <table:table-cell table:style-name="ce35" office:value-type="float" office:value="7.29">
            <text:p>7.29</text:p>
          </table:table-cell>
          <table:table-cell table:style-name="ce35" office:value-type="float" office:value="5.13">
            <text:p>5.13</text:p>
          </table:table-cell>
          <table:table-cell table:style-name="ce40" office:value-type="float" office:value="10.86">
            <text:p>10.86</text:p>
          </table:table-cell>
          <table:table-cell table:style-name="ce47" office:value-type="float" office:value="262642">
            <text:p>262642</text:p>
          </table:table-cell>
          <table:table-cell table:style-name="ce52" office:value-type="float" office:value="663728">
            <text:p>663728</text:p>
          </table:table-cell>
          <table:table-cell table:style-name="ce52" office:value-type="float" office:value="339819">
            <text:p>339819</text:p>
          </table:table-cell>
          <table:table-cell table:style-name="ce52" office:value-type="float" office:value="215930">
            <text:p>215930</text:p>
          </table:table-cell>
          <table:table-cell table:style-name="ce52" office:value-type="float" office:value="422337">
            <text:p>422337</text:p>
          </table:table-cell>
          <table:table-cell table:style-name="ce55" office:value-type="float" office:value="32311021">
            <text:p>32311021</text:p>
          </table:table-cell>
          <table:table-cell table:style-name="ce59" office:value-type="float" office:value="83358550">
            <text:p>83358550</text:p>
          </table:table-cell>
          <table:table-cell table:style-name="ce59" office:value-type="float" office:value="41286463">
            <text:p>41286463</text:p>
          </table:table-cell>
          <table:table-cell table:style-name="ce59" office:value-type="float" office:value="26832315">
            <text:p>26832315</text:p>
          </table:table-cell>
          <table:table-cell table:style-name="ce64" office:value-type="float" office:value="50536243">
            <text:p>50536243</text:p>
          </table:table-cell>
          <table:table-cell table:style-name="ce55" office:value-type="float" office:value="36443">
            <text:p>36443</text:p>
          </table:table-cell>
          <table:table-cell table:style-name="ce59" office:value-type="float" office:value="6424">
            <text:p>6424</text:p>
          </table:table-cell>
          <table:table-cell table:style-name="ce64" office:value-type="float" office:value="5949">
            <text:p>5949</text:p>
          </table:table-cell>
          <table:table-cell table:style-name="ce68" table:formula="of:=[.U78]/[.Q78]" office:value-type="percentage" office:value="0.000437183708209896">
            <text:p>0.04%</text:p>
          </table:table-cell>
          <table:table-cell table:style-name="ce73" table:formula="of:=[.V78]/[.R78]" office:value-type="percentage" office:value="0.000155595794195303">
            <text:p>0.02%</text:p>
          </table:table-cell>
          <table:table-cell table:style-name="ce78" table:formula="of:=[.W78]/[.S78]" office:value-type="percentage" office:value="0.000221710277327916">
            <text:p>0.02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rand_net60-30-1.shuffled.cnf</text:p>
          </table:table-cell>
          <table:table-cell table:style-name="ce13" office:value-type="string">
            <text:p>UNSAT</text:p>
          </table:table-cell>
          <table:table-cell table:style-name="ce18" table:formula="of:=1.02+60*0" office:value-type="float" office:value="1.02">
            <text:p>1.02</text:p>
          </table:table-cell>
          <table:table-cell table:style-name="ce18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.14">
            <text:p>0.14</text:p>
          </table:table-cell>
          <table:table-cell table:style-name="ce35" office:value-type="float" office:value="0.17">
            <text:p>0.17</text:p>
          </table:table-cell>
          <table:table-cell table:style-name="ce35" office:value-type="float" office:value="0.14">
            <text:p>0.14</text:p>
          </table:table-cell>
          <table:table-cell table:style-name="ce35" office:value-type="float" office:value="0.28">
            <text:p>0.28</text:p>
          </table:table-cell>
          <table:table-cell table:style-name="ce40" office:value-type="float" office:value="0.12">
            <text:p>0.12</text:p>
          </table:table-cell>
          <table:table-cell table:style-name="ce47" office:value-type="float" office:value="5791">
            <text:p>5791</text:p>
          </table:table-cell>
          <table:table-cell table:style-name="ce52" office:value-type="float" office:value="5083">
            <text:p>5083</text:p>
          </table:table-cell>
          <table:table-cell table:style-name="ce52" office:value-type="float" office:value="4791">
            <text:p>4791</text:p>
          </table:table-cell>
          <table:table-cell table:style-name="ce52" office:value-type="float" office:value="4682">
            <text:p>4682</text:p>
          </table:table-cell>
          <table:table-cell table:style-name="ce52" office:value-type="float" office:value="5964">
            <text:p>5964</text:p>
          </table:table-cell>
          <table:table-cell table:style-name="ce55" office:value-type="float" office:value="1545335">
            <text:p>1545335</text:p>
          </table:table-cell>
          <table:table-cell table:style-name="ce59" office:value-type="float" office:value="1341582">
            <text:p>1341582</text:p>
          </table:table-cell>
          <table:table-cell table:style-name="ce59" office:value-type="float" office:value="1072194">
            <text:p>1072194</text:p>
          </table:table-cell>
          <table:table-cell table:style-name="ce59" office:value-type="float" office:value="1132239">
            <text:p>1132239</text:p>
          </table:table-cell>
          <table:table-cell table:style-name="ce64" office:value-type="float" office:value="1146547">
            <text:p>1146547</text:p>
          </table:table-cell>
          <table:table-cell table:style-name="ce55" office:value-type="float" office:value="251">
            <text:p>251</text:p>
          </table:table-cell>
          <table:table-cell table:style-name="ce59" office:value-type="float" office:value="103">
            <text:p>103</text:p>
          </table:table-cell>
          <table:table-cell table:style-name="ce64" office:value-type="float" office:value="232">
            <text:p>232</text:p>
          </table:table-cell>
          <table:table-cell table:style-name="ce68" table:formula="of:=[.U79]/[.Q79]" office:value-type="percentage" office:value="0.000187092551927501">
            <text:p>0.02%</text:p>
          </table:table-cell>
          <table:table-cell table:style-name="ce73" table:formula="of:=[.V79]/[.R79]" office:value-type="percentage" office:value="0.0000960647047082897">
            <text:p>0.01%</text:p>
          </table:table-cell>
          <table:table-cell table:style-name="ce78" table:formula="of:=[.W79]/[.S79]" office:value-type="percentage" office:value="0.000204903734988814">
            <text:p>0.02%</text:p>
          </table:table-cell>
          <table:table-cell table:style-name="ce59" table:number-columns-repeated="18"/>
          <table:table-cell table:style-name="ce61" table:number-columns-repeated="23"/>
          <table:table-cell table:style-name="ce59" table:number-columns-repeated="957"/>
        </table:table-row>
        <table:table-row table:style-name="ro4">
          <table:table-cell table:style-name="ce4" office:value-type="string">
            <text:p>rand_net60-40-10.shuffled.cnf</text:p>
          </table:table-cell>
          <table:table-cell table:style-name="ce13" office:value-type="string">
            <text:p>UNSAT</text:p>
          </table:table-cell>
          <table:table-cell table:style-name="ce18" table:formula="of:=1.81+60*0" office:value-type="float" office:value="1.81">
            <text:p>1.81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861.61">
            <text:p>861.61</text:p>
          </table:table-cell>
          <table:table-cell table:style-name="ce35" office:value-type="float" office:value="847.72">
            <text:p>847.72</text:p>
          </table:table-cell>
          <table:table-cell table:style-name="ce35" office:value-type="float" office:value="713.57">
            <text:p>713.57</text:p>
          </table:table-cell>
          <table:table-cell table:style-name="ce35" office:value-type="float" office:value="775.26">
            <text:p>775.26</text:p>
          </table:table-cell>
          <table:table-cell table:style-name="ce40" office:value-type="float" office:value="1175.01">
            <text:p>1175.01</text:p>
          </table:table-cell>
          <table:table-cell table:style-name="ce47" office:value-type="float" office:value="12653448">
            <text:p>12653448</text:p>
          </table:table-cell>
          <table:table-cell table:style-name="ce52" office:value-type="float" office:value="9673963">
            <text:p>9673963</text:p>
          </table:table-cell>
          <table:table-cell table:style-name="ce52" office:value-type="float" office:value="7792055">
            <text:p>7792055</text:p>
          </table:table-cell>
          <table:table-cell table:style-name="ce52" office:value-type="float" office:value="8447847">
            <text:p>8447847</text:p>
          </table:table-cell>
          <table:table-cell table:style-name="ce52" office:value-type="float" office:value="14823376">
            <text:p>14823376</text:p>
          </table:table-cell>
          <table:table-cell table:style-name="ce55" office:value-type="float" office:value="3524326628">
            <text:p>3524326628</text:p>
          </table:table-cell>
          <table:table-cell table:style-name="ce59" office:value-type="float" office:value="2773217724">
            <text:p>2773217724</text:p>
          </table:table-cell>
          <table:table-cell table:style-name="ce59" office:value-type="float" office:value="2256735868">
            <text:p>2256735868</text:p>
          </table:table-cell>
          <table:table-cell table:style-name="ce59" office:value-type="float" office:value="2434857397">
            <text:p>2434857397</text:p>
          </table:table-cell>
          <table:table-cell table:style-name="ce64" office:value-type="float" office:value="4192543427">
            <text:p>4192543427</text:p>
          </table:table-cell>
          <table:table-cell table:style-name="ce55" office:value-type="float" office:value="722292">
            <text:p>722292</text:p>
          </table:table-cell>
          <table:table-cell table:style-name="ce59" office:value-type="float" office:value="199896">
            <text:p>199896</text:p>
          </table:table-cell>
          <table:table-cell table:style-name="ce64" office:value-type="float" office:value="312913">
            <text:p>312913</text:p>
          </table:table-cell>
          <table:table-cell table:style-name="ce68" table:formula="of:=[.U80]/[.Q80]" office:value-type="percentage" office:value="0.000260452684168695">
            <text:p>0.03%</text:p>
          </table:table-cell>
          <table:table-cell table:style-name="ce73" table:formula="of:=[.V80]/[.R80]" office:value-type="percentage" office:value="0.0000885774905404215">
            <text:p>0.01%</text:p>
          </table:table-cell>
          <table:table-cell table:style-name="ce78" table:formula="of:=[.W80]/[.S80]" office:value-type="percentage" office:value="0.000128513891772693">
            <text:p>0.01%</text:p>
          </table:table-cell>
          <table:table-cell table:style-name="ce59"/>
          <table:table-cell table:style-name="ce85"/>
          <table:table-cell table:style-name="ce59" table:number-columns-repeated="996"/>
        </table:table-row>
        <table:table-row table:style-name="ro4">
          <table:table-cell table:style-name="ce4" office:value-type="string">
            <text:p>rand_net70-60-10.shuffled.cnf</text:p>
          </table:table-cell>
          <table:table-cell table:style-name="ce13" office:value-type="string">
            <text:p>UNSAT</text:p>
          </table:table-cell>
          <table:table-cell table:style-name="ce18" table:formula="of:=5.96+60*0" office:value-type="float" office:value="5.96">
            <text:p>5.96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2265.12">
            <text:p>2265.12</text:p>
          </table:table-cell>
          <table:table-cell table:style-name="ce35" office:value-type="float" office:value="2563.05">
            <text:p>2563.05</text:p>
          </table:table-cell>
          <table:table-cell table:style-name="ce35" office:value-type="float" office:value="3382.03">
            <text:p>3382.03</text:p>
          </table:table-cell>
          <table:table-cell table:style-name="ce35" office:value-type="float" office:value="2803.44">
            <text:p>2803.44</text:p>
          </table:table-cell>
          <table:table-cell table:style-name="ce40" office:value-type="float" office:value="3602.07">
            <text:p>3602.07</text:p>
          </table:table-cell>
          <table:table-cell table:style-name="ce47" office:value-type="float" office:value="18875954">
            <text:p>18875954</text:p>
          </table:table-cell>
          <table:table-cell table:style-name="ce52" office:value-type="float" office:value="15199458">
            <text:p>15199458</text:p>
          </table:table-cell>
          <table:table-cell table:style-name="ce52" office:value-type="float" office:value="18515990">
            <text:p>18515990</text:p>
          </table:table-cell>
          <table:table-cell table:style-name="ce52" office:value-type="float" office:value="12892546">
            <text:p>12892546</text:p>
          </table:table-cell>
          <table:table-cell table:style-name="ce52" office:value-type="float" office:value="22612528">
            <text:p>22612528</text:p>
          </table:table-cell>
          <table:table-cell table:style-name="ce55" office:value-type="float" office:value="8815061192">
            <text:p>8815061192</text:p>
          </table:table-cell>
          <table:table-cell table:style-name="ce59" office:value-type="float" office:value="7002097940">
            <text:p>7002097940</text:p>
          </table:table-cell>
          <table:table-cell table:style-name="ce59" office:value-type="float" office:value="8908263668">
            <text:p>8908263668</text:p>
          </table:table-cell>
          <table:table-cell table:style-name="ce59" office:value-type="float" office:value="6326105359">
            <text:p>6326105359</text:p>
          </table:table-cell>
          <table:table-cell table:style-name="ce64" office:value-type="float" office:value="10764458844">
            <text:p>10764458844</text:p>
          </table:table-cell>
          <table:table-cell table:style-name="ce55" office:value-type="float" office:value="1426831">
            <text:p>1426831</text:p>
          </table:table-cell>
          <table:table-cell table:style-name="ce59" office:value-type="float" office:value="486192">
            <text:p>486192</text:p>
          </table:table-cell>
          <table:table-cell table:style-name="ce64" office:value-type="float" office:value="532826">
            <text:p>532826</text:p>
          </table:table-cell>
          <table:table-cell table:style-name="ce68" table:formula="of:=[.U81]/[.Q81]" office:value-type="percentage" office:value="0.000203771928388651">
            <text:p>0.02%</text:p>
          </table:table-cell>
          <table:table-cell table:style-name="ce73" table:formula="of:=[.V81]/[.R81]" office:value-type="percentage" office:value="0.0000545776391584013">
            <text:p>0.01%</text:p>
          </table:table-cell>
          <table:table-cell table:style-name="ce78" table:formula="of:=[.W81]/[.S81]" office:value-type="percentage" office:value="0.0000842265453644336">
            <text:p>0.01%</text:p>
          </table:table-cell>
          <table:table-cell table:style-name="ce59" table:number-columns-repeated="998"/>
        </table:table-row>
        <table:table-row table:style-name="ro4">
          <table:table-cell table:style-name="ce6" office:value-type="string">
            <text:p>rbcl_xits_08_UNSAT.cnf</text:p>
          </table:table-cell>
          <table:table-cell table:style-name="ce13" office:value-type="string">
            <text:p>UNSAT</text:p>
          </table:table-cell>
          <table:table-cell table:style-name="ce20" table:formula="of:=2.14+60*0" office:value-type="float" office:value="2.14">
            <text:p>2.14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1473.85">
            <text:p>1473.85</text:p>
          </table:table-cell>
          <table:table-cell table:style-name="ce35" office:value-type="float" office:value="2093.42">
            <text:p>2093.42</text:p>
          </table:table-cell>
          <table:table-cell table:style-name="ce35" office:value-type="float" office:value="2783.92">
            <text:p>2783.92</text:p>
          </table:table-cell>
          <table:table-cell table:style-name="ce35" office:value-type="float" office:value="1507.66">
            <text:p>1507.66</text:p>
          </table:table-cell>
          <table:table-cell table:style-name="ce40" office:value-type="float" office:value="1875.16">
            <text:p>1875.16</text:p>
          </table:table-cell>
          <table:table-cell table:style-name="ce47" office:value-type="float" office:value="12679175">
            <text:p>12679175</text:p>
          </table:table-cell>
          <table:table-cell table:style-name="ce52" office:value-type="float" office:value="15149539">
            <text:p>15149539</text:p>
          </table:table-cell>
          <table:table-cell table:style-name="ce52" office:value-type="float" office:value="17104305">
            <text:p>17104305</text:p>
          </table:table-cell>
          <table:table-cell table:style-name="ce52" office:value-type="float" office:value="15127716">
            <text:p>15127716</text:p>
          </table:table-cell>
          <table:table-cell table:style-name="ce52" office:value-type="float" office:value="15017149">
            <text:p>15017149</text:p>
          </table:table-cell>
          <table:table-cell table:style-name="ce55" office:value-type="float" office:value="1314310675">
            <text:p>1314310675</text:p>
          </table:table-cell>
          <table:table-cell table:style-name="ce61" office:value-type="float" office:value="1571356644">
            <text:p>1571356644</text:p>
          </table:table-cell>
          <table:table-cell table:style-name="ce61" office:value-type="float" office:value="1793744163">
            <text:p>1793744163</text:p>
          </table:table-cell>
          <table:table-cell table:style-name="ce61" office:value-type="float" office:value="1623517128">
            <text:p>1623517128</text:p>
          </table:table-cell>
          <table:table-cell table:style-name="ce64" office:value-type="float" office:value="1655183323">
            <text:p>1655183323</text:p>
          </table:table-cell>
          <table:table-cell table:style-name="ce55" office:value-type="float" office:value="71408">
            <text:p>71408</text:p>
          </table:table-cell>
          <table:table-cell table:style-name="ce61" office:value-type="float" office:value="6583">
            <text:p>6583</text:p>
          </table:table-cell>
          <table:table-cell table:style-name="ce64" office:value-type="float" office:value="46219">
            <text:p>46219</text:p>
          </table:table-cell>
          <table:table-cell table:style-name="ce68" table:formula="of:=[.U82]/[.Q82]" office:value-type="percentage" office:value="0.0000454435345869197">
            <text:p>0.00%</text:p>
          </table:table-cell>
          <table:table-cell table:style-name="ce73" table:formula="of:=[.V82]/[.R82]" office:value-type="percentage" office:value="0.00000366997709918123">
            <text:p>0.00%</text:p>
          </table:table-cell>
          <table:table-cell table:style-name="ce78" table:formula="of:=[.W82]/[.S82]" office:value-type="percentage" office:value="0.000028468440032374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SGI_30_70_15_90_1-dir.shuffled-as.sat03-136.cnf</text:p>
          </table:table-cell>
          <table:table-cell table:style-name="ce13" office:value-type="string">
            <text:p>UNSAT</text:p>
          </table:table-cell>
          <table:table-cell table:style-name="ce18" table:formula="of:=0.04+60*0" office:value-type="float" office:value="0.04">
            <text:p>0.04</text:p>
          </table:table-cell>
          <table:table-cell table:style-name="ce18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81.15">
            <text:p>5081.15</text:p>
          </table:table-cell>
          <table:table-cell table:style-name="ce35" office:value-type="float" office:value="3591.03">
            <text:p>3591.03</text:p>
          </table:table-cell>
          <table:table-cell table:style-name="ce35" office:value-type="float" office:value="1102.24">
            <text:p>1102.24</text:p>
          </table:table-cell>
          <table:table-cell table:style-name="ce35" office:value-type="float" office:value="1342.86">
            <text:p>1342.86</text:p>
          </table:table-cell>
          <table:table-cell table:style-name="ce40" office:value-type="float" office:value="2382.59">
            <text:p>2382.59</text:p>
          </table:table-cell>
          <table:table-cell table:style-name="ce47" office:value-type="float" office:value="7986164">
            <text:p>7986164</text:p>
          </table:table-cell>
          <table:table-cell table:style-name="ce52" office:value-type="float" office:value="9218617">
            <text:p>9218617</text:p>
          </table:table-cell>
          <table:table-cell table:style-name="ce52" office:value-type="float" office:value="3256794">
            <text:p>3256794</text:p>
          </table:table-cell>
          <table:table-cell table:style-name="ce52" office:value-type="float" office:value="4267764">
            <text:p>4267764</text:p>
          </table:table-cell>
          <table:table-cell table:style-name="ce52" office:value-type="float" office:value="5106212">
            <text:p>5106212</text:p>
          </table:table-cell>
          <table:table-cell table:style-name="ce55" office:value-type="float" office:value="205678292">
            <text:p>205678292</text:p>
          </table:table-cell>
          <table:table-cell table:style-name="ce59" office:value-type="float" office:value="229305915">
            <text:p>229305915</text:p>
          </table:table-cell>
          <table:table-cell table:style-name="ce59" office:value-type="float" office:value="85895683">
            <text:p>85895683</text:p>
          </table:table-cell>
          <table:table-cell table:style-name="ce59" office:value-type="float" office:value="116590085">
            <text:p>116590085</text:p>
          </table:table-cell>
          <table:table-cell table:style-name="ce64" office:value-type="float" office:value="194205363">
            <text:p>194205363</text:p>
          </table:table-cell>
          <table:table-cell table:style-name="ce55" office:value-type="float" office:value="1217451">
            <text:p>1217451</text:p>
          </table:table-cell>
          <table:table-cell table:style-name="ce59" office:value-type="float" office:value="226378">
            <text:p>226378</text:p>
          </table:table-cell>
          <table:table-cell table:style-name="ce64" office:value-type="float" office:value="476692">
            <text:p>476692</text:p>
          </table:table-cell>
          <table:table-cell table:style-name="ce68" table:formula="of:=[.U83]/[.Q83]" office:value-type="percentage" office:value="0.00530928737708314">
            <text:p>0.53%</text:p>
          </table:table-cell>
          <table:table-cell table:style-name="ce73" table:formula="of:=[.V83]/[.R83]" office:value-type="percentage" office:value="0.00263549915541157">
            <text:p>0.26%</text:p>
          </table:table-cell>
          <table:table-cell table:style-name="ce78" table:formula="of:=[.W83]/[.S83]" office:value-type="percentage" office:value="0.00408861525403297">
            <text:p>0.41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SGI_30_70_15_90_1-log.shuffled-as.sat03-137.cnf</text:p>
          </table:table-cell>
          <table:table-cell table:style-name="ce13" office:value-type="string">
            <text:p>UNSAT</text:p>
          </table:table-cell>
          <table:table-cell table:style-name="ce18" table:formula="of:=1.99+60*0" office:value-type="float" office:value="1.99">
            <text:p>1.99</text:p>
          </table:table-cell>
          <table:table-cell table:style-name="ce18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83.68">
            <text:p>5083.68</text:p>
          </table:table-cell>
          <table:table-cell table:style-name="ce35" office:value-type="float" office:value="2480.61">
            <text:p>2480.61</text:p>
          </table:table-cell>
          <table:table-cell table:style-name="ce35" office:value-type="float" office:value="623.42">
            <text:p>623.42</text:p>
          </table:table-cell>
          <table:table-cell table:style-name="ce35" office:value-type="float" office:value="557.75">
            <text:p>557.75</text:p>
          </table:table-cell>
          <table:table-cell table:style-name="ce40" office:value-type="float" office:value="369.49">
            <text:p>369.49</text:p>
          </table:table-cell>
          <table:table-cell table:style-name="ce47" office:value-type="float" office:value="119825429">
            <text:p>119825429</text:p>
          </table:table-cell>
          <table:table-cell table:style-name="ce52" office:value-type="float" office:value="64042927">
            <text:p>64042927</text:p>
          </table:table-cell>
          <table:table-cell table:style-name="ce52" office:value-type="float" office:value="20802410">
            <text:p>20802410</text:p>
          </table:table-cell>
          <table:table-cell table:style-name="ce52" office:value-type="float" office:value="14091633">
            <text:p>14091633</text:p>
          </table:table-cell>
          <table:table-cell table:style-name="ce52" office:value-type="float" office:value="15115178">
            <text:p>15115178</text:p>
          </table:table-cell>
          <table:table-cell table:style-name="ce55" office:value-type="float" office:value="648203413">
            <text:p>648203413</text:p>
          </table:table-cell>
          <table:table-cell table:style-name="ce59" office:value-type="float" office:value="311426734">
            <text:p>311426734</text:p>
          </table:table-cell>
          <table:table-cell table:style-name="ce59" office:value-type="float" office:value="100306419">
            <text:p>100306419</text:p>
          </table:table-cell>
          <table:table-cell table:style-name="ce59" office:value-type="float" office:value="69204567">
            <text:p>69204567</text:p>
          </table:table-cell>
          <table:table-cell table:style-name="ce64" office:value-type="float" office:value="95128074">
            <text:p>95128074</text:p>
          </table:table-cell>
          <table:table-cell table:style-name="ce55" office:value-type="float" office:value="11229136">
            <text:p>11229136</text:p>
          </table:table-cell>
          <table:table-cell table:style-name="ce59" office:value-type="float" office:value="2619774">
            <text:p>2619774</text:p>
          </table:table-cell>
          <table:table-cell table:style-name="ce64" office:value-type="float" office:value="2058222">
            <text:p>2058222</text:p>
          </table:table-cell>
          <table:table-cell table:style-name="ce68" table:formula="of:=[.U84]/[.Q84]" office:value-type="percentage" office:value="0.0360570714523179">
            <text:p>3.61%</text:p>
          </table:table-cell>
          <table:table-cell table:style-name="ce73" table:formula="of:=[.V84]/[.R84]" office:value-type="percentage" office:value="0.026117710373052">
            <text:p>2.61%</text:p>
          </table:table-cell>
          <table:table-cell table:style-name="ce78" table:formula="of:=[.W84]/[.S84]" office:value-type="percentage" office:value="0.0297411296569488">
            <text:p>2.97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smtlib-qfbv-aigs-ext_con_032_008_0256-tseitin.cnf</text:p>
          </table:table-cell>
          <table:table-cell table:style-name="ce13" office:value-type="string">
            <text:p>UNSAT</text:p>
          </table:table-cell>
          <table:table-cell table:style-name="ce18" table:formula="of:=19.83+60*6" office:value-type="float" office:value="379.83">
            <text:p>379.83</text:p>
          </table:table-cell>
          <table:table-cell table:style-name="ce18" office:value-type="float" office:value="73">
            <text:p>73</text:p>
          </table:table-cell>
          <table:table-cell table:style-name="ce25" office:value-type="float" office:value="57">
            <text:p>57</text:p>
          </table:table-cell>
          <table:table-cell table:style-name="ce29" office:value-type="float" office:value="5080.5">
            <text:p>5080.50</text:p>
          </table:table-cell>
          <table:table-cell table:style-name="ce35" office:value-type="float" office:value="0.48">
            <text:p>0.48</text:p>
          </table:table-cell>
          <table:table-cell table:style-name="ce35" office:value-type="float" office:value="0.35">
            <text:p>0.35</text:p>
          </table:table-cell>
          <table:table-cell table:style-name="ce35" office:value-type="float" office:value="10.01">
            <text:p>10.01</text:p>
          </table:table-cell>
          <table:table-cell table:style-name="ce40" office:value-type="float" office:value="5078.5">
            <text:p>5078.50</text:p>
          </table:table-cell>
          <table:table-cell table:style-name="ce47" office:value-type="float" office:value="1475229423">
            <text:p>1475229423</text:p>
          </table:table-cell>
          <table:table-cell table:style-name="ce52" office:value-type="float" office:value="94396">
            <text:p>94396</text:p>
          </table:table-cell>
          <table:table-cell table:style-name="ce52" office:value-type="float" office:value="85154">
            <text:p>85154</text:p>
          </table:table-cell>
          <table:table-cell table:style-name="ce52" office:value-type="float" office:value="55004">
            <text:p>55004</text:p>
          </table:table-cell>
          <table:table-cell table:style-name="ce52" office:value-type="float" office:value="1168692389">
            <text:p>1168692389</text:p>
          </table:table-cell>
          <table:table-cell table:style-name="ce55" office:value-type="float" office:value="96979978170">
            <text:p>96979978170</text:p>
          </table:table-cell>
          <table:table-cell table:style-name="ce59" office:value-type="float" office:value="2230982">
            <text:p>2230982</text:p>
          </table:table-cell>
          <table:table-cell table:style-name="ce59" office:value-type="float" office:value="1575264">
            <text:p>1575264</text:p>
          </table:table-cell>
          <table:table-cell table:style-name="ce59" office:value-type="float" office:value="1187413">
            <text:p>1187413</text:p>
          </table:table-cell>
          <table:table-cell table:style-name="ce64" office:value-type="float" office:value="80114222839">
            <text:p>80114222839</text:p>
          </table:table-cell>
          <table:table-cell table:style-name="ce55" office:value-type="float" office:value="671">
            <text:p>671</text:p>
          </table:table-cell>
          <table:table-cell table:style-name="ce59" office:value-type="float" office:value="256">
            <text:p>256</text:p>
          </table:table-cell>
          <table:table-cell table:style-name="ce64" office:value-type="float" office:value="162">
            <text:p>162</text:p>
          </table:table-cell>
          <table:table-cell table:style-name="ce68" table:formula="of:=[.U85]/[.Q85]" office:value-type="percentage" office:value="0.00030076441674563">
            <text:p>0.03%</text:p>
          </table:table-cell>
          <table:table-cell table:style-name="ce73" table:formula="of:=[.V85]/[.R85]" office:value-type="percentage" office:value="0.000162512442358868">
            <text:p>0.02%</text:p>
          </table:table-cell>
          <table:table-cell table:style-name="ce78" table:formula="of:=[.W85]/[.S85]" office:value-type="percentage" office:value="0.00013643104800099">
            <text:p>0.01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sokoban-sequential-p145-microban-sequential.030-NOTKNOWN.cnf</text:p>
          </table:table-cell>
          <table:table-cell table:style-name="ce13" office:value-type="string">
            <text:p>UNSAT</text:p>
          </table:table-cell>
          <table:table-cell table:style-name="ce18" table:formula="of:=56.28+60*7" office:value-type="float" office:value="476.28">
            <text:p>476.28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87.45">
            <text:p>87.45</text:p>
          </table:table-cell>
          <table:table-cell table:style-name="ce35" office:value-type="float" office:value="169.54">
            <text:p>169.54</text:p>
          </table:table-cell>
          <table:table-cell table:style-name="ce35" office:value-type="float" office:value="170.52">
            <text:p>170.52</text:p>
          </table:table-cell>
          <table:table-cell table:style-name="ce35" office:value-type="float" office:value="108.12">
            <text:p>108.12</text:p>
          </table:table-cell>
          <table:table-cell table:style-name="ce40" office:value-type="float" office:value="57.25">
            <text:p>57.25</text:p>
          </table:table-cell>
          <table:table-cell table:style-name="ce47" office:value-type="float" office:value="2211627">
            <text:p>2211627</text:p>
          </table:table-cell>
          <table:table-cell table:style-name="ce52" office:value-type="float" office:value="2475911">
            <text:p>2475911</text:p>
          </table:table-cell>
          <table:table-cell table:style-name="ce52" office:value-type="float" office:value="2634627">
            <text:p>2634627</text:p>
          </table:table-cell>
          <table:table-cell table:style-name="ce52" office:value-type="float" office:value="875466">
            <text:p>875466</text:p>
          </table:table-cell>
          <table:table-cell table:style-name="ce52" office:value-type="float" office:value="1480861">
            <text:p>1480861</text:p>
          </table:table-cell>
          <table:table-cell table:style-name="ce55" office:value-type="float" office:value="370597846">
            <text:p>370597846</text:p>
          </table:table-cell>
          <table:table-cell table:style-name="ce59" office:value-type="float" office:value="434699663">
            <text:p>434699663</text:p>
          </table:table-cell>
          <table:table-cell table:style-name="ce59" office:value-type="float" office:value="472636939">
            <text:p>472636939</text:p>
          </table:table-cell>
          <table:table-cell table:style-name="ce59" office:value-type="float" office:value="149600161">
            <text:p>149600161</text:p>
          </table:table-cell>
          <table:table-cell table:style-name="ce64" office:value-type="float" office:value="301679029">
            <text:p>301679029</text:p>
          </table:table-cell>
          <table:table-cell table:style-name="ce55" office:value-type="float" office:value="4856">
            <text:p>4856</text:p>
          </table:table-cell>
          <table:table-cell table:style-name="ce59" office:value-type="float" office:value="964">
            <text:p>964</text:p>
          </table:table-cell>
          <table:table-cell table:style-name="ce64" office:value-type="float" office:value="2149">
            <text:p>2149</text:p>
          </table:table-cell>
          <table:table-cell table:style-name="ce68" table:formula="of:=[.U86]/[.Q86]" office:value-type="percentage" office:value="0.0000111709311355045">
            <text:p>0.00%</text:p>
          </table:table-cell>
          <table:table-cell table:style-name="ce73" table:formula="of:=[.V86]/[.R86]" office:value-type="percentage" office:value="0.00000203962052149293">
            <text:p>0.00%</text:p>
          </table:table-cell>
          <table:table-cell table:style-name="ce78" table:formula="of:=[.W86]/[.S86]" office:value-type="percentage" office:value="0.0000143649578024184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sokoban-sequential-p145-microban-sequential.040-NOTKNOWN.cnf</text:p>
          </table:table-cell>
          <table:table-cell table:style-name="ce13" office:value-type="string">
            <text:p>UNSAT</text:p>
          </table:table-cell>
          <table:table-cell table:style-name="ce18" table:formula="of:=28.51+60*14" office:value-type="float" office:value="868.51">
            <text:p>868.51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5079.75">
            <text:p>5079.75</text:p>
          </table:table-cell>
          <table:table-cell table:style-name="ce35" office:value-type="float" office:value="5079.09">
            <text:p>5079.09</text:p>
          </table:table-cell>
          <table:table-cell table:style-name="ce35" office:value-type="float" office:value="5079.46">
            <text:p>5079.46</text:p>
          </table:table-cell>
          <table:table-cell table:style-name="ce35" office:value-type="float" office:value="5080.67">
            <text:p>5080.67</text:p>
          </table:table-cell>
          <table:table-cell table:style-name="ce40" office:value-type="float" office:value="4002.1">
            <text:p>4002.10</text:p>
          </table:table-cell>
          <table:table-cell table:style-name="ce47" office:value-type="float" office:value="18146585">
            <text:p>18146585</text:p>
          </table:table-cell>
          <table:table-cell table:style-name="ce52" office:value-type="float" office:value="18348997">
            <text:p>18348997</text:p>
          </table:table-cell>
          <table:table-cell table:style-name="ce52" office:value-type="float" office:value="17790542">
            <text:p>17790542</text:p>
          </table:table-cell>
          <table:table-cell table:style-name="ce52" office:value-type="float" office:value="12915680">
            <text:p>12915680</text:p>
          </table:table-cell>
          <table:table-cell table:style-name="ce52" office:value-type="float" office:value="15613731">
            <text:p>15613731</text:p>
          </table:table-cell>
          <table:table-cell table:style-name="ce55" office:value-type="float" office:value="5011135961">
            <text:p>5011135961</text:p>
          </table:table-cell>
          <table:table-cell table:style-name="ce59" office:value-type="float" office:value="4361850848">
            <text:p>4361850848</text:p>
          </table:table-cell>
          <table:table-cell table:style-name="ce59" office:value-type="float" office:value="4519454245">
            <text:p>4519454245</text:p>
          </table:table-cell>
          <table:table-cell table:style-name="ce59" office:value-type="float" office:value="2825253372">
            <text:p>2825253372</text:p>
          </table:table-cell>
          <table:table-cell table:style-name="ce64" office:value-type="float" office:value="4418166369">
            <text:p>4418166369</text:p>
          </table:table-cell>
          <table:table-cell table:style-name="ce55" office:value-type="float" office:value="29314">
            <text:p>29314</text:p>
          </table:table-cell>
          <table:table-cell table:style-name="ce59" office:value-type="float" office:value="2648">
            <text:p>2648</text:p>
          </table:table-cell>
          <table:table-cell table:style-name="ce64" office:value-type="float" office:value="34569">
            <text:p>34569</text:p>
          </table:table-cell>
          <table:table-cell table:style-name="ce68" table:formula="of:=[.U87]/[.Q87]" office:value-type="percentage" office:value="0.0000067205415823517">
            <text:p>0.00%</text:p>
          </table:table-cell>
          <table:table-cell table:style-name="ce73" table:formula="of:=[.V87]/[.R87]" office:value-type="percentage" office:value="0.000000585911452235534">
            <text:p>0.00%</text:p>
          </table:table-cell>
          <table:table-cell table:style-name="ce78" table:formula="of:=[.W87]/[.S87]" office:value-type="percentage" office:value="0.0000122357167476022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VanDerWaerden_2-3-12_135.cnf</text:p>
          </table:table-cell>
          <table:table-cell table:style-name="ce13" office:value-type="string">
            <text:p>UNSAT</text:p>
          </table:table-cell>
          <table:table-cell table:style-name="ce18" table:formula="of:=0.08+60*0" office:value-type="float" office:value="0.08">
            <text:p>0.08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109.32">
            <text:p>109.32</text:p>
          </table:table-cell>
          <table:table-cell table:style-name="ce35" office:value-type="float" office:value="102.33">
            <text:p>102.33</text:p>
          </table:table-cell>
          <table:table-cell table:style-name="ce35" office:value-type="float" office:value="106.95">
            <text:p>106.95</text:p>
          </table:table-cell>
          <table:table-cell table:style-name="ce35" office:value-type="float" office:value="67.76">
            <text:p>67.76</text:p>
          </table:table-cell>
          <table:table-cell table:style-name="ce40" office:value-type="float" office:value="135.63">
            <text:p>135.63</text:p>
          </table:table-cell>
          <table:table-cell table:style-name="ce47" office:value-type="float" office:value="7198509">
            <text:p>7198509</text:p>
          </table:table-cell>
          <table:table-cell table:style-name="ce52" office:value-type="float" office:value="6261467">
            <text:p>6261467</text:p>
          </table:table-cell>
          <table:table-cell table:style-name="ce52" office:value-type="float" office:value="6591089">
            <text:p>6591089</text:p>
          </table:table-cell>
          <table:table-cell table:style-name="ce52" office:value-type="float" office:value="4401006">
            <text:p>4401006</text:p>
          </table:table-cell>
          <table:table-cell table:style-name="ce52" office:value-type="float" office:value="8313842">
            <text:p>8313842</text:p>
          </table:table-cell>
          <table:table-cell table:style-name="ce55" office:value-type="float" office:value="141995934">
            <text:p>141995934</text:p>
          </table:table-cell>
          <table:table-cell table:style-name="ce59" office:value-type="float" office:value="122956580">
            <text:p>122956580</text:p>
          </table:table-cell>
          <table:table-cell table:style-name="ce59" office:value-type="float" office:value="129865611">
            <text:p>129865611</text:p>
          </table:table-cell>
          <table:table-cell table:style-name="ce59" office:value-type="float" office:value="86780831">
            <text:p>86780831</text:p>
          </table:table-cell>
          <table:table-cell table:style-name="ce64" office:value-type="float" office:value="177104538">
            <text:p>177104538</text:p>
          </table:table-cell>
          <table:table-cell table:style-name="ce55" office:value-type="float" office:value="483">
            <text:p>483</text:p>
          </table:table-cell>
          <table:table-cell table:style-name="ce59" office:value-type="float" office:value="374">
            <text:p>374</text:p>
          </table:table-cell>
          <table:table-cell table:style-name="ce64" office:value-type="float" office:value="1494">
            <text:p>1494</text:p>
          </table:table-cell>
          <table:table-cell table:style-name="ce68" table:formula="of:=[.U88]/[.Q88]" office:value-type="percentage" office:value="0.00000392821596046344">
            <text:p>0.00%</text:p>
          </table:table-cell>
          <table:table-cell table:style-name="ce73" table:formula="of:=[.V88]/[.R88]" office:value-type="percentage" office:value="0.00000287990020699167">
            <text:p>0.00%</text:p>
          </table:table-cell>
          <table:table-cell table:style-name="ce78" table:formula="of:=[.W88]/[.S88]" office:value-type="percentage" office:value="0.0000172157835179062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4" office:value-type="string">
            <text:p>VanDerWaerden_2-3-13_160.cnf</text:p>
          </table:table-cell>
          <table:table-cell table:style-name="ce13" office:value-type="string">
            <text:p>UNSAT</text:p>
          </table:table-cell>
          <table:table-cell table:style-name="ce18" table:formula="of:=0.14+60*0" office:value-type="float" office:value="0.14">
            <text:p>0.14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1553.01">
            <text:p>1553.01</text:p>
          </table:table-cell>
          <table:table-cell table:style-name="ce35" office:value-type="float" office:value="1411.63">
            <text:p>1411.63</text:p>
          </table:table-cell>
          <table:table-cell table:style-name="ce35" office:value-type="float" office:value="1077.34">
            <text:p>1077.34</text:p>
          </table:table-cell>
          <table:table-cell table:style-name="ce35" office:value-type="float" office:value="650.27">
            <text:p>650.27</text:p>
          </table:table-cell>
          <table:table-cell table:style-name="ce40" office:value-type="float" office:value="1355.08">
            <text:p>1355.08</text:p>
          </table:table-cell>
          <table:table-cell table:style-name="ce47" office:value-type="float" office:value="67084396">
            <text:p>67084396</text:p>
          </table:table-cell>
          <table:table-cell table:style-name="ce52" office:value-type="float" office:value="59840727">
            <text:p>59840727</text:p>
          </table:table-cell>
          <table:table-cell table:style-name="ce52" office:value-type="float" office:value="46139396">
            <text:p>46139396</text:p>
          </table:table-cell>
          <table:table-cell table:style-name="ce52" office:value-type="float" office:value="28487623">
            <text:p>28487623</text:p>
          </table:table-cell>
          <table:table-cell table:style-name="ce52" office:value-type="float" office:value="57106891">
            <text:p>57106891</text:p>
          </table:table-cell>
          <table:table-cell table:style-name="ce55" office:value-type="float" office:value="1449902696">
            <text:p>1449902696</text:p>
          </table:table-cell>
          <table:table-cell table:style-name="ce59" office:value-type="float" office:value="1292727320">
            <text:p>1292727320</text:p>
          </table:table-cell>
          <table:table-cell table:style-name="ce59" office:value-type="float" office:value="1002863769">
            <text:p>1002863769</text:p>
          </table:table-cell>
          <table:table-cell table:style-name="ce59" office:value-type="float" office:value="616400559">
            <text:p>616400559</text:p>
          </table:table-cell>
          <table:table-cell table:style-name="ce64" office:value-type="float" office:value="1346990233">
            <text:p>1346990233</text:p>
          </table:table-cell>
          <table:table-cell table:style-name="ce55" office:value-type="float" office:value="1738">
            <text:p>1738</text:p>
          </table:table-cell>
          <table:table-cell table:style-name="ce59" office:value-type="float" office:value="1272">
            <text:p>1272</text:p>
          </table:table-cell>
          <table:table-cell table:style-name="ce64" office:value-type="float" office:value="3592">
            <text:p>3592</text:p>
          </table:table-cell>
          <table:table-cell table:style-name="ce68" table:formula="of:=[.U89]/[.Q89]" office:value-type="percentage" office:value="0.00000134444439528051">
            <text:p>0.00%</text:p>
          </table:table-cell>
          <table:table-cell table:style-name="ce73" table:formula="of:=[.V89]/[.R89]" office:value-type="percentage" office:value="0.00000126836768793469">
            <text:p>0.00%</text:p>
          </table:table-cell>
          <table:table-cell table:style-name="ce78" table:formula="of:=[.W89]/[.S89]" office:value-type="percentage" office:value="0.00000582737953032908">
            <text:p>0.00%</text:p>
          </table:table-cell>
          <table:table-cell table:style-name="ce59" table:number-columns-repeated="998"/>
        </table:table-row>
        <table:table-row table:style-name="ro4">
          <table:table-cell table:style-name="ce5" office:value-type="string">
            <text:p>VanDerWaerden_2-3-14_186.cnf</text:p>
          </table:table-cell>
          <table:table-cell table:style-name="ce14" office:value-type="string">
            <text:p>UNSAT</text:p>
          </table:table-cell>
          <table:table-cell table:style-name="ce19" table:formula="of:=0.23+60*0" office:value-type="float" office:value="0.23">
            <text:p>0.23</text:p>
          </table:table-cell>
          <table:table-cell table:style-name="ce19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5083.61">
            <text:p>5083.61</text:p>
          </table:table-cell>
          <table:table-cell table:style-name="ce36" office:value-type="float" office:value="5083.76">
            <text:p>5083.76</text:p>
          </table:table-cell>
          <table:table-cell table:style-name="ce36" office:value-type="float" office:value="5083.77">
            <text:p>5083.77</text:p>
          </table:table-cell>
          <table:table-cell table:style-name="ce36" office:value-type="float" office:value="5083.4">
            <text:p>5083.40</text:p>
          </table:table-cell>
          <table:table-cell table:style-name="ce41" office:value-type="float" office:value="5083.68">
            <text:p>5083.68</text:p>
          </table:table-cell>
          <table:table-cell table:style-name="ce48" office:value-type="float" office:value="161225590">
            <text:p>161225590</text:p>
          </table:table-cell>
          <table:table-cell table:style-name="ce53" office:value-type="float" office:value="157383146">
            <text:p>157383146</text:p>
          </table:table-cell>
          <table:table-cell table:style-name="ce53" office:value-type="float" office:value="158309349">
            <text:p>158309349</text:p>
          </table:table-cell>
          <table:table-cell table:style-name="ce53" office:value-type="float" office:value="148570820">
            <text:p>148570820</text:p>
          </table:table-cell>
          <table:table-cell table:style-name="ce53" office:value-type="float" office:value="159948713">
            <text:p>159948713</text:p>
          </table:table-cell>
          <table:table-cell table:style-name="ce56" office:value-type="float" office:value="3777608420">
            <text:p>3777608420</text:p>
          </table:table-cell>
          <table:table-cell table:style-name="ce60" office:value-type="float" office:value="3686036444">
            <text:p>3686036444</text:p>
          </table:table-cell>
          <table:table-cell table:style-name="ce60" office:value-type="float" office:value="3716547650">
            <text:p>3716547650</text:p>
          </table:table-cell>
          <table:table-cell table:style-name="ce60" office:value-type="float" office:value="3485097735">
            <text:p>3485097735</text:p>
          </table:table-cell>
          <table:table-cell table:style-name="ce65" office:value-type="float" office:value="4056725362">
            <text:p>4056725362</text:p>
          </table:table-cell>
          <table:table-cell table:style-name="ce56" office:value-type="float" office:value="831">
            <text:p>831</text:p>
          </table:table-cell>
          <table:table-cell table:style-name="ce60" office:value-type="float" office:value="831">
            <text:p>831</text:p>
          </table:table-cell>
          <table:table-cell table:style-name="ce65" office:value-type="float" office:value="5341">
            <text:p>5341</text:p>
          </table:table-cell>
          <table:table-cell table:style-name="ce69" table:formula="of:=[.U90]/[.Q90]" office:value-type="percentage" office:value="0.000000225445410707393">
            <text:p>0.00%</text:p>
          </table:table-cell>
          <table:table-cell table:style-name="ce74" table:formula="of:=[.V90]/[.R90]" office:value-type="percentage" office:value="0.000000223594603986848">
            <text:p>0.00%</text:p>
          </table:table-cell>
          <table:table-cell table:style-name="ce79" table:formula="of:=[.W90]/[.S90]" office:value-type="percentage" office:value="0.00000153252517034504">
            <text:p>0.00%</text:p>
          </table:table-cell>
          <table:table-cell table:style-name="ce60" table:number-columns-repeated="998"/>
        </table:table-row>
        <table:table-row table:style-name="ro4">
          <table:table-cell office:value-type="string">
            <text:p>battleship-07-13-sat.cnf</text:p>
          </table:table-cell>
          <table:table-cell office:value-type="string">
            <text:p>SAT</text:p>
          </table:table-cell>
          <table:table-cell office:value-type="float" office:value="0.37">
            <text:p>0.3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414">
            <text:p>414</text:p>
          </table:table-cell>
          <table:table-cell table:style-name="ce49" office:value-type="float" office:value="258">
            <text:p>258</text:p>
          </table:table-cell>
          <table:table-cell table:style-name="ce49" office:value-type="float" office:value="237">
            <text:p>237</text:p>
          </table:table-cell>
          <table:table-cell table:style-name="ce49" office:value-type="float" office:value="517">
            <text:p>517</text:p>
          </table:table-cell>
          <table:table-cell table:style-name="ce49" office:value-type="float" office:value="606">
            <text:p>606</text:p>
          </table:table-cell>
          <table:table-cell table:formula="of:=[.AB91]" office:value-type="float" office:value="0">
            <text:p>0</text:p>
          </table:table-cell>
          <table:table-cell table:formula="of:=[.AC91]-[.U91]" office:value-type="float" office:value="-5">
            <text:p>-5</text:p>
          </table:table-cell>
          <table:table-cell table:formula="of:=[.AD91]-[.V91]" office:value-type="float" office:value="-6">
            <text:p>-6</text:p>
          </table:table-cell>
          <table:table-cell table:formula="of:=[.AE91]-[.W91]" office:value-type="float" office:value="-42">
            <text:p>-42</text:p>
          </table:table-cell>
          <table:table-cell table:formula="of:=[.AF91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style-name="ce70" table:formula="of:=[.U91]/[.Q91]" office:value-type="percentage" office:value="-1">
            <text:p>-100.00%</text:p>
          </table:table-cell>
          <table:table-cell table:style-name="ce75" table:formula="of:=[.V91]/[.R91]" office:value-type="percentage" office:value="-1">
            <text:p>-100.00%</text:p>
          </table:table-cell>
          <table:table-cell table:style-name="ce80" table:formula="of:=[.W91]/[.S91]" office:value-type="percentage" office:value="-1">
            <text:p>-100.00%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 table:number-columns-repeated="992"/>
        </table:table-row>
        <table:table-row table:style-name="ro1">
          <table:table-cell office:value-type="string">
            <text:p>battleship-08-15-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277">
            <text:p>277</text:p>
          </table:table-cell>
          <table:table-cell table:style-name="ce49" office:value-type="float" office:value="388">
            <text:p>388</text:p>
          </table:table-cell>
          <table:table-cell table:style-name="ce49" office:value-type="float" office:value="268">
            <text:p>268</text:p>
          </table:table-cell>
          <table:table-cell table:style-name="ce49" office:value-type="float" office:value="429">
            <text:p>429</text:p>
          </table:table-cell>
          <table:table-cell table:style-name="ce49" office:value-type="float" office:value="1078">
            <text:p>1078</text:p>
          </table:table-cell>
          <table:table-cell table:formula="of:=[.AB92]" office:value-type="float" office:value="0">
            <text:p>0</text:p>
          </table:table-cell>
          <table:table-cell table:formula="of:=[.AC92]-[.U92]" office:value-type="float" office:value="-28">
            <text:p>-28</text:p>
          </table:table-cell>
          <table:table-cell table:formula="of:=[.AD92]-[.V92]" office:value-type="float" office:value="-22">
            <text:p>-22</text:p>
          </table:table-cell>
          <table:table-cell table:formula="of:=[.AE92]-[.W92]" office:value-type="float" office:value="-68">
            <text:p>-68</text:p>
          </table:table-cell>
          <table:table-cell table:formula="of:=[.AF92]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table:style-name="ce70" table:formula="of:=[.U92]/[.Q92]" office:value-type="percentage" office:value="-1">
            <text:p>-100.00%</text:p>
          </table:table-cell>
          <table:table-cell table:style-name="ce75" table:formula="of:=[.V92]/[.R92]" office:value-type="percentage" office:value="-1">
            <text:p>-100.00%</text:p>
          </table:table-cell>
          <table:table-cell table:style-name="ce80" table:formula="of:=[.W92]/[.S92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battleship-09-17-sat.cnf</text:p>
          </table:table-cell>
          <table:table-cell office:value-type="string">
            <text:p>SAT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.05">
            <text:p>0.05</text:p>
          </table:table-cell>
          <table:table-cell table:style-name="ce42" office:value-type="float" office:value="0.03">
            <text:p>0.03</text:p>
          </table:table-cell>
          <table:table-cell table:style-name="ce49" office:value-type="float" office:value="1395">
            <text:p>1395</text:p>
          </table:table-cell>
          <table:table-cell table:style-name="ce49" office:value-type="float" office:value="1304">
            <text:p>1304</text:p>
          </table:table-cell>
          <table:table-cell table:style-name="ce49" office:value-type="float" office:value="1773">
            <text:p>1773</text:p>
          </table:table-cell>
          <table:table-cell table:style-name="ce49" office:value-type="float" office:value="5148">
            <text:p>5148</text:p>
          </table:table-cell>
          <table:table-cell table:style-name="ce49" office:value-type="float" office:value="4203">
            <text:p>4203</text:p>
          </table:table-cell>
          <table:table-cell table:formula="of:=[.AB93]" office:value-type="float" office:value="0">
            <text:p>0</text:p>
          </table:table-cell>
          <table:table-cell table:formula="of:=[.AC93]-[.U93]" office:value-type="float" office:value="-146">
            <text:p>-146</text:p>
          </table:table-cell>
          <table:table-cell table:formula="of:=[.AD93]-[.V93]" office:value-type="float" office:value="-163">
            <text:p>-163</text:p>
          </table:table-cell>
          <table:table-cell table:formula="of:=[.AE93]-[.W93]" office:value-type="float" office:value="-675">
            <text:p>-675</text:p>
          </table:table-cell>
          <table:table-cell table:formula="of:=[.AF93]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 office:value-type="float" office:value="675">
            <text:p>675</text:p>
          </table:table-cell>
          <table:table-cell table:style-name="ce70" table:formula="of:=[.U93]/[.Q93]" office:value-type="percentage" office:value="-1">
            <text:p>-100.00%</text:p>
          </table:table-cell>
          <table:table-cell table:style-name="ce75" table:formula="of:=[.V93]/[.R93]" office:value-type="percentage" office:value="-1">
            <text:p>-100.00%</text:p>
          </table:table-cell>
          <table:table-cell table:style-name="ce80" table:formula="of:=[.W93]/[.S93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battleship-10-17-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31" office:value-type="float" office:value="3.91">
            <text:p>3.91</text:p>
          </table:table-cell>
          <table:table-cell table:style-name="ce37" office:value-type="float" office:value="1.33">
            <text:p>1.33</text:p>
          </table:table-cell>
          <table:table-cell table:style-name="ce37" office:value-type="float" office:value="1.41">
            <text:p>1.41</text:p>
          </table:table-cell>
          <table:table-cell table:style-name="ce37" office:value-type="float" office:value="2.18">
            <text:p>2.18</text:p>
          </table:table-cell>
          <table:table-cell table:style-name="ce42" office:value-type="float" office:value="5.42">
            <text:p>5.42</text:p>
          </table:table-cell>
          <table:table-cell table:style-name="ce49" office:value-type="float" office:value="368958">
            <text:p>368958</text:p>
          </table:table-cell>
          <table:table-cell table:style-name="ce49" office:value-type="float" office:value="126223">
            <text:p>126223</text:p>
          </table:table-cell>
          <table:table-cell table:style-name="ce49" office:value-type="float" office:value="142969">
            <text:p>142969</text:p>
          </table:table-cell>
          <table:table-cell table:style-name="ce49" office:value-type="float" office:value="143459">
            <text:p>143459</text:p>
          </table:table-cell>
          <table:table-cell table:style-name="ce49" office:value-type="float" office:value="211317">
            <text:p>211317</text:p>
          </table:table-cell>
          <table:table-cell table:formula="of:=[.AB94]" office:value-type="float" office:value="0">
            <text:p>0</text:p>
          </table:table-cell>
          <table:table-cell table:formula="of:=[.AC94]-[.U94]" office:value-type="float" office:value="-43536">
            <text:p>-43536</text:p>
          </table:table-cell>
          <table:table-cell table:formula="of:=[.AD94]-[.V94]" office:value-type="float" office:value="-18319">
            <text:p>-18319</text:p>
          </table:table-cell>
          <table:table-cell table:formula="of:=[.AE94]-[.W94]" office:value-type="float" office:value="-20003">
            <text:p>-20003</text:p>
          </table:table-cell>
          <table:table-cell table:formula="of:=[.AF94]" office:value-type="float" office:value="0">
            <text:p>0</text:p>
          </table:table-cell>
          <table:table-cell office:value-type="float" office:value="43536">
            <text:p>43536</text:p>
          </table:table-cell>
          <table:table-cell office:value-type="float" office:value="18319">
            <text:p>18319</text:p>
          </table:table-cell>
          <table:table-cell office:value-type="float" office:value="20003">
            <text:p>20003</text:p>
          </table:table-cell>
          <table:table-cell table:style-name="ce70" table:formula="of:=[.U94]/[.Q94]" office:value-type="percentage" office:value="-1">
            <text:p>-100.00%</text:p>
          </table:table-cell>
          <table:table-cell table:style-name="ce75" table:formula="of:=[.V94]/[.R94]" office:value-type="percentage" office:value="-1">
            <text:p>-100.00%</text:p>
          </table:table-cell>
          <table:table-cell table:style-name="ce80" table:formula="of:=[.W94]/[.S94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battleship-10-18-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style-name="ce37" office:value-type="float" office:value="0.01">
            <text:p>0.01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.05">
            <text:p>0.05</text:p>
          </table:table-cell>
          <table:table-cell table:style-name="ce42" office:value-type="float" office:value="0.05">
            <text:p>0.05</text:p>
          </table:table-cell>
          <table:table-cell table:style-name="ce49" office:value-type="float" office:value="622">
            <text:p>622</text:p>
          </table:table-cell>
          <table:table-cell table:style-name="ce49" office:value-type="float" office:value="2311">
            <text:p>2311</text:p>
          </table:table-cell>
          <table:table-cell table:style-name="ce49" office:value-type="float" office:value="659">
            <text:p>659</text:p>
          </table:table-cell>
          <table:table-cell table:style-name="ce49" office:value-type="float" office:value="6360">
            <text:p>6360</text:p>
          </table:table-cell>
          <table:table-cell table:style-name="ce49" office:value-type="float" office:value="6348">
            <text:p>6348</text:p>
          </table:table-cell>
          <table:table-cell table:formula="of:=[.AB95]" office:value-type="float" office:value="0">
            <text:p>0</text:p>
          </table:table-cell>
          <table:table-cell table:formula="of:=[.AC95]-[.U95]" office:value-type="float" office:value="-359">
            <text:p>-359</text:p>
          </table:table-cell>
          <table:table-cell table:formula="of:=[.AD95]-[.V95]" office:value-type="float" office:value="-34">
            <text:p>-34</text:p>
          </table:table-cell>
          <table:table-cell table:formula="of:=[.AE95]-[.W95]" office:value-type="float" office:value="-752">
            <text:p>-752</text:p>
          </table:table-cell>
          <table:table-cell table:formula="of:=[.AF95]" office:value-type="float" office:value="0">
            <text:p>0</text:p>
          </table:table-cell>
          <table:table-cell office:value-type="float" office:value="359">
            <text:p>359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table:style-name="ce70" table:formula="of:=[.U95]/[.Q95]" office:value-type="percentage" office:value="-1">
            <text:p>-100.00%</text:p>
          </table:table-cell>
          <table:table-cell table:style-name="ce75" table:formula="of:=[.V95]/[.R95]" office:value-type="percentage" office:value="-1">
            <text:p>-100.00%</text:p>
          </table:table-cell>
          <table:table-cell table:style-name="ce80" table:formula="of:=[.W95]/[.S95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battleship-10-19-sat.cnf</text:p>
          </table:table-cell>
          <table:table-cell office:value-type="string">
            <text:p>SAT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648">
            <text:p>648</text:p>
          </table:table-cell>
          <table:table-cell table:style-name="ce49" office:value-type="float" office:value="688">
            <text:p>688</text:p>
          </table:table-cell>
          <table:table-cell table:style-name="ce49" office:value-type="float" office:value="759">
            <text:p>759</text:p>
          </table:table-cell>
          <table:table-cell table:style-name="ce49" office:value-type="float" office:value="462">
            <text:p>462</text:p>
          </table:table-cell>
          <table:table-cell table:style-name="ce49" office:value-type="float" office:value="3293">
            <text:p>3293</text:p>
          </table:table-cell>
          <table:table-cell table:formula="of:=[.AB96]" office:value-type="float" office:value="0">
            <text:p>0</text:p>
          </table:table-cell>
          <table:table-cell table:formula="of:=[.AC96]-[.U96]" office:value-type="float" office:value="-17">
            <text:p>-17</text:p>
          </table:table-cell>
          <table:table-cell table:formula="of:=[.AD96]-[.V96]" office:value-type="float" office:value="-15">
            <text:p>-15</text:p>
          </table:table-cell>
          <table:table-cell table:formula="of:=[.AE96]-[.W96]" office:value-type="float" office:value="-9">
            <text:p>-9</text:p>
          </table:table-cell>
          <table:table-cell table:formula="of:=[.AF96]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style-name="ce70" table:formula="of:=[.U96]/[.Q96]" office:value-type="percentage" office:value="-1">
            <text:p>-100.00%</text:p>
          </table:table-cell>
          <table:table-cell table:style-name="ce75" table:formula="of:=[.V96]/[.R96]" office:value-type="percentage" office:value="-1">
            <text:p>-100.00%</text:p>
          </table:table-cell>
          <table:table-cell table:style-name="ce80" table:formula="of:=[.W96]/[.S96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battleship-12-23-sat.cnf</text:p>
          </table:table-cell>
          <table:table-cell office:value-type="string">
            <text:p>SAT</text:p>
          </table:table-cell>
          <table:table-cell office:value-type="float" office:value="0.05">
            <text:p>0.0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.01">
            <text:p>0.01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.01">
            <text:p>0.01</text:p>
          </table:table-cell>
          <table:table-cell table:style-name="ce49" office:value-type="float" office:value="1252">
            <text:p>1252</text:p>
          </table:table-cell>
          <table:table-cell table:style-name="ce49" office:value-type="float" office:value="884">
            <text:p>884</text:p>
          </table:table-cell>
          <table:table-cell table:style-name="ce49" office:value-type="float" office:value="3049">
            <text:p>3049</text:p>
          </table:table-cell>
          <table:table-cell table:style-name="ce49" office:value-type="float" office:value="1034">
            <text:p>1034</text:p>
          </table:table-cell>
          <table:table-cell table:style-name="ce49" office:value-type="float" office:value="4429">
            <text:p>4429</text:p>
          </table:table-cell>
          <table:table-cell table:formula="of:=[.AB97]" office:value-type="float" office:value="0">
            <text:p>0</text:p>
          </table:table-cell>
          <table:table-cell table:formula="of:=[.AC97]-[.U97]" office:value-type="float" office:value="-23">
            <text:p>-23</text:p>
          </table:table-cell>
          <table:table-cell table:formula="of:=[.AD97]-[.V97]" office:value-type="float" office:value="-182">
            <text:p>-182</text:p>
          </table:table-cell>
          <table:table-cell table:formula="of:=[.AE97]-[.W97]" office:value-type="float" office:value="-51">
            <text:p>-51</text:p>
          </table:table-cell>
          <table:table-cell table:formula="of:=[.AF97]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  <table:table-cell table:style-name="ce70" table:formula="of:=[.U97]/[.Q97]" office:value-type="percentage" office:value="-1">
            <text:p>-100.00%</text:p>
          </table:table-cell>
          <table:table-cell table:style-name="ce75" table:formula="of:=[.V97]/[.R97]" office:value-type="percentage" office:value="-1">
            <text:p>-100.00%</text:p>
          </table:table-cell>
          <table:table-cell table:style-name="ce80" table:formula="of:=[.W97]/[.S97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battleship-14-26-sat.cnf</text:p>
          </table:table-cell>
          <table:table-cell office:value-type="string">
            <text:p>SAT</text:p>
          </table:table-cell>
          <table:table-cell office:value-type="float" office:value="0.06">
            <text:p>0.0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31" office:value-type="float" office:value="718.18">
            <text:p>718.18</text:p>
          </table:table-cell>
          <table:table-cell table:style-name="ce37" office:value-type="float" office:value="104.95">
            <text:p>104.95</text:p>
          </table:table-cell>
          <table:table-cell table:style-name="ce37" office:value-type="float" office:value="1060.11">
            <text:p>1060.11</text:p>
          </table:table-cell>
          <table:table-cell table:style-name="ce37" office:value-type="float" office:value="546.06">
            <text:p>546.06</text:p>
          </table:table-cell>
          <table:table-cell table:style-name="ce42" office:value-type="float" office:value="14.25">
            <text:p>14.25</text:p>
          </table:table-cell>
          <table:table-cell table:style-name="ce49" office:value-type="float" office:value="29589334">
            <text:p>29589334</text:p>
          </table:table-cell>
          <table:table-cell table:style-name="ce49" office:value-type="float" office:value="4339151">
            <text:p>4339151</text:p>
          </table:table-cell>
          <table:table-cell table:style-name="ce49" office:value-type="float" office:value="37732810">
            <text:p>37732810</text:p>
          </table:table-cell>
          <table:table-cell table:style-name="ce49" office:value-type="float" office:value="17825596">
            <text:p>17825596</text:p>
          </table:table-cell>
          <table:table-cell table:style-name="ce49" office:value-type="float" office:value="735680">
            <text:p>735680</text:p>
          </table:table-cell>
          <table:table-cell table:formula="of:=[.AB98]" office:value-type="float" office:value="0">
            <text:p>0</text:p>
          </table:table-cell>
          <table:table-cell table:formula="of:=[.AC98]-[.U98]" office:value-type="float" office:value="-2606234">
            <text:p>-2606234</text:p>
          </table:table-cell>
          <table:table-cell table:formula="of:=[.AD98]-[.V98]" office:value-type="float" office:value="-4929246">
            <text:p>-4929246</text:p>
          </table:table-cell>
          <table:table-cell table:formula="of:=[.AE98]-[.W98]" office:value-type="float" office:value="-2476104">
            <text:p>-2476104</text:p>
          </table:table-cell>
          <table:table-cell table:formula="of:=[.AF98]" office:value-type="float" office:value="0">
            <text:p>0</text:p>
          </table:table-cell>
          <table:table-cell office:value-type="float" office:value="2606234">
            <text:p>2606234</text:p>
          </table:table-cell>
          <table:table-cell office:value-type="float" office:value="4929246">
            <text:p>4929246</text:p>
          </table:table-cell>
          <table:table-cell office:value-type="float" office:value="2476104">
            <text:p>2476104</text:p>
          </table:table-cell>
          <table:table-cell table:style-name="ce70" table:formula="of:=[.U98]/[.Q98]" office:value-type="percentage" office:value="-1">
            <text:p>-100.00%</text:p>
          </table:table-cell>
          <table:table-cell table:style-name="ce75" table:formula="of:=[.V98]/[.R98]" office:value-type="percentage" office:value="-1">
            <text:p>-100.00%</text:p>
          </table:table-cell>
          <table:table-cell table:style-name="ce80" table:formula="of:=[.W98]/[.S98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battleship-15-29-sat.cnf</text:p>
          </table:table-cell>
          <table:table-cell office:value-type="string">
            <text:p>SAT</text:p>
          </table:table-cell>
          <table:table-cell office:value-type="float" office:value="0.31">
            <text:p>0.3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31" office:value-type="float" office:value="385.96">
            <text:p>385.96</text:p>
          </table:table-cell>
          <table:table-cell table:style-name="ce37" office:value-type="float" office:value="1257.95">
            <text:p>1257.95</text:p>
          </table:table-cell>
          <table:table-cell table:style-name="ce37" office:value-type="float" office:value="16.14">
            <text:p>16.14</text:p>
          </table:table-cell>
          <table:table-cell table:style-name="ce37" office:value-type="float" office:value="296.29">
            <text:p>296.29</text:p>
          </table:table-cell>
          <table:table-cell table:style-name="ce42" office:value-type="float" office:value="87.82">
            <text:p>87.82</text:p>
          </table:table-cell>
          <table:table-cell table:style-name="ce49" office:value-type="float" office:value="21961391">
            <text:p>21961391</text:p>
          </table:table-cell>
          <table:table-cell table:style-name="ce49" office:value-type="float" office:value="40815286">
            <text:p>40815286</text:p>
          </table:table-cell>
          <table:table-cell table:style-name="ce49" office:value-type="float" office:value="744001">
            <text:p>744001</text:p>
          </table:table-cell>
          <table:table-cell table:style-name="ce49" office:value-type="float" office:value="10058234">
            <text:p>10058234</text:p>
          </table:table-cell>
          <table:table-cell table:style-name="ce49" office:value-type="float" office:value="3373200">
            <text:p>3373200</text:p>
          </table:table-cell>
          <table:table-cell table:formula="of:=[.AB99]" office:value-type="float" office:value="0">
            <text:p>0</text:p>
          </table:table-cell>
          <table:table-cell table:formula="of:=[.AC99]-[.U99]" office:value-type="float" office:value="-24137589">
            <text:p>-24137589</text:p>
          </table:table-cell>
          <table:table-cell table:formula="of:=[.AD99]-[.V99]" office:value-type="float" office:value="-89171">
            <text:p>-89171</text:p>
          </table:table-cell>
          <table:table-cell table:formula="of:=[.AE99]-[.W99]" office:value-type="float" office:value="-1311642">
            <text:p>-1311642</text:p>
          </table:table-cell>
          <table:table-cell table:formula="of:=[.AF99]" office:value-type="float" office:value="0">
            <text:p>0</text:p>
          </table:table-cell>
          <table:table-cell office:value-type="float" office:value="24137589">
            <text:p>24137589</text:p>
          </table:table-cell>
          <table:table-cell office:value-type="float" office:value="89171">
            <text:p>89171</text:p>
          </table:table-cell>
          <table:table-cell office:value-type="float" office:value="1311642">
            <text:p>1311642</text:p>
          </table:table-cell>
          <table:table-cell table:style-name="ce70" table:formula="of:=[.U99]/[.Q99]" office:value-type="percentage" office:value="-1">
            <text:p>-100.00%</text:p>
          </table:table-cell>
          <table:table-cell table:style-name="ce75" table:formula="of:=[.V99]/[.R99]" office:value-type="percentage" office:value="-1">
            <text:p>-100.00%</text:p>
          </table:table-cell>
          <table:table-cell table:style-name="ce80" table:formula="of:=[.W99]/[.S99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table:style-name="ce8" office:value-type="string">
            <text:p>battleship-24-57-sat.cnf</text:p>
          </table:table-cell>
          <table:table-cell table:style-name="ce15" office:value-type="string">
            <text:p>SAT</text:p>
          </table:table-cell>
          <table:table-cell table:style-name="ce21" office:value-type="float" office:value="1.77">
            <text:p>1.77</text:p>
          </table:table-cell>
          <table:table-cell table:style-name="ce21" office:value-type="float" office:value="41">
            <text:p>41</text:p>
          </table:table-cell>
          <table:table-cell table:style-name="ce27" office:value-type="float" office:value="0">
            <text:p>0</text:p>
          </table:table-cell>
          <table:table-cell table:style-name="ce32" office:value-type="float" office:value="16.46">
            <text:p>16.46</text:p>
          </table:table-cell>
          <table:table-cell table:style-name="ce38" office:value-type="float" office:value="24.98">
            <text:p>24.98</text:p>
          </table:table-cell>
          <table:table-cell table:style-name="ce38" office:value-type="float" office:value="1.06">
            <text:p>1.06</text:p>
          </table:table-cell>
          <table:table-cell table:style-name="ce38" office:value-type="float" office:value="20.17">
            <text:p>20.17</text:p>
          </table:table-cell>
          <table:table-cell table:style-name="ce43" office:value-type="float" office:value="32.49">
            <text:p>32.49</text:p>
          </table:table-cell>
          <table:table-cell table:style-name="ce49" office:value-type="float" office:value="1706712">
            <text:p>1706712</text:p>
          </table:table-cell>
          <table:table-cell table:style-name="ce49" office:value-type="float" office:value="2217148">
            <text:p>2217148</text:p>
          </table:table-cell>
          <table:table-cell table:style-name="ce49" office:value-type="float" office:value="223013">
            <text:p>223013</text:p>
          </table:table-cell>
          <table:table-cell table:style-name="ce49" office:value-type="float" office:value="779295">
            <text:p>779295</text:p>
          </table:table-cell>
          <table:table-cell table:style-name="ce49" office:value-type="float" office:value="3102966">
            <text:p>3102966</text:p>
          </table:table-cell>
          <table:table-cell table:style-name="ce57" table:formula="of:=[.AB100]" office:value-type="float" office:value="0">
            <text:p>0</text:p>
          </table:table-cell>
          <table:table-cell table:style-name="ce62" table:formula="of:=[.AC100]-[.U100]" office:value-type="float" office:value="-392398">
            <text:p>-392398</text:p>
          </table:table-cell>
          <table:table-cell table:style-name="ce62" table:formula="of:=[.AD100]-[.V100]" office:value-type="float" office:value="-10196">
            <text:p>-10196</text:p>
          </table:table-cell>
          <table:table-cell table:style-name="ce62" table:formula="of:=[.AE100]-[.W100]" office:value-type="float" office:value="-46433">
            <text:p>-46433</text:p>
          </table:table-cell>
          <table:table-cell table:style-name="ce66" table:formula="of:=[.AF100]" office:value-type="float" office:value="0">
            <text:p>0</text:p>
          </table:table-cell>
          <table:table-cell table:style-name="ce57" office:value-type="float" office:value="392398">
            <text:p>392398</text:p>
          </table:table-cell>
          <table:table-cell table:style-name="ce62" office:value-type="float" office:value="10196">
            <text:p>10196</text:p>
          </table:table-cell>
          <table:table-cell table:style-name="ce66" office:value-type="float" office:value="46433">
            <text:p>46433</text:p>
          </table:table-cell>
          <table:table-cell table:style-name="ce71" table:formula="of:=[.U100]/[.Q100]" office:value-type="percentage" office:value="-1">
            <text:p>-100.00%</text:p>
          </table:table-cell>
          <table:table-cell table:style-name="ce76" table:formula="of:=[.V100]/[.R100]" office:value-type="percentage" office:value="-1">
            <text:p>-100.00%</text:p>
          </table:table-cell>
          <table:table-cell table:style-name="ce81" table:formula="of:=[.W100]/[.S100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table:style-name="ce9" office:value-type="string">
            <text:p>fpga10_8_sat.cnf</text:p>
          </table:table-cell>
          <table:table-cell table:style-name="ce16" office:value-type="string">
            <text:p>SA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33" office:value-type="float" office:value="0">
            <text:p>0.00</text:p>
          </table:table-cell>
          <table:table-cell table:style-name="ce39" office:value-type="float" office:value="0">
            <text:p>0.00</text:p>
          </table:table-cell>
          <table:table-cell table:style-name="ce39" office:value-type="float" office:value="0">
            <text:p>0.00</text:p>
          </table:table-cell>
          <table:table-cell table:style-name="ce39" office:value-type="float" office:value="0">
            <text:p>0.00</text:p>
          </table:table-cell>
          <table:table-cell table:style-name="ce44" office:value-type="float" office:value="0">
            <text:p>0.00</text:p>
          </table:table-cell>
          <table:table-cell table:style-name="ce50" office:value-type="float" office:value="405">
            <text:p>405</text:p>
          </table:table-cell>
          <table:table-cell table:style-name="ce50" office:value-type="float" office:value="338">
            <text:p>338</text:p>
          </table:table-cell>
          <table:table-cell table:style-name="ce50" office:value-type="float" office:value="352">
            <text:p>352</text:p>
          </table:table-cell>
          <table:table-cell table:style-name="ce50" office:value-type="float" office:value="320">
            <text:p>320</text:p>
          </table:table-cell>
          <table:table-cell table:style-name="ce50" office:value-type="float" office:value="503">
            <text:p>503</text:p>
          </table:table-cell>
          <table:table-cell table:style-name="ce58" table:formula="of:=[.AB101]" office:value-type="float" office:value="0">
            <text:p>0</text:p>
          </table:table-cell>
          <table:table-cell table:style-name="ce63" table:formula="of:=[.AC101]-[.U101]" office:value-type="float" office:value="-150">
            <text:p>-150</text:p>
          </table:table-cell>
          <table:table-cell table:style-name="ce63" table:formula="of:=[.AD101]-[.V101]" office:value-type="float" office:value="-175">
            <text:p>-175</text:p>
          </table:table-cell>
          <table:table-cell table:style-name="ce63" table:formula="of:=[.AE101]-[.W101]" office:value-type="float" office:value="-258">
            <text:p>-258</text:p>
          </table:table-cell>
          <table:table-cell table:style-name="ce67" table:formula="of:=[.AF101]" office:value-type="float" office:value="0">
            <text:p>0</text:p>
          </table:table-cell>
          <table:table-cell table:style-name="ce58" office:value-type="float" office:value="150">
            <text:p>150</text:p>
          </table:table-cell>
          <table:table-cell table:style-name="ce63" office:value-type="float" office:value="175">
            <text:p>175</text:p>
          </table:table-cell>
          <table:table-cell table:style-name="ce67" office:value-type="float" office:value="258">
            <text:p>258</text:p>
          </table:table-cell>
          <table:table-cell table:style-name="ce72" table:formula="of:=[.U101]/[.Q101]" office:value-type="percentage" office:value="-1">
            <text:p>-100.00%</text:p>
          </table:table-cell>
          <table:table-cell table:style-name="ce77" table:formula="of:=[.V101]/[.R101]" office:value-type="percentage" office:value="-1">
            <text:p>-100.00%</text:p>
          </table:table-cell>
          <table:table-cell table:style-name="ce82" table:formula="of:=[.W101]/[.S101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fpga10_9_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408">
            <text:p>408</text:p>
          </table:table-cell>
          <table:table-cell table:style-name="ce49" office:value-type="float" office:value="443">
            <text:p>443</text:p>
          </table:table-cell>
          <table:table-cell table:style-name="ce49" office:value-type="float" office:value="348">
            <text:p>348</text:p>
          </table:table-cell>
          <table:table-cell table:style-name="ce49" office:value-type="float" office:value="316">
            <text:p>316</text:p>
          </table:table-cell>
          <table:table-cell table:style-name="ce49" office:value-type="float" office:value="607">
            <text:p>607</text:p>
          </table:table-cell>
          <table:table-cell table:formula="of:=[.AB102]" office:value-type="float" office:value="0">
            <text:p>0</text:p>
          </table:table-cell>
          <table:table-cell table:formula="of:=[.AC102]-[.U102]" office:value-type="float" office:value="-178">
            <text:p>-178</text:p>
          </table:table-cell>
          <table:table-cell table:formula="of:=[.AD102]-[.V102]" office:value-type="float" office:value="-150">
            <text:p>-150</text:p>
          </table:table-cell>
          <table:table-cell table:formula="of:=[.AE102]-[.W102]" office:value-type="float" office:value="-229">
            <text:p>-229</text:p>
          </table:table-cell>
          <table:table-cell table:formula="of:=[.AF102]"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table:style-name="ce70" table:formula="of:=[.U102]/[.Q102]" office:value-type="percentage" office:value="-1">
            <text:p>-100.00%</text:p>
          </table:table-cell>
          <table:table-cell table:style-name="ce75" table:formula="of:=[.V102]/[.R102]" office:value-type="percentage" office:value="-1">
            <text:p>-100.00%</text:p>
          </table:table-cell>
          <table:table-cell table:style-name="ce80" table:formula="of:=[.W102]/[.S102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fpga12_11_sat.cnf</text:p>
          </table:table-cell>
          <table:table-cell office:value-type="string">
            <text:p>SAT</text:p>
          </table:table-cell>
          <table:table-cell office:value-type="float" office:value="0.02">
            <text:p>0.0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467">
            <text:p>467</text:p>
          </table:table-cell>
          <table:table-cell table:style-name="ce49" office:value-type="float" office:value="325">
            <text:p>325</text:p>
          </table:table-cell>
          <table:table-cell table:style-name="ce49" office:value-type="float" office:value="363">
            <text:p>363</text:p>
          </table:table-cell>
          <table:table-cell table:style-name="ce49" office:value-type="float" office:value="524">
            <text:p>524</text:p>
          </table:table-cell>
          <table:table-cell table:style-name="ce49" office:value-type="float" office:value="474">
            <text:p>474</text:p>
          </table:table-cell>
          <table:table-cell table:formula="of:=[.AB103]" office:value-type="float" office:value="0">
            <text:p>0</text:p>
          </table:table-cell>
          <table:table-cell table:formula="of:=[.AC103]-[.U103]" office:value-type="float" office:value="-154">
            <text:p>-154</text:p>
          </table:table-cell>
          <table:table-cell table:formula="of:=[.AD103]-[.V103]" office:value-type="float" office:value="-137">
            <text:p>-137</text:p>
          </table:table-cell>
          <table:table-cell table:formula="of:=[.AE103]-[.W103]" office:value-type="float" office:value="-333">
            <text:p>-333</text:p>
          </table:table-cell>
          <table:table-cell table:formula="of:=[.AF103]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37">
            <text:p>137</text:p>
          </table:table-cell>
          <table:table-cell office:value-type="float" office:value="333">
            <text:p>333</text:p>
          </table:table-cell>
          <table:table-cell table:style-name="ce70" table:formula="of:=[.U103]/[.Q103]" office:value-type="percentage" office:value="-1">
            <text:p>-100.00%</text:p>
          </table:table-cell>
          <table:table-cell table:style-name="ce75" table:formula="of:=[.V103]/[.R103]" office:value-type="percentage" office:value="-1">
            <text:p>-100.00%</text:p>
          </table:table-cell>
          <table:table-cell table:style-name="ce80" table:formula="of:=[.W103]/[.S103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fpga12_8_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296">
            <text:p>296</text:p>
          </table:table-cell>
          <table:table-cell table:style-name="ce49" office:value-type="float" office:value="485">
            <text:p>485</text:p>
          </table:table-cell>
          <table:table-cell table:style-name="ce49" office:value-type="float" office:value="324">
            <text:p>324</text:p>
          </table:table-cell>
          <table:table-cell table:style-name="ce49" office:value-type="float" office:value="472">
            <text:p>472</text:p>
          </table:table-cell>
          <table:table-cell table:style-name="ce49" office:value-type="float" office:value="602">
            <text:p>602</text:p>
          </table:table-cell>
          <table:table-cell table:formula="of:=[.AB104]" office:value-type="float" office:value="0">
            <text:p>0</text:p>
          </table:table-cell>
          <table:table-cell table:formula="of:=[.AC104]-[.U104]" office:value-type="float" office:value="-140">
            <text:p>-140</text:p>
          </table:table-cell>
          <table:table-cell table:formula="of:=[.AD104]-[.V104]" office:value-type="float" office:value="-138">
            <text:p>-138</text:p>
          </table:table-cell>
          <table:table-cell table:formula="of:=[.AE104]-[.W104]" office:value-type="float" office:value="-296">
            <text:p>-296</text:p>
          </table:table-cell>
          <table:table-cell table:formula="of:=[.AF104]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296">
            <text:p>296</text:p>
          </table:table-cell>
          <table:table-cell table:style-name="ce70" table:formula="of:=[.U104]/[.Q104]" office:value-type="percentage" office:value="-1">
            <text:p>-100.00%</text:p>
          </table:table-cell>
          <table:table-cell table:style-name="ce75" table:formula="of:=[.V104]/[.R104]" office:value-type="percentage" office:value="-1">
            <text:p>-100.00%</text:p>
          </table:table-cell>
          <table:table-cell table:style-name="ce80" table:formula="of:=[.W104]/[.S104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fpga12_9_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451">
            <text:p>451</text:p>
          </table:table-cell>
          <table:table-cell table:style-name="ce49" office:value-type="float" office:value="343">
            <text:p>343</text:p>
          </table:table-cell>
          <table:table-cell table:style-name="ce49" office:value-type="float" office:value="378">
            <text:p>378</text:p>
          </table:table-cell>
          <table:table-cell table:style-name="ce49" office:value-type="float" office:value="492">
            <text:p>492</text:p>
          </table:table-cell>
          <table:table-cell table:style-name="ce49" office:value-type="float" office:value="713">
            <text:p>713</text:p>
          </table:table-cell>
          <table:table-cell table:formula="of:=[.AB105]" office:value-type="float" office:value="0">
            <text:p>0</text:p>
          </table:table-cell>
          <table:table-cell table:formula="of:=[.AC105]-[.U105]" office:value-type="float" office:value="-114">
            <text:p>-114</text:p>
          </table:table-cell>
          <table:table-cell table:formula="of:=[.AD105]-[.V105]" office:value-type="float" office:value="-133">
            <text:p>-133</text:p>
          </table:table-cell>
          <table:table-cell table:formula="of:=[.AE105]-[.W105]" office:value-type="float" office:value="-302">
            <text:p>-302</text:p>
          </table:table-cell>
          <table:table-cell table:formula="of:=[.AF105]"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133">
            <text:p>133</text:p>
          </table:table-cell>
          <table:table-cell office:value-type="float" office:value="302">
            <text:p>302</text:p>
          </table:table-cell>
          <table:table-cell table:style-name="ce70" table:formula="of:=[.U105]/[.Q105]" office:value-type="percentage" office:value="-1">
            <text:p>-100.00%</text:p>
          </table:table-cell>
          <table:table-cell table:style-name="ce75" table:formula="of:=[.V105]/[.R105]" office:value-type="percentage" office:value="-1">
            <text:p>-100.00%</text:p>
          </table:table-cell>
          <table:table-cell table:style-name="ce80" table:formula="of:=[.W105]/[.S105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fpga13_10_sat.cnf</text:p>
          </table:table-cell>
          <table:table-cell office:value-type="string">
            <text:p>SAT</text:p>
          </table:table-cell>
          <table:table-cell office:value-type="float" office:value="0.02">
            <text:p>0.0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278">
            <text:p>278</text:p>
          </table:table-cell>
          <table:table-cell table:style-name="ce49" office:value-type="float" office:value="877">
            <text:p>877</text:p>
          </table:table-cell>
          <table:table-cell table:style-name="ce49" office:value-type="float" office:value="477">
            <text:p>477</text:p>
          </table:table-cell>
          <table:table-cell table:style-name="ce49" office:value-type="float" office:value="396">
            <text:p>396</text:p>
          </table:table-cell>
          <table:table-cell table:style-name="ce49" office:value-type="float" office:value="591">
            <text:p>591</text:p>
          </table:table-cell>
          <table:table-cell table:formula="of:=[.AB106]" office:value-type="float" office:value="0">
            <text:p>0</text:p>
          </table:table-cell>
          <table:table-cell table:formula="of:=[.AC106]-[.U106]" office:value-type="float" office:value="-290">
            <text:p>-290</text:p>
          </table:table-cell>
          <table:table-cell table:formula="of:=[.AD106]-[.V106]" office:value-type="float" office:value="-163">
            <text:p>-163</text:p>
          </table:table-cell>
          <table:table-cell table:formula="of:=[.AE106]-[.W106]" office:value-type="float" office:value="-212">
            <text:p>-212</text:p>
          </table:table-cell>
          <table:table-cell table:formula="of:=[.AF106]"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163">
            <text:p>163</text:p>
          </table:table-cell>
          <table:table-cell office:value-type="float" office:value="212">
            <text:p>212</text:p>
          </table:table-cell>
          <table:table-cell table:style-name="ce70" table:formula="of:=[.U106]/[.Q106]" office:value-type="percentage" office:value="-1">
            <text:p>-100.00%</text:p>
          </table:table-cell>
          <table:table-cell table:style-name="ce75" table:formula="of:=[.V106]/[.R106]" office:value-type="percentage" office:value="-1">
            <text:p>-100.00%</text:p>
          </table:table-cell>
          <table:table-cell table:style-name="ce80" table:formula="of:=[.W106]/[.S106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fpga13_12_sat.cnf</text:p>
          </table:table-cell>
          <table:table-cell office:value-type="string">
            <text:p>SAT</text:p>
          </table:table-cell>
          <table:table-cell office:value-type="float" office:value="0.03">
            <text:p>0.0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316">
            <text:p>316</text:p>
          </table:table-cell>
          <table:table-cell table:style-name="ce49" office:value-type="float" office:value="310">
            <text:p>310</text:p>
          </table:table-cell>
          <table:table-cell table:style-name="ce49" office:value-type="float" office:value="334">
            <text:p>334</text:p>
          </table:table-cell>
          <table:table-cell table:style-name="ce49" office:value-type="float" office:value="365">
            <text:p>365</text:p>
          </table:table-cell>
          <table:table-cell table:style-name="ce49" office:value-type="float" office:value="1112">
            <text:p>1112</text:p>
          </table:table-cell>
          <table:table-cell table:formula="of:=[.AB107]" office:value-type="float" office:value="0">
            <text:p>0</text:p>
          </table:table-cell>
          <table:table-cell table:formula="of:=[.AC107]-[.U107]" office:value-type="float" office:value="-81">
            <text:p>-81</text:p>
          </table:table-cell>
          <table:table-cell table:formula="of:=[.AD107]-[.V107]" office:value-type="float" office:value="-68">
            <text:p>-68</text:p>
          </table:table-cell>
          <table:table-cell table:formula="of:=[.AE107]-[.W107]" office:value-type="float" office:value="-231">
            <text:p>-231</text:p>
          </table:table-cell>
          <table:table-cell table:formula="of:=[.AF107]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231">
            <text:p>231</text:p>
          </table:table-cell>
          <table:table-cell table:style-name="ce70" table:formula="of:=[.U107]/[.Q107]" office:value-type="percentage" office:value="-1">
            <text:p>-100.00%</text:p>
          </table:table-cell>
          <table:table-cell table:style-name="ce75" table:formula="of:=[.V107]/[.R107]" office:value-type="percentage" office:value="-1">
            <text:p>-100.00%</text:p>
          </table:table-cell>
          <table:table-cell table:style-name="ce80" table:formula="of:=[.W107]/[.S107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table:style-name="ce8" office:value-type="string">
            <text:p>fpga13_9_sat.cnf</text:p>
          </table:table-cell>
          <table:table-cell table:style-name="ce15" office:value-type="string">
            <text:p>SAT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26">
            <text:p>26</text:p>
          </table:table-cell>
          <table:table-cell table:style-name="ce27" office:value-type="float" office:value="0">
            <text:p>0</text:p>
          </table:table-cell>
          <table:table-cell table:style-name="ce32" office:value-type="float" office:value="0">
            <text:p>0.00</text:p>
          </table:table-cell>
          <table:table-cell table:style-name="ce38" office:value-type="float" office:value="0">
            <text:p>0.00</text:p>
          </table:table-cell>
          <table:table-cell table:style-name="ce38" office:value-type="float" office:value="0">
            <text:p>0.00</text:p>
          </table:table-cell>
          <table:table-cell table:style-name="ce38" office:value-type="float" office:value="0">
            <text:p>0.00</text:p>
          </table:table-cell>
          <table:table-cell table:style-name="ce43" office:value-type="float" office:value="0">
            <text:p>0.00</text:p>
          </table:table-cell>
          <table:table-cell table:style-name="ce51" office:value-type="float" office:value="330">
            <text:p>330</text:p>
          </table:table-cell>
          <table:table-cell table:style-name="ce51" office:value-type="float" office:value="350">
            <text:p>350</text:p>
          </table:table-cell>
          <table:table-cell table:style-name="ce51" office:value-type="float" office:value="858">
            <text:p>858</text:p>
          </table:table-cell>
          <table:table-cell table:style-name="ce51" office:value-type="float" office:value="696">
            <text:p>696</text:p>
          </table:table-cell>
          <table:table-cell table:style-name="ce51" office:value-type="float" office:value="601">
            <text:p>601</text:p>
          </table:table-cell>
          <table:table-cell table:style-name="ce57" table:formula="of:=[.AB108]" office:value-type="float" office:value="0">
            <text:p>0</text:p>
          </table:table-cell>
          <table:table-cell table:style-name="ce62" table:formula="of:=[.AC108]-[.U108]" office:value-type="float" office:value="-90">
            <text:p>-90</text:p>
          </table:table-cell>
          <table:table-cell table:style-name="ce62" table:formula="of:=[.AD108]-[.V108]" office:value-type="float" office:value="-167">
            <text:p>-167</text:p>
          </table:table-cell>
          <table:table-cell table:style-name="ce62" table:formula="of:=[.AE108]-[.W108]" office:value-type="float" office:value="-360">
            <text:p>-360</text:p>
          </table:table-cell>
          <table:table-cell table:style-name="ce66" table:formula="of:=[.AF108]" office:value-type="float" office:value="0">
            <text:p>0</text:p>
          </table:table-cell>
          <table:table-cell table:style-name="ce57" office:value-type="float" office:value="90">
            <text:p>90</text:p>
          </table:table-cell>
          <table:table-cell table:style-name="ce62" office:value-type="float" office:value="167">
            <text:p>167</text:p>
          </table:table-cell>
          <table:table-cell table:style-name="ce66" office:value-type="float" office:value="360">
            <text:p>360</text:p>
          </table:table-cell>
          <table:table-cell table:style-name="ce71" table:formula="of:=[.U108]/[.Q108]" office:value-type="percentage" office:value="-1">
            <text:p>-100.00%</text:p>
          </table:table-cell>
          <table:table-cell table:style-name="ce76" table:formula="of:=[.V108]/[.R108]" office:value-type="percentage" office:value="-1">
            <text:p>-100.00%</text:p>
          </table:table-cell>
          <table:table-cell table:style-name="ce81" table:formula="of:=[.W108]/[.S108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battleship-05-08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31" office:value-type="float" office:value="0.01">
            <text:p>0.01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9281">
            <text:p>9281</text:p>
          </table:table-cell>
          <table:table-cell table:style-name="ce49" office:value-type="float" office:value="2384">
            <text:p>2384</text:p>
          </table:table-cell>
          <table:table-cell table:style-name="ce49" office:value-type="float" office:value="1406">
            <text:p>1406</text:p>
          </table:table-cell>
          <table:table-cell table:style-name="ce49" office:value-type="float" office:value="463">
            <text:p>463</text:p>
          </table:table-cell>
          <table:table-cell table:style-name="ce49" office:value-type="float" office:value="447">
            <text:p>447</text:p>
          </table:table-cell>
          <table:table-cell table:formula="of:=[.AB109]" office:value-type="float" office:value="0">
            <text:p>0</text:p>
          </table:table-cell>
          <table:table-cell table:formula="of:=[.AC109]-[.U109]" office:value-type="float" office:value="-388">
            <text:p>-388</text:p>
          </table:table-cell>
          <table:table-cell table:formula="of:=[.AD109]-[.V109]" office:value-type="float" office:value="-251">
            <text:p>-251</text:p>
          </table:table-cell>
          <table:table-cell table:formula="of:=[.AE109]-[.W109]" office:value-type="float" office:value="-92">
            <text:p>-92</text:p>
          </table:table-cell>
          <table:table-cell table:formula="of:=[.AF109]"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251">
            <text:p>251</text:p>
          </table:table-cell>
          <table:table-cell office:value-type="float" office:value="92">
            <text:p>92</text:p>
          </table:table-cell>
          <table:table-cell table:style-name="ce70" table:formula="of:=[.U109]/[.Q109]" office:value-type="percentage" office:value="-1">
            <text:p>-100.00%</text:p>
          </table:table-cell>
          <table:table-cell table:style-name="ce75" table:formula="of:=[.V109]/[.R109]" office:value-type="percentage" office:value="-1">
            <text:p>-100.00%</text:p>
          </table:table-cell>
          <table:table-cell table:style-name="ce80" table:formula="of:=[.W109]/[.S109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battleship-06-09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31" office:value-type="float" office:value="0.13">
            <text:p>0.13</text:p>
          </table:table-cell>
          <table:table-cell table:style-name="ce37" office:value-type="float" office:value="0.03">
            <text:p>0.03</text:p>
          </table:table-cell>
          <table:table-cell table:style-name="ce37" office:value-type="float" office:value="0.02">
            <text:p>0.02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45893">
            <text:p>45893</text:p>
          </table:table-cell>
          <table:table-cell table:style-name="ce49" office:value-type="float" office:value="9919">
            <text:p>9919</text:p>
          </table:table-cell>
          <table:table-cell table:style-name="ce49" office:value-type="float" office:value="7947">
            <text:p>7947</text:p>
          </table:table-cell>
          <table:table-cell table:style-name="ce49" office:value-type="float" office:value="2358">
            <text:p>2358</text:p>
          </table:table-cell>
          <table:table-cell table:style-name="ce49" office:value-type="float" office:value="1105">
            <text:p>1105</text:p>
          </table:table-cell>
          <table:table-cell table:formula="of:=[.AB110]" office:value-type="float" office:value="0">
            <text:p>0</text:p>
          </table:table-cell>
          <table:table-cell table:formula="of:=[.AC110]-[.U110]" office:value-type="float" office:value="-1427">
            <text:p>-1427</text:p>
          </table:table-cell>
          <table:table-cell table:formula="of:=[.AD110]-[.V110]" office:value-type="float" office:value="-858">
            <text:p>-858</text:p>
          </table:table-cell>
          <table:table-cell table:formula="of:=[.AE110]-[.W110]" office:value-type="float" office:value="-399">
            <text:p>-399</text:p>
          </table:table-cell>
          <table:table-cell table:formula="of:=[.AF110]" office:value-type="float" office:value="0">
            <text:p>0</text:p>
          </table:table-cell>
          <table:table-cell office:value-type="float" office:value="1427">
            <text:p>1427</text:p>
          </table:table-cell>
          <table:table-cell office:value-type="float" office:value="858">
            <text:p>858</text:p>
          </table:table-cell>
          <table:table-cell office:value-type="float" office:value="399">
            <text:p>399</text:p>
          </table:table-cell>
          <table:table-cell table:style-name="ce70" table:formula="of:=[.U110]/[.Q110]" office:value-type="percentage" office:value="-1">
            <text:p>-100.00%</text:p>
          </table:table-cell>
          <table:table-cell table:style-name="ce75" table:formula="of:=[.V110]/[.R110]" office:value-type="percentage" office:value="-1">
            <text:p>-100.00%</text:p>
          </table:table-cell>
          <table:table-cell table:style-name="ce80" table:formula="of:=[.W110]/[.S110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battleship-07-12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31" office:value-type="float" office:value="485.08">
            <text:p>485.08</text:p>
          </table:table-cell>
          <table:table-cell table:style-name="ce37" office:value-type="float" office:value="39.05">
            <text:p>39.05</text:p>
          </table:table-cell>
          <table:table-cell table:style-name="ce37" office:value-type="float" office:value="17.28">
            <text:p>17.28</text:p>
          </table:table-cell>
          <table:table-cell table:style-name="ce37" office:value-type="float" office:value="2.01">
            <text:p>2.01</text:p>
          </table:table-cell>
          <table:table-cell table:style-name="ce42" office:value-type="float" office:value="1.44">
            <text:p>1.44</text:p>
          </table:table-cell>
          <table:table-cell table:style-name="ce49" office:value-type="float" office:value="61922751">
            <text:p>61922751</text:p>
          </table:table-cell>
          <table:table-cell table:style-name="ce49" office:value-type="float" office:value="6055749">
            <text:p>6055749</text:p>
          </table:table-cell>
          <table:table-cell table:style-name="ce49" office:value-type="float" office:value="3040267">
            <text:p>3040267</text:p>
          </table:table-cell>
          <table:table-cell table:style-name="ce49" office:value-type="float" office:value="295311">
            <text:p>295311</text:p>
          </table:table-cell>
          <table:table-cell table:style-name="ce49" office:value-type="float" office:value="141734">
            <text:p>141734</text:p>
          </table:table-cell>
          <table:table-cell table:formula="of:=[.AB111]" office:value-type="float" office:value="0">
            <text:p>0</text:p>
          </table:table-cell>
          <table:table-cell table:formula="of:=[.AC111]-[.U111]" office:value-type="float" office:value="-1752230">
            <text:p>-1752230</text:p>
          </table:table-cell>
          <table:table-cell table:formula="of:=[.AD111]-[.V111]" office:value-type="float" office:value="-432591">
            <text:p>-432591</text:p>
          </table:table-cell>
          <table:table-cell table:formula="of:=[.AE111]-[.W111]" office:value-type="float" office:value="-46952">
            <text:p>-46952</text:p>
          </table:table-cell>
          <table:table-cell table:formula="of:=[.AF111]" office:value-type="float" office:value="0">
            <text:p>0</text:p>
          </table:table-cell>
          <table:table-cell office:value-type="float" office:value="1752230">
            <text:p>1752230</text:p>
          </table:table-cell>
          <table:table-cell office:value-type="float" office:value="432591">
            <text:p>432591</text:p>
          </table:table-cell>
          <table:table-cell office:value-type="float" office:value="46952">
            <text:p>46952</text:p>
          </table:table-cell>
          <table:table-cell table:style-name="ce70" table:formula="of:=[.U111]/[.Q111]" office:value-type="percentage" office:value="-1">
            <text:p>-100.00%</text:p>
          </table:table-cell>
          <table:table-cell table:style-name="ce75" table:formula="of:=[.V111]/[.R111]" office:value-type="percentage" office:value="-1">
            <text:p>-100.00%</text:p>
          </table:table-cell>
          <table:table-cell table:style-name="ce80" table:formula="of:=[.W111]/[.S111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battleship-10-10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31" office:value-type="float" office:value="1.55">
            <text:p>1.55</text:p>
          </table:table-cell>
          <table:table-cell table:style-name="ce37" office:value-type="float" office:value="2.18">
            <text:p>2.18</text:p>
          </table:table-cell>
          <table:table-cell table:style-name="ce37" office:value-type="float" office:value="1.13">
            <text:p>1.13</text:p>
          </table:table-cell>
          <table:table-cell table:style-name="ce37" office:value-type="float" office:value="0.17">
            <text:p>0.17</text:p>
          </table:table-cell>
          <table:table-cell table:style-name="ce42" office:value-type="float" office:value="0.03">
            <text:p>0.03</text:p>
          </table:table-cell>
          <table:table-cell table:style-name="ce49" office:value-type="float" office:value="199396">
            <text:p>199396</text:p>
          </table:table-cell>
          <table:table-cell table:style-name="ce49" office:value-type="float" office:value="204969">
            <text:p>204969</text:p>
          </table:table-cell>
          <table:table-cell table:style-name="ce49" office:value-type="float" office:value="107931">
            <text:p>107931</text:p>
          </table:table-cell>
          <table:table-cell table:style-name="ce49" office:value-type="float" office:value="13673">
            <text:p>13673</text:p>
          </table:table-cell>
          <table:table-cell table:style-name="ce49" office:value-type="float" office:value="5017">
            <text:p>5017</text:p>
          </table:table-cell>
          <table:table-cell table:formula="of:=[.AB112]" office:value-type="float" office:value="0">
            <text:p>0</text:p>
          </table:table-cell>
          <table:table-cell table:formula="of:=[.AC112]-[.U112]" office:value-type="float" office:value="-168">
            <text:p>-168</text:p>
          </table:table-cell>
          <table:table-cell table:formula="of:=[.AD112]-[.V112]" office:value-type="float" office:value="-84">
            <text:p>-84</text:p>
          </table:table-cell>
          <table:table-cell table:formula="of:=[.AE112]-[.W112]" office:value-type="float" office:value="-245">
            <text:p>-245</text:p>
          </table:table-cell>
          <table:table-cell table:formula="of:=[.AF112]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245">
            <text:p>245</text:p>
          </table:table-cell>
          <table:table-cell table:style-name="ce70" table:formula="of:=[.U112]/[.Q112]" office:value-type="percentage" office:value="-1">
            <text:p>-100.00%</text:p>
          </table:table-cell>
          <table:table-cell table:style-name="ce75" table:formula="of:=[.V112]/[.R112]" office:value-type="percentage" office:value="-1">
            <text:p>-100.00%</text:p>
          </table:table-cell>
          <table:table-cell table:style-name="ce80" table:formula="of:=[.W112]/[.S112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battleship-12-12-unsat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31" office:value-type="float" office:value="402.26">
            <text:p>402.26</text:p>
          </table:table-cell>
          <table:table-cell table:style-name="ce37" office:value-type="float" office:value="117.01">
            <text:p>117.01</text:p>
          </table:table-cell>
          <table:table-cell table:style-name="ce37" office:value-type="float" office:value="45.6">
            <text:p>45.60</text:p>
          </table:table-cell>
          <table:table-cell table:style-name="ce37" office:value-type="float" office:value="0.7">
            <text:p>0.70</text:p>
          </table:table-cell>
          <table:table-cell table:style-name="ce42" office:value-type="float" office:value="1.33">
            <text:p>1.33</text:p>
          </table:table-cell>
          <table:table-cell table:style-name="ce49" office:value-type="float" office:value="29000352">
            <text:p>29000352</text:p>
          </table:table-cell>
          <table:table-cell table:style-name="ce49" office:value-type="float" office:value="6678652">
            <text:p>6678652</text:p>
          </table:table-cell>
          <table:table-cell table:style-name="ce49" office:value-type="float" office:value="2828621">
            <text:p>2828621</text:p>
          </table:table-cell>
          <table:table-cell table:style-name="ce49" office:value-type="float" office:value="45112">
            <text:p>45112</text:p>
          </table:table-cell>
          <table:table-cell table:style-name="ce49" office:value-type="float" office:value="119304">
            <text:p>119304</text:p>
          </table:table-cell>
          <table:table-cell table:formula="of:=[.AB113]" office:value-type="float" office:value="0">
            <text:p>0</text:p>
          </table:table-cell>
          <table:table-cell table:formula="of:=[.AC113]-[.U113]" office:value-type="float" office:value="-180905">
            <text:p>-180905</text:p>
          </table:table-cell>
          <table:table-cell table:formula="of:=[.AD113]-[.V113]" office:value-type="float" office:value="-47061">
            <text:p>-47061</text:p>
          </table:table-cell>
          <table:table-cell table:formula="of:=[.AE113]-[.W113]" office:value-type="float" office:value="-2427">
            <text:p>-2427</text:p>
          </table:table-cell>
          <table:table-cell table:formula="of:=[.AF113]" office:value-type="float" office:value="0">
            <text:p>0</text:p>
          </table:table-cell>
          <table:table-cell office:value-type="float" office:value="180905">
            <text:p>180905</text:p>
          </table:table-cell>
          <table:table-cell office:value-type="float" office:value="47061">
            <text:p>47061</text:p>
          </table:table-cell>
          <table:table-cell office:value-type="float" office:value="2427">
            <text:p>2427</text:p>
          </table:table-cell>
          <table:table-cell table:style-name="ce70" table:formula="of:=[.U113]/[.Q113]" office:value-type="percentage" office:value="-1">
            <text:p>-100.00%</text:p>
          </table:table-cell>
          <table:table-cell table:style-name="ce75" table:formula="of:=[.V113]/[.R113]" office:value-type="percentage" office:value="-1">
            <text:p>-100.00%</text:p>
          </table:table-cell>
          <table:table-cell table:style-name="ce80" table:formula="of:=[.W113]/[.S113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battleship-14-14-unsat.cnf</text:p>
          </table:table-cell>
          <table:table-cell office:value-type="string">
            <text:p>UNSAT</text:p>
          </table:table-cell>
          <table:table-cell office:value-type="float" office:value="0.54">
            <text:p>0.5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31" office:value-type="float" office:value="5084.36">
            <text:p>5084.36</text:p>
          </table:table-cell>
          <table:table-cell table:style-name="ce37" office:value-type="float" office:value="5084.44">
            <text:p>5084.44</text:p>
          </table:table-cell>
          <table:table-cell table:style-name="ce37" office:value-type="float" office:value="5084.33">
            <text:p>5084.33</text:p>
          </table:table-cell>
          <table:table-cell table:style-name="ce37" office:value-type="float" office:value="1371.62">
            <text:p>1371.62</text:p>
          </table:table-cell>
          <table:table-cell table:style-name="ce45" office:value-type="float" office:value="736.05">
            <text:p>736.05</text:p>
          </table:table-cell>
          <table:table-cell table:style-name="ce49" office:value-type="float" office:value="254795772">
            <text:p>254795772</text:p>
          </table:table-cell>
          <table:table-cell table:style-name="ce49" office:value-type="float" office:value="233755752">
            <text:p>233755752</text:p>
          </table:table-cell>
          <table:table-cell table:style-name="ce49" office:value-type="float" office:value="234274107">
            <text:p>234274107</text:p>
          </table:table-cell>
          <table:table-cell table:style-name="ce49" office:value-type="float" office:value="61447105">
            <text:p>61447105</text:p>
          </table:table-cell>
          <table:table-cell table:style-name="ce49" office:value-type="float" office:value="18278571">
            <text:p>18278571</text:p>
          </table:table-cell>
          <table:table-cell table:formula="of:=[.AB114]" office:value-type="float" office:value="0">
            <text:p>0</text:p>
          </table:table-cell>
          <table:table-cell table:formula="of:=[.AC114]-[.U114]" office:value-type="float" office:value="-226">
            <text:p>-226</text:p>
          </table:table-cell>
          <table:table-cell table:formula="of:=[.AD114]-[.V114]" office:value-type="float" office:value="-213">
            <text:p>-213</text:p>
          </table:table-cell>
          <table:table-cell table:formula="of:=[.AE114]-[.W114]" office:value-type="float" office:value="-43271">
            <text:p>-43271</text:p>
          </table:table-cell>
          <table:table-cell table:formula="of:=[.AF114]"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13">
            <text:p>213</text:p>
          </table:table-cell>
          <table:table-cell office:value-type="float" office:value="43271">
            <text:p>43271</text:p>
          </table:table-cell>
          <table:table-cell table:style-name="ce70" table:formula="of:=[.U114]/[.Q114]" office:value-type="percentage" office:value="-1">
            <text:p>-100.00%</text:p>
          </table:table-cell>
          <table:table-cell table:style-name="ce75" table:formula="of:=[.V114]/[.R114]" office:value-type="percentage" office:value="-1">
            <text:p>-100.00%</text:p>
          </table:table-cell>
          <table:table-cell table:style-name="ce80" table:formula="of:=[.W114]/[.S114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battleship-15-15-unsat.cnf</text:p>
          </table:table-cell>
          <table:table-cell office:value-type="string">
            <text:p>UNSAT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31" office:value-type="float" office:value="5084.38">
            <text:p>5084.38</text:p>
          </table:table-cell>
          <table:table-cell table:style-name="ce37" office:value-type="float" office:value="5083.47">
            <text:p>5083.47</text:p>
          </table:table-cell>
          <table:table-cell table:style-name="ce37" office:value-type="float" office:value="5084.34">
            <text:p>5084.34</text:p>
          </table:table-cell>
          <table:table-cell table:style-name="ce37" office:value-type="float" office:value="148.86">
            <text:p>148.86</text:p>
          </table:table-cell>
          <table:table-cell table:style-name="ce42" office:value-type="float" office:value="5084.22">
            <text:p>5084.22</text:p>
          </table:table-cell>
          <table:table-cell table:style-name="ce49" office:value-type="float" office:value="236196858">
            <text:p>236196858</text:p>
          </table:table-cell>
          <table:table-cell table:style-name="ce49" office:value-type="float" office:value="211497090">
            <text:p>211497090</text:p>
          </table:table-cell>
          <table:table-cell table:style-name="ce49" office:value-type="float" office:value="214317899">
            <text:p>214317899</text:p>
          </table:table-cell>
          <table:table-cell table:style-name="ce49" office:value-type="float" office:value="7252565">
            <text:p>7252565</text:p>
          </table:table-cell>
          <table:table-cell table:style-name="ce49" office:value-type="float" office:value="99302232">
            <text:p>99302232</text:p>
          </table:table-cell>
          <table:table-cell table:formula="of:=[.AB115]" office:value-type="float" office:value="0">
            <text:p>0</text:p>
          </table:table-cell>
          <table:table-cell table:formula="of:=[.AC115]-[.U115]" office:value-type="float" office:value="-1873">
            <text:p>-1873</text:p>
          </table:table-cell>
          <table:table-cell table:formula="of:=[.AD115]-[.V115]" office:value-type="float" office:value="-351">
            <text:p>-351</text:p>
          </table:table-cell>
          <table:table-cell table:formula="of:=[.AE115]-[.W115]" office:value-type="float" office:value="-19620">
            <text:p>-19620</text:p>
          </table:table-cell>
          <table:table-cell table:formula="of:=[.AF115]"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351">
            <text:p>351</text:p>
          </table:table-cell>
          <table:table-cell office:value-type="float" office:value="19620">
            <text:p>19620</text:p>
          </table:table-cell>
          <table:table-cell table:style-name="ce70" table:formula="of:=[.U115]/[.Q115]" office:value-type="percentage" office:value="-1">
            <text:p>-100.00%</text:p>
          </table:table-cell>
          <table:table-cell table:style-name="ce75" table:formula="of:=[.V115]/[.R115]" office:value-type="percentage" office:value="-1">
            <text:p>-100.00%</text:p>
          </table:table-cell>
          <table:table-cell table:style-name="ce80" table:formula="of:=[.W115]/[.S115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table:style-name="ce8" office:value-type="string">
            <text:p>battleship-16-16-unsat.cnf</text:p>
          </table:table-cell>
          <table:table-cell table:style-name="ce15" office:value-type="string">
            <text:p>UNSAT</text:p>
          </table:table-cell>
          <table:table-cell table:style-name="ce21" office:value-type="float" office:value="1.63">
            <text:p>1.63</text:p>
          </table:table-cell>
          <table:table-cell table:style-name="ce21" office:value-type="float" office:value="17">
            <text:p>17</text:p>
          </table:table-cell>
          <table:table-cell table:style-name="ce27" office:value-type="float" office:value="0">
            <text:p>0</text:p>
          </table:table-cell>
          <table:table-cell table:style-name="ce32" office:value-type="float" office:value="5084.38">
            <text:p>5084.38</text:p>
          </table:table-cell>
          <table:table-cell table:style-name="ce38" office:value-type="float" office:value="5084.4">
            <text:p>5084.40</text:p>
          </table:table-cell>
          <table:table-cell table:style-name="ce38" office:value-type="float" office:value="5084.4">
            <text:p>5084.40</text:p>
          </table:table-cell>
          <table:table-cell table:style-name="ce38" office:value-type="float" office:value="31.26">
            <text:p>31.26</text:p>
          </table:table-cell>
          <table:table-cell table:style-name="ce43" office:value-type="float" office:value="5084.11">
            <text:p>5084.11</text:p>
          </table:table-cell>
          <table:table-cell table:style-name="ce49" office:value-type="float" office:value="235228324">
            <text:p>235228324</text:p>
          </table:table-cell>
          <table:table-cell table:style-name="ce49" office:value-type="float" office:value="211408455">
            <text:p>211408455</text:p>
          </table:table-cell>
          <table:table-cell table:style-name="ce49" office:value-type="float" office:value="211574545">
            <text:p>211574545</text:p>
          </table:table-cell>
          <table:table-cell table:style-name="ce49" office:value-type="float" office:value="1476236">
            <text:p>1476236</text:p>
          </table:table-cell>
          <table:table-cell table:style-name="ce49" office:value-type="float" office:value="98667758">
            <text:p>98667758</text:p>
          </table:table-cell>
          <table:table-cell table:style-name="ce57" table:formula="of:=[.AB116]" office:value-type="float" office:value="0">
            <text:p>0</text:p>
          </table:table-cell>
          <table:table-cell table:style-name="ce62" table:formula="of:=[.AC116]-[.U116]" office:value-type="float" office:value="-6295016">
            <text:p>-6295016</text:p>
          </table:table-cell>
          <table:table-cell table:style-name="ce62" table:formula="of:=[.AD116]-[.V116]" office:value-type="float" office:value="-2019379">
            <text:p>-2019379</text:p>
          </table:table-cell>
          <table:table-cell table:style-name="ce62" table:formula="of:=[.AE116]-[.W116]" office:value-type="float" office:value="-62635">
            <text:p>-62635</text:p>
          </table:table-cell>
          <table:table-cell table:style-name="ce66" table:formula="of:=[.AF116]" office:value-type="float" office:value="0">
            <text:p>0</text:p>
          </table:table-cell>
          <table:table-cell table:style-name="ce57" office:value-type="float" office:value="6295016">
            <text:p>6295016</text:p>
          </table:table-cell>
          <table:table-cell table:style-name="ce62" office:value-type="float" office:value="2019379">
            <text:p>2019379</text:p>
          </table:table-cell>
          <table:table-cell table:style-name="ce66" office:value-type="float" office:value="62635">
            <text:p>62635</text:p>
          </table:table-cell>
          <table:table-cell table:style-name="ce71" table:formula="of:=[.U116]/[.Q116]" office:value-type="percentage" office:value="-1">
            <text:p>-100.00%</text:p>
          </table:table-cell>
          <table:table-cell table:style-name="ce76" table:formula="of:=[.V116]/[.R116]" office:value-type="percentage" office:value="-1">
            <text:p>-100.00%</text:p>
          </table:table-cell>
          <table:table-cell table:style-name="ce81" table:formula="of:=[.W116]/[.S116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table:style-name="ce9" office:value-type="string">
            <text:p>chnl10_11.cnf</text:p>
          </table:table-cell>
          <table:table-cell table:style-name="ce16" office:value-type="string">
            <text:p>UNSAT</text:p>
          </table:table-cell>
          <table:table-cell table:style-name="ce22" office:value-type="float" office:value="0.01">
            <text:p>0.01</text:p>
          </table:table-cell>
          <table:table-cell table:style-name="ce22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33" office:value-type="float" office:value="167.23">
            <text:p>167.23</text:p>
          </table:table-cell>
          <table:table-cell table:style-name="ce39" office:value-type="float" office:value="0">
            <text:p>0.00</text:p>
          </table:table-cell>
          <table:table-cell table:style-name="ce39" office:value-type="float" office:value="0">
            <text:p>0.00</text:p>
          </table:table-cell>
          <table:table-cell table:style-name="ce39" office:value-type="float" office:value="0">
            <text:p>0.00</text:p>
          </table:table-cell>
          <table:table-cell table:style-name="ce44" office:value-type="float" office:value="0">
            <text:p>0.00</text:p>
          </table:table-cell>
          <table:table-cell table:style-name="ce50" office:value-type="float" office:value="12437023">
            <text:p>12437023</text:p>
          </table:table-cell>
          <table:table-cell table:style-name="ce50" office:value-type="float" office:value="46">
            <text:p>46</text:p>
          </table:table-cell>
          <table:table-cell table:style-name="ce50" office:value-type="float" office:value="46">
            <text:p>46</text:p>
          </table:table-cell>
          <table:table-cell table:style-name="ce50" office:value-type="float" office:value="46">
            <text:p>46</text:p>
          </table:table-cell>
          <table:table-cell table:style-name="ce50" office:value-type="float" office:value="1473">
            <text:p>1473</text:p>
          </table:table-cell>
          <table:table-cell table:style-name="ce58" table:formula="of:=[.AB117]" office:value-type="float" office:value="0">
            <text:p>0</text:p>
          </table:table-cell>
          <table:table-cell table:style-name="ce63" table:formula="of:=[.AC117]-[.U117]" office:value-type="float" office:value="-53">
            <text:p>-53</text:p>
          </table:table-cell>
          <table:table-cell table:style-name="ce63" table:formula="of:=[.AD117]-[.V117]" office:value-type="float" office:value="-53">
            <text:p>-53</text:p>
          </table:table-cell>
          <table:table-cell table:style-name="ce63" table:formula="of:=[.AE117]-[.W117]" office:value-type="float" office:value="-53">
            <text:p>-53</text:p>
          </table:table-cell>
          <table:table-cell table:style-name="ce67" table:formula="of:=[.AF117]" office:value-type="float" office:value="0">
            <text:p>0</text:p>
          </table:table-cell>
          <table:table-cell table:style-name="ce58" office:value-type="float" office:value="53">
            <text:p>53</text:p>
          </table:table-cell>
          <table:table-cell table:style-name="ce63" office:value-type="float" office:value="53">
            <text:p>53</text:p>
          </table:table-cell>
          <table:table-cell table:style-name="ce67" office:value-type="float" office:value="53">
            <text:p>53</text:p>
          </table:table-cell>
          <table:table-cell table:style-name="ce72" table:formula="of:=[.U117]/[.Q117]" office:value-type="percentage" office:value="-1">
            <text:p>-100.00%</text:p>
          </table:table-cell>
          <table:table-cell table:style-name="ce77" table:formula="of:=[.V117]/[.R117]" office:value-type="percentage" office:value="-1">
            <text:p>-100.00%</text:p>
          </table:table-cell>
          <table:table-cell table:style-name="ce82" table:formula="of:=[.W117]/[.S117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chnl10_12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style-name="ce31" office:value-type="float" office:value="84.98">
            <text:p>84.98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6050506">
            <text:p>6050506</text:p>
          </table:table-cell>
          <table:table-cell table:style-name="ce49" office:value-type="float" office:value="46">
            <text:p>46</text:p>
          </table:table-cell>
          <table:table-cell table:style-name="ce49" office:value-type="float" office:value="46">
            <text:p>46</text:p>
          </table:table-cell>
          <table:table-cell table:style-name="ce49" office:value-type="float" office:value="46">
            <text:p>46</text:p>
          </table:table-cell>
          <table:table-cell table:style-name="ce49" office:value-type="float" office:value="1682">
            <text:p>1682</text:p>
          </table:table-cell>
          <table:table-cell table:formula="of:=[.AB118]" office:value-type="float" office:value="0">
            <text:p>0</text:p>
          </table:table-cell>
          <table:table-cell table:formula="of:=[.AC118]-[.U118]" office:value-type="float" office:value="-53">
            <text:p>-53</text:p>
          </table:table-cell>
          <table:table-cell table:formula="of:=[.AD118]-[.V118]" office:value-type="float" office:value="-53">
            <text:p>-53</text:p>
          </table:table-cell>
          <table:table-cell table:formula="of:=[.AE118]-[.W118]" office:value-type="float" office:value="-53">
            <text:p>-53</text:p>
          </table:table-cell>
          <table:table-cell table:formula="of:=[.AF118]" office:value-type="float" office:value="0">
            <text:p>0</text:p>
          </table:table-cell>
          <table:table-cell table:number-columns-repeated="3" office:value-type="float" office:value="53">
            <text:p>53</text:p>
          </table:table-cell>
          <table:table-cell table:style-name="ce70" table:formula="of:=[.U118]/[.Q118]" office:value-type="percentage" office:value="-1">
            <text:p>-100.00%</text:p>
          </table:table-cell>
          <table:table-cell table:style-name="ce75" table:formula="of:=[.V118]/[.R118]" office:value-type="percentage" office:value="-1">
            <text:p>-100.00%</text:p>
          </table:table-cell>
          <table:table-cell table:style-name="ce80" table:formula="of:=[.W118]/[.S118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chnl10_13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style-name="ce31" office:value-type="float" office:value="94.77">
            <text:p>94.77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6006811">
            <text:p>6006811</text:p>
          </table:table-cell>
          <table:table-cell table:style-name="ce49" office:value-type="float" office:value="46">
            <text:p>46</text:p>
          </table:table-cell>
          <table:table-cell table:style-name="ce49" office:value-type="float" office:value="46">
            <text:p>46</text:p>
          </table:table-cell>
          <table:table-cell table:style-name="ce49" office:value-type="float" office:value="46">
            <text:p>46</text:p>
          </table:table-cell>
          <table:table-cell table:style-name="ce49" office:value-type="float" office:value="1766">
            <text:p>1766</text:p>
          </table:table-cell>
          <table:table-cell table:formula="of:=[.AB119]" office:value-type="float" office:value="0">
            <text:p>0</text:p>
          </table:table-cell>
          <table:table-cell table:formula="of:=[.AC119]-[.U119]" office:value-type="float" office:value="-53">
            <text:p>-53</text:p>
          </table:table-cell>
          <table:table-cell table:formula="of:=[.AD119]-[.V119]" office:value-type="float" office:value="-53">
            <text:p>-53</text:p>
          </table:table-cell>
          <table:table-cell table:formula="of:=[.AE119]-[.W119]" office:value-type="float" office:value="-53">
            <text:p>-53</text:p>
          </table:table-cell>
          <table:table-cell table:formula="of:=[.AF119]" office:value-type="float" office:value="0">
            <text:p>0</text:p>
          </table:table-cell>
          <table:table-cell table:number-columns-repeated="3" office:value-type="float" office:value="53">
            <text:p>53</text:p>
          </table:table-cell>
          <table:table-cell table:style-name="ce70" table:formula="of:=[.U119]/[.Q119]" office:value-type="percentage" office:value="-1">
            <text:p>-100.00%</text:p>
          </table:table-cell>
          <table:table-cell table:style-name="ce75" table:formula="of:=[.V119]/[.R119]" office:value-type="percentage" office:value="-1">
            <text:p>-100.00%</text:p>
          </table:table-cell>
          <table:table-cell table:style-name="ce80" table:formula="of:=[.W119]/[.S119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chnl11_12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style-name="ce31" office:value-type="float" office:value="3353.05">
            <text:p>3353.05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127407652">
            <text:p>127407652</text:p>
          </table:table-cell>
          <table:table-cell table:style-name="ce49" office:value-type="float" office:value="56">
            <text:p>56</text:p>
          </table:table-cell>
          <table:table-cell table:style-name="ce49" office:value-type="float" office:value="56">
            <text:p>56</text:p>
          </table:table-cell>
          <table:table-cell table:style-name="ce49" office:value-type="float" office:value="56">
            <text:p>56</text:p>
          </table:table-cell>
          <table:table-cell table:style-name="ce49" office:value-type="float" office:value="2017">
            <text:p>2017</text:p>
          </table:table-cell>
          <table:table-cell table:formula="of:=[.AB120]" office:value-type="float" office:value="0">
            <text:p>0</text:p>
          </table:table-cell>
          <table:table-cell table:formula="of:=[.AC120]-[.U120]" office:value-type="float" office:value="-64">
            <text:p>-64</text:p>
          </table:table-cell>
          <table:table-cell table:formula="of:=[.AD120]-[.V120]" office:value-type="float" office:value="-64">
            <text:p>-64</text:p>
          </table:table-cell>
          <table:table-cell table:formula="of:=[.AE120]-[.W120]" office:value-type="float" office:value="-64">
            <text:p>-64</text:p>
          </table:table-cell>
          <table:table-cell table:formula="of:=[.AF120]" office:value-type="float" office:value="0">
            <text:p>0</text:p>
          </table:table-cell>
          <table:table-cell table:number-columns-repeated="3" office:value-type="float" office:value="64">
            <text:p>64</text:p>
          </table:table-cell>
          <table:table-cell table:style-name="ce70" table:formula="of:=[.U120]/[.Q120]" office:value-type="percentage" office:value="-1">
            <text:p>-100.00%</text:p>
          </table:table-cell>
          <table:table-cell table:style-name="ce75" table:formula="of:=[.V120]/[.R120]" office:value-type="percentage" office:value="-1">
            <text:p>-100.00%</text:p>
          </table:table-cell>
          <table:table-cell table:style-name="ce80" table:formula="of:=[.W120]/[.S120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chnl11_13.cnf</text:p>
          </table:table-cell>
          <table:table-cell office:value-type="string">
            <text:p>UNSAT</text:p>
          </table:table-cell>
          <table:table-cell office:value-type="float" office:value="0.04">
            <text:p>0.0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style-name="ce31" office:value-type="float" office:value="3868.64">
            <text:p>3868.64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126818865">
            <text:p>126818865</text:p>
          </table:table-cell>
          <table:table-cell table:style-name="ce49" office:value-type="float" office:value="56">
            <text:p>56</text:p>
          </table:table-cell>
          <table:table-cell table:style-name="ce49" office:value-type="float" office:value="56">
            <text:p>56</text:p>
          </table:table-cell>
          <table:table-cell table:style-name="ce49" office:value-type="float" office:value="56">
            <text:p>56</text:p>
          </table:table-cell>
          <table:table-cell table:style-name="ce49" office:value-type="float" office:value="2264">
            <text:p>2264</text:p>
          </table:table-cell>
          <table:table-cell table:formula="of:=[.AB121]" office:value-type="float" office:value="0">
            <text:p>0</text:p>
          </table:table-cell>
          <table:table-cell table:formula="of:=[.AC121]-[.U121]" office:value-type="float" office:value="-64">
            <text:p>-64</text:p>
          </table:table-cell>
          <table:table-cell table:formula="of:=[.AD121]-[.V121]" office:value-type="float" office:value="-64">
            <text:p>-64</text:p>
          </table:table-cell>
          <table:table-cell table:formula="of:=[.AE121]-[.W121]" office:value-type="float" office:value="-64">
            <text:p>-64</text:p>
          </table:table-cell>
          <table:table-cell table:formula="of:=[.AF121]" office:value-type="float" office:value="0">
            <text:p>0</text:p>
          </table:table-cell>
          <table:table-cell table:number-columns-repeated="3" office:value-type="float" office:value="64">
            <text:p>64</text:p>
          </table:table-cell>
          <table:table-cell table:style-name="ce70" table:formula="of:=[.U121]/[.Q121]" office:value-type="percentage" office:value="-1">
            <text:p>-100.00%</text:p>
          </table:table-cell>
          <table:table-cell table:style-name="ce75" table:formula="of:=[.V121]/[.R121]" office:value-type="percentage" office:value="-1">
            <text:p>-100.00%</text:p>
          </table:table-cell>
          <table:table-cell table:style-name="ce80" table:formula="of:=[.W121]/[.S121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table:style-name="ce8" office:value-type="string">
            <text:p>chnl11_20.cnf</text:p>
          </table:table-cell>
          <table:table-cell table:style-name="ce15" office:value-type="string">
            <text:p>UNSAT</text:p>
          </table:table-cell>
          <table:table-cell table:style-name="ce21" office:value-type="float" office:value="0.13">
            <text:p>0.13</text:p>
          </table:table-cell>
          <table:table-cell table:style-name="ce21" office:value-type="float" office:value="59">
            <text:p>59</text:p>
          </table:table-cell>
          <table:table-cell table:style-name="ce27" office:value-type="float" office:value="0">
            <text:p>0</text:p>
          </table:table-cell>
          <table:table-cell table:style-name="ce32" office:value-type="float" office:value="3405.1">
            <text:p>3405.10</text:p>
          </table:table-cell>
          <table:table-cell table:style-name="ce38" office:value-type="float" office:value="0">
            <text:p>0.00</text:p>
          </table:table-cell>
          <table:table-cell table:style-name="ce38" office:value-type="float" office:value="0">
            <text:p>0.00</text:p>
          </table:table-cell>
          <table:table-cell table:style-name="ce38" office:value-type="float" office:value="0">
            <text:p>0.00</text:p>
          </table:table-cell>
          <table:table-cell table:style-name="ce43" office:value-type="float" office:value="0">
            <text:p>0.00</text:p>
          </table:table-cell>
          <table:table-cell table:style-name="ce51" office:value-type="float" office:value="58302347">
            <text:p>58302347</text:p>
          </table:table-cell>
          <table:table-cell table:style-name="ce51" office:value-type="float" office:value="56">
            <text:p>56</text:p>
          </table:table-cell>
          <table:table-cell table:style-name="ce51" office:value-type="float" office:value="56">
            <text:p>56</text:p>
          </table:table-cell>
          <table:table-cell table:style-name="ce51" office:value-type="float" office:value="56">
            <text:p>56</text:p>
          </table:table-cell>
          <table:table-cell table:style-name="ce51" office:value-type="float" office:value="3954">
            <text:p>3954</text:p>
          </table:table-cell>
          <table:table-cell table:style-name="ce57" table:formula="of:=[.AB122]" office:value-type="float" office:value="0">
            <text:p>0</text:p>
          </table:table-cell>
          <table:table-cell table:style-name="ce62" table:formula="of:=[.AC122]-[.U122]" office:value-type="float" office:value="-64">
            <text:p>-64</text:p>
          </table:table-cell>
          <table:table-cell table:style-name="ce62" table:formula="of:=[.AD122]-[.V122]" office:value-type="float" office:value="-64">
            <text:p>-64</text:p>
          </table:table-cell>
          <table:table-cell table:style-name="ce62" table:formula="of:=[.AE122]-[.W122]" office:value-type="float" office:value="-64">
            <text:p>-64</text:p>
          </table:table-cell>
          <table:table-cell table:style-name="ce66" table:formula="of:=[.AF122]" office:value-type="float" office:value="0">
            <text:p>0</text:p>
          </table:table-cell>
          <table:table-cell table:style-name="ce57" office:value-type="float" office:value="64">
            <text:p>64</text:p>
          </table:table-cell>
          <table:table-cell table:style-name="ce62" office:value-type="float" office:value="64">
            <text:p>64</text:p>
          </table:table-cell>
          <table:table-cell table:style-name="ce66" office:value-type="float" office:value="64">
            <text:p>64</text:p>
          </table:table-cell>
          <table:table-cell table:style-name="ce71" table:formula="of:=[.U122]/[.Q122]" office:value-type="percentage" office:value="-1">
            <text:p>-100.00%</text:p>
          </table:table-cell>
          <table:table-cell table:style-name="ce76" table:formula="of:=[.V122]/[.R122]" office:value-type="percentage" office:value="-1">
            <text:p>-100.00%</text:p>
          </table:table-cell>
          <table:table-cell table:style-name="ce81" table:formula="of:=[.W122]/[.S122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fpga10_11_uns_rcr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style-name="ce31" office:value-type="float" office:value="71.49">
            <text:p>71.49</text:p>
          </table:table-cell>
          <table:table-cell table:style-name="ce37" office:value-type="float" office:value="0.96">
            <text:p>0.96</text:p>
          </table:table-cell>
          <table:table-cell table:style-name="ce37" office:value-type="float" office:value="0.09">
            <text:p>0.09</text:p>
          </table:table-cell>
          <table:table-cell table:style-name="ce37" office:value-type="float" office:value="0.06">
            <text:p>0.06</text:p>
          </table:table-cell>
          <table:table-cell table:style-name="ce42" office:value-type="float" office:value="0.14">
            <text:p>0.14</text:p>
          </table:table-cell>
          <table:table-cell table:style-name="ce49" office:value-type="float" office:value="5985130">
            <text:p>5985130</text:p>
          </table:table-cell>
          <table:table-cell table:style-name="ce49" office:value-type="float" office:value="130205">
            <text:p>130205</text:p>
          </table:table-cell>
          <table:table-cell table:style-name="ce49" office:value-type="float" office:value="17093">
            <text:p>17093</text:p>
          </table:table-cell>
          <table:table-cell table:style-name="ce49" office:value-type="float" office:value="6888">
            <text:p>6888</text:p>
          </table:table-cell>
          <table:table-cell table:style-name="ce49" office:value-type="float" office:value="15152">
            <text:p>15152</text:p>
          </table:table-cell>
          <table:table-cell table:formula="of:=[.AB123]" office:value-type="float" office:value="0">
            <text:p>0</text:p>
          </table:table-cell>
          <table:table-cell table:formula="of:=[.AC123]-[.U123]" office:value-type="float" office:value="-54908">
            <text:p>-54908</text:p>
          </table:table-cell>
          <table:table-cell table:formula="of:=[.AD123]-[.V123]" office:value-type="float" office:value="-3786">
            <text:p>-3786</text:p>
          </table:table-cell>
          <table:table-cell table:formula="of:=[.AE123]-[.W123]" office:value-type="float" office:value="-3488">
            <text:p>-3488</text:p>
          </table:table-cell>
          <table:table-cell table:formula="of:=[.AF123]" office:value-type="float" office:value="0">
            <text:p>0</text:p>
          </table:table-cell>
          <table:table-cell office:value-type="float" office:value="54908">
            <text:p>54908</text:p>
          </table:table-cell>
          <table:table-cell office:value-type="float" office:value="3786">
            <text:p>3786</text:p>
          </table:table-cell>
          <table:table-cell office:value-type="float" office:value="3488">
            <text:p>3488</text:p>
          </table:table-cell>
          <table:table-cell table:style-name="ce70" table:formula="of:=[.U123]/[.Q123]" office:value-type="percentage" office:value="-1">
            <text:p>-100.00%</text:p>
          </table:table-cell>
          <table:table-cell table:style-name="ce75" table:formula="of:=[.V123]/[.R123]" office:value-type="percentage" office:value="-1">
            <text:p>-100.00%</text:p>
          </table:table-cell>
          <table:table-cell table:style-name="ce80" table:formula="of:=[.W123]/[.S123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fpga10_12_uns_rcr.cnf</text:p>
          </table:table-cell>
          <table:table-cell office:value-type="string">
            <text:p>UNSAT</text:p>
          </table:table-cell>
          <table:table-cell office:value-type="float" office:value="0.04">
            <text:p>0.0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style-name="ce31" office:value-type="float" office:value="209.84">
            <text:p>209.84</text:p>
          </table:table-cell>
          <table:table-cell table:style-name="ce37" office:value-type="float" office:value="0.23">
            <text:p>0.23</text:p>
          </table:table-cell>
          <table:table-cell table:style-name="ce37" office:value-type="float" office:value="0.07">
            <text:p>0.07</text:p>
          </table:table-cell>
          <table:table-cell table:style-name="ce37" office:value-type="float" office:value="0.05">
            <text:p>0.05</text:p>
          </table:table-cell>
          <table:table-cell table:style-name="ce42" office:value-type="float" office:value="0.15">
            <text:p>0.15</text:p>
          </table:table-cell>
          <table:table-cell table:style-name="ce49" office:value-type="float" office:value="12881772">
            <text:p>12881772</text:p>
          </table:table-cell>
          <table:table-cell table:style-name="ce49" office:value-type="float" office:value="31108">
            <text:p>31108</text:p>
          </table:table-cell>
          <table:table-cell table:style-name="ce49" office:value-type="float" office:value="12154">
            <text:p>12154</text:p>
          </table:table-cell>
          <table:table-cell table:style-name="ce49" office:value-type="float" office:value="5530">
            <text:p>5530</text:p>
          </table:table-cell>
          <table:table-cell table:style-name="ce49" office:value-type="float" office:value="14446">
            <text:p>14446</text:p>
          </table:table-cell>
          <table:table-cell table:formula="of:=[.AB124]" office:value-type="float" office:value="0">
            <text:p>0</text:p>
          </table:table-cell>
          <table:table-cell table:formula="of:=[.AC124]-[.U124]" office:value-type="float" office:value="-14755">
            <text:p>-14755</text:p>
          </table:table-cell>
          <table:table-cell table:formula="of:=[.AD124]-[.V124]" office:value-type="float" office:value="-3493">
            <text:p>-3493</text:p>
          </table:table-cell>
          <table:table-cell table:formula="of:=[.AE124]-[.W124]" office:value-type="float" office:value="-2613">
            <text:p>-2613</text:p>
          </table:table-cell>
          <table:table-cell table:formula="of:=[.AF124]" office:value-type="float" office:value="0">
            <text:p>0</text:p>
          </table:table-cell>
          <table:table-cell office:value-type="float" office:value="14755">
            <text:p>14755</text:p>
          </table:table-cell>
          <table:table-cell office:value-type="float" office:value="3493">
            <text:p>3493</text:p>
          </table:table-cell>
          <table:table-cell office:value-type="float" office:value="2613">
            <text:p>2613</text:p>
          </table:table-cell>
          <table:table-cell table:style-name="ce70" table:formula="of:=[.U124]/[.Q124]" office:value-type="percentage" office:value="-1">
            <text:p>-100.00%</text:p>
          </table:table-cell>
          <table:table-cell table:style-name="ce75" table:formula="of:=[.V124]/[.R124]" office:value-type="percentage" office:value="-1">
            <text:p>-100.00%</text:p>
          </table:table-cell>
          <table:table-cell table:style-name="ce80" table:formula="of:=[.W124]/[.S124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fpga10_13_uns_rcr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style-name="ce31" office:value-type="float" office:value="955.19">
            <text:p>955.19</text:p>
          </table:table-cell>
          <table:table-cell table:style-name="ce37" office:value-type="float" office:value="0.52">
            <text:p>0.52</text:p>
          </table:table-cell>
          <table:table-cell table:style-name="ce37" office:value-type="float" office:value="0.19">
            <text:p>0.19</text:p>
          </table:table-cell>
          <table:table-cell table:style-name="ce37" office:value-type="float" office:value="0.04">
            <text:p>0.04</text:p>
          </table:table-cell>
          <table:table-cell table:style-name="ce42" office:value-type="float" office:value="0.19">
            <text:p>0.19</text:p>
          </table:table-cell>
          <table:table-cell table:style-name="ce49" office:value-type="float" office:value="42096627">
            <text:p>42096627</text:p>
          </table:table-cell>
          <table:table-cell table:style-name="ce49" office:value-type="float" office:value="63445">
            <text:p>63445</text:p>
          </table:table-cell>
          <table:table-cell table:style-name="ce49" office:value-type="float" office:value="25671">
            <text:p>25671</text:p>
          </table:table-cell>
          <table:table-cell table:style-name="ce49" office:value-type="float" office:value="4938">
            <text:p>4938</text:p>
          </table:table-cell>
          <table:table-cell table:style-name="ce49" office:value-type="float" office:value="16921">
            <text:p>16921</text:p>
          </table:table-cell>
          <table:table-cell table:formula="of:=[.AB125]" office:value-type="float" office:value="0">
            <text:p>0</text:p>
          </table:table-cell>
          <table:table-cell table:formula="of:=[.AC125]-[.U125]" office:value-type="float" office:value="-27945">
            <text:p>-27945</text:p>
          </table:table-cell>
          <table:table-cell table:formula="of:=[.AD125]-[.V125]" office:value-type="float" office:value="-5444">
            <text:p>-5444</text:p>
          </table:table-cell>
          <table:table-cell table:formula="of:=[.AE125]-[.W125]" office:value-type="float" office:value="-2520">
            <text:p>-2520</text:p>
          </table:table-cell>
          <table:table-cell table:formula="of:=[.AF125]" office:value-type="float" office:value="0">
            <text:p>0</text:p>
          </table:table-cell>
          <table:table-cell office:value-type="float" office:value="27945">
            <text:p>27945</text:p>
          </table:table-cell>
          <table:table-cell office:value-type="float" office:value="5444">
            <text:p>5444</text:p>
          </table:table-cell>
          <table:table-cell office:value-type="float" office:value="2520">
            <text:p>2520</text:p>
          </table:table-cell>
          <table:table-cell table:style-name="ce70" table:formula="of:=[.U125]/[.Q125]" office:value-type="percentage" office:value="-1">
            <text:p>-100.00%</text:p>
          </table:table-cell>
          <table:table-cell table:style-name="ce75" table:formula="of:=[.V125]/[.R125]" office:value-type="percentage" office:value="-1">
            <text:p>-100.00%</text:p>
          </table:table-cell>
          <table:table-cell table:style-name="ce80" table:formula="of:=[.W125]/[.S125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fpga10_15_uns_rcr.cnf</text:p>
          </table:table-cell>
          <table:table-cell office:value-type="string">
            <text:p>UNSAT</text:p>
          </table:table-cell>
          <table:table-cell office:value-type="float" office:value="0.05">
            <text:p>0.0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ce31" office:value-type="float" office:value="1841">
            <text:p>1841.00</text:p>
          </table:table-cell>
          <table:table-cell table:style-name="ce37" office:value-type="float" office:value="0.56">
            <text:p>0.56</text:p>
          </table:table-cell>
          <table:table-cell table:style-name="ce37" office:value-type="float" office:value="0.18">
            <text:p>0.18</text:p>
          </table:table-cell>
          <table:table-cell table:style-name="ce37" office:value-type="float" office:value="0.11">
            <text:p>0.11</text:p>
          </table:table-cell>
          <table:table-cell table:style-name="ce42" office:value-type="float" office:value="0.16">
            <text:p>0.16</text:p>
          </table:table-cell>
          <table:table-cell table:style-name="ce49" office:value-type="float" office:value="60680481">
            <text:p>60680481</text:p>
          </table:table-cell>
          <table:table-cell table:style-name="ce49" office:value-type="float" office:value="57573">
            <text:p>57573</text:p>
          </table:table-cell>
          <table:table-cell table:style-name="ce49" office:value-type="float" office:value="19039">
            <text:p>19039</text:p>
          </table:table-cell>
          <table:table-cell table:style-name="ce49" office:value-type="float" office:value="9183">
            <text:p>9183</text:p>
          </table:table-cell>
          <table:table-cell table:style-name="ce49" office:value-type="float" office:value="13249">
            <text:p>13249</text:p>
          </table:table-cell>
          <table:table-cell table:formula="of:=[.AB126]" office:value-type="float" office:value="0">
            <text:p>0</text:p>
          </table:table-cell>
          <table:table-cell table:formula="of:=[.AC126]-[.U126]" office:value-type="float" office:value="-26455">
            <text:p>-26455</text:p>
          </table:table-cell>
          <table:table-cell table:formula="of:=[.AD126]-[.V126]" office:value-type="float" office:value="-6023">
            <text:p>-6023</text:p>
          </table:table-cell>
          <table:table-cell table:formula="of:=[.AE126]-[.W126]" office:value-type="float" office:value="-4292">
            <text:p>-4292</text:p>
          </table:table-cell>
          <table:table-cell table:formula="of:=[.AF126]" office:value-type="float" office:value="0">
            <text:p>0</text:p>
          </table:table-cell>
          <table:table-cell office:value-type="float" office:value="26455">
            <text:p>26455</text:p>
          </table:table-cell>
          <table:table-cell office:value-type="float" office:value="6023">
            <text:p>6023</text:p>
          </table:table-cell>
          <table:table-cell office:value-type="float" office:value="4292">
            <text:p>4292</text:p>
          </table:table-cell>
          <table:table-cell table:style-name="ce70" table:formula="of:=[.U126]/[.Q126]" office:value-type="percentage" office:value="-1">
            <text:p>-100.00%</text:p>
          </table:table-cell>
          <table:table-cell table:style-name="ce75" table:formula="of:=[.V126]/[.R126]" office:value-type="percentage" office:value="-1">
            <text:p>-100.00%</text:p>
          </table:table-cell>
          <table:table-cell table:style-name="ce80" table:formula="of:=[.W126]/[.S126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fpga10_20_uns_rcr.cnf</text:p>
          </table:table-cell>
          <table:table-cell office:value-type="string">
            <text:p>UNSAT</text:p>
          </table:table-cell>
          <table:table-cell office:value-type="float" office:value="0.12">
            <text:p>0.1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style-name="ce31" office:value-type="float" office:value="1271.76">
            <text:p>1271.76</text:p>
          </table:table-cell>
          <table:table-cell table:style-name="ce37" office:value-type="float" office:value="1">
            <text:p>1.00</text:p>
          </table:table-cell>
          <table:table-cell table:style-name="ce37" office:value-type="float" office:value="0.26">
            <text:p>0.26</text:p>
          </table:table-cell>
          <table:table-cell table:style-name="ce37" office:value-type="float" office:value="0.06">
            <text:p>0.06</text:p>
          </table:table-cell>
          <table:table-cell table:style-name="ce42" office:value-type="float" office:value="0.28">
            <text:p>0.28</text:p>
          </table:table-cell>
          <table:table-cell table:style-name="ce49" office:value-type="float" office:value="29871337">
            <text:p>29871337</text:p>
          </table:table-cell>
          <table:table-cell table:style-name="ce49" office:value-type="float" office:value="70974">
            <text:p>70974</text:p>
          </table:table-cell>
          <table:table-cell table:style-name="ce49" office:value-type="float" office:value="21404">
            <text:p>21404</text:p>
          </table:table-cell>
          <table:table-cell table:style-name="ce49" office:value-type="float" office:value="4498">
            <text:p>4498</text:p>
          </table:table-cell>
          <table:table-cell table:style-name="ce49" office:value-type="float" office:value="16306">
            <text:p>16306</text:p>
          </table:table-cell>
          <table:table-cell table:formula="of:=[.AB127]" office:value-type="float" office:value="0">
            <text:p>0</text:p>
          </table:table-cell>
          <table:table-cell table:formula="of:=[.AC127]-[.U127]" office:value-type="float" office:value="-41066">
            <text:p>-41066</text:p>
          </table:table-cell>
          <table:table-cell table:formula="of:=[.AD127]-[.V127]" office:value-type="float" office:value="-7857">
            <text:p>-7857</text:p>
          </table:table-cell>
          <table:table-cell table:formula="of:=[.AE127]-[.W127]" office:value-type="float" office:value="-4154">
            <text:p>-4154</text:p>
          </table:table-cell>
          <table:table-cell table:formula="of:=[.AF127]" office:value-type="float" office:value="0">
            <text:p>0</text:p>
          </table:table-cell>
          <table:table-cell office:value-type="float" office:value="41066">
            <text:p>41066</text:p>
          </table:table-cell>
          <table:table-cell office:value-type="float" office:value="7857">
            <text:p>7857</text:p>
          </table:table-cell>
          <table:table-cell office:value-type="float" office:value="4154">
            <text:p>4154</text:p>
          </table:table-cell>
          <table:table-cell table:style-name="ce70" table:formula="of:=[.U127]/[.Q127]" office:value-type="percentage" office:value="-1">
            <text:p>-100.00%</text:p>
          </table:table-cell>
          <table:table-cell table:style-name="ce75" table:formula="of:=[.V127]/[.R127]" office:value-type="percentage" office:value="-1">
            <text:p>-100.00%</text:p>
          </table:table-cell>
          <table:table-cell table:style-name="ce80" table:formula="of:=[.W127]/[.S127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fpga11_13_uns_rcr.cnf</text:p>
          </table:table-cell>
          <table:table-cell office:value-type="string">
            <text:p>UNSAT</text:p>
          </table:table-cell>
          <table:table-cell office:value-type="float" office:value="0.05">
            <text:p>0.0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style-name="ce31" office:value-type="float" office:value="5084.18">
            <text:p>5084.18</text:p>
          </table:table-cell>
          <table:table-cell table:style-name="ce37" office:value-type="float" office:value="3.92">
            <text:p>3.92</text:p>
          </table:table-cell>
          <table:table-cell table:style-name="ce37" office:value-type="float" office:value="0.22">
            <text:p>0.22</text:p>
          </table:table-cell>
          <table:table-cell table:style-name="ce37" office:value-type="float" office:value="0.26">
            <text:p>0.26</text:p>
          </table:table-cell>
          <table:table-cell table:style-name="ce42" office:value-type="float" office:value="0.83">
            <text:p>0.83</text:p>
          </table:table-cell>
          <table:table-cell table:style-name="ce49" office:value-type="float" office:value="156763955">
            <text:p>156763955</text:p>
          </table:table-cell>
          <table:table-cell table:style-name="ce49" office:value-type="float" office:value="328285">
            <text:p>328285</text:p>
          </table:table-cell>
          <table:table-cell table:style-name="ce49" office:value-type="float" office:value="25790">
            <text:p>25790</text:p>
          </table:table-cell>
          <table:table-cell table:style-name="ce49" office:value-type="float" office:value="19236">
            <text:p>19236</text:p>
          </table:table-cell>
          <table:table-cell table:style-name="ce49" office:value-type="float" office:value="56623">
            <text:p>56623</text:p>
          </table:table-cell>
          <table:table-cell table:formula="of:=[.AB128]" office:value-type="float" office:value="0">
            <text:p>0</text:p>
          </table:table-cell>
          <table:table-cell table:formula="of:=[.AC128]-[.U128]" office:value-type="float" office:value="-138326">
            <text:p>-138326</text:p>
          </table:table-cell>
          <table:table-cell table:formula="of:=[.AD128]-[.V128]" office:value-type="float" office:value="-8023">
            <text:p>-8023</text:p>
          </table:table-cell>
          <table:table-cell table:formula="of:=[.AE128]-[.W128]" office:value-type="float" office:value="-10816">
            <text:p>-10816</text:p>
          </table:table-cell>
          <table:table-cell table:formula="of:=[.AF128]" office:value-type="float" office:value="0">
            <text:p>0</text:p>
          </table:table-cell>
          <table:table-cell office:value-type="float" office:value="138326">
            <text:p>138326</text:p>
          </table:table-cell>
          <table:table-cell office:value-type="float" office:value="8023">
            <text:p>8023</text:p>
          </table:table-cell>
          <table:table-cell office:value-type="float" office:value="10816">
            <text:p>10816</text:p>
          </table:table-cell>
          <table:table-cell table:style-name="ce70" table:formula="of:=[.U128]/[.Q128]" office:value-type="percentage" office:value="-1">
            <text:p>-100.00%</text:p>
          </table:table-cell>
          <table:table-cell table:style-name="ce75" table:formula="of:=[.V128]/[.R128]" office:value-type="percentage" office:value="-1">
            <text:p>-100.00%</text:p>
          </table:table-cell>
          <table:table-cell table:style-name="ce80" table:formula="of:=[.W128]/[.S128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fpga11_14_uns_rcr.cnf</text:p>
          </table:table-cell>
          <table:table-cell office:value-type="string">
            <text:p>UNSAT</text:p>
          </table:table-cell>
          <table:table-cell office:value-type="float" office:value="0.06">
            <text:p>0.0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ce31" office:value-type="float" office:value="5084.25">
            <text:p>5084.25</text:p>
          </table:table-cell>
          <table:table-cell table:style-name="ce37" office:value-type="float" office:value="4.56">
            <text:p>4.56</text:p>
          </table:table-cell>
          <table:table-cell table:style-name="ce37" office:value-type="float" office:value="0.53">
            <text:p>0.53</text:p>
          </table:table-cell>
          <table:table-cell table:style-name="ce37" office:value-type="float" office:value="0.12">
            <text:p>0.12</text:p>
          </table:table-cell>
          <table:table-cell table:style-name="ce42" office:value-type="float" office:value="0.69">
            <text:p>0.69</text:p>
          </table:table-cell>
          <table:table-cell table:style-name="ce49" office:value-type="float" office:value="144366087">
            <text:p>144366087</text:p>
          </table:table-cell>
          <table:table-cell table:style-name="ce49" office:value-type="float" office:value="358962">
            <text:p>358962</text:p>
          </table:table-cell>
          <table:table-cell table:style-name="ce49" office:value-type="float" office:value="51389">
            <text:p>51389</text:p>
          </table:table-cell>
          <table:table-cell table:style-name="ce49" office:value-type="float" office:value="10843">
            <text:p>10843</text:p>
          </table:table-cell>
          <table:table-cell table:style-name="ce49" office:value-type="float" office:value="48327">
            <text:p>48327</text:p>
          </table:table-cell>
          <table:table-cell table:formula="of:=[.AB129]" office:value-type="float" office:value="0">
            <text:p>0</text:p>
          </table:table-cell>
          <table:table-cell table:formula="of:=[.AC129]-[.U129]" office:value-type="float" office:value="-124565">
            <text:p>-124565</text:p>
          </table:table-cell>
          <table:table-cell table:formula="of:=[.AD129]-[.V129]" office:value-type="float" office:value="-11115">
            <text:p>-11115</text:p>
          </table:table-cell>
          <table:table-cell table:formula="of:=[.AE129]-[.W129]" office:value-type="float" office:value="-4894">
            <text:p>-4894</text:p>
          </table:table-cell>
          <table:table-cell table:formula="of:=[.AF129]" office:value-type="float" office:value="0">
            <text:p>0</text:p>
          </table:table-cell>
          <table:table-cell office:value-type="float" office:value="124565">
            <text:p>124565</text:p>
          </table:table-cell>
          <table:table-cell office:value-type="float" office:value="11115">
            <text:p>11115</text:p>
          </table:table-cell>
          <table:table-cell office:value-type="float" office:value="4894">
            <text:p>4894</text:p>
          </table:table-cell>
          <table:table-cell table:style-name="ce70" table:formula="of:=[.U129]/[.Q129]" office:value-type="percentage" office:value="-1">
            <text:p>-100.00%</text:p>
          </table:table-cell>
          <table:table-cell table:style-name="ce75" table:formula="of:=[.V129]/[.R129]" office:value-type="percentage" office:value="-1">
            <text:p>-100.00%</text:p>
          </table:table-cell>
          <table:table-cell table:style-name="ce80" table:formula="of:=[.W129]/[.S129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fpga11_15_uns_rcr.cnf</text:p>
          </table:table-cell>
          <table:table-cell office:value-type="string">
            <text:p>UNSAT</text:p>
          </table:table-cell>
          <table:table-cell office:value-type="float" office:value="0.07">
            <text:p>0.0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style-name="ce31" office:value-type="float" office:value="5084.17">
            <text:p>5084.17</text:p>
          </table:table-cell>
          <table:table-cell table:style-name="ce37" office:value-type="float" office:value="5.84">
            <text:p>5.84</text:p>
          </table:table-cell>
          <table:table-cell table:style-name="ce37" office:value-type="float" office:value="0.26">
            <text:p>0.26</text:p>
          </table:table-cell>
          <table:table-cell table:style-name="ce37" office:value-type="float" office:value="0.12">
            <text:p>0.12</text:p>
          </table:table-cell>
          <table:table-cell table:style-name="ce42" office:value-type="float" office:value="0.52">
            <text:p>0.52</text:p>
          </table:table-cell>
          <table:table-cell table:style-name="ce49" office:value-type="float" office:value="128133647">
            <text:p>128133647</text:p>
          </table:table-cell>
          <table:table-cell table:style-name="ce49" office:value-type="float" office:value="449749">
            <text:p>449749</text:p>
          </table:table-cell>
          <table:table-cell table:style-name="ce49" office:value-type="float" office:value="29983">
            <text:p>29983</text:p>
          </table:table-cell>
          <table:table-cell table:style-name="ce49" office:value-type="float" office:value="9836">
            <text:p>9836</text:p>
          </table:table-cell>
          <table:table-cell table:style-name="ce49" office:value-type="float" office:value="32194">
            <text:p>32194</text:p>
          </table:table-cell>
          <table:table-cell table:formula="of:=[.AB130]" office:value-type="float" office:value="0">
            <text:p>0</text:p>
          </table:table-cell>
          <table:table-cell table:formula="of:=[.AC130]-[.U130]" office:value-type="float" office:value="-203743">
            <text:p>-203743</text:p>
          </table:table-cell>
          <table:table-cell table:formula="of:=[.AD130]-[.V130]" office:value-type="float" office:value="-7986">
            <text:p>-7986</text:p>
          </table:table-cell>
          <table:table-cell table:formula="of:=[.AE130]-[.W130]" office:value-type="float" office:value="-4955">
            <text:p>-4955</text:p>
          </table:table-cell>
          <table:table-cell table:formula="of:=[.AF130]" office:value-type="float" office:value="0">
            <text:p>0</text:p>
          </table:table-cell>
          <table:table-cell office:value-type="float" office:value="203743">
            <text:p>203743</text:p>
          </table:table-cell>
          <table:table-cell office:value-type="float" office:value="7986">
            <text:p>7986</text:p>
          </table:table-cell>
          <table:table-cell office:value-type="float" office:value="4955">
            <text:p>4955</text:p>
          </table:table-cell>
          <table:table-cell table:style-name="ce70" table:formula="of:=[.U130]/[.Q130]" office:value-type="percentage" office:value="-1">
            <text:p>-100.00%</text:p>
          </table:table-cell>
          <table:table-cell table:style-name="ce75" table:formula="of:=[.V130]/[.R130]" office:value-type="percentage" office:value="-1">
            <text:p>-100.00%</text:p>
          </table:table-cell>
          <table:table-cell table:style-name="ce80" table:formula="of:=[.W130]/[.S130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table:style-name="ce8" office:value-type="string">
            <text:p>fpga11_20_uns_rcr.cnf</text:p>
          </table:table-cell>
          <table:table-cell table:style-name="ce15" office:value-type="string">
            <text:p>UNSAT</text:p>
          </table:table-cell>
          <table:table-cell table:style-name="ce21" office:value-type="float" office:value="0.15">
            <text:p>0.15</text:p>
          </table:table-cell>
          <table:table-cell table:style-name="ce21" office:value-type="float" office:value="59">
            <text:p>59</text:p>
          </table:table-cell>
          <table:table-cell table:style-name="ce27" office:value-type="float" office:value="0">
            <text:p>0</text:p>
          </table:table-cell>
          <table:table-cell table:style-name="ce32" office:value-type="float" office:value="5083.85">
            <text:p>5083.85</text:p>
          </table:table-cell>
          <table:table-cell table:style-name="ce38" office:value-type="float" office:value="7.76">
            <text:p>7.76</text:p>
          </table:table-cell>
          <table:table-cell table:style-name="ce38" office:value-type="float" office:value="0.68">
            <text:p>0.68</text:p>
          </table:table-cell>
          <table:table-cell table:style-name="ce38" office:value-type="float" office:value="0.16">
            <text:p>0.16</text:p>
          </table:table-cell>
          <table:table-cell table:style-name="ce43" office:value-type="float" office:value="1.11">
            <text:p>1.11</text:p>
          </table:table-cell>
          <table:table-cell table:style-name="ce49" office:value-type="float" office:value="84414668">
            <text:p>84414668</text:p>
          </table:table-cell>
          <table:table-cell table:style-name="ce49" office:value-type="float" office:value="404998">
            <text:p>404998</text:p>
          </table:table-cell>
          <table:table-cell table:style-name="ce49" office:value-type="float" office:value="45832">
            <text:p>45832</text:p>
          </table:table-cell>
          <table:table-cell table:style-name="ce49" office:value-type="float" office:value="9746">
            <text:p>9746</text:p>
          </table:table-cell>
          <table:table-cell table:style-name="ce49" office:value-type="float" office:value="54054">
            <text:p>54054</text:p>
          </table:table-cell>
          <table:table-cell table:style-name="ce57" table:formula="of:=[.AB131]" office:value-type="float" office:value="0">
            <text:p>0</text:p>
          </table:table-cell>
          <table:table-cell table:style-name="ce62" table:formula="of:=[.AC131]-[.U131]" office:value-type="float" office:value="-302291">
            <text:p>-302291</text:p>
          </table:table-cell>
          <table:table-cell table:style-name="ce62" table:formula="of:=[.AD131]-[.V131]" office:value-type="float" office:value="-14903">
            <text:p>-14903</text:p>
          </table:table-cell>
          <table:table-cell table:style-name="ce62" table:formula="of:=[.AE131]-[.W131]" office:value-type="float" office:value="-7197">
            <text:p>-7197</text:p>
          </table:table-cell>
          <table:table-cell table:style-name="ce66" table:formula="of:=[.AF131]" office:value-type="float" office:value="0">
            <text:p>0</text:p>
          </table:table-cell>
          <table:table-cell table:style-name="ce57" office:value-type="float" office:value="302291">
            <text:p>302291</text:p>
          </table:table-cell>
          <table:table-cell table:style-name="ce62" office:value-type="float" office:value="14903">
            <text:p>14903</text:p>
          </table:table-cell>
          <table:table-cell table:style-name="ce66" office:value-type="float" office:value="7197">
            <text:p>7197</text:p>
          </table:table-cell>
          <table:table-cell table:style-name="ce71" table:formula="of:=[.U131]/[.Q131]" office:value-type="percentage" office:value="-1">
            <text:p>-100.00%</text:p>
          </table:table-cell>
          <table:table-cell table:style-name="ce76" table:formula="of:=[.V131]/[.R131]" office:value-type="percentage" office:value="-1">
            <text:p>-100.00%</text:p>
          </table:table-cell>
          <table:table-cell table:style-name="ce81" table:formula="of:=[.W131]/[.S131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table:style-name="ce9" office:value-type="string">
            <text:p>hole006.cnf</text:p>
          </table:table-cell>
          <table:table-cell table:style-name="ce16" office:value-type="string">
            <text:p>UNSA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33" office:value-type="float" office:value="0">
            <text:p>0.00</text:p>
          </table:table-cell>
          <table:table-cell table:style-name="ce39" office:value-type="float" office:value="0">
            <text:p>0.00</text:p>
          </table:table-cell>
          <table:table-cell table:style-name="ce39" office:value-type="float" office:value="0">
            <text:p>0.00</text:p>
          </table:table-cell>
          <table:table-cell table:style-name="ce39" office:value-type="float" office:value="0">
            <text:p>0.00</text:p>
          </table:table-cell>
          <table:table-cell table:style-name="ce44" office:value-type="float" office:value="0">
            <text:p>0.00</text:p>
          </table:table-cell>
          <table:table-cell table:style-name="ce50" office:value-type="float" office:value="2357">
            <text:p>2357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48">
            <text:p>48</text:p>
          </table:table-cell>
          <table:table-cell table:style-name="ce58" table:formula="of:=[.AB132]" office:value-type="float" office:value="0">
            <text:p>0</text:p>
          </table:table-cell>
          <table:table-cell table:style-name="ce63" table:formula="of:=[.AC132]-[.U132]" office:value-type="float" office:value="-19">
            <text:p>-19</text:p>
          </table:table-cell>
          <table:table-cell table:style-name="ce63" table:formula="of:=[.AD132]-[.V132]" office:value-type="float" office:value="-15">
            <text:p>-15</text:p>
          </table:table-cell>
          <table:table-cell table:style-name="ce63" table:formula="of:=[.AE132]-[.W132]" office:value-type="float" office:value="-15">
            <text:p>-15</text:p>
          </table:table-cell>
          <table:table-cell table:style-name="ce67" table:formula="of:=[.AF132]" office:value-type="float" office:value="0">
            <text:p>0</text:p>
          </table:table-cell>
          <table:table-cell table:style-name="ce58" office:value-type="float" office:value="19">
            <text:p>19</text:p>
          </table:table-cell>
          <table:table-cell table:style-name="ce63" office:value-type="float" office:value="15">
            <text:p>15</text:p>
          </table:table-cell>
          <table:table-cell table:style-name="ce67" office:value-type="float" office:value="15">
            <text:p>15</text:p>
          </table:table-cell>
          <table:table-cell table:style-name="ce72" table:formula="of:=[.U132]/[.Q132]" office:value-type="percentage" office:value="-1">
            <text:p>-100.00%</text:p>
          </table:table-cell>
          <table:table-cell table:style-name="ce77" table:formula="of:=[.V132]/[.R132]" office:value-type="percentage" office:value="-1">
            <text:p>-100.00%</text:p>
          </table:table-cell>
          <table:table-cell table:style-name="ce82" table:formula="of:=[.W132]/[.S132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hole007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1" office:value-type="float" office:value="0.01">
            <text:p>0.01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13097">
            <text:p>13097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96">
            <text:p>96</text:p>
          </table:table-cell>
          <table:table-cell table:formula="of:=[.AB133]" office:value-type="float" office:value="0">
            <text:p>0</text:p>
          </table:table-cell>
          <table:table-cell table:formula="of:=[.AC133]-[.U133]" office:value-type="float" office:value="-26">
            <text:p>-26</text:p>
          </table:table-cell>
          <table:table-cell table:formula="of:=[.AD133]-[.V133]" office:value-type="float" office:value="-21">
            <text:p>-21</text:p>
          </table:table-cell>
          <table:table-cell table:formula="of:=[.AE133]-[.W133]" office:value-type="float" office:value="-21">
            <text:p>-21</text:p>
          </table:table-cell>
          <table:table-cell table:formula="of:=[.AF133]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21">
            <text:p>21</text:p>
          </table:table-cell>
          <table:table-cell table:style-name="ce70" table:formula="of:=[.U133]/[.Q133]" office:value-type="percentage" office:value="-1">
            <text:p>-100.00%</text:p>
          </table:table-cell>
          <table:table-cell table:style-name="ce75" table:formula="of:=[.V133]/[.R133]" office:value-type="percentage" office:value="-1">
            <text:p>-100.00%</text:p>
          </table:table-cell>
          <table:table-cell table:style-name="ce80" table:formula="of:=[.W133]/[.S133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hole008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31" office:value-type="float" office:value="0.16">
            <text:p>0.16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51046">
            <text:p>51046</text:p>
          </table:table-cell>
          <table:table-cell table:style-name="ce49" office:value-type="float" office:value="29">
            <text:p>29</text:p>
          </table:table-cell>
          <table:table-cell table:style-name="ce49" office:value-type="float" office:value="29">
            <text:p>29</text:p>
          </table:table-cell>
          <table:table-cell table:style-name="ce49" office:value-type="float" office:value="29">
            <text:p>29</text:p>
          </table:table-cell>
          <table:table-cell table:style-name="ce49" office:value-type="float" office:value="124">
            <text:p>124</text:p>
          </table:table-cell>
          <table:table-cell table:formula="of:=[.AB134]" office:value-type="float" office:value="0">
            <text:p>0</text:p>
          </table:table-cell>
          <table:table-cell table:formula="of:=[.AC134]-[.U134]" office:value-type="float" office:value="-34">
            <text:p>-34</text:p>
          </table:table-cell>
          <table:table-cell table:formula="of:=[.AD134]-[.V134]" office:value-type="float" office:value="-28">
            <text:p>-28</text:p>
          </table:table-cell>
          <table:table-cell table:formula="of:=[.AE134]-[.W134]" office:value-type="float" office:value="-28">
            <text:p>-28</text:p>
          </table:table-cell>
          <table:table-cell table:formula="of:=[.AF134]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28">
            <text:p>28</text:p>
          </table:table-cell>
          <table:table-cell table:style-name="ce70" table:formula="of:=[.U134]/[.Q134]" office:value-type="percentage" office:value="-1">
            <text:p>-100.00%</text:p>
          </table:table-cell>
          <table:table-cell table:style-name="ce75" table:formula="of:=[.V134]/[.R134]" office:value-type="percentage" office:value="-1">
            <text:p>-100.00%</text:p>
          </table:table-cell>
          <table:table-cell table:style-name="ce80" table:formula="of:=[.W134]/[.S134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hole009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31" office:value-type="float" office:value="1.66">
            <text:p>1.66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363799">
            <text:p>363799</text:p>
          </table:table-cell>
          <table:table-cell table:style-name="ce49" office:value-type="float" office:value="37">
            <text:p>37</text:p>
          </table:table-cell>
          <table:table-cell table:style-name="ce49" office:value-type="float" office:value="37">
            <text:p>37</text:p>
          </table:table-cell>
          <table:table-cell table:style-name="ce49" office:value-type="float" office:value="37">
            <text:p>37</text:p>
          </table:table-cell>
          <table:table-cell table:style-name="ce49" office:value-type="float" office:value="200">
            <text:p>200</text:p>
          </table:table-cell>
          <table:table-cell table:formula="of:=[.AB135]" office:value-type="float" office:value="0">
            <text:p>0</text:p>
          </table:table-cell>
          <table:table-cell table:formula="of:=[.AC135]-[.U135]" office:value-type="float" office:value="-43">
            <text:p>-43</text:p>
          </table:table-cell>
          <table:table-cell table:formula="of:=[.AD135]-[.V135]" office:value-type="float" office:value="-36">
            <text:p>-36</text:p>
          </table:table-cell>
          <table:table-cell table:formula="of:=[.AE135]-[.W135]" office:value-type="float" office:value="-36">
            <text:p>-36</text:p>
          </table:table-cell>
          <table:table-cell table:formula="of:=[.AF135]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36">
            <text:p>36</text:p>
          </table:table-cell>
          <table:table-cell table:style-name="ce70" table:formula="of:=[.U135]/[.Q135]" office:value-type="percentage" office:value="-1">
            <text:p>-100.00%</text:p>
          </table:table-cell>
          <table:table-cell table:style-name="ce75" table:formula="of:=[.V135]/[.R135]" office:value-type="percentage" office:value="-1">
            <text:p>-100.00%</text:p>
          </table:table-cell>
          <table:table-cell table:style-name="ce80" table:formula="of:=[.W135]/[.S135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hole010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style-name="ce31" office:value-type="float" office:value="108.97">
            <text:p>108.97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12507767">
            <text:p>12507767</text:p>
          </table:table-cell>
          <table:table-cell table:style-name="ce49" office:value-type="float" office:value="46">
            <text:p>46</text:p>
          </table:table-cell>
          <table:table-cell table:style-name="ce49" office:value-type="float" office:value="46">
            <text:p>46</text:p>
          </table:table-cell>
          <table:table-cell table:style-name="ce49" office:value-type="float" office:value="46">
            <text:p>46</text:p>
          </table:table-cell>
          <table:table-cell table:style-name="ce49" office:value-type="float" office:value="265">
            <text:p>265</text:p>
          </table:table-cell>
          <table:table-cell table:formula="of:=[.AB136]" office:value-type="float" office:value="0">
            <text:p>0</text:p>
          </table:table-cell>
          <table:table-cell table:formula="of:=[.AC136]-[.U136]" office:value-type="float" office:value="-53">
            <text:p>-53</text:p>
          </table:table-cell>
          <table:table-cell table:formula="of:=[.AD136]-[.V136]" office:value-type="float" office:value="-45">
            <text:p>-45</text:p>
          </table:table-cell>
          <table:table-cell table:formula="of:=[.AE136]-[.W136]" office:value-type="float" office:value="-45">
            <text:p>-45</text:p>
          </table:table-cell>
          <table:table-cell table:formula="of:=[.AF136]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45">
            <text:p>45</text:p>
          </table:table-cell>
          <table:table-cell table:style-name="ce70" table:formula="of:=[.U136]/[.Q136]" office:value-type="percentage" office:value="-1">
            <text:p>-100.00%</text:p>
          </table:table-cell>
          <table:table-cell table:style-name="ce75" table:formula="of:=[.V136]/[.R136]" office:value-type="percentage" office:value="-1">
            <text:p>-100.00%</text:p>
          </table:table-cell>
          <table:table-cell table:style-name="ce80" table:formula="of:=[.W136]/[.S136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hole011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1" office:value-type="float" office:value="2020.84">
            <text:p>2020.84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129811853">
            <text:p>129811853</text:p>
          </table:table-cell>
          <table:table-cell table:style-name="ce49" office:value-type="float" office:value="56">
            <text:p>56</text:p>
          </table:table-cell>
          <table:table-cell table:style-name="ce49" office:value-type="float" office:value="56">
            <text:p>56</text:p>
          </table:table-cell>
          <table:table-cell table:style-name="ce49" office:value-type="float" office:value="56">
            <text:p>56</text:p>
          </table:table-cell>
          <table:table-cell table:style-name="ce49" office:value-type="float" office:value="369">
            <text:p>369</text:p>
          </table:table-cell>
          <table:table-cell table:formula="of:=[.AB137]" office:value-type="float" office:value="0">
            <text:p>0</text:p>
          </table:table-cell>
          <table:table-cell table:formula="of:=[.AC137]-[.U137]" office:value-type="float" office:value="-64">
            <text:p>-64</text:p>
          </table:table-cell>
          <table:table-cell table:formula="of:=[.AD137]-[.V137]" office:value-type="float" office:value="-55">
            <text:p>-55</text:p>
          </table:table-cell>
          <table:table-cell table:formula="of:=[.AE137]-[.W137]" office:value-type="float" office:value="-55">
            <text:p>-55</text:p>
          </table:table-cell>
          <table:table-cell table:formula="of:=[.AF137]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55">
            <text:p>55</text:p>
          </table:table-cell>
          <table:table-cell table:style-name="ce70" table:formula="of:=[.U137]/[.Q137]" office:value-type="percentage" office:value="-1">
            <text:p>-100.00%</text:p>
          </table:table-cell>
          <table:table-cell table:style-name="ce75" table:formula="of:=[.V137]/[.R137]" office:value-type="percentage" office:value="-1">
            <text:p>-100.00%</text:p>
          </table:table-cell>
          <table:table-cell table:style-name="ce80" table:formula="of:=[.W137]/[.S137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hole012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1" office:value-type="float" office:value="5083.98">
            <text:p>5083.98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228153077">
            <text:p>228153077</text:p>
          </table:table-cell>
          <table:table-cell table:style-name="ce49" office:value-type="float" office:value="67">
            <text:p>67</text:p>
          </table:table-cell>
          <table:table-cell table:style-name="ce49" office:value-type="float" office:value="67">
            <text:p>67</text:p>
          </table:table-cell>
          <table:table-cell table:style-name="ce49" office:value-type="float" office:value="67">
            <text:p>67</text:p>
          </table:table-cell>
          <table:table-cell table:style-name="ce49" office:value-type="float" office:value="533">
            <text:p>533</text:p>
          </table:table-cell>
          <table:table-cell table:formula="of:=[.AB138]" office:value-type="float" office:value="0">
            <text:p>0</text:p>
          </table:table-cell>
          <table:table-cell table:formula="of:=[.AC138]-[.U138]" office:value-type="float" office:value="-76">
            <text:p>-76</text:p>
          </table:table-cell>
          <table:table-cell table:formula="of:=[.AD138]-[.V138]" office:value-type="float" office:value="-66">
            <text:p>-66</text:p>
          </table:table-cell>
          <table:table-cell table:formula="of:=[.AE138]-[.W138]" office:value-type="float" office:value="-66">
            <text:p>-66</text:p>
          </table:table-cell>
          <table:table-cell table:formula="of:=[.AF138]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66">
            <text:p>66</text:p>
          </table:table-cell>
          <table:table-cell table:style-name="ce70" table:formula="of:=[.U138]/[.Q138]" office:value-type="percentage" office:value="-1">
            <text:p>-100.00%</text:p>
          </table:table-cell>
          <table:table-cell table:style-name="ce75" table:formula="of:=[.V138]/[.R138]" office:value-type="percentage" office:value="-1">
            <text:p>-100.00%</text:p>
          </table:table-cell>
          <table:table-cell table:style-name="ce80" table:formula="of:=[.W138]/[.S138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hole013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31" office:value-type="float" office:value="5084.39">
            <text:p>5084.39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193788408">
            <text:p>193788408</text:p>
          </table:table-cell>
          <table:table-cell table:style-name="ce49" office:value-type="float" office:value="79">
            <text:p>79</text:p>
          </table:table-cell>
          <table:table-cell table:style-name="ce49" office:value-type="float" office:value="79">
            <text:p>79</text:p>
          </table:table-cell>
          <table:table-cell table:style-name="ce49" office:value-type="float" office:value="79">
            <text:p>79</text:p>
          </table:table-cell>
          <table:table-cell table:style-name="ce49" office:value-type="float" office:value="672">
            <text:p>672</text:p>
          </table:table-cell>
          <table:table-cell table:formula="of:=[.AB139]" office:value-type="float" office:value="0">
            <text:p>0</text:p>
          </table:table-cell>
          <table:table-cell table:formula="of:=[.AC139]-[.U139]" office:value-type="float" office:value="-89">
            <text:p>-89</text:p>
          </table:table-cell>
          <table:table-cell table:formula="of:=[.AD139]-[.V139]" office:value-type="float" office:value="-78">
            <text:p>-78</text:p>
          </table:table-cell>
          <table:table-cell table:formula="of:=[.AE139]-[.W139]" office:value-type="float" office:value="-78">
            <text:p>-78</text:p>
          </table:table-cell>
          <table:table-cell table:formula="of:=[.AF139]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78">
            <text:p>78</text:p>
          </table:table-cell>
          <table:table-cell table:style-name="ce70" table:formula="of:=[.U139]/[.Q139]" office:value-type="percentage" office:value="-1">
            <text:p>-100.00%</text:p>
          </table:table-cell>
          <table:table-cell table:style-name="ce75" table:formula="of:=[.V139]/[.R139]" office:value-type="percentage" office:value="-1">
            <text:p>-100.00%</text:p>
          </table:table-cell>
          <table:table-cell table:style-name="ce80" table:formula="of:=[.W139]/[.S139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hole014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style-name="ce31" office:value-type="float" office:value="5084.38">
            <text:p>5084.38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162316850">
            <text:p>162316850</text:p>
          </table:table-cell>
          <table:table-cell table:style-name="ce49" office:value-type="float" office:value="92">
            <text:p>92</text:p>
          </table:table-cell>
          <table:table-cell table:style-name="ce49" office:value-type="float" office:value="92">
            <text:p>92</text:p>
          </table:table-cell>
          <table:table-cell table:style-name="ce49" office:value-type="float" office:value="92">
            <text:p>92</text:p>
          </table:table-cell>
          <table:table-cell table:style-name="ce49" office:value-type="float" office:value="852">
            <text:p>852</text:p>
          </table:table-cell>
          <table:table-cell table:formula="of:=[.AB140]" office:value-type="float" office:value="0">
            <text:p>0</text:p>
          </table:table-cell>
          <table:table-cell table:formula="of:=[.AC140]-[.U140]" office:value-type="float" office:value="-103">
            <text:p>-103</text:p>
          </table:table-cell>
          <table:table-cell table:formula="of:=[.AD140]-[.V140]" office:value-type="float" office:value="-91">
            <text:p>-91</text:p>
          </table:table-cell>
          <table:table-cell table:formula="of:=[.AE140]-[.W140]" office:value-type="float" office:value="-91">
            <text:p>-91</text:p>
          </table:table-cell>
          <table:table-cell table:formula="of:=[.AF140]" office:value-type="float" office:value="0">
            <text:p>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1">
            <text:p>91</text:p>
          </table:table-cell>
          <table:table-cell table:style-name="ce70" table:formula="of:=[.U140]/[.Q140]" office:value-type="percentage" office:value="-1">
            <text:p>-100.00%</text:p>
          </table:table-cell>
          <table:table-cell table:style-name="ce75" table:formula="of:=[.V140]/[.R140]" office:value-type="percentage" office:value="-1">
            <text:p>-100.00%</text:p>
          </table:table-cell>
          <table:table-cell table:style-name="ce80" table:formula="of:=[.W140]/[.S140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hole015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31" office:value-type="float" office:value="5084.4">
            <text:p>5084.4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133285484">
            <text:p>133285484</text:p>
          </table:table-cell>
          <table:table-cell table:style-name="ce49" office:value-type="float" office:value="106">
            <text:p>106</text:p>
          </table:table-cell>
          <table:table-cell table:style-name="ce49" office:value-type="float" office:value="106">
            <text:p>106</text:p>
          </table:table-cell>
          <table:table-cell table:style-name="ce49" office:value-type="float" office:value="106">
            <text:p>106</text:p>
          </table:table-cell>
          <table:table-cell table:style-name="ce49" office:value-type="float" office:value="1094">
            <text:p>1094</text:p>
          </table:table-cell>
          <table:table-cell table:formula="of:=[.AB141]" office:value-type="float" office:value="0">
            <text:p>0</text:p>
          </table:table-cell>
          <table:table-cell table:formula="of:=[.AC141]-[.U141]" office:value-type="float" office:value="-118">
            <text:p>-118</text:p>
          </table:table-cell>
          <table:table-cell table:formula="of:=[.AD141]-[.V141]" office:value-type="float" office:value="-105">
            <text:p>-105</text:p>
          </table:table-cell>
          <table:table-cell table:formula="of:=[.AE141]-[.W141]" office:value-type="float" office:value="-105">
            <text:p>-105</text:p>
          </table:table-cell>
          <table:table-cell table:formula="of:=[.AF141]" office:value-type="float" office:value="0">
            <text:p>0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05">
            <text:p>105</text:p>
          </table:table-cell>
          <table:table-cell table:style-name="ce70" table:formula="of:=[.U141]/[.Q141]" office:value-type="percentage" office:value="-1">
            <text:p>-100.00%</text:p>
          </table:table-cell>
          <table:table-cell table:style-name="ce75" table:formula="of:=[.V141]/[.R141]" office:value-type="percentage" office:value="-1">
            <text:p>-100.00%</text:p>
          </table:table-cell>
          <table:table-cell table:style-name="ce80" table:formula="of:=[.W141]/[.S141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hole020.cnf</text:p>
          </table:table-cell>
          <table:table-cell office:value-type="string">
            <text:p>UNSAT</text:p>
          </table:table-cell>
          <table:table-cell office:value-type="float" office:value="0.1">
            <text:p>0.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style-name="ce31" office:value-type="float" office:value="5084.07">
            <text:p>5084.07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60365919">
            <text:p>60365919</text:p>
          </table:table-cell>
          <table:table-cell table:style-name="ce49" office:value-type="float" office:value="191">
            <text:p>191</text:p>
          </table:table-cell>
          <table:table-cell table:style-name="ce49" office:value-type="float" office:value="191">
            <text:p>191</text:p>
          </table:table-cell>
          <table:table-cell table:style-name="ce49" office:value-type="float" office:value="191">
            <text:p>191</text:p>
          </table:table-cell>
          <table:table-cell table:style-name="ce49" office:value-type="float" office:value="3380">
            <text:p>3380</text:p>
          </table:table-cell>
          <table:table-cell table:formula="of:=[.AB142]" office:value-type="float" office:value="0">
            <text:p>0</text:p>
          </table:table-cell>
          <table:table-cell table:formula="of:=[.AC142]-[.U142]" office:value-type="float" office:value="-208">
            <text:p>-208</text:p>
          </table:table-cell>
          <table:table-cell table:formula="of:=[.AD142]-[.V142]" office:value-type="float" office:value="-190">
            <text:p>-190</text:p>
          </table:table-cell>
          <table:table-cell table:formula="of:=[.AE142]-[.W142]" office:value-type="float" office:value="-190">
            <text:p>-190</text:p>
          </table:table-cell>
          <table:table-cell table:formula="of:=[.AF142]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190">
            <text:p>190</text:p>
          </table:table-cell>
          <table:table-cell table:style-name="ce70" table:formula="of:=[.U142]/[.Q142]" office:value-type="percentage" office:value="-1">
            <text:p>-100.00%</text:p>
          </table:table-cell>
          <table:table-cell table:style-name="ce75" table:formula="of:=[.V142]/[.R142]" office:value-type="percentage" office:value="-1">
            <text:p>-100.00%</text:p>
          </table:table-cell>
          <table:table-cell table:style-name="ce80" table:formula="of:=[.W142]/[.S142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hole030.cnf</text:p>
          </table:table-cell>
          <table:table-cell office:value-type="string">
            <text:p>UNSAT</text:p>
          </table:table-cell>
          <table:table-cell office:value-type="float" office:value="0.7">
            <text:p>0.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style-name="ce31" office:value-type="float" office:value="5069.3">
            <text:p>5069.3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71278473">
            <text:p>71278473</text:p>
          </table:table-cell>
          <table:table-cell table:style-name="ce49" office:value-type="float" office:value="436">
            <text:p>436</text:p>
          </table:table-cell>
          <table:table-cell table:style-name="ce49" office:value-type="float" office:value="436">
            <text:p>436</text:p>
          </table:table-cell>
          <table:table-cell table:style-name="ce49" office:value-type="float" office:value="436">
            <text:p>436</text:p>
          </table:table-cell>
          <table:table-cell table:style-name="ce49" office:value-type="float" office:value="12140">
            <text:p>12140</text:p>
          </table:table-cell>
          <table:table-cell table:formula="of:=[.AB143]" office:value-type="float" office:value="0">
            <text:p>0</text:p>
          </table:table-cell>
          <table:table-cell table:formula="of:=[.AC143]-[.U143]" office:value-type="float" office:value="-463">
            <text:p>-463</text:p>
          </table:table-cell>
          <table:table-cell table:formula="of:=[.AD143]-[.V143]" office:value-type="float" office:value="-435">
            <text:p>-435</text:p>
          </table:table-cell>
          <table:table-cell table:formula="of:=[.AE143]-[.W143]" office:value-type="float" office:value="-435">
            <text:p>-435</text:p>
          </table:table-cell>
          <table:table-cell table:formula="of:=[.AF143]" office:value-type="float" office:value="0">
            <text:p>0</text:p>
          </table:table-cell>
          <table:table-cell office:value-type="float" office:value="463">
            <text:p>463</text:p>
          </table:table-cell>
          <table:table-cell table:number-columns-repeated="2" office:value-type="float" office:value="435">
            <text:p>435</text:p>
          </table:table-cell>
          <table:table-cell table:style-name="ce70" table:formula="of:=[.U143]/[.Q143]" office:value-type="percentage" office:value="-1">
            <text:p>-100.00%</text:p>
          </table:table-cell>
          <table:table-cell table:style-name="ce75" table:formula="of:=[.V143]/[.R143]" office:value-type="percentage" office:value="-1">
            <text:p>-100.00%</text:p>
          </table:table-cell>
          <table:table-cell table:style-name="ce80" table:formula="of:=[.W143]/[.S143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hole040.cnf</text:p>
          </table:table-cell>
          <table:table-cell office:value-type="string">
            <text:p>UNSAT</text:p>
          </table:table-cell>
          <table:table-cell office:value-type="float" office:value="2.89">
            <text:p>2.8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style-name="ce31" office:value-type="float" office:value="5066.32">
            <text:p>5066.32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49" office:value-type="float" office:value="84702265">
            <text:p>84702265</text:p>
          </table:table-cell>
          <table:table-cell table:style-name="ce49" office:value-type="float" office:value="781">
            <text:p>781</text:p>
          </table:table-cell>
          <table:table-cell table:style-name="ce49" office:value-type="float" office:value="781">
            <text:p>781</text:p>
          </table:table-cell>
          <table:table-cell table:style-name="ce49" office:value-type="float" office:value="781">
            <text:p>781</text:p>
          </table:table-cell>
          <table:table-cell table:style-name="ce49" office:value-type="float" office:value="21688">
            <text:p>21688</text:p>
          </table:table-cell>
          <table:table-cell table:formula="of:=[.AB144]" office:value-type="float" office:value="0">
            <text:p>0</text:p>
          </table:table-cell>
          <table:table-cell table:formula="of:=[.AC144]-[.U144]" office:value-type="float" office:value="-818">
            <text:p>-818</text:p>
          </table:table-cell>
          <table:table-cell table:formula="of:=[.AD144]-[.V144]" office:value-type="float" office:value="-780">
            <text:p>-780</text:p>
          </table:table-cell>
          <table:table-cell table:formula="of:=[.AE144]-[.W144]" office:value-type="float" office:value="-780">
            <text:p>-780</text:p>
          </table:table-cell>
          <table:table-cell table:formula="of:=[.AF144]" office:value-type="float" office:value="0">
            <text:p>0</text:p>
          </table:table-cell>
          <table:table-cell office:value-type="float" office:value="818">
            <text:p>818</text:p>
          </table:table-cell>
          <table:table-cell table:number-columns-repeated="2" office:value-type="float" office:value="780">
            <text:p>780</text:p>
          </table:table-cell>
          <table:table-cell table:style-name="ce70" table:formula="of:=[.U144]/[.Q144]" office:value-type="percentage" office:value="-1">
            <text:p>-100.00%</text:p>
          </table:table-cell>
          <table:table-cell table:style-name="ce75" table:formula="of:=[.V144]/[.R144]" office:value-type="percentage" office:value="-1">
            <text:p>-100.00%</text:p>
          </table:table-cell>
          <table:table-cell table:style-name="ce80" table:formula="of:=[.W144]/[.S144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hole050.cnf</text:p>
          </table:table-cell>
          <table:table-cell office:value-type="string">
            <text:p>UNSAT</text:p>
          </table:table-cell>
          <table:table-cell office:value-type="float" office:value="8.75">
            <text:p>8.7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style-name="ce31" office:value-type="float" office:value="5068.02">
            <text:p>5068.02</text:p>
          </table:table-cell>
          <table:table-cell table:style-name="ce37" office:value-type="float" office:value="0.01">
            <text:p>0.01</text:p>
          </table:table-cell>
          <table:table-cell table:style-name="ce37" office:value-type="float" office:value="0.01">
            <text:p>0.01</text:p>
          </table:table-cell>
          <table:table-cell table:style-name="ce37" office:value-type="float" office:value="0.02">
            <text:p>0.02</text:p>
          </table:table-cell>
          <table:table-cell table:style-name="ce42" office:value-type="float" office:value="0.05">
            <text:p>0.05</text:p>
          </table:table-cell>
          <table:table-cell table:style-name="ce49" office:value-type="float" office:value="72535295">
            <text:p>72535295</text:p>
          </table:table-cell>
          <table:table-cell table:style-name="ce49" office:value-type="float" office:value="1226">
            <text:p>1226</text:p>
          </table:table-cell>
          <table:table-cell table:style-name="ce49" office:value-type="float" office:value="1226">
            <text:p>1226</text:p>
          </table:table-cell>
          <table:table-cell table:style-name="ce49" office:value-type="float" office:value="1226">
            <text:p>1226</text:p>
          </table:table-cell>
          <table:table-cell table:style-name="ce49" office:value-type="float" office:value="76966">
            <text:p>76966</text:p>
          </table:table-cell>
          <table:table-cell table:formula="of:=[.AB145]" office:value-type="float" office:value="0">
            <text:p>0</text:p>
          </table:table-cell>
          <table:table-cell table:formula="of:=[.AC145]-[.U145]" office:value-type="float" office:value="-1273">
            <text:p>-1273</text:p>
          </table:table-cell>
          <table:table-cell table:formula="of:=[.AD145]-[.V145]" office:value-type="float" office:value="-1225">
            <text:p>-1225</text:p>
          </table:table-cell>
          <table:table-cell table:formula="of:=[.AE145]-[.W145]" office:value-type="float" office:value="-1225">
            <text:p>-1225</text:p>
          </table:table-cell>
          <table:table-cell table:formula="of:=[.AF145]" office:value-type="float" office:value="0">
            <text:p>0</text:p>
          </table:table-cell>
          <table:table-cell office:value-type="float" office:value="1273">
            <text:p>1273</text:p>
          </table:table-cell>
          <table:table-cell table:number-columns-repeated="2" office:value-type="float" office:value="1225">
            <text:p>1225</text:p>
          </table:table-cell>
          <table:table-cell table:style-name="ce70" table:formula="of:=[.U145]/[.Q145]" office:value-type="percentage" office:value="-1">
            <text:p>-100.00%</text:p>
          </table:table-cell>
          <table:table-cell table:style-name="ce75" table:formula="of:=[.V145]/[.R145]" office:value-type="percentage" office:value="-1">
            <text:p>-100.00%</text:p>
          </table:table-cell>
          <table:table-cell table:style-name="ce80" table:formula="of:=[.W145]/[.S145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hole060.cnf</text:p>
          </table:table-cell>
          <table:table-cell office:value-type="string">
            <text:p>UNSAT</text:p>
          </table:table-cell>
          <table:table-cell office:value-type="float" office:value="21.12">
            <text:p>21.12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style-name="ce31" office:value-type="float" office:value="5069.43">
            <text:p>5069.43</text:p>
          </table:table-cell>
          <table:table-cell table:style-name="ce37" office:value-type="float" office:value="0.02">
            <text:p>0.02</text:p>
          </table:table-cell>
          <table:table-cell table:style-name="ce37" office:value-type="float" office:value="0.02">
            <text:p>0.02</text:p>
          </table:table-cell>
          <table:table-cell table:style-name="ce37" office:value-type="float" office:value="0.04">
            <text:p>0.04</text:p>
          </table:table-cell>
          <table:table-cell table:style-name="ce42" office:value-type="float" office:value="0.05">
            <text:p>0.05</text:p>
          </table:table-cell>
          <table:table-cell table:style-name="ce49" office:value-type="float" office:value="66659103">
            <text:p>66659103</text:p>
          </table:table-cell>
          <table:table-cell table:style-name="ce49" office:value-type="float" office:value="1771">
            <text:p>1771</text:p>
          </table:table-cell>
          <table:table-cell table:style-name="ce49" office:value-type="float" office:value="1771">
            <text:p>1771</text:p>
          </table:table-cell>
          <table:table-cell table:style-name="ce49" office:value-type="float" office:value="1771">
            <text:p>1771</text:p>
          </table:table-cell>
          <table:table-cell table:style-name="ce49" office:value-type="float" office:value="125966">
            <text:p>125966</text:p>
          </table:table-cell>
          <table:table-cell table:formula="of:=[.AB146]" office:value-type="float" office:value="0">
            <text:p>0</text:p>
          </table:table-cell>
          <table:table-cell table:formula="of:=[.AC146]-[.U146]" office:value-type="float" office:value="-1828">
            <text:p>-1828</text:p>
          </table:table-cell>
          <table:table-cell table:formula="of:=[.AD146]-[.V146]" office:value-type="float" office:value="-1770">
            <text:p>-1770</text:p>
          </table:table-cell>
          <table:table-cell table:formula="of:=[.AE146]-[.W146]" office:value-type="float" office:value="-1770">
            <text:p>-1770</text:p>
          </table:table-cell>
          <table:table-cell table:formula="of:=[.AF146]" office:value-type="float" office:value="0">
            <text:p>0</text:p>
          </table:table-cell>
          <table:table-cell office:value-type="float" office:value="1828">
            <text:p>1828</text:p>
          </table:table-cell>
          <table:table-cell table:number-columns-repeated="2" office:value-type="float" office:value="1770">
            <text:p>1770</text:p>
          </table:table-cell>
          <table:table-cell table:style-name="ce70" table:formula="of:=[.U146]/[.Q146]" office:value-type="percentage" office:value="-1">
            <text:p>-100.00%</text:p>
          </table:table-cell>
          <table:table-cell table:style-name="ce75" table:formula="of:=[.V146]/[.R146]" office:value-type="percentage" office:value="-1">
            <text:p>-100.00%</text:p>
          </table:table-cell>
          <table:table-cell table:style-name="ce80" table:formula="of:=[.W146]/[.S146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hole070.cnf</text:p>
          </table:table-cell>
          <table:table-cell office:value-type="string">
            <text:p>UNSAT</text:p>
          </table:table-cell>
          <table:table-cell office:value-type="float" office:value="48.29">
            <text:p>48.29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style-name="ce31" office:value-type="float" office:value="5034.27">
            <text:p>5034.27</text:p>
          </table:table-cell>
          <table:table-cell table:style-name="ce37" office:value-type="float" office:value="0.03">
            <text:p>0.03</text:p>
          </table:table-cell>
          <table:table-cell table:style-name="ce37" office:value-type="float" office:value="0.03">
            <text:p>0.03</text:p>
          </table:table-cell>
          <table:table-cell table:style-name="ce37" office:value-type="float" office:value="0.08">
            <text:p>0.08</text:p>
          </table:table-cell>
          <table:table-cell table:style-name="ce42" office:value-type="float" office:value="0.11">
            <text:p>0.11</text:p>
          </table:table-cell>
          <table:table-cell table:style-name="ce49" office:value-type="float" office:value="65391735">
            <text:p>65391735</text:p>
          </table:table-cell>
          <table:table-cell table:style-name="ce49" office:value-type="float" office:value="2416">
            <text:p>2416</text:p>
          </table:table-cell>
          <table:table-cell table:style-name="ce49" office:value-type="float" office:value="2416">
            <text:p>2416</text:p>
          </table:table-cell>
          <table:table-cell table:style-name="ce49" office:value-type="float" office:value="2416">
            <text:p>2416</text:p>
          </table:table-cell>
          <table:table-cell table:style-name="ce49" office:value-type="float" office:value="165867">
            <text:p>165867</text:p>
          </table:table-cell>
          <table:table-cell table:formula="of:=[.AB147]" office:value-type="float" office:value="0">
            <text:p>0</text:p>
          </table:table-cell>
          <table:table-cell table:formula="of:=[.AC147]-[.U147]" office:value-type="float" office:value="-2483">
            <text:p>-2483</text:p>
          </table:table-cell>
          <table:table-cell table:formula="of:=[.AD147]-[.V147]" office:value-type="float" office:value="-2415">
            <text:p>-2415</text:p>
          </table:table-cell>
          <table:table-cell table:formula="of:=[.AE147]-[.W147]" office:value-type="float" office:value="-2415">
            <text:p>-2415</text:p>
          </table:table-cell>
          <table:table-cell table:formula="of:=[.AF147]" office:value-type="float" office:value="0">
            <text:p>0</text:p>
          </table:table-cell>
          <table:table-cell office:value-type="float" office:value="2483">
            <text:p>2483</text:p>
          </table:table-cell>
          <table:table-cell table:number-columns-repeated="2" office:value-type="float" office:value="2415">
            <text:p>2415</text:p>
          </table:table-cell>
          <table:table-cell table:style-name="ce70" table:formula="of:=[.U147]/[.Q147]" office:value-type="percentage" office:value="-1">
            <text:p>-100.00%</text:p>
          </table:table-cell>
          <table:table-cell table:style-name="ce75" table:formula="of:=[.V147]/[.R147]" office:value-type="percentage" office:value="-1">
            <text:p>-100.00%</text:p>
          </table:table-cell>
          <table:table-cell table:style-name="ce80" table:formula="of:=[.W147]/[.S147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hole080.cnf</text:p>
          </table:table-cell>
          <table:table-cell office:value-type="string">
            <text:p>UNSAT</text:p>
          </table:table-cell>
          <table:table-cell office:value-type="float" office:value="93.84">
            <text:p>93.84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style-name="ce31"/>
          <table:table-cell table:style-name="ce37" office:value-type="float" office:value="0.06">
            <text:p>0.06</text:p>
          </table:table-cell>
          <table:table-cell table:style-name="ce37" office:value-type="float" office:value="0.06">
            <text:p>0.06</text:p>
          </table:table-cell>
          <table:table-cell table:style-name="ce37" office:value-type="float" office:value="0.11">
            <text:p>0.11</text:p>
          </table:table-cell>
          <table:table-cell table:style-name="ce42" office:value-type="float" office:value="0.27">
            <text:p>0.27</text:p>
          </table:table-cell>
          <table:table-cell table:style-name="ce49"/>
          <table:table-cell table:style-name="ce49" office:value-type="float" office:value="3161">
            <text:p>3161</text:p>
          </table:table-cell>
          <table:table-cell table:style-name="ce49" office:value-type="float" office:value="3161">
            <text:p>3161</text:p>
          </table:table-cell>
          <table:table-cell table:style-name="ce49" office:value-type="float" office:value="3161">
            <text:p>3161</text:p>
          </table:table-cell>
          <table:table-cell table:style-name="ce49" office:value-type="float" office:value="602887">
            <text:p>602887</text:p>
          </table:table-cell>
          <table:table-cell/>
          <table:table-cell table:formula="of:=[.AC148]-[.U148]" office:value-type="float" office:value="-3238">
            <text:p>-3238</text:p>
          </table:table-cell>
          <table:table-cell table:formula="of:=[.AD148]-[.V148]" office:value-type="float" office:value="-3160">
            <text:p>-3160</text:p>
          </table:table-cell>
          <table:table-cell table:formula="of:=[.AE148]-[.W148]" office:value-type="float" office:value="-3160">
            <text:p>-3160</text:p>
          </table:table-cell>
          <table:table-cell table:formula="of:=[.AF148]" office:value-type="float" office:value="0">
            <text:p>0</text:p>
          </table:table-cell>
          <table:table-cell office:value-type="float" office:value="3238">
            <text:p>3238</text:p>
          </table:table-cell>
          <table:table-cell table:number-columns-repeated="2" office:value-type="float" office:value="3160">
            <text:p>3160</text:p>
          </table:table-cell>
          <table:table-cell table:style-name="ce70" table:formula="of:=[.U148]/[.Q148]" office:value-type="percentage" office:value="-1">
            <text:p>-100.00%</text:p>
          </table:table-cell>
          <table:table-cell table:style-name="ce75" table:formula="of:=[.V148]/[.R148]" office:value-type="percentage" office:value="-1">
            <text:p>-100.00%</text:p>
          </table:table-cell>
          <table:table-cell table:style-name="ce80" table:formula="of:=[.W148]/[.S148]" office:value-type="percentage" office:value="-1">
            <text:p>-100.00%</text:p>
          </table:table-cell>
          <table:table-cell table:number-columns-repeated="2"/>
          <table:table-cell table:number-columns-repeated="4"/>
          <table:table-cell table:number-columns-repeated="992"/>
        </table:table-row>
        <table:table-row table:style-name="ro1">
          <table:table-cell office:value-type="string">
            <text:p>hole090.cnf</text:p>
          </table:table-cell>
          <table:table-cell office:value-type="string">
            <text:p>UNSAT</text:p>
          </table:table-cell>
          <table:table-cell office:value-type="float" office:value="157.78">
            <text:p>157.78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table:style-name="ce31"/>
          <table:table-cell table:style-name="ce37" office:value-type="float" office:value="0.11">
            <text:p>0.11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0.22">
            <text:p>0.22</text:p>
          </table:table-cell>
          <table:table-cell table:style-name="ce42" office:value-type="float" office:value="0.48">
            <text:p>0.48</text:p>
          </table:table-cell>
          <table:table-cell table:style-name="ce49"/>
          <table:table-cell table:style-name="ce49" office:value-type="float" office:value="4006">
            <text:p>4006</text:p>
          </table:table-cell>
          <table:table-cell table:style-name="ce49" office:value-type="float" office:value="4006">
            <text:p>4006</text:p>
          </table:table-cell>
          <table:table-cell table:style-name="ce49" office:value-type="float" office:value="4006">
            <text:p>4006</text:p>
          </table:table-cell>
          <table:table-cell table:style-name="ce49" office:value-type="float" office:value="699692">
            <text:p>699692</text:p>
          </table:table-cell>
          <table:table-cell/>
          <table:table-cell table:formula="of:=[.AC149]-[.U149]" office:value-type="float" office:value="-4093">
            <text:p>-4093</text:p>
          </table:table-cell>
          <table:table-cell table:formula="of:=[.AD149]-[.V149]" office:value-type="float" office:value="-4005">
            <text:p>-4005</text:p>
          </table:table-cell>
          <table:table-cell table:formula="of:=[.AE149]-[.W149]" office:value-type="float" office:value="-4005">
            <text:p>-4005</text:p>
          </table:table-cell>
          <table:table-cell table:formula="of:=[.AF149]" office:value-type="float" office:value="0">
            <text:p>0</text:p>
          </table:table-cell>
          <table:table-cell office:value-type="float" office:value="4093">
            <text:p>4093</text:p>
          </table:table-cell>
          <table:table-cell table:number-columns-repeated="2" office:value-type="float" office:value="4005">
            <text:p>4005</text:p>
          </table:table-cell>
          <table:table-cell table:style-name="ce70" table:formula="of:=[.U149]/[.Q149]" office:value-type="percentage" office:value="-1">
            <text:p>-100.00%</text:p>
          </table:table-cell>
          <table:table-cell table:style-name="ce75" table:formula="of:=[.V149]/[.R149]" office:value-type="percentage" office:value="-1">
            <text:p>-100.00%</text:p>
          </table:table-cell>
          <table:table-cell table:style-name="ce80" table:formula="of:=[.W149]/[.S149]" office:value-type="percentage" office:value="-1">
            <text:p>-100.00%</text:p>
          </table:table-cell>
          <table:table-cell table:number-columns-repeated="2"/>
          <table:table-cell table:number-columns-repeated="4"/>
          <table:table-cell table:number-columns-repeated="992"/>
        </table:table-row>
        <table:table-row table:style-name="ro1">
          <table:table-cell table:style-name="ce8" office:value-type="string">
            <text:p>hole100.cnf</text:p>
          </table:table-cell>
          <table:table-cell table:style-name="ce15" office:value-type="string">
            <text:p>UNSAT</text:p>
          </table:table-cell>
          <table:table-cell table:style-name="ce21" office:value-type="float" office:value="267.55">
            <text:p>267.55</text:p>
          </table:table-cell>
          <table:table-cell table:style-name="ce21" office:value-type="float" office:value="199">
            <text:p>199</text:p>
          </table:table-cell>
          <table:table-cell table:style-name="ce27" office:value-type="float" office:value="0">
            <text:p>0</text:p>
          </table:table-cell>
          <table:table-cell table:style-name="ce32"/>
          <table:table-cell table:style-name="ce38" office:value-type="float" office:value="0.16">
            <text:p>0.16</text:p>
          </table:table-cell>
          <table:table-cell table:style-name="ce38" office:value-type="float" office:value="0.17">
            <text:p>0.17</text:p>
          </table:table-cell>
          <table:table-cell table:style-name="ce38" office:value-type="float" office:value="0.35">
            <text:p>0.35</text:p>
          </table:table-cell>
          <table:table-cell table:style-name="ce43" office:value-type="float" office:value="0.87">
            <text:p>0.87</text:p>
          </table:table-cell>
          <table:table-cell table:style-name="ce51"/>
          <table:table-cell table:style-name="ce51" office:value-type="float" office:value="4951">
            <text:p>4951</text:p>
          </table:table-cell>
          <table:table-cell table:style-name="ce51" office:value-type="float" office:value="4951">
            <text:p>4951</text:p>
          </table:table-cell>
          <table:table-cell table:style-name="ce51" office:value-type="float" office:value="4951">
            <text:p>4951</text:p>
          </table:table-cell>
          <table:table-cell table:style-name="ce51" office:value-type="float" office:value="2180380">
            <text:p>2180380</text:p>
          </table:table-cell>
          <table:table-cell table:style-name="ce57"/>
          <table:table-cell table:style-name="ce62" table:formula="of:=[.AC150]-[.U150]" office:value-type="float" office:value="-5048">
            <text:p>-5048</text:p>
          </table:table-cell>
          <table:table-cell table:style-name="ce62" table:formula="of:=[.AD150]-[.V150]" office:value-type="float" office:value="-4950">
            <text:p>-4950</text:p>
          </table:table-cell>
          <table:table-cell table:style-name="ce62" table:formula="of:=[.AE150]-[.W150]" office:value-type="float" office:value="-4950">
            <text:p>-4950</text:p>
          </table:table-cell>
          <table:table-cell table:style-name="ce66" table:formula="of:=[.AF150]" office:value-type="float" office:value="0">
            <text:p>0</text:p>
          </table:table-cell>
          <table:table-cell table:style-name="ce57" office:value-type="float" office:value="5048">
            <text:p>5048</text:p>
          </table:table-cell>
          <table:table-cell table:style-name="ce62" office:value-type="float" office:value="4950">
            <text:p>4950</text:p>
          </table:table-cell>
          <table:table-cell table:style-name="ce66" office:value-type="float" office:value="4950">
            <text:p>4950</text:p>
          </table:table-cell>
          <table:table-cell table:style-name="ce71" table:formula="of:=[.U150]/[.Q150]" office:value-type="percentage" office:value="-1">
            <text:p>-100.00%</text:p>
          </table:table-cell>
          <table:table-cell table:style-name="ce76" table:formula="of:=[.V150]/[.R150]" office:value-type="percentage" office:value="-1">
            <text:p>-100.00%</text:p>
          </table:table-cell>
          <table:table-cell table:style-name="ce81" table:formula="of:=[.W150]/[.S150]" office:value-type="percentage" office:value="-1">
            <text:p>-100.00%</text:p>
          </table:table-cell>
          <table:table-cell table:number-columns-repeated="2"/>
          <table:table-cell table:number-columns-repeated="4"/>
          <table:table-cell table:number-columns-repeated="992"/>
        </table:table-row>
        <table:table-row table:style-name="ro1">
          <table:table-cell office:value-type="string">
            <text:p>Urq3_5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29">
            <text:p>29</text:p>
          </table:table-cell>
          <table:table-cell table:style-name="ce31" office:value-type="float" office:value="139.71">
            <text:p>139.71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0.11">
            <text:p>0.11</text:p>
          </table:table-cell>
          <table:table-cell table:style-name="ce49" office:value-type="float" office:value="73481538">
            <text:p>73481538</text:p>
          </table:table-cell>
          <table:table-cell table:style-name="ce49" office:value-type="float" office:value="6572">
            <text:p>6572</text:p>
          </table:table-cell>
          <table:table-cell table:style-name="ce49" office:value-type="float" office:value="6124">
            <text:p>6124</text:p>
          </table:table-cell>
          <table:table-cell table:style-name="ce49" office:value-type="float" office:value="33">
            <text:p>33</text:p>
          </table:table-cell>
          <table:table-cell table:style-name="ce49" office:value-type="float" office:value="91985">
            <text:p>91985</text:p>
          </table:table-cell>
          <table:table-cell table:formula="of:=[.AB151]" office:value-type="float" office:value="0">
            <text:p>0</text:p>
          </table:table-cell>
          <table:table-cell table:formula="of:=[.AC151]-[.U151]" office:value-type="float" office:value="-1456">
            <text:p>-1456</text:p>
          </table:table-cell>
          <table:table-cell table:formula="of:=[.AD151]-[.V151]" office:value-type="float" office:value="-1251">
            <text:p>-1251</text:p>
          </table:table-cell>
          <table:table-cell table:formula="of:=[.AE151]-[.W151]" office:value-type="float" office:value="-27">
            <text:p>-27</text:p>
          </table:table-cell>
          <table:table-cell table:formula="of:=[.AF151]" office:value-type="float" office:value="0">
            <text:p>0</text:p>
          </table:table-cell>
          <table:table-cell office:value-type="float" office:value="1456">
            <text:p>1456</text:p>
          </table:table-cell>
          <table:table-cell office:value-type="float" office:value="1251">
            <text:p>1251</text:p>
          </table:table-cell>
          <table:table-cell office:value-type="float" office:value="27">
            <text:p>27</text:p>
          </table:table-cell>
          <table:table-cell table:style-name="ce70" table:formula="of:=[.U151]/[.Q151]" office:value-type="percentage" office:value="-1">
            <text:p>-100.00%</text:p>
          </table:table-cell>
          <table:table-cell table:style-name="ce75" table:formula="of:=[.V151]/[.R151]" office:value-type="percentage" office:value="-1">
            <text:p>-100.00%</text:p>
          </table:table-cell>
          <table:table-cell table:style-name="ce80" table:formula="of:=[.W151]/[.S151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Urq4_5.cnf</text:p>
          </table:table-cell>
          <table:table-cell office:value-type="string">
            <text:p>UNSAT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43">
            <text:p>43</text:p>
          </table:table-cell>
          <table:table-cell table:style-name="ce31" office:value-type="float" office:value="5083.87">
            <text:p>5083.87</text:p>
          </table:table-cell>
          <table:table-cell table:style-name="ce37" office:value-type="float" office:value="0.04">
            <text:p>0.04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38.91">
            <text:p>38.91</text:p>
          </table:table-cell>
          <table:table-cell table:style-name="ce49" office:value-type="float" office:value="1822387870">
            <text:p>1822387870</text:p>
          </table:table-cell>
          <table:table-cell table:style-name="ce49" office:value-type="float" office:value="27809">
            <text:p>27809</text:p>
          </table:table-cell>
          <table:table-cell table:style-name="ce49" office:value-type="float" office:value="1200">
            <text:p>1200</text:p>
          </table:table-cell>
          <table:table-cell table:style-name="ce49" office:value-type="float" office:value="43">
            <text:p>43</text:p>
          </table:table-cell>
          <table:table-cell table:style-name="ce49" office:value-type="float" office:value="20323094">
            <text:p>20323094</text:p>
          </table:table-cell>
          <table:table-cell table:formula="of:=[.AB152]" office:value-type="float" office:value="0">
            <text:p>0</text:p>
          </table:table-cell>
          <table:table-cell table:formula="of:=[.AC152]-[.U152]" office:value-type="float" office:value="-3732">
            <text:p>-3732</text:p>
          </table:table-cell>
          <table:table-cell table:formula="of:=[.AD152]-[.V152]" office:value-type="float" office:value="-219">
            <text:p>-219</text:p>
          </table:table-cell>
          <table:table-cell table:formula="of:=[.AE152]-[.W152]" office:value-type="float" office:value="-42">
            <text:p>-42</text:p>
          </table:table-cell>
          <table:table-cell table:formula="of:=[.AF152]" office:value-type="float" office:value="0">
            <text:p>0</text:p>
          </table:table-cell>
          <table:table-cell office:value-type="float" office:value="3732">
            <text:p>3732</text:p>
          </table:table-cell>
          <table:table-cell office:value-type="float" office:value="219">
            <text:p>219</text:p>
          </table:table-cell>
          <table:table-cell office:value-type="float" office:value="42">
            <text:p>42</text:p>
          </table:table-cell>
          <table:table-cell table:style-name="ce70" table:formula="of:=[.U152]/[.Q152]" office:value-type="percentage" office:value="-1">
            <text:p>-100.00%</text:p>
          </table:table-cell>
          <table:table-cell table:style-name="ce75" table:formula="of:=[.V152]/[.R152]" office:value-type="percentage" office:value="-1">
            <text:p>-100.00%</text:p>
          </table:table-cell>
          <table:table-cell table:style-name="ce80" table:formula="of:=[.W152]/[.S152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Urq5_5.cnf</text:p>
          </table:table-cell>
          <table:table-cell office:value-type="string">
            <text:p>UNSAT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72">
            <text:p>72</text:p>
          </table:table-cell>
          <table:table-cell table:style-name="ce31" office:value-type="float" office:value="5082.97">
            <text:p>5082.97</text:p>
          </table:table-cell>
          <table:table-cell table:style-name="ce37" office:value-type="float" office:value="10.43">
            <text:p>10.43</text:p>
          </table:table-cell>
          <table:table-cell table:style-name="ce37" office:value-type="float" office:value="6.82">
            <text:p>6.82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3810.15">
            <text:p>3810.15</text:p>
          </table:table-cell>
          <table:table-cell table:style-name="ce49" office:value-type="float" office:value="1489366742">
            <text:p>1489366742</text:p>
          </table:table-cell>
          <table:table-cell table:style-name="ce49" office:value-type="float" office:value="4455744">
            <text:p>4455744</text:p>
          </table:table-cell>
          <table:table-cell table:style-name="ce49" office:value-type="float" office:value="2963855">
            <text:p>2963855</text:p>
          </table:table-cell>
          <table:table-cell table:style-name="ce49" office:value-type="float" office:value="72">
            <text:p>72</text:p>
          </table:table-cell>
          <table:table-cell table:style-name="ce49" office:value-type="float" office:value="1428323031">
            <text:p>1428323031</text:p>
          </table:table-cell>
          <table:table-cell table:formula="of:=[.AB153]" office:value-type="float" office:value="0">
            <text:p>0</text:p>
          </table:table-cell>
          <table:table-cell table:formula="of:=[.AC153]-[.U153]" office:value-type="float" office:value="-626052">
            <text:p>-626052</text:p>
          </table:table-cell>
          <table:table-cell table:formula="of:=[.AD153]-[.V153]" office:value-type="float" office:value="-262531">
            <text:p>-262531</text:p>
          </table:table-cell>
          <table:table-cell table:formula="of:=[.AE153]-[.W153]" office:value-type="float" office:value="-71">
            <text:p>-71</text:p>
          </table:table-cell>
          <table:table-cell table:formula="of:=[.AF153]" office:value-type="float" office:value="0">
            <text:p>0</text:p>
          </table:table-cell>
          <table:table-cell office:value-type="float" office:value="626052">
            <text:p>626052</text:p>
          </table:table-cell>
          <table:table-cell office:value-type="float" office:value="262531">
            <text:p>262531</text:p>
          </table:table-cell>
          <table:table-cell office:value-type="float" office:value="71">
            <text:p>71</text:p>
          </table:table-cell>
          <table:table-cell table:style-name="ce70" table:formula="of:=[.U153]/[.Q153]" office:value-type="percentage" office:value="-1">
            <text:p>-100.00%</text:p>
          </table:table-cell>
          <table:table-cell table:style-name="ce75" table:formula="of:=[.V153]/[.R153]" office:value-type="percentage" office:value="-1">
            <text:p>-100.00%</text:p>
          </table:table-cell>
          <table:table-cell table:style-name="ce80" table:formula="of:=[.W153]/[.S153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Urq6_5.cnf</text:p>
          </table:table-cell>
          <table:table-cell office:value-type="string">
            <text:p>UNSAT</text:p>
          </table:table-cell>
          <table:table-cell office:value-type="float" office:value="0.56">
            <text:p>0.56</text:p>
          </table:table-cell>
          <table:table-cell table:number-columns-repeated="2" office:value-type="float" office:value="109">
            <text:p>109</text:p>
          </table:table-cell>
          <table:table-cell table:style-name="ce31" office:value-type="float" office:value="5084.17">
            <text:p>5084.17</text:p>
          </table:table-cell>
          <table:table-cell table:style-name="ce37" office:value-type="float" office:value="5084.2">
            <text:p>5084.20</text:p>
          </table:table-cell>
          <table:table-cell table:style-name="ce37" office:value-type="float" office:value="5084.05">
            <text:p>5084.05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5084.46">
            <text:p>5084.46</text:p>
          </table:table-cell>
          <table:table-cell table:style-name="ce49" office:value-type="float" office:value="1281543586">
            <text:p>1281543586</text:p>
          </table:table-cell>
          <table:table-cell table:style-name="ce49" office:value-type="float" office:value="1169145580">
            <text:p>1169145580</text:p>
          </table:table-cell>
          <table:table-cell table:style-name="ce49" office:value-type="float" office:value="1169246941">
            <text:p>1169246941</text:p>
          </table:table-cell>
          <table:table-cell table:style-name="ce49" office:value-type="float" office:value="139">
            <text:p>139</text:p>
          </table:table-cell>
          <table:table-cell table:style-name="ce49" office:value-type="float" office:value="1433528167">
            <text:p>1433528167</text:p>
          </table:table-cell>
          <table:table-cell table:formula="of:=[.AB154]" office:value-type="float" office:value="0">
            <text:p>0</text:p>
          </table:table-cell>
          <table:table-cell table:formula="of:=[.AC154]-[.U154]" office:value-type="float" office:value="-81559258">
            <text:p>-81559258</text:p>
          </table:table-cell>
          <table:table-cell table:formula="of:=[.AD154]-[.V154]" office:value-type="float" office:value="-42002388">
            <text:p>-42002388</text:p>
          </table:table-cell>
          <table:table-cell table:formula="of:=[.AE154]-[.W154]" office:value-type="float" office:value="-107">
            <text:p>-107</text:p>
          </table:table-cell>
          <table:table-cell table:formula="of:=[.AF154]" office:value-type="float" office:value="0">
            <text:p>0</text:p>
          </table:table-cell>
          <table:table-cell office:value-type="float" office:value="81559258">
            <text:p>81559258</text:p>
          </table:table-cell>
          <table:table-cell office:value-type="float" office:value="42002388">
            <text:p>42002388</text:p>
          </table:table-cell>
          <table:table-cell office:value-type="float" office:value="107">
            <text:p>107</text:p>
          </table:table-cell>
          <table:table-cell table:style-name="ce70" table:formula="of:=[.U154]/[.Q154]" office:value-type="percentage" office:value="-1">
            <text:p>-100.00%</text:p>
          </table:table-cell>
          <table:table-cell table:style-name="ce75" table:formula="of:=[.V154]/[.R154]" office:value-type="percentage" office:value="-1">
            <text:p>-100.00%</text:p>
          </table:table-cell>
          <table:table-cell table:style-name="ce80" table:formula="of:=[.W154]/[.S154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office:value-type="string">
            <text:p>Urq7_5.cnf</text:p>
          </table:table-cell>
          <table:table-cell office:value-type="string">
            <text:p>UNSAT</text:p>
          </table:table-cell>
          <table:table-cell office:value-type="float" office:value="1.29">
            <text:p>1.29</text:p>
          </table:table-cell>
          <table:table-cell table:number-columns-repeated="2" office:value-type="float" office:value="143">
            <text:p>143</text:p>
          </table:table-cell>
          <table:table-cell table:style-name="ce31" office:value-type="float" office:value="5083.79">
            <text:p>5083.79</text:p>
          </table:table-cell>
          <table:table-cell table:style-name="ce37" office:value-type="float" office:value="5084.2">
            <text:p>5084.20</text:p>
          </table:table-cell>
          <table:table-cell table:style-name="ce37" office:value-type="float" office:value="5084.07">
            <text:p>5084.07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5084.01">
            <text:p>5084.01</text:p>
          </table:table-cell>
          <table:table-cell table:style-name="ce49" office:value-type="float" office:value="1124742579">
            <text:p>1124742579</text:p>
          </table:table-cell>
          <table:table-cell table:style-name="ce49" office:value-type="float" office:value="985304928">
            <text:p>985304928</text:p>
          </table:table-cell>
          <table:table-cell table:style-name="ce49" office:value-type="float" office:value="980643821">
            <text:p>980643821</text:p>
          </table:table-cell>
          <table:table-cell table:style-name="ce49" office:value-type="float" office:value="145">
            <text:p>145</text:p>
          </table:table-cell>
          <table:table-cell table:style-name="ce49" office:value-type="float" office:value="1320732153">
            <text:p>1320732153</text:p>
          </table:table-cell>
          <table:table-cell table:formula="of:=[.AB155]" office:value-type="float" office:value="0">
            <text:p>0</text:p>
          </table:table-cell>
          <table:table-cell table:formula="of:=[.AC155]-[.U155]" office:value-type="float" office:value="-57167105">
            <text:p>-57167105</text:p>
          </table:table-cell>
          <table:table-cell table:formula="of:=[.AD155]-[.V155]" office:value-type="float" office:value="-31196364">
            <text:p>-31196364</text:p>
          </table:table-cell>
          <table:table-cell table:formula="of:=[.AE155]-[.W155]" office:value-type="float" office:value="-141">
            <text:p>-141</text:p>
          </table:table-cell>
          <table:table-cell table:formula="of:=[.AF155]" office:value-type="float" office:value="0">
            <text:p>0</text:p>
          </table:table-cell>
          <table:table-cell office:value-type="float" office:value="57167105">
            <text:p>57167105</text:p>
          </table:table-cell>
          <table:table-cell office:value-type="float" office:value="31196364">
            <text:p>31196364</text:p>
          </table:table-cell>
          <table:table-cell office:value-type="float" office:value="141">
            <text:p>141</text:p>
          </table:table-cell>
          <table:table-cell table:style-name="ce70" table:formula="of:=[.U155]/[.Q155]" office:value-type="percentage" office:value="-1">
            <text:p>-100.00%</text:p>
          </table:table-cell>
          <table:table-cell table:style-name="ce75" table:formula="of:=[.V155]/[.R155]" office:value-type="percentage" office:value="-1">
            <text:p>-100.00%</text:p>
          </table:table-cell>
          <table:table-cell table:style-name="ce80" table:formula="of:=[.W155]/[.S155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table:style-name="ce8" office:value-type="string">
            <text:p>Urq8_5.cnf</text:p>
          </table:table-cell>
          <table:table-cell table:style-name="ce15" office:value-type="string">
            <text:p>UNSAT</text:p>
          </table:table-cell>
          <table:table-cell table:style-name="ce21" office:value-type="float" office:value="3.27">
            <text:p>3.27</text:p>
          </table:table-cell>
          <table:table-cell table:style-name="ce21" office:value-type="float" office:value="200">
            <text:p>200</text:p>
          </table:table-cell>
          <table:table-cell table:style-name="ce27" office:value-type="float" office:value="200">
            <text:p>200</text:p>
          </table:table-cell>
          <table:table-cell table:style-name="ce32" office:value-type="float" office:value="5083.65">
            <text:p>5083.65</text:p>
          </table:table-cell>
          <table:table-cell table:style-name="ce38" office:value-type="float" office:value="5083.78">
            <text:p>5083.78</text:p>
          </table:table-cell>
          <table:table-cell table:style-name="ce38" office:value-type="float" office:value="5083.81">
            <text:p>5083.81</text:p>
          </table:table-cell>
          <table:table-cell table:style-name="ce38" office:value-type="float" office:value="0">
            <text:p>0.00</text:p>
          </table:table-cell>
          <table:table-cell table:style-name="ce43" office:value-type="float" office:value="5083.95">
            <text:p>5083.95</text:p>
          </table:table-cell>
          <table:table-cell table:style-name="ce49" office:value-type="float" office:value="940373150">
            <text:p>940373150</text:p>
          </table:table-cell>
          <table:table-cell table:style-name="ce49" office:value-type="float" office:value="831956539">
            <text:p>831956539</text:p>
          </table:table-cell>
          <table:table-cell table:style-name="ce49" office:value-type="float" office:value="806284083">
            <text:p>806284083</text:p>
          </table:table-cell>
          <table:table-cell table:style-name="ce49" office:value-type="float" office:value="205">
            <text:p>205</text:p>
          </table:table-cell>
          <table:table-cell table:style-name="ce49" office:value-type="float" office:value="1101091001">
            <text:p>1101091001</text:p>
          </table:table-cell>
          <table:table-cell table:style-name="ce57" table:formula="of:=[.AB156]" office:value-type="float" office:value="0">
            <text:p>0</text:p>
          </table:table-cell>
          <table:table-cell table:style-name="ce62" table:formula="of:=[.AC156]-[.U156]" office:value-type="float" office:value="-38386193">
            <text:p>-38386193</text:p>
          </table:table-cell>
          <table:table-cell table:style-name="ce62" table:formula="of:=[.AD156]-[.V156]" office:value-type="float" office:value="-18993292">
            <text:p>-18993292</text:p>
          </table:table-cell>
          <table:table-cell table:style-name="ce62" table:formula="of:=[.AE156]-[.W156]" office:value-type="float" office:value="-198">
            <text:p>-198</text:p>
          </table:table-cell>
          <table:table-cell table:style-name="ce66" table:formula="of:=[.AF156]" office:value-type="float" office:value="0">
            <text:p>0</text:p>
          </table:table-cell>
          <table:table-cell table:style-name="ce57" office:value-type="float" office:value="38386193">
            <text:p>38386193</text:p>
          </table:table-cell>
          <table:table-cell table:style-name="ce62" office:value-type="float" office:value="18993292">
            <text:p>18993292</text:p>
          </table:table-cell>
          <table:table-cell table:style-name="ce66" office:value-type="float" office:value="198">
            <text:p>198</text:p>
          </table:table-cell>
          <table:table-cell table:style-name="ce71" table:formula="of:=[.U156]/[.Q156]" office:value-type="percentage" office:value="-1">
            <text:p>-100.00%</text:p>
          </table:table-cell>
          <table:table-cell table:style-name="ce76" table:formula="of:=[.V156]/[.R156]" office:value-type="percentage" office:value="-1">
            <text:p>-100.00%</text:p>
          </table:table-cell>
          <table:table-cell table:style-name="ce81" table:formula="of:=[.W156]/[.S156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table:style-name="ce9" office:value-type="string">
            <text:p>x1_40.shuffled.cnf</text:p>
          </table:table-cell>
          <table:table-cell table:style-name="ce16" office:value-type="string">
            <text:p>UNSAT</text:p>
          </table:table-cell>
          <table:table-cell table:style-name="ce22" office:value-type="float" office:value="0.01">
            <text:p>0.01</text:p>
          </table:table-cell>
          <table:table-cell table:style-name="ce22" office:value-type="float" office:value="41">
            <text:p>41</text:p>
          </table:table-cell>
          <table:table-cell table:style-name="ce28" office:value-type="float" office:value="40">
            <text:p>40</text:p>
          </table:table-cell>
          <table:table-cell table:style-name="ce33" office:value-type="float" office:value="141.39">
            <text:p>141.39</text:p>
          </table:table-cell>
          <table:table-cell table:style-name="ce39" office:value-type="float" office:value="0.05">
            <text:p>0.05</text:p>
          </table:table-cell>
          <table:table-cell table:style-name="ce39" office:value-type="float" office:value="0.03">
            <text:p>0.03</text:p>
          </table:table-cell>
          <table:table-cell table:style-name="ce39" office:value-type="float" office:value="0">
            <text:p>0.00</text:p>
          </table:table-cell>
          <table:table-cell table:style-name="ce44" office:value-type="float" office:value="3.06">
            <text:p>3.06</text:p>
          </table:table-cell>
          <table:table-cell table:style-name="ce50" office:value-type="float" office:value="72930235">
            <text:p>72930235</text:p>
          </table:table-cell>
          <table:table-cell table:style-name="ce50" office:value-type="float" office:value="32840">
            <text:p>32840</text:p>
          </table:table-cell>
          <table:table-cell table:style-name="ce50" office:value-type="float" office:value="29191">
            <text:p>29191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1686967">
            <text:p>1686967</text:p>
          </table:table-cell>
          <table:table-cell table:style-name="ce58" table:formula="of:=[.AB157]" office:value-type="float" office:value="0">
            <text:p>0</text:p>
          </table:table-cell>
          <table:table-cell table:style-name="ce63" table:formula="of:=[.AC157]-[.U157]" office:value-type="float" office:value="-3027">
            <text:p>-3027</text:p>
          </table:table-cell>
          <table:table-cell table:style-name="ce63" table:formula="of:=[.AD157]-[.V157]" office:value-type="float" office:value="-1970">
            <text:p>-1970</text:p>
          </table:table-cell>
          <table:table-cell table:style-name="ce63" table:formula="of:=[.AE157]-[.W157]" office:value-type="float" office:value="-35">
            <text:p>-35</text:p>
          </table:table-cell>
          <table:table-cell table:style-name="ce67" table:formula="of:=[.AF157]" office:value-type="float" office:value="0">
            <text:p>0</text:p>
          </table:table-cell>
          <table:table-cell table:style-name="ce58" office:value-type="float" office:value="3027">
            <text:p>3027</text:p>
          </table:table-cell>
          <table:table-cell table:style-name="ce63" office:value-type="float" office:value="1970">
            <text:p>1970</text:p>
          </table:table-cell>
          <table:table-cell table:style-name="ce67" office:value-type="float" office:value="35">
            <text:p>35</text:p>
          </table:table-cell>
          <table:table-cell table:style-name="ce72" table:formula="of:=[.U157]/[.Q157]" office:value-type="percentage" office:value="-1">
            <text:p>-100.00%</text:p>
          </table:table-cell>
          <table:table-cell table:style-name="ce77" table:formula="of:=[.V157]/[.R157]" office:value-type="percentage" office:value="-1">
            <text:p>-100.00%</text:p>
          </table:table-cell>
          <table:table-cell table:style-name="ce82" table:formula="of:=[.W157]/[.S157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>
          <table:table-cell table:style-name="ce8" office:value-type="string">
            <text:p>x1_80.shuffled.cnf</text:p>
          </table:table-cell>
          <table:table-cell table:style-name="ce15" office:value-type="string">
            <text:p>UNSAT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80">
            <text:p>80</text:p>
          </table:table-cell>
          <table:table-cell table:style-name="ce27" office:value-type="float" office:value="80">
            <text:p>80</text:p>
          </table:table-cell>
          <table:table-cell table:style-name="ce32" office:value-type="float" office:value="5084.32">
            <text:p>5084.32</text:p>
          </table:table-cell>
          <table:table-cell table:style-name="ce38" office:value-type="float" office:value="40.98">
            <text:p>40.98</text:p>
          </table:table-cell>
          <table:table-cell table:style-name="ce38" office:value-type="float" office:value="29.65">
            <text:p>29.65</text:p>
          </table:table-cell>
          <table:table-cell table:style-name="ce38" office:value-type="float" office:value="0">
            <text:p>0.00</text:p>
          </table:table-cell>
          <table:table-cell table:style-name="ce43" office:value-type="float" office:value="1972.32">
            <text:p>1972.32</text:p>
          </table:table-cell>
          <table:table-cell table:style-name="ce51" office:value-type="float" office:value="1675213386">
            <text:p>1675213386</text:p>
          </table:table-cell>
          <table:table-cell table:style-name="ce51" office:value-type="float" office:value="15402038">
            <text:p>15402038</text:p>
          </table:table-cell>
          <table:table-cell table:style-name="ce51" office:value-type="float" office:value="11256887">
            <text:p>11256887</text:p>
          </table:table-cell>
          <table:table-cell table:style-name="ce51" office:value-type="float" office:value="84">
            <text:p>84</text:p>
          </table:table-cell>
          <table:table-cell table:style-name="ce51" office:value-type="float" office:value="680826737">
            <text:p>680826737</text:p>
          </table:table-cell>
          <table:table-cell table:style-name="ce57" table:formula="of:=[.AB158]" office:value-type="float" office:value="0">
            <text:p>0</text:p>
          </table:table-cell>
          <table:table-cell table:style-name="ce62" table:formula="of:=[.AC158]-[.U158]" office:value-type="float" office:value="-1406335">
            <text:p>-1406335</text:p>
          </table:table-cell>
          <table:table-cell table:style-name="ce62" table:formula="of:=[.AD158]-[.V158]" office:value-type="float" office:value="-548316">
            <text:p>-548316</text:p>
          </table:table-cell>
          <table:table-cell table:style-name="ce62" table:formula="of:=[.AE158]-[.W158]" office:value-type="float" office:value="-78">
            <text:p>-78</text:p>
          </table:table-cell>
          <table:table-cell table:style-name="ce66" table:formula="of:=[.AF158]" office:value-type="float" office:value="0">
            <text:p>0</text:p>
          </table:table-cell>
          <table:table-cell table:style-name="ce57" office:value-type="float" office:value="1406335">
            <text:p>1406335</text:p>
          </table:table-cell>
          <table:table-cell table:style-name="ce62" office:value-type="float" office:value="548316">
            <text:p>548316</text:p>
          </table:table-cell>
          <table:table-cell table:style-name="ce66" office:value-type="float" office:value="78">
            <text:p>78</text:p>
          </table:table-cell>
          <table:table-cell table:style-name="ce71" table:formula="of:=[.U158]/[.Q158]" office:value-type="percentage" office:value="-1">
            <text:p>-100.00%</text:p>
          </table:table-cell>
          <table:table-cell table:style-name="ce76" table:formula="of:=[.V158]/[.R158]" office:value-type="percentage" office:value="-1">
            <text:p>-100.00%</text:p>
          </table:table-cell>
          <table:table-cell table:style-name="ce81" table:formula="of:=[.W158]/[.S158]" office:value-type="percentage" office:value="-1">
            <text:p>-100.00%</text:p>
          </table:table-cell>
          <table:table-cell/>
          <table:table-cell table:number-columns-repeated="5"/>
          <table:table-cell table:number-columns-repeated="992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5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4:Sheet1.Z9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ld" style:family="table-cell" style:parent-style-name="Default">
      <style:text-properties fo:font-weight="bold"/>
    </style:style>
    <style:style style:name="white_5f_text" style:display-name="white_text" style:family="table-cell" style:parent-style-name="Default">
      <style:text-properties fo:color="#ffffff"/>
    </style:style>
  </office:styles>
  <office:automatic-styles>
    <style:page-layout style:name="Mpm1">
      <style:page-layout-properties fo:page-width="28in" fo:page-height="18in" style:num-format="1" style:print-orientation="landscape" fo:margin-top="0.4in" fo:margin-bottom="0.4in" fo:margin-left="0.4in" fo:margin-right="0.4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4/01/2012</text:date>, <text:time>13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1T12:17:55</meta:creation-date>
    <meta:editing-duration>PT45M7S</meta:editing-duration>
    <meta:editing-cycles>10</meta:editing-cycles>
    <meta:generator>OpenOffice.org/3.2$Unix OpenOffice.org_project/320m12$Build-9483</meta:generator>
    <dc:date>2012-04-01T13:36:54</dc:date>
    <dc:creator>Bart Bogaerts</dc:creator>
    <meta:document-statistic meta:table-count="3" meta:cell-count="4419" meta:object-count="0"/>
  </office:meta>
</office:document-meta>
</file>